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4cm" svg:stroke-color="#000000" draw:fill="solid" draw:fill-color="#ffffff" fo:padding-top="0.007cm" fo:padding-bottom="0.007cm" fo:padding-left="0.007cm" fo:padding-right="0.007cm"/>
    </style:style>
    <style:style style:name="gr2" style:family="graphic" style:parent-style-name="standard">
      <style:graphic-properties draw:stroke="solid" svg:stroke-width="0.014cm" svg:stroke-color="#000000" draw:fill="solid" draw:fill-color="#000000" fo:padding-top="0.007cm" fo:padding-bottom="0.007cm" fo:padding-left="0.007cm" fo:padding-right="0.007cm"/>
    </style:style>
    <style:style style:name="gr3" style:family="graphic" style:parent-style-name="standard">
      <style:graphic-properties draw:stroke="none" draw:fill="solid" draw:fill-color="#ffffff"/>
    </style:style>
  </office:automatic-styles>
  <office:body>
    <office:drawing>
      <draw:page draw:name="page1" draw:style-name="dp1" draw:master-page-name="master-page3">
        <draw:polygon draw:style-name="gr1" draw:layer="layout" svg:width="0.423cm" svg:height="0.423cm" svg:x="0cm" svg:y="9.736cm" svg:viewBox="0 0 424 424" draw:points="0,424 0,0 424,0 424,424">
          <text:p/>
        </draw:polygon>
        <draw:polygon draw:style-name="gr1" draw:layer="layout" svg:width="0.423cm" svg:height="0.423cm" svg:x="0cm" svg:y="9.736cm" svg:viewBox="0 0 424 424" draw:points="0,424 0,0 424,0 424,424">
          <text:p/>
        </draw:polygon>
        <draw:polygon draw:style-name="gr1" draw:layer="layout" svg:width="0.423cm" svg:height="0.423cm" svg:x="0cm" svg:y="9.313cm" svg:viewBox="0 0 424 424" draw:points="0,424 0,0 424,0 424,424">
          <text:p/>
        </draw:polygon>
        <draw:polygon draw:style-name="gr1" draw:layer="layout" svg:width="0.423cm" svg:height="0.423cm" svg:x="0cm" svg:y="9.313cm" svg:viewBox="0 0 424 424" draw:points="0,424 0,0 424,0 424,424">
          <text:p/>
        </draw:polygon>
        <draw:polygon draw:style-name="gr1" draw:layer="layout" svg:width="0.423cm" svg:height="0.424cm" svg:x="0cm" svg:y="8.889cm" svg:viewBox="0 0 424 425" draw:points="0,425 0,0 424,0 424,425">
          <text:p/>
        </draw:polygon>
        <draw:polygon draw:style-name="gr1" draw:layer="layout" svg:width="0.423cm" svg:height="0.424cm" svg:x="0cm" svg:y="8.889cm" svg:viewBox="0 0 424 425" draw:points="0,425 0,0 424,0 424,425">
          <text:p/>
        </draw:polygon>
        <draw:polygon draw:style-name="gr1" draw:layer="layout" svg:width="0.423cm" svg:height="0.423cm" svg:x="0cm" svg:y="8.466cm" svg:viewBox="0 0 424 424" draw:points="0,424 0,0 424,0 424,424">
          <text:p/>
        </draw:polygon>
        <draw:polygon draw:style-name="gr1" draw:layer="layout" svg:width="0.423cm" svg:height="0.423cm" svg:x="0cm" svg:y="8.466cm" svg:viewBox="0 0 424 424" draw:points="0,424 0,0 424,0 424,424">
          <text:p/>
        </draw:polygon>
        <draw:polygon draw:style-name="gr1" draw:layer="layout" svg:width="0.423cm" svg:height="0.423cm" svg:x="0cm" svg:y="8.043cm" svg:viewBox="0 0 424 424" draw:points="0,424 0,0 424,0 424,424">
          <text:p/>
        </draw:polygon>
        <draw:polygon draw:style-name="gr1" draw:layer="layout" svg:width="0.423cm" svg:height="0.423cm" svg:x="0cm" svg:y="8.043cm" svg:viewBox="0 0 424 424" draw:points="0,424 0,0 424,0 424,424">
          <text:p/>
        </draw:polygon>
        <draw:polygon draw:style-name="gr1" draw:layer="layout" svg:width="0.423cm" svg:height="0.424cm" svg:x="0cm" svg:y="7.619cm" svg:viewBox="0 0 424 425" draw:points="0,425 0,0 424,0 424,425">
          <text:p/>
        </draw:polygon>
        <draw:polygon draw:style-name="gr1" draw:layer="layout" svg:width="0.423cm" svg:height="0.424cm" svg:x="0cm" svg:y="7.619cm" svg:viewBox="0 0 424 425" draw:points="0,425 0,0 424,0 424,425">
          <text:p/>
        </draw:polygon>
        <draw:polygon draw:style-name="gr1" draw:layer="layout" svg:width="0.423cm" svg:height="0.423cm" svg:x="0cm" svg:y="7.196cm" svg:viewBox="0 0 424 424" draw:points="0,424 0,0 424,0 424,424">
          <text:p/>
        </draw:polygon>
        <draw:polygon draw:style-name="gr1" draw:layer="layout" svg:width="0.423cm" svg:height="0.423cm" svg:x="0cm" svg:y="7.196cm" svg:viewBox="0 0 424 424" draw:points="0,424 0,0 424,0 424,424">
          <text:p/>
        </draw:polygon>
        <draw:polygon draw:style-name="gr1" draw:layer="layout" svg:width="0.423cm" svg:height="0.423cm" svg:x="0cm" svg:y="6.773cm" svg:viewBox="0 0 424 424" draw:points="0,424 0,0 424,0 424,424">
          <text:p/>
        </draw:polygon>
        <draw:polygon draw:style-name="gr1" draw:layer="layout" svg:width="0.423cm" svg:height="0.423cm" svg:x="0cm" svg:y="6.773cm" svg:viewBox="0 0 424 424" draw:points="0,424 0,0 424,0 424,424">
          <text:p/>
        </draw:polygon>
        <draw:polygon draw:style-name="gr1" draw:layer="layout" svg:width="0.423cm" svg:height="0.424cm" svg:x="0cm" svg:y="6.349cm" svg:viewBox="0 0 424 425" draw:points="0,425 0,0 424,0 424,425">
          <text:p/>
        </draw:polygon>
        <draw:polygon draw:style-name="gr1" draw:layer="layout" svg:width="0.423cm" svg:height="0.424cm" svg:x="0cm" svg:y="6.349cm" svg:viewBox="0 0 424 425" draw:points="0,425 0,0 424,0 424,425">
          <text:p/>
        </draw:polygon>
        <draw:polygon draw:style-name="gr1" draw:layer="layout" svg:width="0.423cm" svg:height="0.423cm" svg:x="0cm" svg:y="5.926cm" svg:viewBox="0 0 424 424" draw:points="0,424 0,0 424,0 424,424">
          <text:p/>
        </draw:polygon>
        <draw:polygon draw:style-name="gr1" draw:layer="layout" svg:width="0.423cm" svg:height="0.423cm" svg:x="0cm" svg:y="5.926cm" svg:viewBox="0 0 424 424" draw:points="0,424 0,0 424,0 424,424">
          <text:p/>
        </draw:polygon>
        <draw:polygon draw:style-name="gr1" draw:layer="layout" svg:width="0.423cm" svg:height="0.423cm" svg:x="0cm" svg:y="5.503cm" svg:viewBox="0 0 424 424" draw:points="0,424 0,0 424,0 424,424">
          <text:p/>
        </draw:polygon>
        <draw:polygon draw:style-name="gr1" draw:layer="layout" svg:width="0.423cm" svg:height="0.423cm" svg:x="0cm" svg:y="5.503cm" svg:viewBox="0 0 424 424" draw:points="0,424 0,0 424,0 424,424">
          <text:p/>
        </draw:polygon>
        <draw:polygon draw:style-name="gr1" draw:layer="layout" svg:width="0.423cm" svg:height="0.424cm" svg:x="0cm" svg:y="5.079cm" svg:viewBox="0 0 424 425" draw:points="0,425 0,0 424,0 424,425">
          <text:p/>
        </draw:polygon>
        <draw:polygon draw:style-name="gr1" draw:layer="layout" svg:width="0.423cm" svg:height="0.424cm" svg:x="0cm" svg:y="5.079cm" svg:viewBox="0 0 424 425" draw:points="0,425 0,0 424,0 424,425">
          <text:p/>
        </draw:polygon>
        <draw:polygon draw:style-name="gr1" draw:layer="layout" svg:width="0.423cm" svg:height="0.423cm" svg:x="0cm" svg:y="4.656cm" svg:viewBox="0 0 424 424" draw:points="0,424 0,0 424,0 424,424">
          <text:p/>
        </draw:polygon>
        <draw:polygon draw:style-name="gr1" draw:layer="layout" svg:width="0.423cm" svg:height="0.423cm" svg:x="0cm" svg:y="4.656cm" svg:viewBox="0 0 424 424" draw:points="0,424 0,0 424,0 424,424">
          <text:p/>
        </draw:polygon>
        <draw:polygon draw:style-name="gr1" draw:layer="layout" svg:width="0.423cm" svg:height="0.423cm" svg:x="0cm" svg:y="4.233cm" svg:viewBox="0 0 424 424" draw:points="0,424 0,0 424,0 424,424">
          <text:p/>
        </draw:polygon>
        <draw:polygon draw:style-name="gr1" draw:layer="layout" svg:width="0.423cm" svg:height="0.423cm" svg:x="0cm" svg:y="4.233cm" svg:viewBox="0 0 424 424" draw:points="0,424 0,0 424,0 424,424">
          <text:p/>
        </draw:polygon>
        <draw:polygon draw:style-name="gr1" draw:layer="layout" svg:width="0.423cm" svg:height="0.424cm" svg:x="0cm" svg:y="3.809cm" svg:viewBox="0 0 424 425" draw:points="0,425 0,0 424,0 424,425">
          <text:p/>
        </draw:polygon>
        <draw:polygon draw:style-name="gr1" draw:layer="layout" svg:width="0.423cm" svg:height="0.424cm" svg:x="0cm" svg:y="3.809cm" svg:viewBox="0 0 424 425" draw:points="0,425 0,0 424,0 424,425">
          <text:p/>
        </draw:polygon>
        <draw:polygon draw:style-name="gr1" draw:layer="layout" svg:width="0.423cm" svg:height="0.423cm" svg:x="0cm" svg:y="3.386cm" svg:viewBox="0 0 424 424" draw:points="0,424 0,0 424,0 424,424">
          <text:p/>
        </draw:polygon>
        <draw:polygon draw:style-name="gr1" draw:layer="layout" svg:width="0.423cm" svg:height="0.423cm" svg:x="0cm" svg:y="3.386cm" svg:viewBox="0 0 424 424" draw:points="0,424 0,0 424,0 424,424">
          <text:p/>
        </draw:polygon>
        <draw:polygon draw:style-name="gr1" draw:layer="layout" svg:width="0.423cm" svg:height="0.423cm" svg:x="0cm" svg:y="2.963cm" svg:viewBox="0 0 424 424" draw:points="0,424 0,0 424,0 424,424">
          <text:p/>
        </draw:polygon>
        <draw:polygon draw:style-name="gr1" draw:layer="layout" svg:width="0.423cm" svg:height="0.423cm" svg:x="0cm" svg:y="2.963cm" svg:viewBox="0 0 424 424" draw:points="0,424 0,0 424,0 424,424">
          <text:p/>
        </draw:polygon>
        <draw:polygon draw:style-name="gr1" draw:layer="layout" svg:width="0.423cm" svg:height="0.424cm" svg:x="0cm" svg:y="2.539cm" svg:viewBox="0 0 424 425" draw:points="0,425 0,0 424,0 424,425">
          <text:p/>
        </draw:polygon>
        <draw:polygon draw:style-name="gr1" draw:layer="layout" svg:width="0.423cm" svg:height="0.424cm" svg:x="0cm" svg:y="2.539cm" svg:viewBox="0 0 424 425" draw:points="0,425 0,0 424,0 424,425">
          <text:p/>
        </draw:polygon>
        <draw:polygon draw:style-name="gr1" draw:layer="layout" svg:width="0.423cm" svg:height="0.423cm" svg:x="0cm" svg:y="2.116cm" svg:viewBox="0 0 424 424" draw:points="0,424 0,0 424,0 424,424">
          <text:p/>
        </draw:polygon>
        <draw:polygon draw:style-name="gr1" draw:layer="layout" svg:width="0.423cm" svg:height="0.423cm" svg:x="0cm" svg:y="2.116cm" svg:viewBox="0 0 424 424" draw:points="0,424 0,0 424,0 424,424">
          <text:p/>
        </draw:polygon>
        <draw:polygon draw:style-name="gr1" draw:layer="layout" svg:width="0.423cm" svg:height="0.423cm" svg:x="0cm" svg:y="1.693cm" svg:viewBox="0 0 424 424" draw:points="0,424 0,0 424,0 424,424">
          <text:p/>
        </draw:polygon>
        <draw:polygon draw:style-name="gr1" draw:layer="layout" svg:width="0.423cm" svg:height="0.423cm" svg:x="0cm" svg:y="1.693cm" svg:viewBox="0 0 424 424" draw:points="0,424 0,0 424,0 424,424">
          <text:p/>
        </draw:polygon>
        <draw:polygon draw:style-name="gr1" draw:layer="layout" svg:width="0.423cm" svg:height="0.424cm" svg:x="0cm" svg:y="1.269cm" svg:viewBox="0 0 424 425" draw:points="0,425 0,0 424,0 424,425">
          <text:p/>
        </draw:polygon>
        <draw:polygon draw:style-name="gr1" draw:layer="layout" svg:width="0.423cm" svg:height="0.424cm" svg:x="0cm" svg:y="1.269cm" svg:viewBox="0 0 424 425" draw:points="0,425 0,0 424,0 424,425">
          <text:p/>
        </draw:polygon>
        <draw:polygon draw:style-name="gr1" draw:layer="layout" svg:width="0.423cm" svg:height="0.423cm" svg:x="0cm" svg:y="0.846cm" svg:viewBox="0 0 424 424" draw:points="0,424 0,0 424,0 424,424">
          <text:p/>
        </draw:polygon>
        <draw:polygon draw:style-name="gr1" draw:layer="layout" svg:width="0.423cm" svg:height="0.423cm" svg:x="0cm" svg:y="0.846cm" svg:viewBox="0 0 424 424" draw:points="0,424 0,0 424,0 424,424">
          <text:p/>
        </draw:polygon>
        <draw:polygon draw:style-name="gr1" draw:layer="layout" svg:width="0.423cm" svg:height="0.423cm" svg:x="0cm" svg:y="0.423cm" svg:viewBox="0 0 424 424" draw:points="0,424 0,0 424,0 424,424">
          <text:p/>
        </draw:polygon>
        <draw:polygon draw:style-name="gr1" draw:layer="layout" svg:width="0.423cm" svg:height="0.423cm" svg:x="0cm" svg:y="0.423cm" svg:viewBox="0 0 424 424" draw:points="0,424 0,0 424,0 424,424">
          <text:p/>
        </draw:polygon>
        <draw:polygon draw:style-name="gr1" draw:layer="layout" svg:width="0.423cm" svg:height="0.424cm" svg:x="0cm" svg:y="-0.001cm" svg:viewBox="0 0 424 425" draw:points="0,425 0,0 424,0 424,425">
          <text:p/>
        </draw:polygon>
        <draw:polygon draw:style-name="gr1" draw:layer="layout" svg:width="0.423cm" svg:height="0.424cm" svg:x="0cm" svg:y="-0.001cm" svg:viewBox="0 0 424 425" draw:points="0,425 0,0 424,0 424,425">
          <text:p/>
        </draw:polygon>
        <draw:polygon draw:style-name="gr1" draw:layer="layout" svg:width="0.423cm" svg:height="0.423cm" svg:x="0.423cm" svg:y="9.736cm" svg:viewBox="0 0 424 424" draw:points="0,424 0,0 424,0 424,424">
          <text:p/>
        </draw:polygon>
        <draw:polygon draw:style-name="gr1" draw:layer="layout" svg:width="0.423cm" svg:height="0.423cm" svg:x="0.423cm" svg:y="9.736cm" svg:viewBox="0 0 424 424" draw:points="0,424 0,0 424,0 424,424">
          <text:p/>
        </draw:polygon>
        <draw:polygon draw:style-name="gr1" draw:layer="layout" svg:width="0.423cm" svg:height="0.423cm" svg:x="0.423cm" svg:y="9.313cm" svg:viewBox="0 0 424 424" draw:points="0,424 0,0 424,0 424,424">
          <text:p/>
        </draw:polygon>
        <draw:polygon draw:style-name="gr1" draw:layer="layout" svg:width="0.423cm" svg:height="0.423cm" svg:x="0.423cm" svg:y="9.313cm" svg:viewBox="0 0 424 424" draw:points="0,424 0,0 424,0 424,424">
          <text:p/>
        </draw:polygon>
        <draw:polygon draw:style-name="gr1" draw:layer="layout" svg:width="0.423cm" svg:height="0.424cm" svg:x="0.423cm" svg:y="8.889cm" svg:viewBox="0 0 424 425" draw:points="0,425 0,0 424,0 424,425">
          <text:p/>
        </draw:polygon>
        <draw:polygon draw:style-name="gr1" draw:layer="layout" svg:width="0.423cm" svg:height="0.424cm" svg:x="0.423cm" svg:y="8.889cm" svg:viewBox="0 0 424 425" draw:points="0,425 0,0 424,0 424,425">
          <text:p/>
        </draw:polygon>
        <draw:polygon draw:style-name="gr1" draw:layer="layout" svg:width="0.423cm" svg:height="0.423cm" svg:x="0.423cm" svg:y="8.466cm" svg:viewBox="0 0 424 424" draw:points="0,424 0,0 424,0 424,424">
          <text:p/>
        </draw:polygon>
        <draw:polygon draw:style-name="gr1" draw:layer="layout" svg:width="0.423cm" svg:height="0.423cm" svg:x="0.423cm" svg:y="8.466cm" svg:viewBox="0 0 424 424" draw:points="0,424 0,0 424,0 424,424">
          <text:p/>
        </draw:polygon>
        <draw:polygon draw:style-name="gr1" draw:layer="layout" svg:width="0.423cm" svg:height="0.423cm" svg:x="0.423cm" svg:y="8.043cm" svg:viewBox="0 0 424 424" draw:points="0,424 0,0 424,0 424,424">
          <text:p/>
        </draw:polygon>
        <draw:polygon draw:style-name="gr1" draw:layer="layout" svg:width="0.423cm" svg:height="0.423cm" svg:x="0.423cm" svg:y="8.043cm" svg:viewBox="0 0 424 424" draw:points="0,424 0,0 424,0 424,424">
          <text:p/>
        </draw:polygon>
        <draw:polygon draw:style-name="gr1" draw:layer="layout" svg:width="0.423cm" svg:height="0.424cm" svg:x="0.423cm" svg:y="7.619cm" svg:viewBox="0 0 424 425" draw:points="0,425 0,0 424,0 424,425">
          <text:p/>
        </draw:polygon>
        <draw:polygon draw:style-name="gr1" draw:layer="layout" svg:width="0.423cm" svg:height="0.424cm" svg:x="0.423cm" svg:y="7.619cm" svg:viewBox="0 0 424 425" draw:points="0,425 0,0 424,0 424,425">
          <text:p/>
        </draw:polygon>
        <draw:polygon draw:style-name="gr1" draw:layer="layout" svg:width="0.423cm" svg:height="0.423cm" svg:x="0.423cm" svg:y="7.196cm" svg:viewBox="0 0 424 424" draw:points="0,424 0,0 424,0 424,424">
          <text:p/>
        </draw:polygon>
        <draw:polygon draw:style-name="gr1" draw:layer="layout" svg:width="0.423cm" svg:height="0.423cm" svg:x="0.423cm" svg:y="7.196cm" svg:viewBox="0 0 424 424" draw:points="0,424 0,0 424,0 424,424">
          <text:p/>
        </draw:polygon>
        <draw:polygon draw:style-name="gr1" draw:layer="layout" svg:width="0.423cm" svg:height="0.423cm" svg:x="0.423cm" svg:y="6.773cm" svg:viewBox="0 0 424 424" draw:points="0,424 0,0 424,0 424,424">
          <text:p/>
        </draw:polygon>
        <draw:polygon draw:style-name="gr1" draw:layer="layout" svg:width="0.423cm" svg:height="0.423cm" svg:x="0.423cm" svg:y="6.773cm" svg:viewBox="0 0 424 424" draw:points="0,424 0,0 424,0 424,424">
          <text:p/>
        </draw:polygon>
        <draw:polygon draw:style-name="gr1" draw:layer="layout" svg:width="0.423cm" svg:height="0.424cm" svg:x="0.423cm" svg:y="6.349cm" svg:viewBox="0 0 424 425" draw:points="0,425 0,0 424,0 424,425">
          <text:p/>
        </draw:polygon>
        <draw:polygon draw:style-name="gr1" draw:layer="layout" svg:width="0.423cm" svg:height="0.424cm" svg:x="0.423cm" svg:y="6.349cm" svg:viewBox="0 0 424 425" draw:points="0,425 0,0 424,0 424,425">
          <text:p/>
        </draw:polygon>
        <draw:polygon draw:style-name="gr1" draw:layer="layout" svg:width="0.423cm" svg:height="0.423cm" svg:x="0.423cm" svg:y="5.926cm" svg:viewBox="0 0 424 424" draw:points="0,424 0,0 424,0 424,424">
          <text:p/>
        </draw:polygon>
        <draw:polygon draw:style-name="gr1" draw:layer="layout" svg:width="0.423cm" svg:height="0.423cm" svg:x="0.423cm" svg:y="5.926cm" svg:viewBox="0 0 424 424" draw:points="0,424 0,0 424,0 424,424">
          <text:p/>
        </draw:polygon>
        <draw:polygon draw:style-name="gr1" draw:layer="layout" svg:width="0.423cm" svg:height="0.423cm" svg:x="0.423cm" svg:y="5.503cm" svg:viewBox="0 0 424 424" draw:points="0,424 0,0 424,0 424,424">
          <text:p/>
        </draw:polygon>
        <draw:polygon draw:style-name="gr1" draw:layer="layout" svg:width="0.423cm" svg:height="0.423cm" svg:x="0.423cm" svg:y="5.503cm" svg:viewBox="0 0 424 424" draw:points="0,424 0,0 424,0 424,424">
          <text:p/>
        </draw:polygon>
        <draw:polygon draw:style-name="gr1" draw:layer="layout" svg:width="0.423cm" svg:height="0.424cm" svg:x="0.423cm" svg:y="5.079cm" svg:viewBox="0 0 424 425" draw:points="0,425 0,0 424,0 424,425">
          <text:p/>
        </draw:polygon>
        <draw:polygon draw:style-name="gr1" draw:layer="layout" svg:width="0.423cm" svg:height="0.424cm" svg:x="0.423cm" svg:y="5.079cm" svg:viewBox="0 0 424 425" draw:points="0,425 0,0 424,0 424,425">
          <text:p/>
        </draw:polygon>
        <draw:polygon draw:style-name="gr1" draw:layer="layout" svg:width="0.423cm" svg:height="0.423cm" svg:x="0.423cm" svg:y="4.656cm" svg:viewBox="0 0 424 424" draw:points="0,424 0,0 424,0 424,424">
          <text:p/>
        </draw:polygon>
        <draw:polygon draw:style-name="gr1" draw:layer="layout" svg:width="0.423cm" svg:height="0.423cm" svg:x="0.423cm" svg:y="4.656cm" svg:viewBox="0 0 424 424" draw:points="0,424 0,0 424,0 424,424">
          <text:p/>
        </draw:polygon>
        <draw:polygon draw:style-name="gr1" draw:layer="layout" svg:width="0.423cm" svg:height="0.423cm" svg:x="0.423cm" svg:y="4.233cm" svg:viewBox="0 0 424 424" draw:points="0,424 0,0 424,0 424,424">
          <text:p/>
        </draw:polygon>
        <draw:polygon draw:style-name="gr1" draw:layer="layout" svg:width="0.423cm" svg:height="0.423cm" svg:x="0.423cm" svg:y="4.233cm" svg:viewBox="0 0 424 424" draw:points="0,424 0,0 424,0 424,424">
          <text:p/>
        </draw:polygon>
        <draw:polygon draw:style-name="gr1" draw:layer="layout" svg:width="0.423cm" svg:height="0.424cm" svg:x="0.423cm" svg:y="3.809cm" svg:viewBox="0 0 424 425" draw:points="0,425 0,0 424,0 424,425">
          <text:p/>
        </draw:polygon>
        <draw:polygon draw:style-name="gr1" draw:layer="layout" svg:width="0.423cm" svg:height="0.424cm" svg:x="0.423cm" svg:y="3.809cm" svg:viewBox="0 0 424 425" draw:points="0,425 0,0 424,0 424,425">
          <text:p/>
        </draw:polygon>
        <draw:polygon draw:style-name="gr1" draw:layer="layout" svg:width="0.423cm" svg:height="0.423cm" svg:x="0.423cm" svg:y="3.386cm" svg:viewBox="0 0 424 424" draw:points="0,424 0,0 424,0 424,424">
          <text:p/>
        </draw:polygon>
        <draw:polygon draw:style-name="gr1" draw:layer="layout" svg:width="0.423cm" svg:height="0.423cm" svg:x="0.423cm" svg:y="3.386cm" svg:viewBox="0 0 424 424" draw:points="0,424 0,0 424,0 424,424">
          <text:p/>
        </draw:polygon>
        <draw:polygon draw:style-name="gr1" draw:layer="layout" svg:width="0.423cm" svg:height="0.423cm" svg:x="0.423cm" svg:y="2.963cm" svg:viewBox="0 0 424 424" draw:points="0,424 0,0 424,0 424,424">
          <text:p/>
        </draw:polygon>
        <draw:polygon draw:style-name="gr1" draw:layer="layout" svg:width="0.423cm" svg:height="0.423cm" svg:x="0.423cm" svg:y="2.963cm" svg:viewBox="0 0 424 424" draw:points="0,424 0,0 424,0 424,424">
          <text:p/>
        </draw:polygon>
        <draw:polygon draw:style-name="gr1" draw:layer="layout" svg:width="0.423cm" svg:height="0.424cm" svg:x="0.423cm" svg:y="2.539cm" svg:viewBox="0 0 424 425" draw:points="0,425 0,0 424,0 424,425">
          <text:p/>
        </draw:polygon>
        <draw:polygon draw:style-name="gr1" draw:layer="layout" svg:width="0.423cm" svg:height="0.424cm" svg:x="0.423cm" svg:y="2.539cm" svg:viewBox="0 0 424 425" draw:points="0,425 0,0 424,0 424,425">
          <text:p/>
        </draw:polygon>
        <draw:polygon draw:style-name="gr1" draw:layer="layout" svg:width="0.423cm" svg:height="0.423cm" svg:x="0.423cm" svg:y="2.116cm" svg:viewBox="0 0 424 424" draw:points="0,424 0,0 424,0 424,424">
          <text:p/>
        </draw:polygon>
        <draw:polygon draw:style-name="gr1" draw:layer="layout" svg:width="0.423cm" svg:height="0.423cm" svg:x="0.423cm" svg:y="2.116cm" svg:viewBox="0 0 424 424" draw:points="0,424 0,0 424,0 424,424">
          <text:p/>
        </draw:polygon>
        <draw:polygon draw:style-name="gr1" draw:layer="layout" svg:width="0.423cm" svg:height="0.423cm" svg:x="0.423cm" svg:y="1.693cm" svg:viewBox="0 0 424 424" draw:points="0,424 0,0 424,0 424,424">
          <text:p/>
        </draw:polygon>
        <draw:polygon draw:style-name="gr1" draw:layer="layout" svg:width="0.423cm" svg:height="0.423cm" svg:x="0.423cm" svg:y="1.693cm" svg:viewBox="0 0 424 424" draw:points="0,424 0,0 424,0 424,424">
          <text:p/>
        </draw:polygon>
        <draw:polygon draw:style-name="gr1" draw:layer="layout" svg:width="0.423cm" svg:height="0.424cm" svg:x="0.423cm" svg:y="1.269cm" svg:viewBox="0 0 424 425" draw:points="0,425 0,0 424,0 424,425">
          <text:p/>
        </draw:polygon>
        <draw:polygon draw:style-name="gr1" draw:layer="layout" svg:width="0.423cm" svg:height="0.424cm" svg:x="0.423cm" svg:y="1.269cm" svg:viewBox="0 0 424 425" draw:points="0,425 0,0 424,0 424,425">
          <text:p/>
        </draw:polygon>
        <draw:polygon draw:style-name="gr1" draw:layer="layout" svg:width="0.423cm" svg:height="0.423cm" svg:x="0.423cm" svg:y="0.846cm" svg:viewBox="0 0 424 424" draw:points="0,424 0,0 424,0 424,424">
          <text:p/>
        </draw:polygon>
        <draw:polygon draw:style-name="gr1" draw:layer="layout" svg:width="0.423cm" svg:height="0.423cm" svg:x="0.423cm" svg:y="0.846cm" svg:viewBox="0 0 424 424" draw:points="0,424 0,0 424,0 424,424">
          <text:p/>
        </draw:polygon>
        <draw:polygon draw:style-name="gr1" draw:layer="layout" svg:width="0.423cm" svg:height="0.423cm" svg:x="0.423cm" svg:y="0.423cm" svg:viewBox="0 0 424 424" draw:points="0,424 0,0 424,0 424,424">
          <text:p/>
        </draw:polygon>
        <draw:polygon draw:style-name="gr1" draw:layer="layout" svg:width="0.423cm" svg:height="0.423cm" svg:x="0.423cm" svg:y="0.423cm" svg:viewBox="0 0 424 424" draw:points="0,424 0,0 424,0 424,424">
          <text:p/>
        </draw:polygon>
        <draw:polygon draw:style-name="gr1" draw:layer="layout" svg:width="0.423cm" svg:height="0.424cm" svg:x="0.423cm" svg:y="-0.001cm" svg:viewBox="0 0 424 425" draw:points="0,425 0,0 424,0 424,425">
          <text:p/>
        </draw:polygon>
        <draw:polygon draw:style-name="gr1" draw:layer="layout" svg:width="0.423cm" svg:height="0.424cm" svg:x="0.423cm" svg:y="-0.001cm" svg:viewBox="0 0 424 425" draw:points="0,425 0,0 424,0 424,425">
          <text:p/>
        </draw:polygon>
        <draw:polygon draw:style-name="gr1" draw:layer="layout" svg:width="0.423cm" svg:height="0.423cm" svg:x="0.846cm" svg:y="9.736cm" svg:viewBox="0 0 424 424" draw:points="0,424 0,0 424,0 424,424">
          <text:p/>
        </draw:polygon>
        <draw:polygon draw:style-name="gr1" draw:layer="layout" svg:width="0.423cm" svg:height="0.423cm" svg:x="0.846cm" svg:y="9.736cm" svg:viewBox="0 0 424 424" draw:points="0,424 0,0 424,0 424,424">
          <text:p/>
        </draw:polygon>
        <draw:polygon draw:style-name="gr1" draw:layer="layout" svg:width="0.423cm" svg:height="0.423cm" svg:x="0.846cm" svg:y="9.313cm" svg:viewBox="0 0 424 424" draw:points="0,424 0,0 424,0 424,424">
          <text:p/>
        </draw:polygon>
        <draw:polygon draw:style-name="gr1" draw:layer="layout" svg:width="0.423cm" svg:height="0.423cm" svg:x="0.846cm" svg:y="9.313cm" svg:viewBox="0 0 424 424" draw:points="0,424 0,0 424,0 424,424">
          <text:p/>
        </draw:polygon>
        <draw:polygon draw:style-name="gr1" draw:layer="layout" svg:width="0.423cm" svg:height="0.424cm" svg:x="0.846cm" svg:y="8.889cm" svg:viewBox="0 0 424 425" draw:points="0,425 0,0 424,0 424,425">
          <text:p/>
        </draw:polygon>
        <draw:polygon draw:style-name="gr1" draw:layer="layout" svg:width="0.423cm" svg:height="0.424cm" svg:x="0.846cm" svg:y="8.889cm" svg:viewBox="0 0 424 425" draw:points="0,425 0,0 424,0 424,425">
          <text:p/>
        </draw:polygon>
        <draw:polygon draw:style-name="gr1" draw:layer="layout" svg:width="0.423cm" svg:height="0.423cm" svg:x="0.846cm" svg:y="8.466cm" svg:viewBox="0 0 424 424" draw:points="0,424 0,0 424,0 424,424">
          <text:p/>
        </draw:polygon>
        <draw:polygon draw:style-name="gr1" draw:layer="layout" svg:width="0.423cm" svg:height="0.423cm" svg:x="0.846cm" svg:y="8.466cm" svg:viewBox="0 0 424 424" draw:points="0,424 0,0 424,0 424,424">
          <text:p/>
        </draw:polygon>
        <draw:polygon draw:style-name="gr1" draw:layer="layout" svg:width="0.423cm" svg:height="0.423cm" svg:x="0.846cm" svg:y="8.043cm" svg:viewBox="0 0 424 424" draw:points="0,424 0,0 424,0 424,424">
          <text:p/>
        </draw:polygon>
        <draw:polygon draw:style-name="gr1" draw:layer="layout" svg:width="0.423cm" svg:height="0.423cm" svg:x="0.846cm" svg:y="8.043cm" svg:viewBox="0 0 424 424" draw:points="0,424 0,0 424,0 424,424">
          <text:p/>
        </draw:polygon>
        <draw:polygon draw:style-name="gr1" draw:layer="layout" svg:width="0.423cm" svg:height="0.424cm" svg:x="0.846cm" svg:y="7.619cm" svg:viewBox="0 0 424 425" draw:points="0,425 0,0 424,0 424,425">
          <text:p/>
        </draw:polygon>
        <draw:polygon draw:style-name="gr1" draw:layer="layout" svg:width="0.423cm" svg:height="0.424cm" svg:x="0.846cm" svg:y="7.619cm" svg:viewBox="0 0 424 425" draw:points="0,425 0,0 424,0 424,425">
          <text:p/>
        </draw:polygon>
        <draw:polygon draw:style-name="gr1" draw:layer="layout" svg:width="0.423cm" svg:height="0.423cm" svg:x="0.846cm" svg:y="7.196cm" svg:viewBox="0 0 424 424" draw:points="0,424 0,0 424,0 424,424">
          <text:p/>
        </draw:polygon>
        <draw:polygon draw:style-name="gr1" draw:layer="layout" svg:width="0.423cm" svg:height="0.423cm" svg:x="0.846cm" svg:y="7.196cm" svg:viewBox="0 0 424 424" draw:points="0,424 0,0 424,0 424,424">
          <text:p/>
        </draw:polygon>
        <draw:polygon draw:style-name="gr1" draw:layer="layout" svg:width="0.423cm" svg:height="0.423cm" svg:x="0.846cm" svg:y="6.773cm" svg:viewBox="0 0 424 424" draw:points="0,424 0,0 424,0 424,424">
          <text:p/>
        </draw:polygon>
        <draw:polygon draw:style-name="gr1" draw:layer="layout" svg:width="0.423cm" svg:height="0.423cm" svg:x="0.846cm" svg:y="6.773cm" svg:viewBox="0 0 424 424" draw:points="0,424 0,0 424,0 424,424">
          <text:p/>
        </draw:polygon>
        <draw:polygon draw:style-name="gr1" draw:layer="layout" svg:width="0.423cm" svg:height="0.424cm" svg:x="0.846cm" svg:y="6.349cm" svg:viewBox="0 0 424 425" draw:points="0,425 0,0 424,0 424,425">
          <text:p/>
        </draw:polygon>
        <draw:polygon draw:style-name="gr1" draw:layer="layout" svg:width="0.423cm" svg:height="0.424cm" svg:x="0.846cm" svg:y="6.349cm" svg:viewBox="0 0 424 425" draw:points="0,425 0,0 424,0 424,425">
          <text:p/>
        </draw:polygon>
        <draw:polygon draw:style-name="gr1" draw:layer="layout" svg:width="0.423cm" svg:height="0.423cm" svg:x="0.846cm" svg:y="5.926cm" svg:viewBox="0 0 424 424" draw:points="0,424 0,0 424,0 424,424">
          <text:p/>
        </draw:polygon>
        <draw:polygon draw:style-name="gr1" draw:layer="layout" svg:width="0.423cm" svg:height="0.423cm" svg:x="0.846cm" svg:y="5.926cm" svg:viewBox="0 0 424 424" draw:points="0,424 0,0 424,0 424,424">
          <text:p/>
        </draw:polygon>
        <draw:polygon draw:style-name="gr1" draw:layer="layout" svg:width="0.423cm" svg:height="0.423cm" svg:x="0.846cm" svg:y="5.503cm" svg:viewBox="0 0 424 424" draw:points="0,424 0,0 424,0 424,424">
          <text:p/>
        </draw:polygon>
        <draw:polygon draw:style-name="gr1" draw:layer="layout" svg:width="0.423cm" svg:height="0.423cm" svg:x="0.846cm" svg:y="5.503cm" svg:viewBox="0 0 424 424" draw:points="0,424 0,0 424,0 424,424">
          <text:p/>
        </draw:polygon>
        <draw:polygon draw:style-name="gr1" draw:layer="layout" svg:width="0.423cm" svg:height="0.424cm" svg:x="0.846cm" svg:y="5.079cm" svg:viewBox="0 0 424 425" draw:points="0,425 0,0 424,0 424,425">
          <text:p/>
        </draw:polygon>
        <draw:polygon draw:style-name="gr1" draw:layer="layout" svg:width="0.423cm" svg:height="0.424cm" svg:x="0.846cm" svg:y="5.079cm" svg:viewBox="0 0 424 425" draw:points="0,425 0,0 424,0 424,425">
          <text:p/>
        </draw:polygon>
        <draw:polygon draw:style-name="gr1" draw:layer="layout" svg:width="0.423cm" svg:height="0.423cm" svg:x="0.846cm" svg:y="4.656cm" svg:viewBox="0 0 424 424" draw:points="0,424 0,0 424,0 424,424">
          <text:p/>
        </draw:polygon>
        <draw:polygon draw:style-name="gr1" draw:layer="layout" svg:width="0.423cm" svg:height="0.423cm" svg:x="0.846cm" svg:y="4.656cm" svg:viewBox="0 0 424 424" draw:points="0,424 0,0 424,0 424,424">
          <text:p/>
        </draw:polygon>
        <draw:polygon draw:style-name="gr1" draw:layer="layout" svg:width="0.423cm" svg:height="0.423cm" svg:x="0.846cm" svg:y="4.233cm" svg:viewBox="0 0 424 424" draw:points="0,424 0,0 424,0 424,424">
          <text:p/>
        </draw:polygon>
        <draw:polygon draw:style-name="gr1" draw:layer="layout" svg:width="0.423cm" svg:height="0.423cm" svg:x="0.846cm" svg:y="4.233cm" svg:viewBox="0 0 424 424" draw:points="0,424 0,0 424,0 424,424">
          <text:p/>
        </draw:polygon>
        <draw:polygon draw:style-name="gr1" draw:layer="layout" svg:width="0.423cm" svg:height="0.424cm" svg:x="0.846cm" svg:y="3.809cm" svg:viewBox="0 0 424 425" draw:points="0,425 0,0 424,0 424,425">
          <text:p/>
        </draw:polygon>
        <draw:polygon draw:style-name="gr1" draw:layer="layout" svg:width="0.423cm" svg:height="0.424cm" svg:x="0.846cm" svg:y="3.809cm" svg:viewBox="0 0 424 425" draw:points="0,425 0,0 424,0 424,425">
          <text:p/>
        </draw:polygon>
        <draw:polygon draw:style-name="gr1" draw:layer="layout" svg:width="0.423cm" svg:height="0.423cm" svg:x="0.846cm" svg:y="3.386cm" svg:viewBox="0 0 424 424" draw:points="0,424 0,0 424,0 424,424">
          <text:p/>
        </draw:polygon>
        <draw:polygon draw:style-name="gr1" draw:layer="layout" svg:width="0.423cm" svg:height="0.423cm" svg:x="0.846cm" svg:y="3.386cm" svg:viewBox="0 0 424 424" draw:points="0,424 0,0 424,0 424,424">
          <text:p/>
        </draw:polygon>
        <draw:polygon draw:style-name="gr1" draw:layer="layout" svg:width="0.423cm" svg:height="0.423cm" svg:x="0.846cm" svg:y="2.963cm" svg:viewBox="0 0 424 424" draw:points="0,424 0,0 424,0 424,424">
          <text:p/>
        </draw:polygon>
        <draw:polygon draw:style-name="gr1" draw:layer="layout" svg:width="0.423cm" svg:height="0.423cm" svg:x="0.846cm" svg:y="2.963cm" svg:viewBox="0 0 424 424" draw:points="0,424 0,0 424,0 424,424">
          <text:p/>
        </draw:polygon>
        <draw:polygon draw:style-name="gr1" draw:layer="layout" svg:width="0.423cm" svg:height="0.424cm" svg:x="0.846cm" svg:y="2.539cm" svg:viewBox="0 0 424 425" draw:points="0,425 0,0 424,0 424,425">
          <text:p/>
        </draw:polygon>
        <draw:polygon draw:style-name="gr1" draw:layer="layout" svg:width="0.423cm" svg:height="0.424cm" svg:x="0.846cm" svg:y="2.539cm" svg:viewBox="0 0 424 425" draw:points="0,425 0,0 424,0 424,425">
          <text:p/>
        </draw:polygon>
        <draw:polygon draw:style-name="gr1" draw:layer="layout" svg:width="0.423cm" svg:height="0.423cm" svg:x="0.846cm" svg:y="2.116cm" svg:viewBox="0 0 424 424" draw:points="0,424 0,0 424,0 424,424">
          <text:p/>
        </draw:polygon>
        <draw:polygon draw:style-name="gr1" draw:layer="layout" svg:width="0.423cm" svg:height="0.423cm" svg:x="0.846cm" svg:y="2.116cm" svg:viewBox="0 0 424 424" draw:points="0,424 0,0 424,0 424,424">
          <text:p/>
        </draw:polygon>
        <draw:polygon draw:style-name="gr1" draw:layer="layout" svg:width="0.423cm" svg:height="0.423cm" svg:x="0.846cm" svg:y="1.693cm" svg:viewBox="0 0 424 424" draw:points="0,424 0,0 424,0 424,424">
          <text:p/>
        </draw:polygon>
        <draw:polygon draw:style-name="gr1" draw:layer="layout" svg:width="0.423cm" svg:height="0.423cm" svg:x="0.846cm" svg:y="1.693cm" svg:viewBox="0 0 424 424" draw:points="0,424 0,0 424,0 424,424">
          <text:p/>
        </draw:polygon>
        <draw:polygon draw:style-name="gr1" draw:layer="layout" svg:width="0.423cm" svg:height="0.424cm" svg:x="0.846cm" svg:y="1.269cm" svg:viewBox="0 0 424 425" draw:points="0,425 0,0 424,0 424,425">
          <text:p/>
        </draw:polygon>
        <draw:polygon draw:style-name="gr1" draw:layer="layout" svg:width="0.423cm" svg:height="0.424cm" svg:x="0.846cm" svg:y="1.269cm" svg:viewBox="0 0 424 425" draw:points="0,425 0,0 424,0 424,425">
          <text:p/>
        </draw:polygon>
        <draw:polygon draw:style-name="gr1" draw:layer="layout" svg:width="0.423cm" svg:height="0.423cm" svg:x="0.846cm" svg:y="0.846cm" svg:viewBox="0 0 424 424" draw:points="0,424 0,0 424,0 424,424">
          <text:p/>
        </draw:polygon>
        <draw:polygon draw:style-name="gr1" draw:layer="layout" svg:width="0.423cm" svg:height="0.423cm" svg:x="0.846cm" svg:y="0.846cm" svg:viewBox="0 0 424 424" draw:points="0,424 0,0 424,0 424,424">
          <text:p/>
        </draw:polygon>
        <draw:polygon draw:style-name="gr1" draw:layer="layout" svg:width="0.423cm" svg:height="0.423cm" svg:x="0.846cm" svg:y="0.423cm" svg:viewBox="0 0 424 424" draw:points="0,424 0,0 424,0 424,424">
          <text:p/>
        </draw:polygon>
        <draw:polygon draw:style-name="gr1" draw:layer="layout" svg:width="0.423cm" svg:height="0.423cm" svg:x="0.846cm" svg:y="0.423cm" svg:viewBox="0 0 424 424" draw:points="0,424 0,0 424,0 424,424">
          <text:p/>
        </draw:polygon>
        <draw:polygon draw:style-name="gr1" draw:layer="layout" svg:width="0.423cm" svg:height="0.424cm" svg:x="0.846cm" svg:y="-0.001cm" svg:viewBox="0 0 424 425" draw:points="0,425 0,0 424,0 424,425">
          <text:p/>
        </draw:polygon>
        <draw:polygon draw:style-name="gr1" draw:layer="layout" svg:width="0.423cm" svg:height="0.424cm" svg:x="0.846cm" svg:y="-0.001cm" svg:viewBox="0 0 424 425" draw:points="0,425 0,0 424,0 424,425">
          <text:p/>
        </draw:polygon>
        <draw:polygon draw:style-name="gr1" draw:layer="layout" svg:width="0.424cm" svg:height="0.423cm" svg:x="1.269cm" svg:y="9.736cm" svg:viewBox="0 0 425 424" draw:points="0,424 0,0 425,0 425,424">
          <text:p/>
        </draw:polygon>
        <draw:polygon draw:style-name="gr1" draw:layer="layout" svg:width="0.424cm" svg:height="0.423cm" svg:x="1.269cm" svg:y="9.736cm" svg:viewBox="0 0 425 424" draw:points="0,424 0,0 425,0 425,424">
          <text:p/>
        </draw:polygon>
        <draw:polygon draw:style-name="gr1" draw:layer="layout" svg:width="0.424cm" svg:height="0.423cm" svg:x="1.269cm" svg:y="9.313cm" svg:viewBox="0 0 425 424" draw:points="0,424 0,0 425,0 425,424">
          <text:p/>
        </draw:polygon>
        <draw:polygon draw:style-name="gr1" draw:layer="layout" svg:width="0.424cm" svg:height="0.423cm" svg:x="1.269cm" svg:y="9.313cm" svg:viewBox="0 0 425 424" draw:points="0,424 0,0 425,0 425,424">
          <text:p/>
        </draw:polygon>
        <draw:polygon draw:style-name="gr1" draw:layer="layout" svg:width="0.424cm" svg:height="0.424cm" svg:x="1.269cm" svg:y="8.889cm" svg:viewBox="0 0 425 425" draw:points="0,425 0,0 425,0 425,425">
          <text:p/>
        </draw:polygon>
        <draw:polygon draw:style-name="gr1" draw:layer="layout" svg:width="0.424cm" svg:height="0.424cm" svg:x="1.269cm" svg:y="8.889cm" svg:viewBox="0 0 425 425" draw:points="0,425 0,0 425,0 425,425">
          <text:p/>
        </draw:polygon>
        <draw:polygon draw:style-name="gr1" draw:layer="layout" svg:width="0.424cm" svg:height="0.423cm" svg:x="1.269cm" svg:y="8.466cm" svg:viewBox="0 0 425 424" draw:points="0,424 0,0 425,0 425,424">
          <text:p/>
        </draw:polygon>
        <draw:polygon draw:style-name="gr1" draw:layer="layout" svg:width="0.424cm" svg:height="0.423cm" svg:x="1.269cm" svg:y="8.466cm" svg:viewBox="0 0 425 424" draw:points="0,424 0,0 425,0 425,424">
          <text:p/>
        </draw:polygon>
        <draw:polygon draw:style-name="gr1" draw:layer="layout" svg:width="0.424cm" svg:height="0.423cm" svg:x="1.269cm" svg:y="8.043cm" svg:viewBox="0 0 425 424" draw:points="0,424 0,0 425,0 425,424">
          <text:p/>
        </draw:polygon>
        <draw:polygon draw:style-name="gr1" draw:layer="layout" svg:width="0.424cm" svg:height="0.423cm" svg:x="1.269cm" svg:y="8.043cm" svg:viewBox="0 0 425 424" draw:points="0,424 0,0 425,0 425,424">
          <text:p/>
        </draw:polygon>
        <draw:polygon draw:style-name="gr1" draw:layer="layout" svg:width="0.424cm" svg:height="0.424cm" svg:x="1.269cm" svg:y="7.619cm" svg:viewBox="0 0 425 425" draw:points="0,425 0,0 425,0 425,425">
          <text:p/>
        </draw:polygon>
        <draw:polygon draw:style-name="gr1" draw:layer="layout" svg:width="0.424cm" svg:height="0.424cm" svg:x="1.269cm" svg:y="7.619cm" svg:viewBox="0 0 425 425" draw:points="0,425 0,0 425,0 425,425">
          <text:p/>
        </draw:polygon>
        <draw:polygon draw:style-name="gr1" draw:layer="layout" svg:width="0.424cm" svg:height="0.423cm" svg:x="1.269cm" svg:y="7.196cm" svg:viewBox="0 0 425 424" draw:points="0,424 0,0 425,0 425,424">
          <text:p/>
        </draw:polygon>
        <draw:polygon draw:style-name="gr1" draw:layer="layout" svg:width="0.424cm" svg:height="0.423cm" svg:x="1.269cm" svg:y="7.196cm" svg:viewBox="0 0 425 424" draw:points="0,424 0,0 425,0 425,424">
          <text:p/>
        </draw:polygon>
        <draw:polygon draw:style-name="gr1" draw:layer="layout" svg:width="0.424cm" svg:height="0.423cm" svg:x="1.269cm" svg:y="6.773cm" svg:viewBox="0 0 425 424" draw:points="0,424 0,0 425,0 425,424">
          <text:p/>
        </draw:polygon>
        <draw:polygon draw:style-name="gr1" draw:layer="layout" svg:width="0.424cm" svg:height="0.423cm" svg:x="1.269cm" svg:y="6.773cm" svg:viewBox="0 0 425 424" draw:points="0,424 0,0 425,0 425,424">
          <text:p/>
        </draw:polygon>
        <draw:polygon draw:style-name="gr1" draw:layer="layout" svg:width="0.424cm" svg:height="0.424cm" svg:x="1.269cm" svg:y="6.349cm" svg:viewBox="0 0 425 425" draw:points="0,425 0,0 425,0 425,425">
          <text:p/>
        </draw:polygon>
        <draw:polygon draw:style-name="gr1" draw:layer="layout" svg:width="0.424cm" svg:height="0.423cm" svg:x="1.269cm" svg:y="5.926cm" svg:viewBox="0 0 425 424" draw:points="0,424 0,0 425,0 425,424">
          <text:p/>
        </draw:polygon>
        <draw:polygon draw:style-name="gr1" draw:layer="layout" svg:width="0.424cm" svg:height="0.423cm" svg:x="1.269cm" svg:y="5.503cm" svg:viewBox="0 0 425 424" draw:points="0,424 0,0 425,0 425,424">
          <text:p/>
        </draw:polygon>
        <draw:polygon draw:style-name="gr1" draw:layer="layout" svg:width="0.424cm" svg:height="0.424cm" svg:x="1.269cm" svg:y="5.079cm" svg:viewBox="0 0 425 425" draw:points="0,425 0,0 425,0 425,425">
          <text:p/>
        </draw:polygon>
        <draw:polygon draw:style-name="gr1" draw:layer="layout" svg:width="0.424cm" svg:height="0.423cm" svg:x="1.269cm" svg:y="4.656cm" svg:viewBox="0 0 425 424" draw:points="0,424 0,0 425,0 425,424">
          <text:p/>
        </draw:polygon>
        <draw:polygon draw:style-name="gr1" draw:layer="layout" svg:width="0.424cm" svg:height="0.423cm" svg:x="1.269cm" svg:y="4.233cm" svg:viewBox="0 0 425 424" draw:points="0,424 0,0 425,0 425,424">
          <text:p/>
        </draw:polygon>
        <draw:polygon draw:style-name="gr1" draw:layer="layout" svg:width="0.424cm" svg:height="0.424cm" svg:x="1.269cm" svg:y="3.809cm" svg:viewBox="0 0 425 425" draw:points="0,425 0,0 425,0 425,425">
          <text:p/>
        </draw:polygon>
        <draw:polygon draw:style-name="gr1" draw:layer="layout" svg:width="0.424cm" svg:height="0.423cm" svg:x="1.269cm" svg:y="3.386cm" svg:viewBox="0 0 425 424" draw:points="0,424 0,0 425,0 425,424">
          <text:p/>
        </draw:polygon>
        <draw:polygon draw:style-name="gr1" draw:layer="layout" svg:width="0.424cm" svg:height="0.423cm" svg:x="1.269cm" svg:y="2.963cm" svg:viewBox="0 0 425 424" draw:points="0,424 0,0 425,0 425,424">
          <text:p/>
        </draw:polygon>
        <draw:polygon draw:style-name="gr1" draw:layer="layout" svg:width="0.424cm" svg:height="0.424cm" svg:x="1.269cm" svg:y="2.539cm" svg:viewBox="0 0 425 425" draw:points="0,425 0,0 425,0 425,425">
          <text:p/>
        </draw:polygon>
        <draw:polygon draw:style-name="gr1" draw:layer="layout" svg:width="0.424cm" svg:height="0.424cm" svg:x="1.269cm" svg:y="2.539cm" svg:viewBox="0 0 425 425" draw:points="0,425 0,0 425,0 425,425">
          <text:p/>
        </draw:polygon>
        <draw:polygon draw:style-name="gr1" draw:layer="layout" svg:width="0.424cm" svg:height="0.423cm" svg:x="1.269cm" svg:y="2.116cm" svg:viewBox="0 0 425 424" draw:points="0,424 0,0 425,0 425,424">
          <text:p/>
        </draw:polygon>
        <draw:polygon draw:style-name="gr1" draw:layer="layout" svg:width="0.424cm" svg:height="0.423cm" svg:x="1.269cm" svg:y="2.116cm" svg:viewBox="0 0 425 424" draw:points="0,424 0,0 425,0 425,424">
          <text:p/>
        </draw:polygon>
        <draw:polygon draw:style-name="gr1" draw:layer="layout" svg:width="0.424cm" svg:height="0.423cm" svg:x="1.269cm" svg:y="1.693cm" svg:viewBox="0 0 425 424" draw:points="0,424 0,0 425,0 425,424">
          <text:p/>
        </draw:polygon>
        <draw:polygon draw:style-name="gr1" draw:layer="layout" svg:width="0.424cm" svg:height="0.423cm" svg:x="1.269cm" svg:y="1.693cm" svg:viewBox="0 0 425 424" draw:points="0,424 0,0 425,0 425,424">
          <text:p/>
        </draw:polygon>
        <draw:polygon draw:style-name="gr1" draw:layer="layout" svg:width="0.424cm" svg:height="0.424cm" svg:x="1.269cm" svg:y="1.269cm" svg:viewBox="0 0 425 425" draw:points="0,425 0,0 425,0 425,425">
          <text:p/>
        </draw:polygon>
        <draw:polygon draw:style-name="gr1" draw:layer="layout" svg:width="0.424cm" svg:height="0.424cm" svg:x="1.269cm" svg:y="1.269cm" svg:viewBox="0 0 425 425" draw:points="0,425 0,0 425,0 425,425">
          <text:p/>
        </draw:polygon>
        <draw:polygon draw:style-name="gr1" draw:layer="layout" svg:width="0.424cm" svg:height="0.423cm" svg:x="1.269cm" svg:y="0.846cm" svg:viewBox="0 0 425 424" draw:points="0,424 0,0 425,0 425,424">
          <text:p/>
        </draw:polygon>
        <draw:polygon draw:style-name="gr1" draw:layer="layout" svg:width="0.424cm" svg:height="0.423cm" svg:x="1.269cm" svg:y="0.846cm" svg:viewBox="0 0 425 424" draw:points="0,424 0,0 425,0 425,424">
          <text:p/>
        </draw:polygon>
        <draw:polygon draw:style-name="gr1" draw:layer="layout" svg:width="0.424cm" svg:height="0.423cm" svg:x="1.269cm" svg:y="0.423cm" svg:viewBox="0 0 425 424" draw:points="0,424 0,0 425,0 425,424">
          <text:p/>
        </draw:polygon>
        <draw:polygon draw:style-name="gr1" draw:layer="layout" svg:width="1.353cm" svg:height="1.608cm" svg:x="1.694cm" svg:y="0.423cm" svg:viewBox="0 0 1354 1609" draw:points="1354,1609 1354,0 0,0 0,1609">
          <text:p/>
        </draw:polygon>
        <draw:polygon draw:style-name="gr1" draw:layer="layout" svg:width="0.424cm" svg:height="0.424cm" svg:x="1.269cm" svg:y="-0.001cm" svg:viewBox="0 0 425 425" draw:points="0,425 0,0 425,0 425,425">
          <text:p/>
        </draw:polygon>
        <draw:polygon draw:style-name="gr1" draw:layer="layout" svg:width="0.424cm" svg:height="0.424cm" svg:x="1.269cm" svg:y="-0.001cm" svg:viewBox="0 0 425 425" draw:points="0,425 0,0 425,0 425,425">
          <text:p/>
        </draw:polygon>
        <draw:polygon draw:style-name="gr1" draw:layer="layout" svg:width="0.423cm" svg:height="0.423cm" svg:x="1.693cm" svg:y="9.736cm" svg:viewBox="0 0 424 424" draw:points="0,424 0,0 424,0 424,424">
          <text:p/>
        </draw:polygon>
        <draw:polygon draw:style-name="gr1" draw:layer="layout" svg:width="0.423cm" svg:height="0.423cm" svg:x="1.693cm" svg:y="9.736cm" svg:viewBox="0 0 424 424" draw:points="0,424 0,0 424,0 424,424">
          <text:p/>
        </draw:polygon>
        <draw:polygon draw:style-name="gr1" draw:layer="layout" svg:width="0.423cm" svg:height="0.423cm" svg:x="1.693cm" svg:y="9.313cm" svg:viewBox="0 0 424 424" draw:points="0,424 0,0 424,0 424,424">
          <text:p/>
        </draw:polygon>
        <draw:polygon draw:style-name="gr1" draw:layer="layout" svg:width="0.423cm" svg:height="0.423cm" svg:x="1.693cm" svg:y="9.313cm" svg:viewBox="0 0 424 424" draw:points="0,424 0,0 424,0 424,424">
          <text:p/>
        </draw:polygon>
        <draw:polygon draw:style-name="gr1" draw:layer="layout" svg:width="0.423cm" svg:height="0.424cm" svg:x="1.693cm" svg:y="8.889cm" svg:viewBox="0 0 424 425" draw:points="0,425 0,0 424,0 424,425">
          <text:p/>
        </draw:polygon>
        <draw:polygon draw:style-name="gr1" draw:layer="layout" svg:width="0.423cm" svg:height="0.424cm" svg:x="1.693cm" svg:y="8.889cm" svg:viewBox="0 0 424 425" draw:points="0,425 0,0 424,0 424,425">
          <text:p/>
        </draw:polygon>
        <draw:polygon draw:style-name="gr2" draw:layer="layout" svg:width="0.423cm" svg:height="0.423cm" svg:x="1.693cm" svg:y="8.466cm" svg:viewBox="0 0 424 424" draw:points="0,424 0,0 424,0 424,424">
          <text:p/>
        </draw:polygon>
        <draw:polygon draw:style-name="gr1" draw:layer="layout" svg:width="0.423cm" svg:height="0.423cm" svg:x="1.693cm" svg:y="8.466cm" svg:viewBox="0 0 424 424" draw:points="0,424 0,0 424,0 424,424">
          <text:p/>
        </draw:polygon>
        <draw:polygon draw:style-name="gr1" draw:layer="layout" svg:width="0.423cm" svg:height="0.423cm" svg:x="1.693cm" svg:y="8.043cm" svg:viewBox="0 0 424 424" draw:points="0,424 0,0 424,0 424,424">
          <text:p/>
        </draw:polygon>
        <draw:polygon draw:style-name="gr1" draw:layer="layout" svg:width="0.423cm" svg:height="0.423cm" svg:x="1.693cm" svg:y="8.043cm" svg:viewBox="0 0 424 424" draw:points="0,424 0,0 424,0 424,424">
          <text:p/>
        </draw:polygon>
        <draw:polygon draw:style-name="gr1" draw:layer="layout" svg:width="0.423cm" svg:height="0.424cm" svg:x="1.693cm" svg:y="7.619cm" svg:viewBox="0 0 424 425" draw:points="0,425 0,0 424,0 424,425">
          <text:p/>
        </draw:polygon>
        <draw:polygon draw:style-name="gr1" draw:layer="layout" svg:width="0.423cm" svg:height="0.424cm" svg:x="1.693cm" svg:y="7.619cm" svg:viewBox="0 0 424 425" draw:points="0,425 0,0 424,0 424,425">
          <text:p/>
        </draw:polygon>
        <draw:polygon draw:style-name="gr1" draw:layer="layout" svg:width="0.423cm" svg:height="0.423cm" svg:x="1.693cm" svg:y="7.196cm" svg:viewBox="0 0 424 424" draw:points="0,424 0,0 424,0 424,424">
          <text:p/>
        </draw:polygon>
        <draw:polygon draw:style-name="gr1" draw:layer="layout" svg:width="0.423cm" svg:height="0.423cm" svg:x="1.693cm" svg:y="6.773cm" svg:viewBox="0 0 424 424" draw:points="0,424 0,0 424,0 424,424">
          <text:p/>
        </draw:polygon>
        <draw:polygon draw:style-name="gr1" draw:layer="layout" svg:width="0.423cm" svg:height="0.424cm" svg:x="1.693cm" svg:y="6.349cm" svg:viewBox="0 0 424 425" draw:points="0,425 0,0 424,0 424,425">
          <text:p/>
        </draw:polygon>
        <draw:polygon draw:style-name="gr1" draw:layer="layout" svg:width="0.423cm" svg:height="0.423cm" svg:x="1.693cm" svg:y="5.926cm" svg:viewBox="0 0 424 424" draw:points="0,424 0,0 424,0 424,424">
          <text:p/>
        </draw:polygon>
        <draw:polygon draw:style-name="gr1" draw:layer="layout" svg:width="0.423cm" svg:height="0.423cm" svg:x="1.693cm" svg:y="5.503cm" svg:viewBox="0 0 424 424" draw:points="0,424 0,0 424,0 424,424">
          <text:p/>
        </draw:polygon>
        <draw:polygon draw:style-name="gr1" draw:layer="layout" svg:width="0.423cm" svg:height="0.424cm" svg:x="1.693cm" svg:y="5.079cm" svg:viewBox="0 0 424 425" draw:points="0,425 0,0 424,0 424,425">
          <text:p/>
        </draw:polygon>
        <draw:polygon draw:style-name="gr1" draw:layer="layout" svg:width="0.423cm" svg:height="0.423cm" svg:x="1.693cm" svg:y="4.656cm" svg:viewBox="0 0 424 424" draw:points="0,424 0,0 424,0 424,424">
          <text:p/>
        </draw:polygon>
        <draw:polygon draw:style-name="gr1" draw:layer="layout" svg:width="0.423cm" svg:height="0.423cm" svg:x="1.693cm" svg:y="4.233cm" svg:viewBox="0 0 424 424" draw:points="0,424 0,0 424,0 424,424">
          <text:p/>
        </draw:polygon>
        <draw:polygon draw:style-name="gr1" draw:layer="layout" svg:width="0.423cm" svg:height="0.424cm" svg:x="1.693cm" svg:y="3.809cm" svg:viewBox="0 0 424 425" draw:points="0,425 0,0 424,0 424,425">
          <text:p/>
        </draw:polygon>
        <draw:polygon draw:style-name="gr1" draw:layer="layout" svg:width="0.423cm" svg:height="0.423cm" svg:x="1.693cm" svg:y="3.386cm" svg:viewBox="0 0 424 424" draw:points="0,424 0,0 424,0 424,424">
          <text:p/>
        </draw:polygon>
        <draw:polygon draw:style-name="gr1" draw:layer="layout" svg:width="0.423cm" svg:height="0.423cm" svg:x="1.693cm" svg:y="2.963cm" svg:viewBox="0 0 424 424" draw:points="0,424 0,0 424,0 424,424">
          <text:p/>
        </draw:polygon>
        <draw:polygon draw:style-name="gr1" draw:layer="layout" svg:width="0.423cm" svg:height="0.424cm" svg:x="1.693cm" svg:y="2.539cm" svg:viewBox="0 0 424 425" draw:points="0,425 0,0 424,0 424,425">
          <text:p/>
        </draw:polygon>
        <draw:polygon draw:style-name="gr1" draw:layer="layout" svg:width="0.423cm" svg:height="0.423cm" svg:x="1.693cm" svg:y="2.116cm" svg:viewBox="0 0 424 424" draw:points="0,424 0,0 424,0 424,424">
          <text:p/>
        </draw:polygon>
        <draw:polygon draw:style-name="gr1" draw:layer="layout" svg:width="0.423cm" svg:height="0.423cm" svg:x="1.693cm" svg:y="1.693cm" svg:viewBox="0 0 424 424" draw:points="0,424 0,0 424,0 424,424">
          <text:p/>
        </draw:polygon>
        <draw:polygon draw:style-name="gr1" draw:layer="layout" svg:width="0.423cm" svg:height="0.423cm" svg:x="1.693cm" svg:y="1.693cm" svg:viewBox="0 0 424 424" draw:points="0,424 0,0 424,0 424,424">
          <text:p/>
        </draw:polygon>
        <draw:polygon draw:style-name="gr1" draw:layer="layout" svg:width="0.423cm" svg:height="0.424cm" svg:x="1.693cm" svg:y="1.269cm" svg:viewBox="0 0 424 425" draw:points="0,425 0,0 424,0 424,425">
          <text:p/>
        </draw:polygon>
        <draw:polygon draw:style-name="gr1" draw:layer="layout" svg:width="0.423cm" svg:height="0.424cm" svg:x="1.693cm" svg:y="1.269cm" svg:viewBox="0 0 424 425" draw:points="0,425 0,0 424,0 424,425">
          <text:p/>
        </draw:polygon>
        <draw:polygon draw:style-name="gr1" draw:layer="layout" svg:width="0.423cm" svg:height="0.423cm" svg:x="1.693cm" svg:y="0.846cm" svg:viewBox="0 0 424 424" draw:points="0,424 0,0 424,0 424,424">
          <text:p/>
        </draw:polygon>
        <draw:polygon draw:style-name="gr1" draw:layer="layout" svg:width="0.423cm" svg:height="0.423cm" svg:x="1.693cm" svg:y="0.846cm" svg:viewBox="0 0 424 424" draw:points="0,424 0,0 424,0 424,424">
          <text:p/>
        </draw:polygon>
        <draw:polygon draw:style-name="gr1" draw:layer="layout" svg:width="0.423cm" svg:height="0.423cm" svg:x="1.693cm" svg:y="0.423cm" svg:viewBox="0 0 424 424" draw:points="0,424 0,0 424,0 424,424">
          <text:p/>
        </draw:polygon>
        <draw:polygon draw:style-name="gr1" draw:layer="layout" svg:width="0.423cm" svg:height="0.423cm" svg:x="1.693cm" svg:y="0.423cm" svg:viewBox="0 0 424 424" draw:points="0,424 0,0 424,0 424,424">
          <text:p/>
        </draw:polygon>
        <draw:polygon draw:style-name="gr1" draw:layer="layout" svg:width="0.423cm" svg:height="0.424cm" svg:x="1.693cm" svg:y="-0.001cm" svg:viewBox="0 0 424 425" draw:points="0,425 0,0 424,0 424,425">
          <text:p/>
        </draw:polygon>
        <draw:polygon draw:style-name="gr1" draw:layer="layout" svg:width="0.423cm" svg:height="0.424cm" svg:x="1.693cm" svg:y="-0.001cm" svg:viewBox="0 0 424 425" draw:points="0,425 0,0 424,0 424,425">
          <text:p/>
        </draw:polygon>
        <draw:polygon draw:style-name="gr1" draw:layer="layout" svg:width="0.423cm" svg:height="0.423cm" svg:x="2.116cm" svg:y="9.736cm" svg:viewBox="0 0 424 424" draw:points="0,424 0,0 424,0 424,424">
          <text:p/>
        </draw:polygon>
        <draw:polygon draw:style-name="gr1" draw:layer="layout" svg:width="0.423cm" svg:height="0.423cm" svg:x="2.116cm" svg:y="9.736cm" svg:viewBox="0 0 424 424" draw:points="0,424 0,0 424,0 424,424">
          <text:p/>
        </draw:polygon>
        <draw:polygon draw:style-name="gr1" draw:layer="layout" svg:width="0.423cm" svg:height="0.423cm" svg:x="2.116cm" svg:y="9.313cm" svg:viewBox="0 0 424 424" draw:points="0,424 0,0 424,0 424,424">
          <text:p/>
        </draw:polygon>
        <draw:polygon draw:style-name="gr1" draw:layer="layout" svg:width="0.423cm" svg:height="0.423cm" svg:x="2.116cm" svg:y="9.313cm" svg:viewBox="0 0 424 424" draw:points="0,424 0,0 424,0 424,424">
          <text:p/>
        </draw:polygon>
        <draw:polygon draw:style-name="gr1" draw:layer="layout" svg:width="0.423cm" svg:height="0.424cm" svg:x="2.116cm" svg:y="8.889cm" svg:viewBox="0 0 424 425" draw:points="0,425 0,0 424,0 424,425">
          <text:p/>
        </draw:polygon>
        <draw:polygon draw:style-name="gr1" draw:layer="layout" svg:width="0.423cm" svg:height="0.424cm" svg:x="2.116cm" svg:y="8.889cm" svg:viewBox="0 0 424 425" draw:points="0,425 0,0 424,0 424,425">
          <text:p/>
        </draw:polygon>
        <draw:polygon draw:style-name="gr2" draw:layer="layout" svg:width="0.423cm" svg:height="0.423cm" svg:x="2.116cm" svg:y="8.466cm" svg:viewBox="0 0 424 424" draw:points="0,424 0,0 424,0 424,424">
          <text:p/>
        </draw:polygon>
        <draw:polygon draw:style-name="gr1" draw:layer="layout" svg:width="0.423cm" svg:height="0.423cm" svg:x="2.116cm" svg:y="8.466cm" svg:viewBox="0 0 424 424" draw:points="0,424 0,0 424,0 424,424">
          <text:p/>
        </draw:polygon>
        <draw:polygon draw:style-name="gr1" draw:layer="layout" svg:width="0.423cm" svg:height="0.423cm" svg:x="2.116cm" svg:y="8.043cm" svg:viewBox="0 0 424 424" draw:points="0,424 0,0 424,0 424,424">
          <text:p/>
        </draw:polygon>
        <draw:polygon draw:style-name="gr1" draw:layer="layout" svg:width="0.423cm" svg:height="0.423cm" svg:x="2.116cm" svg:y="8.043cm" svg:viewBox="0 0 424 424" draw:points="0,424 0,0 424,0 424,424">
          <text:p/>
        </draw:polygon>
        <draw:polygon draw:style-name="gr1" draw:layer="layout" svg:width="0.423cm" svg:height="0.424cm" svg:x="2.116cm" svg:y="7.619cm" svg:viewBox="0 0 424 425" draw:points="0,425 0,0 424,0 424,425">
          <text:p/>
        </draw:polygon>
        <draw:polygon draw:style-name="gr1" draw:layer="layout" svg:width="0.423cm" svg:height="0.423cm" svg:x="2.116cm" svg:y="7.196cm" svg:viewBox="0 0 424 424" draw:points="0,424 0,0 424,0 424,424">
          <text:p/>
        </draw:polygon>
        <draw:polygon draw:style-name="gr1" draw:layer="layout" svg:width="0.423cm" svg:height="0.423cm" svg:x="2.116cm" svg:y="6.773cm" svg:viewBox="0 0 424 424" draw:points="0,424 0,0 424,0 424,424">
          <text:p/>
        </draw:polygon>
        <draw:polygon draw:style-name="gr1" draw:layer="layout" svg:width="0.423cm" svg:height="0.424cm" svg:x="2.116cm" svg:y="6.349cm" svg:viewBox="0 0 424 425" draw:points="0,425 0,0 424,0 424,425">
          <text:p/>
        </draw:polygon>
        <draw:polygon draw:style-name="gr1" draw:layer="layout" svg:width="0.423cm" svg:height="0.423cm" svg:x="2.116cm" svg:y="5.926cm" svg:viewBox="0 0 424 424" draw:points="0,424 0,0 424,0 424,424">
          <text:p/>
        </draw:polygon>
        <draw:polygon draw:style-name="gr1" draw:layer="layout" svg:width="0.423cm" svg:height="0.423cm" svg:x="2.116cm" svg:y="5.503cm" svg:viewBox="0 0 424 424" draw:points="0,424 0,0 424,0 424,424">
          <text:p/>
        </draw:polygon>
        <draw:polygon draw:style-name="gr1" draw:layer="layout" svg:width="0.423cm" svg:height="0.424cm" svg:x="2.116cm" svg:y="5.079cm" svg:viewBox="0 0 424 425" draw:points="0,425 0,0 424,0 424,425">
          <text:p/>
        </draw:polygon>
        <draw:polygon draw:style-name="gr1" draw:layer="layout" svg:width="0.423cm" svg:height="0.423cm" svg:x="2.116cm" svg:y="4.656cm" svg:viewBox="0 0 424 424" draw:points="0,424 0,0 424,0 424,424">
          <text:p/>
        </draw:polygon>
        <draw:polygon draw:style-name="gr1" draw:layer="layout" svg:width="0.423cm" svg:height="0.423cm" svg:x="2.116cm" svg:y="4.233cm" svg:viewBox="0 0 424 424" draw:points="0,424 0,0 424,0 424,424">
          <text:p/>
        </draw:polygon>
        <draw:polygon draw:style-name="gr1" draw:layer="layout" svg:width="0.423cm" svg:height="0.424cm" svg:x="2.116cm" svg:y="3.809cm" svg:viewBox="0 0 424 425" draw:points="0,425 0,0 424,0 424,425">
          <text:p/>
        </draw:polygon>
        <draw:polygon draw:style-name="gr1" draw:layer="layout" svg:width="0.423cm" svg:height="0.423cm" svg:x="2.116cm" svg:y="3.386cm" svg:viewBox="0 0 424 424" draw:points="0,424 0,0 424,0 424,424">
          <text:p/>
        </draw:polygon>
        <draw:polygon draw:style-name="gr1" draw:layer="layout" svg:width="0.423cm" svg:height="0.423cm" svg:x="2.116cm" svg:y="2.963cm" svg:viewBox="0 0 424 424" draw:points="0,424 0,0 424,0 424,424">
          <text:p/>
        </draw:polygon>
        <draw:polygon draw:style-name="gr1" draw:layer="layout" svg:width="0.423cm" svg:height="0.424cm" svg:x="2.116cm" svg:y="2.539cm" svg:viewBox="0 0 424 425" draw:points="0,425 0,0 424,0 424,425">
          <text:p/>
        </draw:polygon>
        <draw:polygon draw:style-name="gr1" draw:layer="layout" svg:width="0.423cm" svg:height="0.423cm" svg:x="2.116cm" svg:y="2.116cm" svg:viewBox="0 0 424 424" draw:points="0,424 0,0 424,0 424,424">
          <text:p/>
        </draw:polygon>
        <draw:polygon draw:style-name="gr1" draw:layer="layout" svg:width="0.423cm" svg:height="0.423cm" svg:x="2.116cm" svg:y="1.693cm" svg:viewBox="0 0 424 424" draw:points="0,424 0,0 424,0 424,424">
          <text:p/>
        </draw:polygon>
        <draw:polygon draw:style-name="gr1" draw:layer="layout" svg:width="0.423cm" svg:height="0.424cm" svg:x="2.116cm" svg:y="1.269cm" svg:viewBox="0 0 424 425" draw:points="0,425 0,0 424,0 424,425">
          <text:p/>
        </draw:polygon>
        <draw:polygon draw:style-name="gr1" draw:layer="layout" svg:width="0.423cm" svg:height="0.424cm" svg:x="2.116cm" svg:y="1.269cm" svg:viewBox="0 0 424 425" draw:points="0,425 0,0 424,0 424,425">
          <text:p/>
        </draw:polygon>
        <draw:polygon draw:style-name="gr1" draw:layer="layout" svg:width="0.423cm" svg:height="0.423cm" svg:x="2.116cm" svg:y="0.846cm" svg:viewBox="0 0 424 424" draw:points="0,424 0,0 424,0 424,424">
          <text:p/>
        </draw:polygon>
        <draw:polygon draw:style-name="gr1" draw:layer="layout" svg:width="0.423cm" svg:height="0.423cm" svg:x="2.116cm" svg:y="0.846cm" svg:viewBox="0 0 424 424" draw:points="0,424 0,0 424,0 424,424">
          <text:p/>
        </draw:polygon>
        <draw:polygon draw:style-name="gr1" draw:layer="layout" svg:width="0.423cm" svg:height="0.423cm" svg:x="2.116cm" svg:y="0.423cm" svg:viewBox="0 0 424 424" draw:points="0,424 0,0 424,0 424,424">
          <text:p/>
        </draw:polygon>
        <draw:polygon draw:style-name="gr1" draw:layer="layout" svg:width="0.423cm" svg:height="0.423cm" svg:x="2.116cm" svg:y="0.423cm" svg:viewBox="0 0 424 424" draw:points="0,424 0,0 424,0 424,424">
          <text:p/>
        </draw:polygon>
        <draw:polygon draw:style-name="gr1" draw:layer="layout" svg:width="0.423cm" svg:height="0.424cm" svg:x="2.116cm" svg:y="-0.001cm" svg:viewBox="0 0 424 425" draw:points="0,425 0,0 424,0 424,425">
          <text:p/>
        </draw:polygon>
        <draw:polygon draw:style-name="gr1" draw:layer="layout" svg:width="0.423cm" svg:height="0.424cm" svg:x="2.116cm" svg:y="-0.001cm" svg:viewBox="0 0 424 425" draw:points="0,425 0,0 424,0 424,425">
          <text:p/>
        </draw:polygon>
        <draw:polygon draw:style-name="gr1" draw:layer="layout" svg:width="0.424cm" svg:height="0.423cm" svg:x="2.539cm" svg:y="9.736cm" svg:viewBox="0 0 425 424" draw:points="0,424 0,0 425,0 425,424">
          <text:p/>
        </draw:polygon>
        <draw:polygon draw:style-name="gr1" draw:layer="layout" svg:width="0.424cm" svg:height="0.423cm" svg:x="2.539cm" svg:y="9.736cm" svg:viewBox="0 0 425 424" draw:points="0,424 0,0 425,0 425,424">
          <text:p/>
        </draw:polygon>
        <draw:polygon draw:style-name="gr1" draw:layer="layout" svg:width="0.424cm" svg:height="0.423cm" svg:x="2.539cm" svg:y="9.313cm" svg:viewBox="0 0 425 424" draw:points="0,424 0,0 425,0 425,424">
          <text:p/>
        </draw:polygon>
        <draw:polygon draw:style-name="gr1" draw:layer="layout" svg:width="0.424cm" svg:height="0.423cm" svg:x="2.539cm" svg:y="9.313cm" svg:viewBox="0 0 425 424" draw:points="0,424 0,0 425,0 425,424">
          <text:p/>
        </draw:polygon>
        <draw:polygon draw:style-name="gr1" draw:layer="layout" svg:width="0.424cm" svg:height="0.424cm" svg:x="2.539cm" svg:y="8.889cm" svg:viewBox="0 0 425 425" draw:points="0,425 0,0 425,0 425,425">
          <text:p/>
        </draw:polygon>
        <draw:polygon draw:style-name="gr1" draw:layer="layout" svg:width="0.424cm" svg:height="0.424cm" svg:x="2.539cm" svg:y="8.889cm" svg:viewBox="0 0 425 425" draw:points="0,425 0,0 425,0 425,425">
          <text:p/>
        </draw:polygon>
        <draw:polygon draw:style-name="gr2" draw:layer="layout" svg:width="0.424cm" svg:height="0.423cm" svg:x="2.539cm" svg:y="8.466cm" svg:viewBox="0 0 425 424" draw:points="0,424 0,0 425,0 425,424">
          <text:p/>
        </draw:polygon>
        <draw:polygon draw:style-name="gr1" draw:layer="layout" svg:width="0.424cm" svg:height="0.423cm" svg:x="2.539cm" svg:y="8.466cm" svg:viewBox="0 0 425 424" draw:points="0,424 0,0 425,0 425,424">
          <text:p/>
        </draw:polygon>
        <draw:polygon draw:style-name="gr1" draw:layer="layout" svg:width="0.424cm" svg:height="0.423cm" svg:x="2.539cm" svg:y="8.043cm" svg:viewBox="0 0 425 424" draw:points="0,424 0,0 425,0 425,424">
          <text:p/>
        </draw:polygon>
        <draw:polygon draw:style-name="gr1" draw:layer="layout" svg:width="0.424cm" svg:height="0.423cm" svg:x="2.539cm" svg:y="8.043cm" svg:viewBox="0 0 425 424" draw:points="0,424 0,0 425,0 425,424">
          <text:p/>
        </draw:polygon>
        <draw:polygon draw:style-name="gr1" draw:layer="layout" svg:width="0.424cm" svg:height="0.424cm" svg:x="2.539cm" svg:y="7.619cm" svg:viewBox="0 0 425 425" draw:points="0,425 0,0 425,0 425,425">
          <text:p/>
        </draw:polygon>
        <draw:polygon draw:style-name="gr1" draw:layer="layout" svg:width="0.424cm" svg:height="0.424cm" svg:x="2.539cm" svg:y="7.619cm" svg:viewBox="0 0 425 425" draw:points="0,425 0,0 425,0 425,425">
          <text:p/>
        </draw:polygon>
        <draw:polygon draw:style-name="gr1" draw:layer="layout" svg:width="0.424cm" svg:height="0.423cm" svg:x="2.539cm" svg:y="7.196cm" svg:viewBox="0 0 425 424" draw:points="0,424 0,0 425,0 425,424">
          <text:p/>
        </draw:polygon>
        <draw:polygon draw:style-name="gr1" draw:layer="layout" svg:width="0.424cm" svg:height="0.423cm" svg:x="2.539cm" svg:y="6.773cm" svg:viewBox="0 0 425 424" draw:points="0,424 0,0 425,0 425,424">
          <text:p/>
        </draw:polygon>
        <draw:polygon draw:style-name="gr1" draw:layer="layout" svg:width="0.424cm" svg:height="0.424cm" svg:x="2.539cm" svg:y="6.349cm" svg:viewBox="0 0 425 425" draw:points="0,425 0,0 425,0 425,425">
          <text:p/>
        </draw:polygon>
        <draw:polygon draw:style-name="gr1" draw:layer="layout" svg:width="0.424cm" svg:height="0.423cm" svg:x="2.539cm" svg:y="5.926cm" svg:viewBox="0 0 425 424" draw:points="0,424 0,0 425,0 425,424">
          <text:p/>
        </draw:polygon>
        <draw:polygon draw:style-name="gr1" draw:layer="layout" svg:width="0.424cm" svg:height="0.423cm" svg:x="2.539cm" svg:y="5.503cm" svg:viewBox="0 0 425 424" draw:points="0,424 0,0 425,0 425,424">
          <text:p/>
        </draw:polygon>
        <draw:polygon draw:style-name="gr1" draw:layer="layout" svg:width="0.424cm" svg:height="0.424cm" svg:x="2.539cm" svg:y="5.079cm" svg:viewBox="0 0 425 425" draw:points="0,425 0,0 425,0 425,425">
          <text:p/>
        </draw:polygon>
        <draw:polygon draw:style-name="gr1" draw:layer="layout" svg:width="0.424cm" svg:height="0.423cm" svg:x="2.539cm" svg:y="4.656cm" svg:viewBox="0 0 425 424" draw:points="0,424 0,0 425,0 425,424">
          <text:p/>
        </draw:polygon>
        <draw:polygon draw:style-name="gr1" draw:layer="layout" svg:width="0.424cm" svg:height="0.423cm" svg:x="2.539cm" svg:y="4.233cm" svg:viewBox="0 0 425 424" draw:points="0,424 0,0 425,0 425,424">
          <text:p/>
        </draw:polygon>
        <draw:polygon draw:style-name="gr1" draw:layer="layout" svg:width="0.424cm" svg:height="0.424cm" svg:x="2.539cm" svg:y="3.809cm" svg:viewBox="0 0 425 425" draw:points="0,425 0,0 425,0 425,425">
          <text:p/>
        </draw:polygon>
        <draw:polygon draw:style-name="gr1" draw:layer="layout" svg:width="0.424cm" svg:height="0.423cm" svg:x="2.539cm" svg:y="3.386cm" svg:viewBox="0 0 425 424" draw:points="0,424 0,0 425,0 425,424">
          <text:p/>
        </draw:polygon>
        <draw:polygon draw:style-name="gr1" draw:layer="layout" svg:width="0.424cm" svg:height="0.423cm" svg:x="2.539cm" svg:y="2.963cm" svg:viewBox="0 0 425 424" draw:points="0,424 0,0 425,0 425,424">
          <text:p/>
        </draw:polygon>
        <draw:polygon draw:style-name="gr1" draw:layer="layout" svg:width="0.424cm" svg:height="0.424cm" svg:x="2.539cm" svg:y="2.539cm" svg:viewBox="0 0 425 425" draw:points="0,425 0,0 425,0 425,425">
          <text:p/>
        </draw:polygon>
        <draw:polygon draw:style-name="gr1" draw:layer="layout" svg:width="0.424cm" svg:height="0.423cm" svg:x="2.539cm" svg:y="2.116cm" svg:viewBox="0 0 425 424" draw:points="0,424 0,0 425,0 425,424">
          <text:p/>
        </draw:polygon>
        <draw:polygon draw:style-name="gr1" draw:layer="layout" svg:width="0.424cm" svg:height="0.423cm" svg:x="2.539cm" svg:y="1.693cm" svg:viewBox="0 0 425 424" draw:points="0,424 0,0 425,0 425,424">
          <text:p/>
        </draw:polygon>
        <draw:polygon draw:style-name="gr1" draw:layer="layout" svg:width="0.424cm" svg:height="0.424cm" svg:x="2.539cm" svg:y="1.269cm" svg:viewBox="0 0 425 425" draw:points="0,425 0,0 425,0 425,425">
          <text:p/>
        </draw:polygon>
        <draw:polygon draw:style-name="gr1" draw:layer="layout" svg:width="0.424cm" svg:height="0.423cm" svg:x="2.539cm" svg:y="0.846cm" svg:viewBox="0 0 425 424" draw:points="0,424 0,0 425,0 425,424">
          <text:p/>
        </draw:polygon>
        <draw:polygon draw:style-name="gr1" draw:layer="layout" svg:width="0.424cm" svg:height="0.423cm" svg:x="2.539cm" svg:y="0.846cm" svg:viewBox="0 0 425 424" draw:points="0,424 0,0 425,0 425,424">
          <text:p/>
        </draw:polygon>
        <draw:polygon draw:style-name="gr1" draw:layer="layout" svg:width="0.424cm" svg:height="0.423cm" svg:x="2.539cm" svg:y="0.423cm" svg:viewBox="0 0 425 424" draw:points="0,424 0,0 425,0 425,424">
          <text:p/>
        </draw:polygon>
        <draw:polygon draw:style-name="gr1" draw:layer="layout" svg:width="0.424cm" svg:height="0.423cm" svg:x="2.539cm" svg:y="0.423cm" svg:viewBox="0 0 425 424" draw:points="0,424 0,0 425,0 425,424">
          <text:p/>
        </draw:polygon>
        <draw:polygon draw:style-name="gr1" draw:layer="layout" svg:width="0.424cm" svg:height="0.424cm" svg:x="2.539cm" svg:y="-0.001cm" svg:viewBox="0 0 425 425" draw:points="0,425 0,0 425,0 425,425">
          <text:p/>
        </draw:polygon>
        <draw:polygon draw:style-name="gr1" draw:layer="layout" svg:width="0.424cm" svg:height="0.424cm" svg:x="2.539cm" svg:y="-0.001cm" svg:viewBox="0 0 425 425" draw:points="0,425 0,0 425,0 425,425">
          <text:p/>
        </draw:polygon>
        <draw:polygon draw:style-name="gr1" draw:layer="layout" svg:width="0.423cm" svg:height="0.423cm" svg:x="2.963cm" svg:y="9.736cm" svg:viewBox="0 0 424 424" draw:points="0,424 0,0 424,0 424,424">
          <text:p/>
        </draw:polygon>
        <draw:polygon draw:style-name="gr1" draw:layer="layout" svg:width="0.423cm" svg:height="0.423cm" svg:x="2.963cm" svg:y="9.736cm" svg:viewBox="0 0 424 424" draw:points="0,424 0,0 424,0 424,424">
          <text:p/>
        </draw:polygon>
        <draw:polygon draw:style-name="gr1" draw:layer="layout" svg:width="0.423cm" svg:height="0.423cm" svg:x="2.963cm" svg:y="9.313cm" svg:viewBox="0 0 424 424" draw:points="0,424 0,0 424,0 424,424">
          <text:p/>
        </draw:polygon>
        <draw:polygon draw:style-name="gr1" draw:layer="layout" svg:width="0.423cm" svg:height="0.423cm" svg:x="2.963cm" svg:y="9.313cm" svg:viewBox="0 0 424 424" draw:points="0,424 0,0 424,0 424,424">
          <text:p/>
        </draw:polygon>
        <draw:polygon draw:style-name="gr1" draw:layer="layout" svg:width="0.423cm" svg:height="0.424cm" svg:x="2.963cm" svg:y="8.889cm" svg:viewBox="0 0 424 425" draw:points="0,425 0,0 424,0 424,425">
          <text:p/>
        </draw:polygon>
        <draw:polygon draw:style-name="gr1" draw:layer="layout" svg:width="0.423cm" svg:height="0.424cm" svg:x="2.963cm" svg:y="8.889cm" svg:viewBox="0 0 424 425" draw:points="0,425 0,0 424,0 424,425">
          <text:p/>
        </draw:polygon>
        <draw:polygon draw:style-name="gr2" draw:layer="layout" svg:width="0.423cm" svg:height="0.423cm" svg:x="2.963cm" svg:y="8.466cm" svg:viewBox="0 0 424 424" draw:points="0,424 0,0 424,0 424,424">
          <text:p/>
        </draw:polygon>
        <draw:polygon draw:style-name="gr1" draw:layer="layout" svg:width="0.423cm" svg:height="0.423cm" svg:x="2.963cm" svg:y="8.466cm" svg:viewBox="0 0 424 424" draw:points="0,424 0,0 424,0 424,424">
          <text:p/>
        </draw:polygon>
        <draw:polygon draw:style-name="gr1" draw:layer="layout" svg:width="0.423cm" svg:height="0.423cm" svg:x="2.963cm" svg:y="8.043cm" svg:viewBox="0 0 424 424" draw:points="0,424 0,0 424,0 424,424">
          <text:p/>
        </draw:polygon>
        <draw:polygon draw:style-name="gr1" draw:layer="layout" svg:width="0.423cm" svg:height="0.424cm" svg:x="2.963cm" svg:y="7.619cm" svg:viewBox="0 0 424 425" draw:points="0,425 0,0 424,0 424,425">
          <text:p/>
        </draw:polygon>
        <draw:polygon draw:style-name="gr1" draw:layer="layout" svg:width="0.423cm" svg:height="0.423cm" svg:x="2.963cm" svg:y="7.196cm" svg:viewBox="0 0 424 424" draw:points="0,424 0,0 424,0 424,424">
          <text:p/>
        </draw:polygon>
        <draw:polygon draw:style-name="gr1" draw:layer="layout" svg:width="0.423cm" svg:height="0.423cm" svg:x="2.963cm" svg:y="6.773cm" svg:viewBox="0 0 424 424" draw:points="0,424 0,0 424,0 424,424">
          <text:p/>
        </draw:polygon>
        <draw:polygon draw:style-name="gr1" draw:layer="layout" svg:width="0.423cm" svg:height="0.424cm" svg:x="2.963cm" svg:y="6.349cm" svg:viewBox="0 0 424 425" draw:points="0,425 0,0 424,0 424,425">
          <text:p/>
        </draw:polygon>
        <draw:polygon draw:style-name="gr1" draw:layer="layout" svg:width="0.423cm" svg:height="0.423cm" svg:x="2.963cm" svg:y="5.926cm" svg:viewBox="0 0 424 424" draw:points="0,424 0,0 424,0 424,424">
          <text:p/>
        </draw:polygon>
        <draw:polygon draw:style-name="gr1" draw:layer="layout" svg:width="0.423cm" svg:height="0.423cm" svg:x="2.963cm" svg:y="5.503cm" svg:viewBox="0 0 424 424" draw:points="0,424 0,0 424,0 424,424">
          <text:p/>
        </draw:polygon>
        <draw:polygon draw:style-name="gr1" draw:layer="layout" svg:width="0.423cm" svg:height="0.424cm" svg:x="2.963cm" svg:y="5.079cm" svg:viewBox="0 0 424 425" draw:points="0,425 0,0 424,0 424,425">
          <text:p/>
        </draw:polygon>
        <draw:polygon draw:style-name="gr1" draw:layer="layout" svg:width="0.423cm" svg:height="0.423cm" svg:x="2.963cm" svg:y="4.656cm" svg:viewBox="0 0 424 424" draw:points="0,424 0,0 424,0 424,424">
          <text:p/>
        </draw:polygon>
        <draw:polygon draw:style-name="gr1" draw:layer="layout" svg:width="0.423cm" svg:height="0.423cm" svg:x="2.963cm" svg:y="4.233cm" svg:viewBox="0 0 424 424" draw:points="0,424 0,0 424,0 424,424">
          <text:p/>
        </draw:polygon>
        <draw:polygon draw:style-name="gr1" draw:layer="layout" svg:width="0.423cm" svg:height="0.424cm" svg:x="2.963cm" svg:y="3.809cm" svg:viewBox="0 0 424 425" draw:points="0,425 0,0 424,0 424,425">
          <text:p/>
        </draw:polygon>
        <draw:polygon draw:style-name="gr1" draw:layer="layout" svg:width="0.423cm" svg:height="0.423cm" svg:x="2.963cm" svg:y="3.386cm" svg:viewBox="0 0 424 424" draw:points="0,424 0,0 424,0 424,424">
          <text:p/>
        </draw:polygon>
        <draw:polygon draw:style-name="gr1" draw:layer="layout" svg:width="0.423cm" svg:height="0.423cm" svg:x="2.963cm" svg:y="2.963cm" svg:viewBox="0 0 424 424" draw:points="0,424 0,0 424,0 424,424">
          <text:p/>
        </draw:polygon>
        <draw:polygon draw:style-name="gr1" draw:layer="layout" svg:width="0.423cm" svg:height="0.424cm" svg:x="2.963cm" svg:y="2.539cm" svg:viewBox="0 0 424 425" draw:points="0,425 0,0 424,0 424,425">
          <text:p/>
        </draw:polygon>
        <draw:polygon draw:style-name="gr1" draw:layer="layout" svg:width="0.423cm" svg:height="0.423cm" svg:x="2.963cm" svg:y="2.116cm" svg:viewBox="0 0 424 424" draw:points="0,424 0,0 424,0 424,424">
          <text:p/>
        </draw:polygon>
        <draw:polygon draw:style-name="gr1" draw:layer="layout" svg:width="0.423cm" svg:height="0.423cm" svg:x="2.963cm" svg:y="1.693cm" svg:viewBox="0 0 424 424" draw:points="0,424 0,0 424,0 424,424">
          <text:p/>
        </draw:polygon>
        <draw:polygon draw:style-name="gr1" draw:layer="layout" svg:width="0.423cm" svg:height="0.424cm" svg:x="2.963cm" svg:y="1.269cm" svg:viewBox="0 0 424 425" draw:points="0,425 0,0 424,0 424,425">
          <text:p/>
        </draw:polygon>
        <draw:polygon draw:style-name="gr1" draw:layer="layout" svg:width="0.423cm" svg:height="0.423cm" svg:x="2.963cm" svg:y="0.846cm" svg:viewBox="0 0 424 424" draw:points="0,424 0,0 424,0 424,424">
          <text:p/>
        </draw:polygon>
        <draw:polygon draw:style-name="gr1" draw:layer="layout" svg:width="0.423cm" svg:height="0.423cm" svg:x="2.963cm" svg:y="0.846cm" svg:viewBox="0 0 424 424" draw:points="0,424 0,0 424,0 424,424">
          <text:p/>
        </draw:polygon>
        <draw:polygon draw:style-name="gr1" draw:layer="layout" svg:width="0.423cm" svg:height="0.423cm" svg:x="2.963cm" svg:y="0.423cm" svg:viewBox="0 0 424 424" draw:points="0,424 0,0 424,0 424,424">
          <text:p/>
        </draw:polygon>
        <draw:polygon draw:style-name="gr1" draw:layer="layout" svg:width="0.423cm" svg:height="0.423cm" svg:x="2.963cm" svg:y="0.423cm" svg:viewBox="0 0 424 424" draw:points="0,424 0,0 424,0 424,424">
          <text:p/>
        </draw:polygon>
        <draw:polygon draw:style-name="gr1" draw:layer="layout" svg:width="0.423cm" svg:height="0.424cm" svg:x="2.963cm" svg:y="-0.001cm" svg:viewBox="0 0 424 425" draw:points="0,425 0,0 424,0 424,425">
          <text:p/>
        </draw:polygon>
        <draw:polygon draw:style-name="gr1" draw:layer="layout" svg:width="0.423cm" svg:height="0.424cm" svg:x="2.963cm" svg:y="-0.001cm" svg:viewBox="0 0 424 425" draw:points="0,425 0,0 424,0 424,425">
          <text:p/>
        </draw:polygon>
        <draw:polygon draw:style-name="gr1" draw:layer="layout" svg:width="0.423cm" svg:height="0.423cm" svg:x="3.386cm" svg:y="9.736cm" svg:viewBox="0 0 424 424" draw:points="0,424 0,0 424,0 424,424">
          <text:p/>
        </draw:polygon>
        <draw:polygon draw:style-name="gr1" draw:layer="layout" svg:width="0.423cm" svg:height="0.423cm" svg:x="3.386cm" svg:y="9.736cm" svg:viewBox="0 0 424 424" draw:points="0,424 0,0 424,0 424,424">
          <text:p/>
        </draw:polygon>
        <draw:polygon draw:style-name="gr1" draw:layer="layout" svg:width="0.423cm" svg:height="0.423cm" svg:x="3.386cm" svg:y="9.313cm" svg:viewBox="0 0 424 424" draw:points="0,424 0,0 424,0 424,424">
          <text:p/>
        </draw:polygon>
        <draw:polygon draw:style-name="gr1" draw:layer="layout" svg:width="0.423cm" svg:height="0.423cm" svg:x="3.386cm" svg:y="9.313cm" svg:viewBox="0 0 424 424" draw:points="0,424 0,0 424,0 424,424">
          <text:p/>
        </draw:polygon>
        <draw:polygon draw:style-name="gr1" draw:layer="layout" svg:width="0.423cm" svg:height="0.424cm" svg:x="3.386cm" svg:y="8.889cm" svg:viewBox="0 0 424 425" draw:points="0,425 0,0 424,0 424,425">
          <text:p/>
        </draw:polygon>
        <draw:polygon draw:style-name="gr1" draw:layer="layout" svg:width="0.423cm" svg:height="0.424cm" svg:x="3.386cm" svg:y="8.889cm" svg:viewBox="0 0 424 425" draw:points="0,425 0,0 424,0 424,425">
          <text:p/>
        </draw:polygon>
        <draw:polygon draw:style-name="gr2" draw:layer="layout" svg:width="0.423cm" svg:height="0.423cm" svg:x="3.386cm" svg:y="8.466cm" svg:viewBox="0 0 424 424" draw:points="0,424 0,0 424,0 424,424">
          <text:p/>
        </draw:polygon>
        <draw:polygon draw:style-name="gr1" draw:layer="layout" svg:width="0.423cm" svg:height="0.423cm" svg:x="3.386cm" svg:y="8.043cm" svg:viewBox="0 0 424 424" draw:points="0,424 0,0 424,0 424,424">
          <text:p/>
        </draw:polygon>
        <draw:polygon draw:style-name="gr1" draw:layer="layout" svg:width="0.423cm" svg:height="0.424cm" svg:x="3.386cm" svg:y="7.619cm" svg:viewBox="0 0 424 425" draw:points="0,425 0,0 424,0 424,425">
          <text:p/>
        </draw:polygon>
        <draw:polygon draw:style-name="gr1" draw:layer="layout" svg:width="0.423cm" svg:height="0.423cm" svg:x="3.386cm" svg:y="7.196cm" svg:viewBox="0 0 424 424" draw:points="0,424 0,0 424,0 424,424">
          <text:p/>
        </draw:polygon>
        <draw:polygon draw:style-name="gr1" draw:layer="layout" svg:width="0.423cm" svg:height="0.423cm" svg:x="3.386cm" svg:y="6.773cm" svg:viewBox="0 0 424 424" draw:points="0,424 0,0 424,0 424,424">
          <text:p/>
        </draw:polygon>
        <draw:polygon draw:style-name="gr1" draw:layer="layout" svg:width="0.423cm" svg:height="0.424cm" svg:x="3.386cm" svg:y="6.349cm" svg:viewBox="0 0 424 425" draw:points="0,425 0,0 424,0 424,425">
          <text:p/>
        </draw:polygon>
        <draw:polygon draw:style-name="gr1" draw:layer="layout" svg:width="0.423cm" svg:height="0.423cm" svg:x="3.386cm" svg:y="5.926cm" svg:viewBox="0 0 424 424" draw:points="0,424 0,0 424,0 424,424">
          <text:p/>
        </draw:polygon>
        <draw:polygon draw:style-name="gr1" draw:layer="layout" svg:width="0.423cm" svg:height="0.423cm" svg:x="3.386cm" svg:y="5.503cm" svg:viewBox="0 0 424 424" draw:points="0,424 0,0 424,0 424,424">
          <text:p/>
        </draw:polygon>
        <draw:polygon draw:style-name="gr1" draw:layer="layout" svg:width="0.423cm" svg:height="0.424cm" svg:x="3.386cm" svg:y="5.079cm" svg:viewBox="0 0 424 425" draw:points="0,425 0,0 424,0 424,425">
          <text:p/>
        </draw:polygon>
        <draw:polygon draw:style-name="gr1" draw:layer="layout" svg:width="0.423cm" svg:height="0.423cm" svg:x="3.386cm" svg:y="4.656cm" svg:viewBox="0 0 424 424" draw:points="0,424 0,0 424,0 424,424">
          <text:p/>
        </draw:polygon>
        <draw:polygon draw:style-name="gr1" draw:layer="layout" svg:width="0.423cm" svg:height="0.423cm" svg:x="3.386cm" svg:y="4.233cm" svg:viewBox="0 0 424 424" draw:points="0,424 0,0 424,0 424,424">
          <text:p/>
        </draw:polygon>
        <draw:polygon draw:style-name="gr1" draw:layer="layout" svg:width="0.423cm" svg:height="0.424cm" svg:x="3.386cm" svg:y="3.809cm" svg:viewBox="0 0 424 425" draw:points="0,425 0,0 424,0 424,425">
          <text:p/>
        </draw:polygon>
        <draw:polygon draw:style-name="gr1" draw:layer="layout" svg:width="0.423cm" svg:height="0.423cm" svg:x="3.386cm" svg:y="3.386cm" svg:viewBox="0 0 424 424" draw:points="0,424 0,0 424,0 424,424">
          <text:p/>
        </draw:polygon>
        <draw:polygon draw:style-name="gr1" draw:layer="layout" svg:width="0.423cm" svg:height="0.423cm" svg:x="3.386cm" svg:y="2.963cm" svg:viewBox="0 0 424 424" draw:points="0,424 0,0 424,0 424,424">
          <text:p/>
        </draw:polygon>
        <draw:polygon draw:style-name="gr1" draw:layer="layout" svg:width="0.423cm" svg:height="0.424cm" svg:x="3.386cm" svg:y="2.539cm" svg:viewBox="0 0 424 425" draw:points="0,425 0,0 424,0 424,425">
          <text:p/>
        </draw:polygon>
        <draw:polygon draw:style-name="gr1" draw:layer="layout" svg:width="0.423cm" svg:height="0.423cm" svg:x="3.386cm" svg:y="2.116cm" svg:viewBox="0 0 424 424" draw:points="0,424 0,0 424,0 424,424">
          <text:p/>
        </draw:polygon>
        <draw:polygon draw:style-name="gr1" draw:layer="layout" svg:width="0.423cm" svg:height="0.423cm" svg:x="3.386cm" svg:y="1.693cm" svg:viewBox="0 0 424 424" draw:points="0,424 0,0 424,0 424,424">
          <text:p/>
        </draw:polygon>
        <draw:polygon draw:style-name="gr1" draw:layer="layout" svg:width="0.423cm" svg:height="0.424cm" svg:x="3.386cm" svg:y="1.269cm" svg:viewBox="0 0 424 425" draw:points="0,425 0,0 424,0 424,425">
          <text:p/>
        </draw:polygon>
        <draw:polygon draw:style-name="gr1" draw:layer="layout" svg:width="0.424cm" svg:height="0.424cm" svg:x="1.269cm" svg:y="6.349cm" svg:viewBox="0 0 425 425" draw:points="0,425 0,0 425,0 425,425">
          <text:p/>
        </draw:polygon>
        <draw:polygon draw:style-name="gr1" draw:layer="layout" svg:width="0.424cm" svg:height="0.423cm" svg:x="1.269cm" svg:y="5.926cm" svg:viewBox="0 0 425 424" draw:points="0,424 0,0 425,0 425,424">
          <text:p/>
        </draw:polygon>
        <draw:polygon draw:style-name="gr1" draw:layer="layout" svg:width="0.424cm" svg:height="0.423cm" svg:x="1.269cm" svg:y="5.503cm" svg:viewBox="0 0 425 424" draw:points="0,424 0,0 425,0 425,424">
          <text:p/>
        </draw:polygon>
        <draw:polygon draw:style-name="gr1" draw:layer="layout" svg:width="0.424cm" svg:height="0.424cm" svg:x="1.269cm" svg:y="5.079cm" svg:viewBox="0 0 425 425" draw:points="0,425 0,0 425,0 425,425">
          <text:p/>
        </draw:polygon>
        <draw:polygon draw:style-name="gr1" draw:layer="layout" svg:width="0.424cm" svg:height="0.423cm" svg:x="1.269cm" svg:y="4.656cm" svg:viewBox="0 0 425 424" draw:points="0,424 0,0 425,0 425,424">
          <text:p/>
        </draw:polygon>
        <draw:polygon draw:style-name="gr1" draw:layer="layout" svg:width="0.424cm" svg:height="0.423cm" svg:x="1.269cm" svg:y="4.233cm" svg:viewBox="0 0 425 424" draw:points="0,424 0,0 425,0 425,424">
          <text:p/>
        </draw:polygon>
        <draw:polygon draw:style-name="gr1" draw:layer="layout" svg:width="0.424cm" svg:height="0.424cm" svg:x="1.269cm" svg:y="3.809cm" svg:viewBox="0 0 425 425" draw:points="0,425 0,0 425,0 425,425">
          <text:p/>
        </draw:polygon>
        <draw:polygon draw:style-name="gr1" draw:layer="layout" svg:width="0.424cm" svg:height="0.423cm" svg:x="1.269cm" svg:y="3.386cm" svg:viewBox="0 0 425 424" draw:points="0,424 0,0 425,0 425,424">
          <text:p/>
        </draw:polygon>
        <draw:polygon draw:style-name="gr1" draw:layer="layout" svg:width="0.424cm" svg:height="0.423cm" svg:x="1.269cm" svg:y="2.963cm" svg:viewBox="0 0 425 424" draw:points="0,424 0,0 425,0 425,424">
          <text:p/>
        </draw:polygon>
        <draw:polygon draw:style-name="gr1" draw:layer="layout" svg:width="0.423cm" svg:height="0.423cm" svg:x="1.693cm" svg:y="7.196cm" svg:viewBox="0 0 424 424" draw:points="0,424 0,0 424,0 424,424">
          <text:p/>
        </draw:polygon>
        <draw:polygon draw:style-name="gr1" draw:layer="layout" svg:width="0.423cm" svg:height="0.423cm" svg:x="1.693cm" svg:y="6.773cm" svg:viewBox="0 0 424 424" draw:points="0,424 0,0 424,0 424,424">
          <text:p/>
        </draw:polygon>
        <draw:polygon draw:style-name="gr1" draw:layer="layout" svg:width="0.423cm" svg:height="0.424cm" svg:x="1.693cm" svg:y="6.349cm" svg:viewBox="0 0 424 425" draw:points="0,425 0,0 424,0 424,425">
          <text:p/>
        </draw:polygon>
        <draw:polygon draw:style-name="gr1" draw:layer="layout" svg:width="0.423cm" svg:height="0.423cm" svg:x="1.693cm" svg:y="5.926cm" svg:viewBox="0 0 424 424" draw:points="0,424 0,0 424,0 424,424">
          <text:p/>
        </draw:polygon>
        <draw:polygon draw:style-name="gr1" draw:layer="layout" svg:width="0.423cm" svg:height="0.423cm" svg:x="1.693cm" svg:y="5.503cm" svg:viewBox="0 0 424 424" draw:points="0,424 0,0 424,0 424,424">
          <text:p/>
        </draw:polygon>
        <draw:polygon draw:style-name="gr1" draw:layer="layout" svg:width="0.423cm" svg:height="0.424cm" svg:x="1.693cm" svg:y="5.079cm" svg:viewBox="0 0 424 425" draw:points="0,425 0,0 424,0 424,425">
          <text:p/>
        </draw:polygon>
        <draw:polygon draw:style-name="gr1" draw:layer="layout" svg:width="0.423cm" svg:height="0.423cm" svg:x="1.693cm" svg:y="4.656cm" svg:viewBox="0 0 424 424" draw:points="0,424 0,0 424,0 424,424">
          <text:p/>
        </draw:polygon>
        <draw:polygon draw:style-name="gr1" draw:layer="layout" svg:width="0.423cm" svg:height="0.423cm" svg:x="1.693cm" svg:y="4.233cm" svg:viewBox="0 0 424 424" draw:points="0,424 0,0 424,0 424,424">
          <text:p/>
        </draw:polygon>
        <draw:polygon draw:style-name="gr1" draw:layer="layout" svg:width="0.423cm" svg:height="0.424cm" svg:x="1.693cm" svg:y="3.809cm" svg:viewBox="0 0 424 425" draw:points="0,425 0,0 424,0 424,425">
          <text:p/>
        </draw:polygon>
        <draw:polygon draw:style-name="gr1" draw:layer="layout" svg:width="0.423cm" svg:height="0.423cm" svg:x="1.693cm" svg:y="3.386cm" svg:viewBox="0 0 424 424" draw:points="0,424 0,0 424,0 424,424">
          <text:p/>
        </draw:polygon>
        <draw:polygon draw:style-name="gr1" draw:layer="layout" svg:width="0.423cm" svg:height="0.423cm" svg:x="1.693cm" svg:y="2.963cm" svg:viewBox="0 0 424 424" draw:points="0,424 0,0 424,0 424,424">
          <text:p/>
        </draw:polygon>
        <draw:polygon draw:style-name="gr1" draw:layer="layout" svg:width="0.423cm" svg:height="0.424cm" svg:x="1.693cm" svg:y="2.539cm" svg:viewBox="0 0 424 425" draw:points="0,425 0,0 424,0 424,425">
          <text:p/>
        </draw:polygon>
        <draw:polygon draw:style-name="gr1" draw:layer="layout" svg:width="0.423cm" svg:height="0.423cm" svg:x="1.693cm" svg:y="2.116cm" svg:viewBox="0 0 424 424" draw:points="0,424 0,0 424,0 424,424">
          <text:p/>
        </draw:polygon>
        <draw:polygon draw:style-name="gr1" draw:layer="layout" svg:width="0.423cm" svg:height="0.424cm" svg:x="2.116cm" svg:y="7.619cm" svg:viewBox="0 0 424 425" draw:points="0,425 0,0 424,0 424,425">
          <text:p/>
        </draw:polygon>
        <draw:polygon draw:style-name="gr1" draw:layer="layout" svg:width="0.423cm" svg:height="0.423cm" svg:x="2.116cm" svg:y="7.196cm" svg:viewBox="0 0 424 424" draw:points="0,424 0,0 424,0 424,424">
          <text:p/>
        </draw:polygon>
        <draw:polygon draw:style-name="gr1" draw:layer="layout" svg:width="0.423cm" svg:height="0.423cm" svg:x="2.116cm" svg:y="6.773cm" svg:viewBox="0 0 424 424" draw:points="0,424 0,0 424,0 424,424">
          <text:p/>
        </draw:polygon>
        <draw:polygon draw:style-name="gr1" draw:layer="layout" svg:width="0.423cm" svg:height="0.424cm" svg:x="2.116cm" svg:y="6.349cm" svg:viewBox="0 0 424 425" draw:points="0,425 0,0 424,0 424,425">
          <text:p/>
        </draw:polygon>
        <draw:polygon draw:style-name="gr1" draw:layer="layout" svg:width="0.423cm" svg:height="0.423cm" svg:x="2.116cm" svg:y="5.926cm" svg:viewBox="0 0 424 424" draw:points="0,424 0,0 424,0 424,424">
          <text:p/>
        </draw:polygon>
        <draw:polygon draw:style-name="gr1" draw:layer="layout" svg:width="0.423cm" svg:height="0.423cm" svg:x="2.116cm" svg:y="5.503cm" svg:viewBox="0 0 424 424" draw:points="0,424 0,0 424,0 424,424">
          <text:p/>
        </draw:polygon>
        <draw:polygon draw:style-name="gr1" draw:layer="layout" svg:width="0.423cm" svg:height="0.424cm" svg:x="2.116cm" svg:y="5.079cm" svg:viewBox="0 0 424 425" draw:points="0,425 0,0 424,0 424,425">
          <text:p/>
        </draw:polygon>
        <draw:polygon draw:style-name="gr1" draw:layer="layout" svg:width="0.423cm" svg:height="0.423cm" svg:x="2.116cm" svg:y="4.656cm" svg:viewBox="0 0 424 424" draw:points="0,424 0,0 424,0 424,424">
          <text:p/>
        </draw:polygon>
        <draw:polygon draw:style-name="gr1" draw:layer="layout" svg:width="0.423cm" svg:height="0.423cm" svg:x="2.116cm" svg:y="4.233cm" svg:viewBox="0 0 424 424" draw:points="0,424 0,0 424,0 424,424">
          <text:p/>
        </draw:polygon>
        <draw:polygon draw:style-name="gr1" draw:layer="layout" svg:width="0.423cm" svg:height="0.424cm" svg:x="2.116cm" svg:y="3.809cm" svg:viewBox="0 0 424 425" draw:points="0,425 0,0 424,0 424,425">
          <text:p/>
        </draw:polygon>
        <draw:polygon draw:style-name="gr1" draw:layer="layout" svg:width="0.423cm" svg:height="0.423cm" svg:x="2.116cm" svg:y="3.386cm" svg:viewBox="0 0 424 424" draw:points="0,424 0,0 424,0 424,424">
          <text:p/>
        </draw:polygon>
        <draw:polygon draw:style-name="gr1" draw:layer="layout" svg:width="0.423cm" svg:height="0.423cm" svg:x="2.116cm" svg:y="2.963cm" svg:viewBox="0 0 424 424" draw:points="0,424 0,0 424,0 424,424">
          <text:p/>
        </draw:polygon>
        <draw:polygon draw:style-name="gr1" draw:layer="layout" svg:width="0.423cm" svg:height="0.424cm" svg:x="2.116cm" svg:y="2.539cm" svg:viewBox="0 0 424 425" draw:points="0,425 0,0 424,0 424,425">
          <text:p/>
        </draw:polygon>
        <draw:polygon draw:style-name="gr1" draw:layer="layout" svg:width="0.423cm" svg:height="0.423cm" svg:x="2.116cm" svg:y="2.116cm" svg:viewBox="0 0 424 424" draw:points="0,424 0,0 424,0 424,424">
          <text:p/>
        </draw:polygon>
        <draw:polygon draw:style-name="gr1" draw:layer="layout" svg:width="0.423cm" svg:height="0.423cm" svg:x="2.116cm" svg:y="1.693cm" svg:viewBox="0 0 424 424" draw:points="0,424 0,0 424,0 424,424">
          <text:p/>
        </draw:polygon>
        <draw:polygon draw:style-name="gr3" draw:layer="layout" svg:width="0.424cm" svg:height="0.424cm" svg:x="2.539cm" svg:y="7.619cm" svg:viewBox="0 0 425 425" draw:points="0,425 0,0 425,0 425,425">
          <text:p/>
        </draw:polygon>
        <draw:polygon draw:style-name="gr1" draw:layer="layout" svg:width="0.424cm" svg:height="0.423cm" svg:x="2.539cm" svg:y="7.196cm" svg:viewBox="0 0 425 424" draw:points="0,424 0,0 425,0 425,424">
          <text:p/>
        </draw:polygon>
        <draw:polygon draw:style-name="gr1" draw:layer="layout" svg:width="0.424cm" svg:height="0.423cm" svg:x="2.539cm" svg:y="6.773cm" svg:viewBox="0 0 425 424" draw:points="0,424 0,0 425,0 425,424">
          <text:p/>
        </draw:polygon>
        <draw:polygon draw:style-name="gr1" draw:layer="layout" svg:width="0.424cm" svg:height="0.424cm" svg:x="2.539cm" svg:y="6.349cm" svg:viewBox="0 0 425 425" draw:points="0,425 0,0 425,0 425,425">
          <text:p/>
        </draw:polygon>
        <draw:polygon draw:style-name="gr1" draw:layer="layout" svg:width="0.424cm" svg:height="0.423cm" svg:x="2.539cm" svg:y="5.926cm" svg:viewBox="0 0 425 424" draw:points="0,424 0,0 425,0 425,424">
          <text:p/>
        </draw:polygon>
        <draw:polygon draw:style-name="gr1" draw:layer="layout" svg:width="0.424cm" svg:height="0.423cm" svg:x="2.539cm" svg:y="5.503cm" svg:viewBox="0 0 425 424" draw:points="0,424 0,0 425,0 425,424">
          <text:p/>
        </draw:polygon>
        <draw:polygon draw:style-name="gr1" draw:layer="layout" svg:width="0.424cm" svg:height="0.424cm" svg:x="2.539cm" svg:y="5.079cm" svg:viewBox="0 0 425 425" draw:points="0,425 0,0 425,0 425,425">
          <text:p/>
        </draw:polygon>
        <draw:polygon draw:style-name="gr1" draw:layer="layout" svg:width="0.424cm" svg:height="0.423cm" svg:x="2.539cm" svg:y="4.656cm" svg:viewBox="0 0 425 424" draw:points="0,424 0,0 425,0 425,424">
          <text:p/>
        </draw:polygon>
        <draw:polygon draw:style-name="gr1" draw:layer="layout" svg:width="0.424cm" svg:height="0.423cm" svg:x="2.539cm" svg:y="4.233cm" svg:viewBox="0 0 425 424" draw:points="0,424 0,0 425,0 425,424">
          <text:p/>
        </draw:polygon>
        <draw:polygon draw:style-name="gr1" draw:layer="layout" svg:width="0.424cm" svg:height="0.424cm" svg:x="2.539cm" svg:y="3.809cm" svg:viewBox="0 0 425 425" draw:points="0,425 0,0 425,0 425,425">
          <text:p/>
        </draw:polygon>
        <draw:polygon draw:style-name="gr1" draw:layer="layout" svg:width="0.424cm" svg:height="0.423cm" svg:x="2.539cm" svg:y="3.386cm" svg:viewBox="0 0 425 424" draw:points="0,424 0,0 425,0 425,424">
          <text:p/>
        </draw:polygon>
        <draw:polygon draw:style-name="gr1" draw:layer="layout" svg:width="0.424cm" svg:height="0.423cm" svg:x="2.539cm" svg:y="2.963cm" svg:viewBox="0 0 425 424" draw:points="0,424 0,0 425,0 425,424">
          <text:p/>
        </draw:polygon>
        <draw:polygon draw:style-name="gr1" draw:layer="layout" svg:width="0.424cm" svg:height="0.424cm" svg:x="2.539cm" svg:y="2.539cm" svg:viewBox="0 0 425 425" draw:points="0,425 0,0 425,0 425,425">
          <text:p/>
        </draw:polygon>
        <draw:polygon draw:style-name="gr1" draw:layer="layout" svg:width="0.424cm" svg:height="0.423cm" svg:x="2.539cm" svg:y="2.116cm" svg:viewBox="0 0 425 424" draw:points="0,424 0,0 425,0 425,424">
          <text:p/>
        </draw:polygon>
        <draw:polygon draw:style-name="gr1" draw:layer="layout" svg:width="0.424cm" svg:height="0.423cm" svg:x="2.539cm" svg:y="1.693cm" svg:viewBox="0 0 425 424" draw:points="0,424 0,0 425,0 425,424">
          <text:p/>
        </draw:polygon>
        <draw:polygon draw:style-name="gr1" draw:layer="layout" svg:width="0.424cm" svg:height="0.424cm" svg:x="2.539cm" svg:y="1.269cm" svg:viewBox="0 0 425 425" draw:points="0,425 0,0 425,0 425,425">
          <text:p/>
        </draw:polygon>
        <draw:polygon draw:style-name="gr1" draw:layer="layout" svg:width="0.423cm" svg:height="0.423cm" svg:x="2.963cm" svg:y="8.043cm" svg:viewBox="0 0 424 424" draw:points="0,424 0,0 424,0 424,424">
          <text:p/>
        </draw:polygon>
        <draw:polygon draw:style-name="gr1" draw:layer="layout" svg:width="0.423cm" svg:height="0.424cm" svg:x="2.963cm" svg:y="7.619cm" svg:viewBox="0 0 424 425" draw:points="0,425 0,0 424,0 424,425">
          <text:p/>
        </draw:polygon>
        <draw:polygon draw:style-name="gr1" draw:layer="layout" svg:width="0.423cm" svg:height="0.423cm" svg:x="2.963cm" svg:y="7.196cm" svg:viewBox="0 0 424 424" draw:points="0,424 0,0 424,0 424,424">
          <text:p/>
        </draw:polygon>
        <draw:polygon draw:style-name="gr1" draw:layer="layout" svg:width="0.423cm" svg:height="0.423cm" svg:x="2.963cm" svg:y="6.773cm" svg:viewBox="0 0 424 424" draw:points="0,424 0,0 424,0 424,424">
          <text:p/>
        </draw:polygon>
        <draw:polygon draw:style-name="gr1" draw:layer="layout" svg:width="0.423cm" svg:height="0.424cm" svg:x="2.963cm" svg:y="6.349cm" svg:viewBox="0 0 424 425" draw:points="0,425 0,0 424,0 424,425">
          <text:p/>
        </draw:polygon>
        <draw:polygon draw:style-name="gr1" draw:layer="layout" svg:width="0.423cm" svg:height="0.423cm" svg:x="2.963cm" svg:y="5.926cm" svg:viewBox="0 0 424 424" draw:points="0,424 0,0 424,0 424,424">
          <text:p/>
        </draw:polygon>
        <draw:polygon draw:style-name="gr1" draw:layer="layout" svg:width="0.423cm" svg:height="0.423cm" svg:x="2.963cm" svg:y="5.503cm" svg:viewBox="0 0 424 424" draw:points="0,424 0,0 424,0 424,424">
          <text:p/>
        </draw:polygon>
        <draw:polygon draw:style-name="gr1" draw:layer="layout" svg:width="0.423cm" svg:height="0.424cm" svg:x="2.963cm" svg:y="5.079cm" svg:viewBox="0 0 424 425" draw:points="0,425 0,0 424,0 424,425">
          <text:p/>
        </draw:polygon>
        <draw:polygon draw:style-name="gr1" draw:layer="layout" svg:width="0.423cm" svg:height="0.423cm" svg:x="2.963cm" svg:y="4.656cm" svg:viewBox="0 0 424 424" draw:points="0,424 0,0 424,0 424,424">
          <text:p/>
        </draw:polygon>
        <draw:polygon draw:style-name="gr1" draw:layer="layout" svg:width="0.423cm" svg:height="0.423cm" svg:x="2.963cm" svg:y="4.233cm" svg:viewBox="0 0 424 424" draw:points="0,424 0,0 424,0 424,424">
          <text:p/>
        </draw:polygon>
        <draw:polygon draw:style-name="gr1" draw:layer="layout" svg:width="0.423cm" svg:height="0.424cm" svg:x="2.963cm" svg:y="3.809cm" svg:viewBox="0 0 424 425" draw:points="0,425 0,0 424,0 424,425">
          <text:p/>
        </draw:polygon>
        <draw:polygon draw:style-name="gr1" draw:layer="layout" svg:width="0.423cm" svg:height="0.423cm" svg:x="2.963cm" svg:y="3.386cm" svg:viewBox="0 0 424 424" draw:points="0,424 0,0 424,0 424,424">
          <text:p/>
        </draw:polygon>
        <draw:polygon draw:style-name="gr1" draw:layer="layout" svg:width="0.423cm" svg:height="0.423cm" svg:x="2.963cm" svg:y="2.963cm" svg:viewBox="0 0 424 424" draw:points="0,424 0,0 424,0 424,424">
          <text:p/>
        </draw:polygon>
        <draw:polygon draw:style-name="gr1" draw:layer="layout" svg:width="0.423cm" svg:height="0.424cm" svg:x="2.963cm" svg:y="2.539cm" svg:viewBox="0 0 424 425" draw:points="0,425 0,0 424,0 424,425">
          <text:p/>
        </draw:polygon>
        <draw:polygon draw:style-name="gr1" draw:layer="layout" svg:width="0.423cm" svg:height="0.423cm" svg:x="2.963cm" svg:y="2.116cm" svg:viewBox="0 0 424 424" draw:points="0,424 0,0 424,0 424,424">
          <text:p/>
        </draw:polygon>
        <draw:polygon draw:style-name="gr1" draw:layer="layout" svg:width="0.423cm" svg:height="0.423cm" svg:x="2.963cm" svg:y="1.693cm" svg:viewBox="0 0 424 424" draw:points="0,424 0,0 424,0 424,424">
          <text:p/>
        </draw:polygon>
        <draw:polygon draw:style-name="gr1" draw:layer="layout" svg:width="0.423cm" svg:height="0.424cm" svg:x="2.963cm" svg:y="1.269cm" svg:viewBox="0 0 424 425" draw:points="0,425 0,0 424,0 424,425">
          <text:p/>
        </draw:polygon>
        <draw:polygon draw:style-name="gr1" draw:layer="layout" svg:width="0.423cm" svg:height="0.423cm" svg:x="3.386cm" svg:y="8.466cm" svg:viewBox="0 0 424 424" draw:points="0,424 0,0 424,0 424,424">
          <text:p/>
        </draw:polygon>
        <draw:polygon draw:style-name="gr1" draw:layer="layout" svg:width="0.423cm" svg:height="0.423cm" svg:x="3.386cm" svg:y="8.043cm" svg:viewBox="0 0 424 424" draw:points="0,424 0,0 424,0 424,424">
          <text:p/>
        </draw:polygon>
        <draw:polygon draw:style-name="gr1" draw:layer="layout" svg:width="0.423cm" svg:height="0.424cm" svg:x="3.386cm" svg:y="7.619cm" svg:viewBox="0 0 424 425" draw:points="0,425 0,0 424,0 424,425">
          <text:p/>
        </draw:polygon>
        <draw:polygon draw:style-name="gr1" draw:layer="layout" svg:width="0.423cm" svg:height="0.423cm" svg:x="3.386cm" svg:y="7.196cm" svg:viewBox="0 0 424 424" draw:points="0,424 0,0 424,0 424,424">
          <text:p/>
        </draw:polygon>
        <draw:polygon draw:style-name="gr1" draw:layer="layout" svg:width="0.423cm" svg:height="0.423cm" svg:x="3.386cm" svg:y="6.773cm" svg:viewBox="0 0 424 424" draw:points="0,424 0,0 424,0 424,424">
          <text:p/>
        </draw:polygon>
        <draw:polygon draw:style-name="gr1" draw:layer="layout" svg:width="0.423cm" svg:height="0.424cm" svg:x="3.386cm" svg:y="6.349cm" svg:viewBox="0 0 424 425" draw:points="0,425 0,0 424,0 424,425">
          <text:p/>
        </draw:polygon>
        <draw:polygon draw:style-name="gr1" draw:layer="layout" svg:width="0.423cm" svg:height="0.423cm" svg:x="3.386cm" svg:y="5.926cm" svg:viewBox="0 0 424 424" draw:points="0,424 0,0 424,0 424,424">
          <text:p/>
        </draw:polygon>
        <draw:polygon draw:style-name="gr1" draw:layer="layout" svg:width="0.423cm" svg:height="0.423cm" svg:x="3.386cm" svg:y="5.503cm" svg:viewBox="0 0 424 424" draw:points="0,424 0,0 424,0 424,424">
          <text:p/>
        </draw:polygon>
        <draw:polygon draw:style-name="gr1" draw:layer="layout" svg:width="0.423cm" svg:height="0.424cm" svg:x="3.386cm" svg:y="5.079cm" svg:viewBox="0 0 424 425" draw:points="0,425 0,0 424,0 424,425">
          <text:p/>
        </draw:polygon>
        <draw:polygon draw:style-name="gr1" draw:layer="layout" svg:width="0.423cm" svg:height="0.423cm" svg:x="3.386cm" svg:y="4.656cm" svg:viewBox="0 0 424 424" draw:points="0,424 0,0 424,0 424,424">
          <text:p/>
        </draw:polygon>
        <draw:polygon draw:style-name="gr1" draw:layer="layout" svg:width="0.423cm" svg:height="0.423cm" svg:x="3.386cm" svg:y="4.233cm" svg:viewBox="0 0 424 424" draw:points="0,424 0,0 424,0 424,424">
          <text:p/>
        </draw:polygon>
        <draw:polygon draw:style-name="gr1" draw:layer="layout" svg:width="0.423cm" svg:height="0.424cm" svg:x="3.386cm" svg:y="3.809cm" svg:viewBox="0 0 424 425" draw:points="0,425 0,0 424,0 424,425">
          <text:p/>
        </draw:polygon>
        <draw:polygon draw:style-name="gr1" draw:layer="layout" svg:width="0.423cm" svg:height="0.423cm" svg:x="3.386cm" svg:y="3.386cm" svg:viewBox="0 0 424 424" draw:points="0,424 0,0 424,0 424,424">
          <text:p/>
        </draw:polygon>
        <draw:polygon draw:style-name="gr1" draw:layer="layout" svg:width="0.423cm" svg:height="0.423cm" svg:x="3.386cm" svg:y="2.963cm" svg:viewBox="0 0 424 424" draw:points="0,424 0,0 424,0 424,424">
          <text:p/>
        </draw:polygon>
        <draw:polygon draw:style-name="gr1" draw:layer="layout" svg:width="0.423cm" svg:height="0.424cm" svg:x="3.386cm" svg:y="2.539cm" svg:viewBox="0 0 424 425" draw:points="0,425 0,0 424,0 424,425">
          <text:p/>
        </draw:polygon>
        <draw:polygon draw:style-name="gr1" draw:layer="layout" svg:width="0.423cm" svg:height="0.423cm" svg:x="3.386cm" svg:y="2.116cm" svg:viewBox="0 0 424 424" draw:points="0,424 0,0 424,0 424,424">
          <text:p/>
        </draw:polygon>
        <draw:polygon draw:style-name="gr1" draw:layer="layout" svg:width="0.423cm" svg:height="0.423cm" svg:x="3.386cm" svg:y="1.693cm" svg:viewBox="0 0 424 424" draw:points="0,424 0,0 424,0 424,424">
          <text:p/>
        </draw:polygon>
        <draw:polygon draw:style-name="gr1" draw:layer="layout" svg:width="0.423cm" svg:height="0.424cm" svg:x="3.386cm" svg:y="1.269cm" svg:viewBox="0 0 424 425" draw:points="0,425 0,0 424,0 424,425">
          <text:p/>
        </draw:polygon>
        <draw:polygon draw:style-name="gr1" draw:layer="layout" svg:width="0.423cm" svg:height="0.423cm" svg:x="3.386cm" svg:y="0.846cm" svg:viewBox="0 0 424 424" draw:points="0,424 0,0 424,0 424,424">
          <text:p/>
        </draw:polygon>
        <draw:polygon draw:style-name="gr1" draw:layer="layout" svg:width="0.423cm" svg:height="0.423cm" svg:x="3.386cm" svg:y="0.846cm" svg:viewBox="0 0 424 424" draw:points="0,424 0,0 424,0 424,424">
          <text:p/>
        </draw:polygon>
        <draw:polygon draw:style-name="gr1" draw:layer="layout" svg:width="0.423cm" svg:height="0.423cm" svg:x="3.386cm" svg:y="0.423cm" svg:viewBox="0 0 424 424" draw:points="0,424 0,0 424,0 424,424">
          <text:p/>
        </draw:polygon>
        <draw:polygon draw:style-name="gr1" draw:layer="layout" svg:width="0.423cm" svg:height="0.423cm" svg:x="3.386cm" svg:y="0.423cm" svg:viewBox="0 0 424 424" draw:points="0,424 0,0 424,0 424,424">
          <text:p/>
        </draw:polygon>
        <draw:polygon draw:style-name="gr1" draw:layer="layout" svg:width="0.423cm" svg:height="0.424cm" svg:x="3.386cm" svg:y="-0.001cm" svg:viewBox="0 0 424 425" draw:points="0,425 0,0 424,0 424,425">
          <text:p/>
        </draw:polygon>
        <draw:polygon draw:style-name="gr1" draw:layer="layout" svg:width="0.423cm" svg:height="0.424cm" svg:x="3.386cm" svg:y="-0.001cm" svg:viewBox="0 0 424 425" draw:points="0,425 0,0 424,0 424,425">
          <text:p/>
        </draw:polygon>
        <draw:polygon draw:style-name="gr1" draw:layer="layout" svg:width="0.424cm" svg:height="0.423cm" svg:x="3.809cm" svg:y="9.736cm" svg:viewBox="0 0 425 424" draw:points="0,424 0,0 425,0 425,424">
          <text:p/>
        </draw:polygon>
        <draw:polygon draw:style-name="gr1" draw:layer="layout" svg:width="0.424cm" svg:height="0.423cm" svg:x="3.809cm" svg:y="9.736cm" svg:viewBox="0 0 425 424" draw:points="0,424 0,0 425,0 425,424">
          <text:p/>
        </draw:polygon>
        <draw:polygon draw:style-name="gr1" draw:layer="layout" svg:width="0.424cm" svg:height="0.423cm" svg:x="3.809cm" svg:y="9.313cm" svg:viewBox="0 0 425 424" draw:points="0,424 0,0 425,0 425,424">
          <text:p/>
        </draw:polygon>
        <draw:polygon draw:style-name="gr1" draw:layer="layout" svg:width="0.424cm" svg:height="0.423cm" svg:x="3.809cm" svg:y="9.313cm" svg:viewBox="0 0 425 424" draw:points="0,424 0,0 425,0 425,424">
          <text:p/>
        </draw:polygon>
        <draw:polygon draw:style-name="gr1" draw:layer="layout" svg:width="0.424cm" svg:height="0.424cm" svg:x="3.809cm" svg:y="8.889cm" svg:viewBox="0 0 425 425" draw:points="0,425 0,0 425,0 425,425">
          <text:p/>
        </draw:polygon>
        <draw:polygon draw:style-name="gr1" draw:layer="layout" svg:width="0.424cm" svg:height="0.424cm" svg:x="3.809cm" svg:y="8.889cm" svg:viewBox="0 0 425 425" draw:points="0,425 0,0 425,0 425,425">
          <text:p/>
        </draw:polygon>
        <draw:polygon draw:style-name="gr2" draw:layer="layout" svg:width="0.424cm" svg:height="0.423cm" svg:x="3.809cm" svg:y="8.466cm" svg:viewBox="0 0 425 424" draw:points="0,424 0,0 425,0 425,424">
          <text:p/>
        </draw:polygon>
        <draw:polygon draw:style-name="gr2" draw:layer="layout" svg:width="0.424cm" svg:height="0.423cm" svg:x="3.809cm" svg:y="8.466cm" svg:viewBox="0 0 425 424" draw:points="0,424 0,0 425,0 425,424">
          <text:p/>
        </draw:polygon>
        <draw:polygon draw:style-name="gr1" draw:layer="layout" svg:width="0.424cm" svg:height="0.423cm" svg:x="3.809cm" svg:y="8.043cm" svg:viewBox="0 0 425 424" draw:points="0,424 0,0 425,0 425,424">
          <text:p/>
        </draw:polygon>
        <draw:polygon draw:style-name="gr1" draw:layer="layout" svg:width="0.424cm" svg:height="0.423cm" svg:x="3.809cm" svg:y="8.043cm" svg:viewBox="0 0 425 424" draw:points="0,424 0,0 425,0 425,424">
          <text:p/>
        </draw:polygon>
        <draw:polygon draw:style-name="gr1" draw:layer="layout" svg:width="0.424cm" svg:height="0.424cm" svg:x="3.809cm" svg:y="7.619cm" svg:viewBox="0 0 425 425" draw:points="0,425 0,0 425,0 425,425">
          <text:p/>
        </draw:polygon>
        <draw:polygon draw:style-name="gr1" draw:layer="layout" svg:width="0.424cm" svg:height="0.424cm" svg:x="3.809cm" svg:y="7.619cm" svg:viewBox="0 0 425 425" draw:points="0,425 0,0 425,0 425,425">
          <text:p/>
        </draw:polygon>
        <draw:polygon draw:style-name="gr1" draw:layer="layout" svg:width="0.424cm" svg:height="0.423cm" svg:x="3.809cm" svg:y="7.196cm" svg:viewBox="0 0 425 424" draw:points="0,424 0,0 425,0 425,424">
          <text:p/>
        </draw:polygon>
        <draw:polygon draw:style-name="gr1" draw:layer="layout" svg:width="0.424cm" svg:height="0.423cm" svg:x="3.809cm" svg:y="7.196cm" svg:viewBox="0 0 425 424" draw:points="0,424 0,0 425,0 425,424">
          <text:p/>
        </draw:polygon>
        <draw:polygon draw:style-name="gr1" draw:layer="layout" svg:width="0.424cm" svg:height="0.423cm" svg:x="3.809cm" svg:y="6.773cm" svg:viewBox="0 0 425 424" draw:points="0,424 0,0 425,0 425,424">
          <text:p/>
        </draw:polygon>
        <draw:polygon draw:style-name="gr1" draw:layer="layout" svg:width="0.424cm" svg:height="0.423cm" svg:x="3.809cm" svg:y="6.773cm" svg:viewBox="0 0 425 424" draw:points="0,424 0,0 425,0 425,424">
          <text:p/>
        </draw:polygon>
        <draw:polygon draw:style-name="gr1" draw:layer="layout" svg:width="0.424cm" svg:height="0.424cm" svg:x="3.809cm" svg:y="6.349cm" svg:viewBox="0 0 425 425" draw:points="0,425 0,0 425,0 425,425">
          <text:p/>
        </draw:polygon>
        <draw:polygon draw:style-name="gr1" draw:layer="layout" svg:width="0.424cm" svg:height="0.424cm" svg:x="3.809cm" svg:y="6.349cm" svg:viewBox="0 0 425 425" draw:points="0,425 0,0 425,0 425,425">
          <text:p/>
        </draw:polygon>
        <draw:polygon draw:style-name="gr1" draw:layer="layout" svg:width="0.424cm" svg:height="0.423cm" svg:x="3.809cm" svg:y="5.926cm" svg:viewBox="0 0 425 424" draw:points="0,424 0,0 425,0 425,424">
          <text:p/>
        </draw:polygon>
        <draw:polygon draw:style-name="gr1" draw:layer="layout" svg:width="0.424cm" svg:height="0.423cm" svg:x="3.809cm" svg:y="5.926cm" svg:viewBox="0 0 425 424" draw:points="0,424 0,0 425,0 425,424">
          <text:p/>
        </draw:polygon>
        <draw:polygon draw:style-name="gr1" draw:layer="layout" svg:width="0.424cm" svg:height="0.423cm" svg:x="3.809cm" svg:y="5.503cm" svg:viewBox="0 0 425 424" draw:points="0,424 0,0 425,0 425,424">
          <text:p/>
        </draw:polygon>
        <draw:polygon draw:style-name="gr1" draw:layer="layout" svg:width="0.424cm" svg:height="0.423cm" svg:x="3.809cm" svg:y="5.503cm" svg:viewBox="0 0 425 424" draw:points="0,424 0,0 425,0 425,424">
          <text:p/>
        </draw:polygon>
        <draw:polygon draw:style-name="gr1" draw:layer="layout" svg:width="0.424cm" svg:height="0.424cm" svg:x="3.809cm" svg:y="5.079cm" svg:viewBox="0 0 425 425" draw:points="0,425 0,0 425,0 425,425">
          <text:p/>
        </draw:polygon>
        <draw:polygon draw:style-name="gr1" draw:layer="layout" svg:width="0.424cm" svg:height="0.424cm" svg:x="3.809cm" svg:y="5.079cm" svg:viewBox="0 0 425 425" draw:points="0,425 0,0 425,0 425,425">
          <text:p/>
        </draw:polygon>
        <draw:polygon draw:style-name="gr1" draw:layer="layout" svg:width="0.424cm" svg:height="0.423cm" svg:x="3.809cm" svg:y="4.656cm" svg:viewBox="0 0 425 424" draw:points="0,424 0,0 425,0 425,424">
          <text:p/>
        </draw:polygon>
        <draw:polygon draw:style-name="gr1" draw:layer="layout" svg:width="0.424cm" svg:height="0.423cm" svg:x="3.809cm" svg:y="4.656cm" svg:viewBox="0 0 425 424" draw:points="0,424 0,0 425,0 425,424">
          <text:p/>
        </draw:polygon>
        <draw:polygon draw:style-name="gr1" draw:layer="layout" svg:width="0.424cm" svg:height="0.423cm" svg:x="3.809cm" svg:y="4.233cm" svg:viewBox="0 0 425 424" draw:points="0,424 0,0 425,0 425,424">
          <text:p/>
        </draw:polygon>
        <draw:polygon draw:style-name="gr1" draw:layer="layout" svg:width="0.424cm" svg:height="0.423cm" svg:x="3.809cm" svg:y="4.233cm" svg:viewBox="0 0 425 424" draw:points="0,424 0,0 425,0 425,424">
          <text:p/>
        </draw:polygon>
        <draw:polygon draw:style-name="gr1" draw:layer="layout" svg:width="0.424cm" svg:height="0.424cm" svg:x="3.809cm" svg:y="3.809cm" svg:viewBox="0 0 425 425" draw:points="0,425 0,0 425,0 425,425">
          <text:p/>
        </draw:polygon>
        <draw:polygon draw:style-name="gr1" draw:layer="layout" svg:width="0.424cm" svg:height="0.424cm" svg:x="3.809cm" svg:y="3.809cm" svg:viewBox="0 0 425 425" draw:points="0,425 0,0 425,0 425,425">
          <text:p/>
        </draw:polygon>
        <draw:polygon draw:style-name="gr1" draw:layer="layout" svg:width="0.424cm" svg:height="0.423cm" svg:x="3.809cm" svg:y="3.386cm" svg:viewBox="0 0 425 424" draw:points="0,424 0,0 425,0 425,424">
          <text:p/>
        </draw:polygon>
        <draw:polygon draw:style-name="gr1" draw:layer="layout" svg:width="0.424cm" svg:height="0.423cm" svg:x="3.809cm" svg:y="3.386cm" svg:viewBox="0 0 425 424" draw:points="0,424 0,0 425,0 425,424">
          <text:p/>
        </draw:polygon>
        <draw:polygon draw:style-name="gr1" draw:layer="layout" svg:width="0.424cm" svg:height="0.423cm" svg:x="3.809cm" svg:y="2.963cm" svg:viewBox="0 0 425 424" draw:points="0,424 0,0 425,0 425,424">
          <text:p/>
        </draw:polygon>
        <draw:polygon draw:style-name="gr1" draw:layer="layout" svg:width="0.424cm" svg:height="0.423cm" svg:x="3.809cm" svg:y="2.963cm" svg:viewBox="0 0 425 424" draw:points="0,424 0,0 425,0 425,424">
          <text:p/>
        </draw:polygon>
        <draw:polygon draw:style-name="gr1" draw:layer="layout" svg:width="0.424cm" svg:height="0.424cm" svg:x="3.809cm" svg:y="2.539cm" svg:viewBox="0 0 425 425" draw:points="0,425 0,0 425,0 425,425">
          <text:p/>
        </draw:polygon>
        <draw:polygon draw:style-name="gr1" draw:layer="layout" svg:width="0.424cm" svg:height="0.424cm" svg:x="3.809cm" svg:y="2.539cm" svg:viewBox="0 0 425 425" draw:points="0,425 0,0 425,0 425,425">
          <text:p/>
        </draw:polygon>
        <draw:polygon draw:style-name="gr1" draw:layer="layout" svg:width="0.424cm" svg:height="0.423cm" svg:x="3.809cm" svg:y="2.116cm" svg:viewBox="0 0 425 424" draw:points="0,424 0,0 425,0 425,424">
          <text:p/>
        </draw:polygon>
        <draw:polygon draw:style-name="gr1" draw:layer="layout" svg:width="0.424cm" svg:height="0.423cm" svg:x="3.809cm" svg:y="2.116cm" svg:viewBox="0 0 425 424" draw:points="0,424 0,0 425,0 425,424">
          <text:p/>
        </draw:polygon>
        <draw:polygon draw:style-name="gr1" draw:layer="layout" svg:width="0.424cm" svg:height="0.423cm" svg:x="3.809cm" svg:y="1.693cm" svg:viewBox="0 0 425 424" draw:points="0,424 0,0 425,0 425,424">
          <text:p/>
        </draw:polygon>
        <draw:polygon draw:style-name="gr1" draw:layer="layout" svg:width="0.424cm" svg:height="0.423cm" svg:x="3.809cm" svg:y="1.693cm" svg:viewBox="0 0 425 424" draw:points="0,424 0,0 425,0 425,424">
          <text:p/>
        </draw:polygon>
        <draw:polygon draw:style-name="gr1" draw:layer="layout" svg:width="0.424cm" svg:height="0.424cm" svg:x="3.809cm" svg:y="1.269cm" svg:viewBox="0 0 425 425" draw:points="0,425 0,0 425,0 425,425">
          <text:p/>
        </draw:polygon>
        <draw:polygon draw:style-name="gr1" draw:layer="layout" svg:width="0.424cm" svg:height="0.424cm" svg:x="3.809cm" svg:y="1.269cm" svg:viewBox="0 0 425 425" draw:points="0,425 0,0 425,0 425,425">
          <text:p/>
        </draw:polygon>
        <draw:polygon draw:style-name="gr1" draw:layer="layout" svg:width="0.424cm" svg:height="0.423cm" svg:x="3.809cm" svg:y="0.846cm" svg:viewBox="0 0 425 424" draw:points="0,424 0,0 425,0 425,424">
          <text:p/>
        </draw:polygon>
        <draw:polygon draw:style-name="gr1" draw:layer="layout" svg:width="0.424cm" svg:height="0.423cm" svg:x="3.809cm" svg:y="0.846cm" svg:viewBox="0 0 425 424" draw:points="0,424 0,0 425,0 425,424">
          <text:p/>
        </draw:polygon>
        <draw:polygon draw:style-name="gr1" draw:layer="layout" svg:width="0.424cm" svg:height="0.423cm" svg:x="3.809cm" svg:y="0.423cm" svg:viewBox="0 0 425 424" draw:points="0,424 0,0 425,0 425,424">
          <text:p/>
        </draw:polygon>
        <draw:polygon draw:style-name="gr1" draw:layer="layout" svg:width="0.424cm" svg:height="0.423cm" svg:x="3.809cm" svg:y="0.423cm" svg:viewBox="0 0 425 424" draw:points="0,424 0,0 425,0 425,424">
          <text:p/>
        </draw:polygon>
        <draw:polygon draw:style-name="gr1" draw:layer="layout" svg:width="0.424cm" svg:height="0.424cm" svg:x="3.809cm" svg:y="-0.001cm" svg:viewBox="0 0 425 425" draw:points="0,425 0,0 425,0 425,425">
          <text:p/>
        </draw:polygon>
        <draw:polygon draw:style-name="gr1" draw:layer="layout" svg:width="0.424cm" svg:height="0.424cm" svg:x="3.809cm" svg:y="-0.001cm" svg:viewBox="0 0 425 425" draw:points="0,425 0,0 425,0 425,425">
          <text:p/>
        </draw:polygon>
        <draw:polygon draw:style-name="gr1" draw:layer="layout" svg:width="0.423cm" svg:height="0.423cm" svg:x="4.233cm" svg:y="9.736cm" svg:viewBox="0 0 424 424" draw:points="0,424 0,0 424,0 424,424">
          <text:p/>
        </draw:polygon>
        <draw:polygon draw:style-name="gr1" draw:layer="layout" svg:width="0.423cm" svg:height="0.423cm" svg:x="4.233cm" svg:y="9.736cm" svg:viewBox="0 0 424 424" draw:points="0,424 0,0 424,0 424,424">
          <text:p/>
        </draw:polygon>
        <draw:polygon draw:style-name="gr1" draw:layer="layout" svg:width="0.423cm" svg:height="0.423cm" svg:x="4.233cm" svg:y="9.313cm" svg:viewBox="0 0 424 424" draw:points="0,424 0,0 424,0 424,424">
          <text:p/>
        </draw:polygon>
        <draw:polygon draw:style-name="gr1" draw:layer="layout" svg:width="0.423cm" svg:height="0.423cm" svg:x="4.233cm" svg:y="9.313cm" svg:viewBox="0 0 424 424" draw:points="0,424 0,0 424,0 424,424">
          <text:p/>
        </draw:polygon>
        <draw:polygon draw:style-name="gr1" draw:layer="layout" svg:width="0.423cm" svg:height="0.424cm" svg:x="4.233cm" svg:y="8.889cm" svg:viewBox="0 0 424 425" draw:points="0,425 0,0 424,0 424,425">
          <text:p/>
        </draw:polygon>
        <draw:polygon draw:style-name="gr1" draw:layer="layout" svg:width="0.423cm" svg:height="0.424cm" svg:x="4.233cm" svg:y="8.889cm" svg:viewBox="0 0 424 425" draw:points="0,425 0,0 424,0 424,425">
          <text:p/>
        </draw:polygon>
        <draw:polygon draw:style-name="gr2" draw:layer="layout" svg:width="0.423cm" svg:height="0.423cm" svg:x="4.233cm" svg:y="8.466cm" svg:viewBox="0 0 424 424" draw:points="0,424 0,0 424,0 424,424">
          <text:p/>
        </draw:polygon>
        <draw:polygon draw:style-name="gr2" draw:layer="layout" svg:width="0.423cm" svg:height="0.423cm" svg:x="4.233cm" svg:y="8.466cm" svg:viewBox="0 0 424 424" draw:points="0,424 0,0 424,0 424,424">
          <text:p/>
        </draw:polygon>
        <draw:polygon draw:style-name="gr1" draw:layer="layout" svg:width="0.423cm" svg:height="0.423cm" svg:x="4.233cm" svg:y="8.043cm" svg:viewBox="0 0 424 424" draw:points="0,424 0,0 424,0 424,424">
          <text:p/>
        </draw:polygon>
        <draw:polygon draw:style-name="gr1" draw:layer="layout" svg:width="0.423cm" svg:height="0.423cm" svg:x="4.233cm" svg:y="8.043cm" svg:viewBox="0 0 424 424" draw:points="0,424 0,0 424,0 424,424">
          <text:p/>
        </draw:polygon>
        <draw:polygon draw:style-name="gr1" draw:layer="layout" svg:width="0.423cm" svg:height="0.424cm" svg:x="4.233cm" svg:y="7.619cm" svg:viewBox="0 0 424 425" draw:points="0,425 0,0 424,0 424,425">
          <text:p/>
        </draw:polygon>
        <draw:polygon draw:style-name="gr1" draw:layer="layout" svg:width="0.423cm" svg:height="0.424cm" svg:x="4.233cm" svg:y="7.619cm" svg:viewBox="0 0 424 425" draw:points="0,425 0,0 424,0 424,425">
          <text:p/>
        </draw:polygon>
        <draw:polygon draw:style-name="gr1" draw:layer="layout" svg:width="0.423cm" svg:height="0.423cm" svg:x="4.233cm" svg:y="7.196cm" svg:viewBox="0 0 424 424" draw:points="0,424 0,0 424,0 424,424">
          <text:p/>
        </draw:polygon>
        <draw:polygon draw:style-name="gr1" draw:layer="layout" svg:width="0.423cm" svg:height="0.423cm" svg:x="4.233cm" svg:y="7.196cm" svg:viewBox="0 0 424 424" draw:points="0,424 0,0 424,0 424,424">
          <text:p/>
        </draw:polygon>
        <draw:polygon draw:style-name="gr1" draw:layer="layout" svg:width="0.423cm" svg:height="0.423cm" svg:x="4.233cm" svg:y="6.773cm" svg:viewBox="0 0 424 424" draw:points="0,424 0,0 424,0 424,424">
          <text:p/>
        </draw:polygon>
        <draw:polygon draw:style-name="gr1" draw:layer="layout" svg:width="0.423cm" svg:height="0.423cm" svg:x="4.233cm" svg:y="6.773cm" svg:viewBox="0 0 424 424" draw:points="0,424 0,0 424,0 424,424">
          <text:p/>
        </draw:polygon>
        <draw:polygon draw:style-name="gr1" draw:layer="layout" svg:width="0.423cm" svg:height="0.424cm" svg:x="4.233cm" svg:y="6.349cm" svg:viewBox="0 0 424 425" draw:points="0,425 0,0 424,0 424,425">
          <text:p/>
        </draw:polygon>
        <draw:polygon draw:style-name="gr1" draw:layer="layout" svg:width="0.423cm" svg:height="0.424cm" svg:x="4.233cm" svg:y="6.349cm" svg:viewBox="0 0 424 425" draw:points="0,425 0,0 424,0 424,425">
          <text:p/>
        </draw:polygon>
        <draw:polygon draw:style-name="gr1" draw:layer="layout" svg:width="0.423cm" svg:height="0.423cm" svg:x="4.233cm" svg:y="5.926cm" svg:viewBox="0 0 424 424" draw:points="0,424 0,0 424,0 424,424">
          <text:p/>
        </draw:polygon>
        <draw:polygon draw:style-name="gr1" draw:layer="layout" svg:width="0.423cm" svg:height="0.423cm" svg:x="4.233cm" svg:y="5.926cm" svg:viewBox="0 0 424 424" draw:points="0,424 0,0 424,0 424,424">
          <text:p/>
        </draw:polygon>
        <draw:polygon draw:style-name="gr1" draw:layer="layout" svg:width="0.423cm" svg:height="0.423cm" svg:x="4.233cm" svg:y="5.503cm" svg:viewBox="0 0 424 424" draw:points="0,424 0,0 424,0 424,424">
          <text:p/>
        </draw:polygon>
        <draw:polygon draw:style-name="gr1" draw:layer="layout" svg:width="0.423cm" svg:height="0.423cm" svg:x="4.233cm" svg:y="5.503cm" svg:viewBox="0 0 424 424" draw:points="0,424 0,0 424,0 424,424">
          <text:p/>
        </draw:polygon>
        <draw:polygon draw:style-name="gr1" draw:layer="layout" svg:width="0.423cm" svg:height="0.424cm" svg:x="4.233cm" svg:y="5.079cm" svg:viewBox="0 0 424 425" draw:points="0,425 0,0 424,0 424,425">
          <text:p/>
        </draw:polygon>
        <draw:polygon draw:style-name="gr1" draw:layer="layout" svg:width="0.423cm" svg:height="0.424cm" svg:x="4.233cm" svg:y="5.079cm" svg:viewBox="0 0 424 425" draw:points="0,425 0,0 424,0 424,425">
          <text:p/>
        </draw:polygon>
        <draw:polygon draw:style-name="gr1" draw:layer="layout" svg:width="0.423cm" svg:height="0.423cm" svg:x="4.233cm" svg:y="4.656cm" svg:viewBox="0 0 424 424" draw:points="0,424 0,0 424,0 424,424">
          <text:p/>
        </draw:polygon>
        <draw:polygon draw:style-name="gr1" draw:layer="layout" svg:width="0.423cm" svg:height="0.423cm" svg:x="4.233cm" svg:y="4.656cm" svg:viewBox="0 0 424 424" draw:points="0,424 0,0 424,0 424,424">
          <text:p/>
        </draw:polygon>
        <draw:polygon draw:style-name="gr1" draw:layer="layout" svg:width="0.423cm" svg:height="0.423cm" svg:x="4.233cm" svg:y="4.233cm" svg:viewBox="0 0 424 424" draw:points="0,424 0,0 424,0 424,424">
          <text:p/>
        </draw:polygon>
        <draw:polygon draw:style-name="gr1" draw:layer="layout" svg:width="0.423cm" svg:height="0.423cm" svg:x="4.233cm" svg:y="4.233cm" svg:viewBox="0 0 424 424" draw:points="0,424 0,0 424,0 424,424">
          <text:p/>
        </draw:polygon>
        <draw:polygon draw:style-name="gr1" draw:layer="layout" svg:width="0.423cm" svg:height="0.424cm" svg:x="4.233cm" svg:y="3.809cm" svg:viewBox="0 0 424 425" draw:points="0,425 0,0 424,0 424,425">
          <text:p/>
        </draw:polygon>
        <draw:polygon draw:style-name="gr1" draw:layer="layout" svg:width="0.423cm" svg:height="0.424cm" svg:x="4.233cm" svg:y="3.809cm" svg:viewBox="0 0 424 425" draw:points="0,425 0,0 424,0 424,425">
          <text:p/>
        </draw:polygon>
        <draw:polygon draw:style-name="gr1" draw:layer="layout" svg:width="0.423cm" svg:height="0.423cm" svg:x="4.233cm" svg:y="3.386cm" svg:viewBox="0 0 424 424" draw:points="0,424 0,0 424,0 424,424">
          <text:p/>
        </draw:polygon>
        <draw:polygon draw:style-name="gr1" draw:layer="layout" svg:width="0.423cm" svg:height="0.423cm" svg:x="4.233cm" svg:y="3.386cm" svg:viewBox="0 0 424 424" draw:points="0,424 0,0 424,0 424,424">
          <text:p/>
        </draw:polygon>
        <draw:polygon draw:style-name="gr1" draw:layer="layout" svg:width="0.423cm" svg:height="0.423cm" svg:x="4.233cm" svg:y="2.963cm" svg:viewBox="0 0 424 424" draw:points="0,424 0,0 424,0 424,424">
          <text:p/>
        </draw:polygon>
        <draw:polygon draw:style-name="gr1" draw:layer="layout" svg:width="0.423cm" svg:height="0.423cm" svg:x="4.233cm" svg:y="2.963cm" svg:viewBox="0 0 424 424" draw:points="0,424 0,0 424,0 424,424">
          <text:p/>
        </draw:polygon>
        <draw:polygon draw:style-name="gr1" draw:layer="layout" svg:width="0.423cm" svg:height="0.424cm" svg:x="4.233cm" svg:y="2.539cm" svg:viewBox="0 0 424 425" draw:points="0,425 0,0 424,0 424,425">
          <text:p/>
        </draw:polygon>
        <draw:polygon draw:style-name="gr1" draw:layer="layout" svg:width="0.423cm" svg:height="0.424cm" svg:x="4.233cm" svg:y="2.539cm" svg:viewBox="0 0 424 425" draw:points="0,425 0,0 424,0 424,425">
          <text:p/>
        </draw:polygon>
        <draw:polygon draw:style-name="gr1" draw:layer="layout" svg:width="0.423cm" svg:height="0.423cm" svg:x="4.233cm" svg:y="2.116cm" svg:viewBox="0 0 424 424" draw:points="0,424 0,0 424,0 424,424">
          <text:p/>
        </draw:polygon>
        <draw:polygon draw:style-name="gr1" draw:layer="layout" svg:width="0.423cm" svg:height="0.423cm" svg:x="4.233cm" svg:y="2.116cm" svg:viewBox="0 0 424 424" draw:points="0,424 0,0 424,0 424,424">
          <text:p/>
        </draw:polygon>
        <draw:polygon draw:style-name="gr1" draw:layer="layout" svg:width="0.423cm" svg:height="0.423cm" svg:x="4.233cm" svg:y="1.693cm" svg:viewBox="0 0 424 424" draw:points="0,424 0,0 424,0 424,424">
          <text:p/>
        </draw:polygon>
        <draw:polygon draw:style-name="gr1" draw:layer="layout" svg:width="0.423cm" svg:height="0.423cm" svg:x="4.233cm" svg:y="1.693cm" svg:viewBox="0 0 424 424" draw:points="0,424 0,0 424,0 424,424">
          <text:p/>
        </draw:polygon>
        <draw:polygon draw:style-name="gr1" draw:layer="layout" svg:width="0.423cm" svg:height="0.424cm" svg:x="4.233cm" svg:y="1.269cm" svg:viewBox="0 0 424 425" draw:points="0,425 0,0 424,0 424,425">
          <text:p/>
        </draw:polygon>
        <draw:polygon draw:style-name="gr1" draw:layer="layout" svg:width="0.423cm" svg:height="0.424cm" svg:x="4.233cm" svg:y="1.269cm" svg:viewBox="0 0 424 425" draw:points="0,425 0,0 424,0 424,425">
          <text:p/>
        </draw:polygon>
        <draw:polygon draw:style-name="gr1" draw:layer="layout" svg:width="0.423cm" svg:height="0.423cm" svg:x="4.233cm" svg:y="0.846cm" svg:viewBox="0 0 424 424" draw:points="0,424 0,0 424,0 424,424">
          <text:p/>
        </draw:polygon>
        <draw:polygon draw:style-name="gr1" draw:layer="layout" svg:width="0.423cm" svg:height="0.423cm" svg:x="4.233cm" svg:y="0.846cm" svg:viewBox="0 0 424 424" draw:points="0,424 0,0 424,0 424,424">
          <text:p/>
        </draw:polygon>
        <draw:polygon draw:style-name="gr1" draw:layer="layout" svg:width="0.423cm" svg:height="0.423cm" svg:x="4.233cm" svg:y="0.423cm" svg:viewBox="0 0 424 424" draw:points="0,424 0,0 424,0 424,424">
          <text:p/>
        </draw:polygon>
        <draw:polygon draw:style-name="gr1" draw:layer="layout" svg:width="0.423cm" svg:height="0.423cm" svg:x="4.233cm" svg:y="0.423cm" svg:viewBox="0 0 424 424" draw:points="0,424 0,0 424,0 424,424">
          <text:p/>
        </draw:polygon>
        <draw:polygon draw:style-name="gr1" draw:layer="layout" svg:width="0.423cm" svg:height="0.424cm" svg:x="4.233cm" svg:y="-0.001cm" svg:viewBox="0 0 424 425" draw:points="0,425 0,0 424,0 424,425">
          <text:p/>
        </draw:polygon>
        <draw:polygon draw:style-name="gr1" draw:layer="layout" svg:width="0.423cm" svg:height="0.424cm" svg:x="4.233cm" svg:y="-0.001cm" svg:viewBox="0 0 424 425" draw:points="0,425 0,0 424,0 424,425">
          <text:p/>
        </draw:polygon>
        <draw:polygon draw:style-name="gr1" draw:layer="layout" svg:width="0.423cm" svg:height="0.423cm" svg:x="4.656cm" svg:y="9.736cm" svg:viewBox="0 0 424 424" draw:points="0,424 0,0 424,0 424,424">
          <text:p/>
        </draw:polygon>
        <draw:polygon draw:style-name="gr1" draw:layer="layout" svg:width="0.423cm" svg:height="0.423cm" svg:x="4.656cm" svg:y="9.736cm" svg:viewBox="0 0 424 424" draw:points="0,424 0,0 424,0 424,424">
          <text:p/>
        </draw:polygon>
        <draw:polygon draw:style-name="gr1" draw:layer="layout" svg:width="0.423cm" svg:height="0.423cm" svg:x="4.656cm" svg:y="9.313cm" svg:viewBox="0 0 424 424" draw:points="0,424 0,0 424,0 424,424">
          <text:p/>
        </draw:polygon>
        <draw:polygon draw:style-name="gr1" draw:layer="layout" svg:width="0.423cm" svg:height="0.423cm" svg:x="4.656cm" svg:y="9.313cm" svg:viewBox="0 0 424 424" draw:points="0,424 0,0 424,0 424,424">
          <text:p/>
        </draw:polygon>
        <draw:polygon draw:style-name="gr1" draw:layer="layout" svg:width="0.423cm" svg:height="0.424cm" svg:x="4.656cm" svg:y="8.889cm" svg:viewBox="0 0 424 425" draw:points="0,425 0,0 424,0 424,425">
          <text:p/>
        </draw:polygon>
        <draw:polygon draw:style-name="gr1" draw:layer="layout" svg:width="0.423cm" svg:height="0.424cm" svg:x="4.656cm" svg:y="8.889cm" svg:viewBox="0 0 424 425" draw:points="0,425 0,0 424,0 424,425">
          <text:p/>
        </draw:polygon>
        <draw:polygon draw:style-name="gr2" draw:layer="layout" svg:width="0.423cm" svg:height="0.423cm" svg:x="4.656cm" svg:y="8.466cm" svg:viewBox="0 0 424 424" draw:points="0,424 0,0 424,0 424,424">
          <text:p/>
        </draw:polygon>
        <draw:polygon draw:style-name="gr2" draw:layer="layout" svg:width="0.423cm" svg:height="0.423cm" svg:x="4.656cm" svg:y="8.466cm" svg:viewBox="0 0 424 424" draw:points="0,424 0,0 424,0 424,424">
          <text:p/>
        </draw:polygon>
        <draw:polygon draw:style-name="gr1" draw:layer="layout" svg:width="0.423cm" svg:height="0.423cm" svg:x="4.656cm" svg:y="8.043cm" svg:viewBox="0 0 424 424" draw:points="0,424 0,0 424,0 424,424">
          <text:p/>
        </draw:polygon>
        <draw:polygon draw:style-name="gr1" draw:layer="layout" svg:width="0.423cm" svg:height="0.423cm" svg:x="4.656cm" svg:y="8.043cm" svg:viewBox="0 0 424 424" draw:points="0,424 0,0 424,0 424,424">
          <text:p/>
        </draw:polygon>
        <draw:polygon draw:style-name="gr1" draw:layer="layout" svg:width="0.423cm" svg:height="0.424cm" svg:x="4.656cm" svg:y="7.619cm" svg:viewBox="0 0 424 425" draw:points="0,425 0,0 424,0 424,425">
          <text:p/>
        </draw:polygon>
        <draw:polygon draw:style-name="gr1" draw:layer="layout" svg:width="0.423cm" svg:height="0.424cm" svg:x="4.656cm" svg:y="7.619cm" svg:viewBox="0 0 424 425" draw:points="0,425 0,0 424,0 424,425">
          <text:p/>
        </draw:polygon>
        <draw:polygon draw:style-name="gr1" draw:layer="layout" svg:width="0.423cm" svg:height="0.423cm" svg:x="4.656cm" svg:y="7.196cm" svg:viewBox="0 0 424 424" draw:points="0,424 0,0 424,0 424,424">
          <text:p/>
        </draw:polygon>
        <draw:polygon draw:style-name="gr1" draw:layer="layout" svg:width="0.423cm" svg:height="0.423cm" svg:x="4.656cm" svg:y="7.196cm" svg:viewBox="0 0 424 424" draw:points="0,424 0,0 424,0 424,424">
          <text:p/>
        </draw:polygon>
        <draw:polygon draw:style-name="gr1" draw:layer="layout" svg:width="0.423cm" svg:height="0.423cm" svg:x="4.656cm" svg:y="6.773cm" svg:viewBox="0 0 424 424" draw:points="0,424 0,0 424,0 424,424">
          <text:p/>
        </draw:polygon>
        <draw:polygon draw:style-name="gr1" draw:layer="layout" svg:width="0.423cm" svg:height="0.423cm" svg:x="4.656cm" svg:y="6.773cm" svg:viewBox="0 0 424 424" draw:points="0,424 0,0 424,0 424,424">
          <text:p/>
        </draw:polygon>
        <draw:polygon draw:style-name="gr1" draw:layer="layout" svg:width="0.423cm" svg:height="0.424cm" svg:x="4.656cm" svg:y="6.349cm" svg:viewBox="0 0 424 425" draw:points="0,425 0,0 424,0 424,425">
          <text:p/>
        </draw:polygon>
        <draw:polygon draw:style-name="gr1" draw:layer="layout" svg:width="0.423cm" svg:height="0.424cm" svg:x="4.656cm" svg:y="6.349cm" svg:viewBox="0 0 424 425" draw:points="0,425 0,0 424,0 424,425">
          <text:p/>
        </draw:polygon>
        <draw:polygon draw:style-name="gr1" draw:layer="layout" svg:width="0.423cm" svg:height="0.423cm" svg:x="4.656cm" svg:y="5.926cm" svg:viewBox="0 0 424 424" draw:points="0,424 0,0 424,0 424,424">
          <text:p/>
        </draw:polygon>
        <draw:polygon draw:style-name="gr1" draw:layer="layout" svg:width="0.423cm" svg:height="0.423cm" svg:x="4.656cm" svg:y="5.926cm" svg:viewBox="0 0 424 424" draw:points="0,424 0,0 424,0 424,424">
          <text:p/>
        </draw:polygon>
        <draw:polygon draw:style-name="gr1" draw:layer="layout" svg:width="0.423cm" svg:height="0.423cm" svg:x="4.656cm" svg:y="5.503cm" svg:viewBox="0 0 424 424" draw:points="0,424 0,0 424,0 424,424">
          <text:p/>
        </draw:polygon>
        <draw:polygon draw:style-name="gr1" draw:layer="layout" svg:width="0.423cm" svg:height="0.423cm" svg:x="4.656cm" svg:y="5.503cm" svg:viewBox="0 0 424 424" draw:points="0,424 0,0 424,0 424,424">
          <text:p/>
        </draw:polygon>
        <draw:polygon draw:style-name="gr1" draw:layer="layout" svg:width="0.423cm" svg:height="0.424cm" svg:x="4.656cm" svg:y="5.079cm" svg:viewBox="0 0 424 425" draw:points="0,425 0,0 424,0 424,425">
          <text:p/>
        </draw:polygon>
        <draw:polygon draw:style-name="gr1" draw:layer="layout" svg:width="0.423cm" svg:height="0.424cm" svg:x="4.656cm" svg:y="5.079cm" svg:viewBox="0 0 424 425" draw:points="0,425 0,0 424,0 424,425">
          <text:p/>
        </draw:polygon>
        <draw:polygon draw:style-name="gr1" draw:layer="layout" svg:width="0.423cm" svg:height="0.423cm" svg:x="4.656cm" svg:y="4.656cm" svg:viewBox="0 0 424 424" draw:points="0,424 0,0 424,0 424,424">
          <text:p/>
        </draw:polygon>
        <draw:polygon draw:style-name="gr1" draw:layer="layout" svg:width="0.423cm" svg:height="0.423cm" svg:x="4.656cm" svg:y="4.656cm" svg:viewBox="0 0 424 424" draw:points="0,424 0,0 424,0 424,424">
          <text:p/>
        </draw:polygon>
        <draw:polygon draw:style-name="gr1" draw:layer="layout" svg:width="0.423cm" svg:height="0.423cm" svg:x="4.656cm" svg:y="4.233cm" svg:viewBox="0 0 424 424" draw:points="0,424 0,0 424,0 424,424">
          <text:p/>
        </draw:polygon>
        <draw:polygon draw:style-name="gr1" draw:layer="layout" svg:width="0.423cm" svg:height="0.423cm" svg:x="4.656cm" svg:y="4.233cm" svg:viewBox="0 0 424 424" draw:points="0,424 0,0 424,0 424,424">
          <text:p/>
        </draw:polygon>
        <draw:polygon draw:style-name="gr1" draw:layer="layout" svg:width="0.423cm" svg:height="0.424cm" svg:x="4.656cm" svg:y="3.809cm" svg:viewBox="0 0 424 425" draw:points="0,425 0,0 424,0 424,425">
          <text:p/>
        </draw:polygon>
        <draw:polygon draw:style-name="gr1" draw:layer="layout" svg:width="0.423cm" svg:height="0.424cm" svg:x="4.656cm" svg:y="3.809cm" svg:viewBox="0 0 424 425" draw:points="0,425 0,0 424,0 424,425">
          <text:p/>
        </draw:polygon>
        <draw:polygon draw:style-name="gr1" draw:layer="layout" svg:width="0.423cm" svg:height="0.423cm" svg:x="4.656cm" svg:y="3.386cm" svg:viewBox="0 0 424 424" draw:points="0,424 0,0 424,0 424,424">
          <text:p/>
        </draw:polygon>
        <draw:polygon draw:style-name="gr1" draw:layer="layout" svg:width="0.423cm" svg:height="0.423cm" svg:x="4.656cm" svg:y="3.386cm" svg:viewBox="0 0 424 424" draw:points="0,424 0,0 424,0 424,424">
          <text:p/>
        </draw:polygon>
        <draw:polygon draw:style-name="gr1" draw:layer="layout" svg:width="0.423cm" svg:height="0.423cm" svg:x="4.656cm" svg:y="2.963cm" svg:viewBox="0 0 424 424" draw:points="0,424 0,0 424,0 424,424">
          <text:p/>
        </draw:polygon>
        <draw:polygon draw:style-name="gr1" draw:layer="layout" svg:width="0.423cm" svg:height="0.423cm" svg:x="4.656cm" svg:y="2.963cm" svg:viewBox="0 0 424 424" draw:points="0,424 0,0 424,0 424,424">
          <text:p/>
        </draw:polygon>
        <draw:polygon draw:style-name="gr1" draw:layer="layout" svg:width="0.423cm" svg:height="0.424cm" svg:x="4.656cm" svg:y="2.539cm" svg:viewBox="0 0 424 425" draw:points="0,425 0,0 424,0 424,425">
          <text:p/>
        </draw:polygon>
        <draw:polygon draw:style-name="gr1" draw:layer="layout" svg:width="0.423cm" svg:height="0.424cm" svg:x="4.656cm" svg:y="2.539cm" svg:viewBox="0 0 424 425" draw:points="0,425 0,0 424,0 424,425">
          <text:p/>
        </draw:polygon>
        <draw:polygon draw:style-name="gr1" draw:layer="layout" svg:width="0.423cm" svg:height="0.423cm" svg:x="4.656cm" svg:y="2.116cm" svg:viewBox="0 0 424 424" draw:points="0,424 0,0 424,0 424,424">
          <text:p/>
        </draw:polygon>
        <draw:polygon draw:style-name="gr1" draw:layer="layout" svg:width="0.423cm" svg:height="0.423cm" svg:x="4.656cm" svg:y="2.116cm" svg:viewBox="0 0 424 424" draw:points="0,424 0,0 424,0 424,424">
          <text:p/>
        </draw:polygon>
        <draw:polygon draw:style-name="gr1" draw:layer="layout" svg:width="0.423cm" svg:height="0.423cm" svg:x="4.656cm" svg:y="1.693cm" svg:viewBox="0 0 424 424" draw:points="0,424 0,0 424,0 424,424">
          <text:p/>
        </draw:polygon>
        <draw:polygon draw:style-name="gr1" draw:layer="layout" svg:width="0.423cm" svg:height="0.423cm" svg:x="4.656cm" svg:y="1.693cm" svg:viewBox="0 0 424 424" draw:points="0,424 0,0 424,0 424,424">
          <text:p/>
        </draw:polygon>
        <draw:polygon draw:style-name="gr1" draw:layer="layout" svg:width="0.423cm" svg:height="0.424cm" svg:x="4.656cm" svg:y="1.269cm" svg:viewBox="0 0 424 425" draw:points="0,425 0,0 424,0 424,425">
          <text:p/>
        </draw:polygon>
        <draw:polygon draw:style-name="gr1" draw:layer="layout" svg:width="0.423cm" svg:height="0.424cm" svg:x="4.656cm" svg:y="1.269cm" svg:viewBox="0 0 424 425" draw:points="0,425 0,0 424,0 424,425">
          <text:p/>
        </draw:polygon>
        <draw:polygon draw:style-name="gr1" draw:layer="layout" svg:width="0.423cm" svg:height="0.423cm" svg:x="4.656cm" svg:y="0.846cm" svg:viewBox="0 0 424 424" draw:points="0,424 0,0 424,0 424,424">
          <text:p/>
        </draw:polygon>
        <draw:polygon draw:style-name="gr1" draw:layer="layout" svg:width="0.423cm" svg:height="0.423cm" svg:x="4.656cm" svg:y="0.846cm" svg:viewBox="0 0 424 424" draw:points="0,424 0,0 424,0 424,424">
          <text:p/>
        </draw:polygon>
        <draw:polygon draw:style-name="gr1" draw:layer="layout" svg:width="0.423cm" svg:height="0.423cm" svg:x="4.656cm" svg:y="0.423cm" svg:viewBox="0 0 424 424" draw:points="0,424 0,0 424,0 424,424">
          <text:p/>
        </draw:polygon>
        <draw:polygon draw:style-name="gr1" draw:layer="layout" svg:width="0.423cm" svg:height="0.423cm" svg:x="4.656cm" svg:y="0.423cm" svg:viewBox="0 0 424 424" draw:points="0,424 0,0 424,0 424,424">
          <text:p/>
        </draw:polygon>
        <draw:polygon draw:style-name="gr1" draw:layer="layout" svg:width="0.423cm" svg:height="0.424cm" svg:x="4.656cm" svg:y="-0.001cm" svg:viewBox="0 0 424 425" draw:points="0,425 0,0 424,0 424,425">
          <text:p/>
        </draw:polygon>
        <draw:polygon draw:style-name="gr1" draw:layer="layout" svg:width="0.423cm" svg:height="0.424cm" svg:x="4.656cm" svg:y="-0.001cm" svg:viewBox="0 0 424 425" draw:points="0,425 0,0 424,0 424,425">
          <text:p/>
        </draw:polygon>
        <draw:polygon draw:style-name="gr1" draw:layer="layout" svg:width="0.424cm" svg:height="0.423cm" svg:x="5.079cm" svg:y="9.736cm" svg:viewBox="0 0 425 424" draw:points="0,424 0,0 425,0 425,424">
          <text:p/>
        </draw:polygon>
        <draw:polygon draw:style-name="gr1" draw:layer="layout" svg:width="0.424cm" svg:height="0.423cm" svg:x="5.079cm" svg:y="9.736cm" svg:viewBox="0 0 425 424" draw:points="0,424 0,0 425,0 425,424">
          <text:p/>
        </draw:polygon>
        <draw:polygon draw:style-name="gr1" draw:layer="layout" svg:width="0.424cm" svg:height="0.423cm" svg:x="5.079cm" svg:y="9.313cm" svg:viewBox="0 0 425 424" draw:points="0,424 0,0 425,0 425,424">
          <text:p/>
        </draw:polygon>
        <draw:polygon draw:style-name="gr1" draw:layer="layout" svg:width="0.424cm" svg:height="0.423cm" svg:x="5.079cm" svg:y="9.313cm" svg:viewBox="0 0 425 424" draw:points="0,424 0,0 425,0 425,424">
          <text:p/>
        </draw:polygon>
        <draw:polygon draw:style-name="gr1" draw:layer="layout" svg:width="0.424cm" svg:height="0.424cm" svg:x="5.079cm" svg:y="8.889cm" svg:viewBox="0 0 425 425" draw:points="0,425 0,0 425,0 425,425">
          <text:p/>
        </draw:polygon>
        <draw:polygon draw:style-name="gr1" draw:layer="layout" svg:width="0.424cm" svg:height="0.424cm" svg:x="5.079cm" svg:y="8.889cm" svg:viewBox="0 0 425 425" draw:points="0,425 0,0 425,0 425,425">
          <text:p/>
        </draw:polygon>
        <draw:polygon draw:style-name="gr2" draw:layer="layout" svg:width="0.424cm" svg:height="0.423cm" svg:x="5.079cm" svg:y="8.466cm" svg:viewBox="0 0 425 424" draw:points="0,424 0,0 425,0 425,424">
          <text:p/>
        </draw:polygon>
        <draw:polygon draw:style-name="gr2" draw:layer="layout" svg:width="0.424cm" svg:height="0.423cm" svg:x="5.079cm" svg:y="8.466cm" svg:viewBox="0 0 425 424" draw:points="0,424 0,0 425,0 425,424">
          <text:p/>
        </draw:polygon>
        <draw:polygon draw:style-name="gr1" draw:layer="layout" svg:width="0.424cm" svg:height="0.423cm" svg:x="5.079cm" svg:y="8.043cm" svg:viewBox="0 0 425 424" draw:points="0,424 0,0 425,0 425,424">
          <text:p/>
        </draw:polygon>
        <draw:polygon draw:style-name="gr1" draw:layer="layout" svg:width="0.424cm" svg:height="0.423cm" svg:x="5.079cm" svg:y="8.043cm" svg:viewBox="0 0 425 424" draw:points="0,424 0,0 425,0 425,424">
          <text:p/>
        </draw:polygon>
        <draw:polygon draw:style-name="gr1" draw:layer="layout" svg:width="0.424cm" svg:height="0.424cm" svg:x="5.079cm" svg:y="7.619cm" svg:viewBox="0 0 425 425" draw:points="0,425 0,0 425,0 425,425">
          <text:p/>
        </draw:polygon>
        <draw:polygon draw:style-name="gr1" draw:layer="layout" svg:width="0.424cm" svg:height="0.424cm" svg:x="5.079cm" svg:y="7.619cm" svg:viewBox="0 0 425 425" draw:points="0,425 0,0 425,0 425,425">
          <text:p/>
        </draw:polygon>
        <draw:polygon draw:style-name="gr1" draw:layer="layout" svg:width="0.424cm" svg:height="0.423cm" svg:x="5.079cm" svg:y="7.196cm" svg:viewBox="0 0 425 424" draw:points="0,424 0,0 425,0 425,424">
          <text:p/>
        </draw:polygon>
        <draw:polygon draw:style-name="gr1" draw:layer="layout" svg:width="0.424cm" svg:height="0.423cm" svg:x="5.079cm" svg:y="7.196cm" svg:viewBox="0 0 425 424" draw:points="0,424 0,0 425,0 425,424">
          <text:p/>
        </draw:polygon>
        <draw:polygon draw:style-name="gr1" draw:layer="layout" svg:width="0.424cm" svg:height="0.423cm" svg:x="5.079cm" svg:y="6.773cm" svg:viewBox="0 0 425 424" draw:points="0,424 0,0 425,0 425,424">
          <text:p/>
        </draw:polygon>
        <draw:polygon draw:style-name="gr1" draw:layer="layout" svg:width="0.424cm" svg:height="0.423cm" svg:x="5.079cm" svg:y="6.773cm" svg:viewBox="0 0 425 424" draw:points="0,424 0,0 425,0 425,424">
          <text:p/>
        </draw:polygon>
        <draw:polygon draw:style-name="gr1" draw:layer="layout" svg:width="0.424cm" svg:height="0.424cm" svg:x="5.079cm" svg:y="6.349cm" svg:viewBox="0 0 425 425" draw:points="0,425 0,0 425,0 425,425">
          <text:p/>
        </draw:polygon>
        <draw:polygon draw:style-name="gr1" draw:layer="layout" svg:width="0.424cm" svg:height="0.424cm" svg:x="5.079cm" svg:y="6.349cm" svg:viewBox="0 0 425 425" draw:points="0,425 0,0 425,0 425,425">
          <text:p/>
        </draw:polygon>
        <draw:polygon draw:style-name="gr1" draw:layer="layout" svg:width="0.424cm" svg:height="0.423cm" svg:x="5.079cm" svg:y="5.926cm" svg:viewBox="0 0 425 424" draw:points="0,424 0,0 425,0 425,424">
          <text:p/>
        </draw:polygon>
        <draw:polygon draw:style-name="gr1" draw:layer="layout" svg:width="0.424cm" svg:height="0.423cm" svg:x="5.079cm" svg:y="5.926cm" svg:viewBox="0 0 425 424" draw:points="0,424 0,0 425,0 425,424">
          <text:p/>
        </draw:polygon>
        <draw:polygon draw:style-name="gr1" draw:layer="layout" svg:width="0.424cm" svg:height="0.423cm" svg:x="5.079cm" svg:y="5.503cm" svg:viewBox="0 0 425 424" draw:points="0,424 0,0 425,0 425,424">
          <text:p/>
        </draw:polygon>
        <draw:polygon draw:style-name="gr1" draw:layer="layout" svg:width="0.424cm" svg:height="0.423cm" svg:x="5.079cm" svg:y="5.503cm" svg:viewBox="0 0 425 424" draw:points="0,424 0,0 425,0 425,424">
          <text:p/>
        </draw:polygon>
        <draw:polygon draw:style-name="gr1" draw:layer="layout" svg:width="0.424cm" svg:height="0.424cm" svg:x="5.079cm" svg:y="5.079cm" svg:viewBox="0 0 425 425" draw:points="0,425 0,0 425,0 425,425">
          <text:p/>
        </draw:polygon>
        <draw:polygon draw:style-name="gr1" draw:layer="layout" svg:width="0.424cm" svg:height="0.424cm" svg:x="5.079cm" svg:y="5.079cm" svg:viewBox="0 0 425 425" draw:points="0,425 0,0 425,0 425,425">
          <text:p/>
        </draw:polygon>
        <draw:polygon draw:style-name="gr1" draw:layer="layout" svg:width="0.424cm" svg:height="0.423cm" svg:x="5.079cm" svg:y="4.656cm" svg:viewBox="0 0 425 424" draw:points="0,424 0,0 425,0 425,424">
          <text:p/>
        </draw:polygon>
        <draw:polygon draw:style-name="gr1" draw:layer="layout" svg:width="0.424cm" svg:height="0.423cm" svg:x="5.079cm" svg:y="4.656cm" svg:viewBox="0 0 425 424" draw:points="0,424 0,0 425,0 425,424">
          <text:p/>
        </draw:polygon>
        <draw:polygon draw:style-name="gr1" draw:layer="layout" svg:width="0.424cm" svg:height="0.423cm" svg:x="5.079cm" svg:y="4.233cm" svg:viewBox="0 0 425 424" draw:points="0,424 0,0 425,0 425,424">
          <text:p/>
        </draw:polygon>
        <draw:polygon draw:style-name="gr1" draw:layer="layout" svg:width="0.424cm" svg:height="0.423cm" svg:x="5.079cm" svg:y="4.233cm" svg:viewBox="0 0 425 424" draw:points="0,424 0,0 425,0 425,424">
          <text:p/>
        </draw:polygon>
        <draw:polygon draw:style-name="gr1" draw:layer="layout" svg:width="0.424cm" svg:height="0.424cm" svg:x="5.079cm" svg:y="3.809cm" svg:viewBox="0 0 425 425" draw:points="0,425 0,0 425,0 425,425">
          <text:p/>
        </draw:polygon>
        <draw:polygon draw:style-name="gr1" draw:layer="layout" svg:width="0.424cm" svg:height="0.424cm" svg:x="5.079cm" svg:y="3.809cm" svg:viewBox="0 0 425 425" draw:points="0,425 0,0 425,0 425,425">
          <text:p/>
        </draw:polygon>
        <draw:polygon draw:style-name="gr1" draw:layer="layout" svg:width="0.424cm" svg:height="0.423cm" svg:x="5.079cm" svg:y="3.386cm" svg:viewBox="0 0 425 424" draw:points="0,424 0,0 425,0 425,424">
          <text:p/>
        </draw:polygon>
        <draw:polygon draw:style-name="gr1" draw:layer="layout" svg:width="0.424cm" svg:height="0.423cm" svg:x="5.079cm" svg:y="3.386cm" svg:viewBox="0 0 425 424" draw:points="0,424 0,0 425,0 425,424">
          <text:p/>
        </draw:polygon>
        <draw:polygon draw:style-name="gr1" draw:layer="layout" svg:width="0.424cm" svg:height="0.423cm" svg:x="5.079cm" svg:y="2.963cm" svg:viewBox="0 0 425 424" draw:points="0,424 0,0 425,0 425,424">
          <text:p/>
        </draw:polygon>
        <draw:polygon draw:style-name="gr1" draw:layer="layout" svg:width="0.424cm" svg:height="0.423cm" svg:x="5.079cm" svg:y="2.963cm" svg:viewBox="0 0 425 424" draw:points="0,424 0,0 425,0 425,424">
          <text:p/>
        </draw:polygon>
        <draw:polygon draw:style-name="gr1" draw:layer="layout" svg:width="0.424cm" svg:height="0.424cm" svg:x="5.079cm" svg:y="2.539cm" svg:viewBox="0 0 425 425" draw:points="0,425 0,0 425,0 425,425">
          <text:p/>
        </draw:polygon>
        <draw:polygon draw:style-name="gr1" draw:layer="layout" svg:width="0.424cm" svg:height="0.424cm" svg:x="5.079cm" svg:y="2.539cm" svg:viewBox="0 0 425 425" draw:points="0,425 0,0 425,0 425,425">
          <text:p/>
        </draw:polygon>
        <draw:polygon draw:style-name="gr1" draw:layer="layout" svg:width="0.424cm" svg:height="0.423cm" svg:x="5.079cm" svg:y="2.116cm" svg:viewBox="0 0 425 424" draw:points="0,424 0,0 425,0 425,424">
          <text:p/>
        </draw:polygon>
        <draw:polygon draw:style-name="gr1" draw:layer="layout" svg:width="0.424cm" svg:height="0.423cm" svg:x="5.079cm" svg:y="2.116cm" svg:viewBox="0 0 425 424" draw:points="0,424 0,0 425,0 425,424">
          <text:p/>
        </draw:polygon>
        <draw:polygon draw:style-name="gr1" draw:layer="layout" svg:width="0.424cm" svg:height="0.423cm" svg:x="5.079cm" svg:y="1.693cm" svg:viewBox="0 0 425 424" draw:points="0,424 0,0 425,0 425,424">
          <text:p/>
        </draw:polygon>
        <draw:polygon draw:style-name="gr1" draw:layer="layout" svg:width="0.424cm" svg:height="0.423cm" svg:x="5.079cm" svg:y="1.693cm" svg:viewBox="0 0 425 424" draw:points="0,424 0,0 425,0 425,424">
          <text:p/>
        </draw:polygon>
        <draw:polygon draw:style-name="gr1" draw:layer="layout" svg:width="0.424cm" svg:height="0.424cm" svg:x="5.079cm" svg:y="1.269cm" svg:viewBox="0 0 425 425" draw:points="0,425 0,0 425,0 425,425">
          <text:p/>
        </draw:polygon>
        <draw:polygon draw:style-name="gr1" draw:layer="layout" svg:width="0.424cm" svg:height="0.424cm" svg:x="5.079cm" svg:y="1.269cm" svg:viewBox="0 0 425 425" draw:points="0,425 0,0 425,0 425,425">
          <text:p/>
        </draw:polygon>
        <draw:polygon draw:style-name="gr1" draw:layer="layout" svg:width="0.424cm" svg:height="0.423cm" svg:x="5.079cm" svg:y="0.846cm" svg:viewBox="0 0 425 424" draw:points="0,424 0,0 425,0 425,424">
          <text:p/>
        </draw:polygon>
        <draw:polygon draw:style-name="gr1" draw:layer="layout" svg:width="0.424cm" svg:height="0.423cm" svg:x="5.079cm" svg:y="0.846cm" svg:viewBox="0 0 425 424" draw:points="0,424 0,0 425,0 425,424">
          <text:p/>
        </draw:polygon>
        <draw:polygon draw:style-name="gr1" draw:layer="layout" svg:width="0.424cm" svg:height="0.423cm" svg:x="5.079cm" svg:y="0.423cm" svg:viewBox="0 0 425 424" draw:points="0,424 0,0 425,0 425,424">
          <text:p/>
        </draw:polygon>
        <draw:polygon draw:style-name="gr1" draw:layer="layout" svg:width="0.424cm" svg:height="0.423cm" svg:x="5.079cm" svg:y="0.423cm" svg:viewBox="0 0 425 424" draw:points="0,424 0,0 425,0 425,424">
          <text:p/>
        </draw:polygon>
        <draw:polygon draw:style-name="gr1" draw:layer="layout" svg:width="0.424cm" svg:height="0.424cm" svg:x="5.079cm" svg:y="-0.001cm" svg:viewBox="0 0 425 425" draw:points="0,425 0,0 425,0 425,425">
          <text:p/>
        </draw:polygon>
        <draw:polygon draw:style-name="gr1" draw:layer="layout" svg:width="0.424cm" svg:height="0.424cm" svg:x="5.079cm" svg:y="-0.001cm" svg:viewBox="0 0 425 425" draw:points="0,425 0,0 425,0 425,425">
          <text:p/>
        </draw:polygon>
        <draw:polygon draw:style-name="gr1" draw:layer="layout" svg:width="0.423cm" svg:height="0.423cm" svg:x="5.503cm" svg:y="9.736cm" svg:viewBox="0 0 424 424" draw:points="0,424 0,0 424,0 424,424">
          <text:p/>
        </draw:polygon>
        <draw:polygon draw:style-name="gr1" draw:layer="layout" svg:width="0.423cm" svg:height="0.423cm" svg:x="5.503cm" svg:y="9.736cm" svg:viewBox="0 0 424 424" draw:points="0,424 0,0 424,0 424,424">
          <text:p/>
        </draw:polygon>
        <draw:polygon draw:style-name="gr1" draw:layer="layout" svg:width="0.423cm" svg:height="0.423cm" svg:x="5.503cm" svg:y="9.313cm" svg:viewBox="0 0 424 424" draw:points="0,424 0,0 424,0 424,424">
          <text:p/>
        </draw:polygon>
        <draw:polygon draw:style-name="gr1" draw:layer="layout" svg:width="0.423cm" svg:height="0.423cm" svg:x="5.503cm" svg:y="9.313cm" svg:viewBox="0 0 424 424" draw:points="0,424 0,0 424,0 424,424">
          <text:p/>
        </draw:polygon>
        <draw:polygon draw:style-name="gr1" draw:layer="layout" svg:width="0.423cm" svg:height="0.424cm" svg:x="5.503cm" svg:y="8.889cm" svg:viewBox="0 0 424 425" draw:points="0,425 0,0 424,0 424,425">
          <text:p/>
        </draw:polygon>
        <draw:polygon draw:style-name="gr1" draw:layer="layout" svg:width="0.423cm" svg:height="0.424cm" svg:x="5.503cm" svg:y="8.889cm" svg:viewBox="0 0 424 425" draw:points="0,425 0,0 424,0 424,425">
          <text:p/>
        </draw:polygon>
        <draw:polygon draw:style-name="gr2" draw:layer="layout" svg:width="0.423cm" svg:height="0.423cm" svg:x="5.503cm" svg:y="8.466cm" svg:viewBox="0 0 424 424" draw:points="0,424 0,0 424,0 424,424">
          <text:p/>
        </draw:polygon>
        <draw:polygon draw:style-name="gr2" draw:layer="layout" svg:width="0.423cm" svg:height="0.423cm" svg:x="5.503cm" svg:y="8.466cm" svg:viewBox="0 0 424 424" draw:points="0,424 0,0 424,0 424,424">
          <text:p/>
        </draw:polygon>
        <draw:polygon draw:style-name="gr1" draw:layer="layout" svg:width="0.423cm" svg:height="0.423cm" svg:x="5.503cm" svg:y="8.043cm" svg:viewBox="0 0 424 424" draw:points="0,424 0,0 424,0 424,424">
          <text:p/>
        </draw:polygon>
        <draw:polygon draw:style-name="gr1" draw:layer="layout" svg:width="0.423cm" svg:height="0.423cm" svg:x="5.503cm" svg:y="8.043cm" svg:viewBox="0 0 424 424" draw:points="0,424 0,0 424,0 424,424">
          <text:p/>
        </draw:polygon>
        <draw:polygon draw:style-name="gr1" draw:layer="layout" svg:width="0.423cm" svg:height="0.424cm" svg:x="5.503cm" svg:y="7.619cm" svg:viewBox="0 0 424 425" draw:points="0,425 0,0 424,0 424,425">
          <text:p/>
        </draw:polygon>
        <draw:polygon draw:style-name="gr1" draw:layer="layout" svg:width="0.423cm" svg:height="0.424cm" svg:x="5.503cm" svg:y="7.619cm" svg:viewBox="0 0 424 425" draw:points="0,425 0,0 424,0 424,425">
          <text:p/>
        </draw:polygon>
        <draw:polygon draw:style-name="gr1" draw:layer="layout" svg:width="0.423cm" svg:height="0.423cm" svg:x="5.503cm" svg:y="7.196cm" svg:viewBox="0 0 424 424" draw:points="0,424 0,0 424,0 424,424">
          <text:p/>
        </draw:polygon>
        <draw:polygon draw:style-name="gr1" draw:layer="layout" svg:width="0.423cm" svg:height="0.423cm" svg:x="5.503cm" svg:y="7.196cm" svg:viewBox="0 0 424 424" draw:points="0,424 0,0 424,0 424,424">
          <text:p/>
        </draw:polygon>
        <draw:polygon draw:style-name="gr1" draw:layer="layout" svg:width="0.423cm" svg:height="0.423cm" svg:x="5.503cm" svg:y="6.773cm" svg:viewBox="0 0 424 424" draw:points="0,424 0,0 424,0 424,424">
          <text:p/>
        </draw:polygon>
        <draw:polygon draw:style-name="gr1" draw:layer="layout" svg:width="0.423cm" svg:height="0.423cm" svg:x="5.503cm" svg:y="6.773cm" svg:viewBox="0 0 424 424" draw:points="0,424 0,0 424,0 424,424">
          <text:p/>
        </draw:polygon>
        <draw:polygon draw:style-name="gr1" draw:layer="layout" svg:width="0.423cm" svg:height="0.424cm" svg:x="5.503cm" svg:y="6.349cm" svg:viewBox="0 0 424 425" draw:points="0,425 0,0 424,0 424,425">
          <text:p/>
        </draw:polygon>
        <draw:polygon draw:style-name="gr1" draw:layer="layout" svg:width="0.423cm" svg:height="0.424cm" svg:x="5.503cm" svg:y="6.349cm" svg:viewBox="0 0 424 425" draw:points="0,425 0,0 424,0 424,425">
          <text:p/>
        </draw:polygon>
        <draw:polygon draw:style-name="gr1" draw:layer="layout" svg:width="0.423cm" svg:height="0.423cm" svg:x="5.503cm" svg:y="5.926cm" svg:viewBox="0 0 424 424" draw:points="0,424 0,0 424,0 424,424">
          <text:p/>
        </draw:polygon>
        <draw:polygon draw:style-name="gr1" draw:layer="layout" svg:width="0.423cm" svg:height="0.423cm" svg:x="5.503cm" svg:y="5.926cm" svg:viewBox="0 0 424 424" draw:points="0,424 0,0 424,0 424,424">
          <text:p/>
        </draw:polygon>
        <draw:polygon draw:style-name="gr1" draw:layer="layout" svg:width="0.423cm" svg:height="0.423cm" svg:x="5.503cm" svg:y="5.503cm" svg:viewBox="0 0 424 424" draw:points="0,424 0,0 424,0 424,424">
          <text:p/>
        </draw:polygon>
        <draw:polygon draw:style-name="gr1" draw:layer="layout" svg:width="0.423cm" svg:height="0.423cm" svg:x="5.503cm" svg:y="5.503cm" svg:viewBox="0 0 424 424" draw:points="0,424 0,0 424,0 424,424">
          <text:p/>
        </draw:polygon>
        <draw:polygon draw:style-name="gr1" draw:layer="layout" svg:width="0.423cm" svg:height="0.424cm" svg:x="5.503cm" svg:y="5.079cm" svg:viewBox="0 0 424 425" draw:points="0,425 0,0 424,0 424,425">
          <text:p/>
        </draw:polygon>
        <draw:polygon draw:style-name="gr1" draw:layer="layout" svg:width="0.423cm" svg:height="0.424cm" svg:x="5.503cm" svg:y="5.079cm" svg:viewBox="0 0 424 425" draw:points="0,425 0,0 424,0 424,425">
          <text:p/>
        </draw:polygon>
        <draw:polygon draw:style-name="gr1" draw:layer="layout" svg:width="0.423cm" svg:height="0.423cm" svg:x="5.503cm" svg:y="4.656cm" svg:viewBox="0 0 424 424" draw:points="0,424 0,0 424,0 424,424">
          <text:p/>
        </draw:polygon>
        <draw:polygon draw:style-name="gr1" draw:layer="layout" svg:width="0.423cm" svg:height="0.423cm" svg:x="5.503cm" svg:y="4.656cm" svg:viewBox="0 0 424 424" draw:points="0,424 0,0 424,0 424,424">
          <text:p/>
        </draw:polygon>
        <draw:polygon draw:style-name="gr1" draw:layer="layout" svg:width="0.423cm" svg:height="0.423cm" svg:x="5.503cm" svg:y="4.233cm" svg:viewBox="0 0 424 424" draw:points="0,424 0,0 424,0 424,424">
          <text:p/>
        </draw:polygon>
        <draw:polygon draw:style-name="gr1" draw:layer="layout" svg:width="0.423cm" svg:height="0.423cm" svg:x="5.503cm" svg:y="4.233cm" svg:viewBox="0 0 424 424" draw:points="0,424 0,0 424,0 424,424">
          <text:p/>
        </draw:polygon>
        <draw:polygon draw:style-name="gr1" draw:layer="layout" svg:width="0.423cm" svg:height="0.424cm" svg:x="5.503cm" svg:y="3.809cm" svg:viewBox="0 0 424 425" draw:points="0,425 0,0 424,0 424,425">
          <text:p/>
        </draw:polygon>
        <draw:polygon draw:style-name="gr1" draw:layer="layout" svg:width="0.423cm" svg:height="0.424cm" svg:x="5.503cm" svg:y="3.809cm" svg:viewBox="0 0 424 425" draw:points="0,425 0,0 424,0 424,425">
          <text:p/>
        </draw:polygon>
        <draw:polygon draw:style-name="gr1" draw:layer="layout" svg:width="0.423cm" svg:height="0.423cm" svg:x="5.503cm" svg:y="3.386cm" svg:viewBox="0 0 424 424" draw:points="0,424 0,0 424,0 424,424">
          <text:p/>
        </draw:polygon>
        <draw:polygon draw:style-name="gr1" draw:layer="layout" svg:width="0.423cm" svg:height="0.423cm" svg:x="5.503cm" svg:y="3.386cm" svg:viewBox="0 0 424 424" draw:points="0,424 0,0 424,0 424,424">
          <text:p/>
        </draw:polygon>
        <draw:polygon draw:style-name="gr1" draw:layer="layout" svg:width="0.423cm" svg:height="0.423cm" svg:x="5.503cm" svg:y="2.963cm" svg:viewBox="0 0 424 424" draw:points="0,424 0,0 424,0 424,424">
          <text:p/>
        </draw:polygon>
        <draw:polygon draw:style-name="gr1" draw:layer="layout" svg:width="0.423cm" svg:height="0.423cm" svg:x="5.503cm" svg:y="2.963cm" svg:viewBox="0 0 424 424" draw:points="0,424 0,0 424,0 424,424">
          <text:p/>
        </draw:polygon>
        <draw:polygon draw:style-name="gr1" draw:layer="layout" svg:width="0.423cm" svg:height="0.424cm" svg:x="5.503cm" svg:y="2.539cm" svg:viewBox="0 0 424 425" draw:points="0,425 0,0 424,0 424,425">
          <text:p/>
        </draw:polygon>
        <draw:polygon draw:style-name="gr1" draw:layer="layout" svg:width="0.423cm" svg:height="0.424cm" svg:x="5.503cm" svg:y="2.539cm" svg:viewBox="0 0 424 425" draw:points="0,425 0,0 424,0 424,425">
          <text:p/>
        </draw:polygon>
        <draw:polygon draw:style-name="gr1" draw:layer="layout" svg:width="0.423cm" svg:height="0.423cm" svg:x="5.503cm" svg:y="2.116cm" svg:viewBox="0 0 424 424" draw:points="0,424 0,0 424,0 424,424">
          <text:p/>
        </draw:polygon>
        <draw:polygon draw:style-name="gr1" draw:layer="layout" svg:width="0.423cm" svg:height="0.423cm" svg:x="5.503cm" svg:y="2.116cm" svg:viewBox="0 0 424 424" draw:points="0,424 0,0 424,0 424,424">
          <text:p/>
        </draw:polygon>
        <draw:polygon draw:style-name="gr1" draw:layer="layout" svg:width="0.423cm" svg:height="0.423cm" svg:x="5.503cm" svg:y="1.693cm" svg:viewBox="0 0 424 424" draw:points="0,424 0,0 424,0 424,424">
          <text:p/>
        </draw:polygon>
        <draw:polygon draw:style-name="gr1" draw:layer="layout" svg:width="0.423cm" svg:height="0.423cm" svg:x="5.503cm" svg:y="1.693cm" svg:viewBox="0 0 424 424" draw:points="0,424 0,0 424,0 424,424">
          <text:p/>
        </draw:polygon>
        <draw:polygon draw:style-name="gr1" draw:layer="layout" svg:width="0.423cm" svg:height="0.424cm" svg:x="5.503cm" svg:y="1.269cm" svg:viewBox="0 0 424 425" draw:points="0,425 0,0 424,0 424,425">
          <text:p/>
        </draw:polygon>
        <draw:polygon draw:style-name="gr1" draw:layer="layout" svg:width="0.423cm" svg:height="0.424cm" svg:x="5.503cm" svg:y="1.269cm" svg:viewBox="0 0 424 425" draw:points="0,425 0,0 424,0 424,425">
          <text:p/>
        </draw:polygon>
        <draw:polygon draw:style-name="gr1" draw:layer="layout" svg:width="0.423cm" svg:height="0.423cm" svg:x="5.503cm" svg:y="0.846cm" svg:viewBox="0 0 424 424" draw:points="0,424 0,0 424,0 424,424">
          <text:p/>
        </draw:polygon>
        <draw:polygon draw:style-name="gr1" draw:layer="layout" svg:width="0.423cm" svg:height="0.423cm" svg:x="5.503cm" svg:y="0.846cm" svg:viewBox="0 0 424 424" draw:points="0,424 0,0 424,0 424,424">
          <text:p/>
        </draw:polygon>
        <draw:polygon draw:style-name="gr1" draw:layer="layout" svg:width="0.423cm" svg:height="0.423cm" svg:x="5.503cm" svg:y="0.423cm" svg:viewBox="0 0 424 424" draw:points="0,424 0,0 424,0 424,424">
          <text:p/>
        </draw:polygon>
        <draw:polygon draw:style-name="gr1" draw:layer="layout" svg:width="0.423cm" svg:height="0.423cm" svg:x="5.503cm" svg:y="0.423cm" svg:viewBox="0 0 424 424" draw:points="0,424 0,0 424,0 424,424">
          <text:p/>
        </draw:polygon>
        <draw:polygon draw:style-name="gr1" draw:layer="layout" svg:width="0.423cm" svg:height="0.424cm" svg:x="5.503cm" svg:y="-0.001cm" svg:viewBox="0 0 424 425" draw:points="0,425 0,0 424,0 424,425">
          <text:p/>
        </draw:polygon>
        <draw:polygon draw:style-name="gr1" draw:layer="layout" svg:width="0.423cm" svg:height="0.424cm" svg:x="5.503cm" svg:y="-0.001cm" svg:viewBox="0 0 424 425" draw:points="0,425 0,0 424,0 424,425">
          <text:p/>
        </draw:polygon>
        <draw:polygon draw:style-name="gr1" draw:layer="layout" svg:width="0.423cm" svg:height="0.423cm" svg:x="5.926cm" svg:y="9.736cm" svg:viewBox="0 0 424 424" draw:points="0,424 0,0 424,0 424,424">
          <text:p/>
        </draw:polygon>
        <draw:polygon draw:style-name="gr1" draw:layer="layout" svg:width="0.423cm" svg:height="0.423cm" svg:x="5.926cm" svg:y="9.736cm" svg:viewBox="0 0 424 424" draw:points="0,424 0,0 424,0 424,424">
          <text:p/>
        </draw:polygon>
        <draw:polygon draw:style-name="gr1" draw:layer="layout" svg:width="0.423cm" svg:height="0.423cm" svg:x="5.926cm" svg:y="9.313cm" svg:viewBox="0 0 424 424" draw:points="0,424 0,0 424,0 424,424">
          <text:p/>
        </draw:polygon>
        <draw:polygon draw:style-name="gr1" draw:layer="layout" svg:width="0.423cm" svg:height="0.423cm" svg:x="5.926cm" svg:y="9.313cm" svg:viewBox="0 0 424 424" draw:points="0,424 0,0 424,0 424,424">
          <text:p/>
        </draw:polygon>
        <draw:polygon draw:style-name="gr1" draw:layer="layout" svg:width="0.423cm" svg:height="0.424cm" svg:x="5.926cm" svg:y="8.889cm" svg:viewBox="0 0 424 425" draw:points="0,425 0,0 424,0 424,425">
          <text:p/>
        </draw:polygon>
        <draw:polygon draw:style-name="gr1" draw:layer="layout" svg:width="0.423cm" svg:height="0.424cm" svg:x="5.926cm" svg:y="8.889cm" svg:viewBox="0 0 424 425" draw:points="0,425 0,0 424,0 424,425">
          <text:p/>
        </draw:polygon>
        <draw:polygon draw:style-name="gr2" draw:layer="layout" svg:width="0.423cm" svg:height="0.423cm" svg:x="5.926cm" svg:y="8.466cm" svg:viewBox="0 0 424 424" draw:points="0,424 0,0 424,0 424,424">
          <text:p/>
        </draw:polygon>
        <draw:polygon draw:style-name="gr2" draw:layer="layout" svg:width="0.423cm" svg:height="0.423cm" svg:x="5.926cm" svg:y="8.466cm" svg:viewBox="0 0 424 424" draw:points="0,424 0,0 424,0 424,424">
          <text:p/>
        </draw:polygon>
        <draw:polygon draw:style-name="gr1" draw:layer="layout" svg:width="0.423cm" svg:height="0.423cm" svg:x="5.926cm" svg:y="8.043cm" svg:viewBox="0 0 424 424" draw:points="0,424 0,0 424,0 424,424">
          <text:p/>
        </draw:polygon>
        <draw:polygon draw:style-name="gr1" draw:layer="layout" svg:width="0.423cm" svg:height="0.423cm" svg:x="5.926cm" svg:y="8.043cm" svg:viewBox="0 0 424 424" draw:points="0,424 0,0 424,0 424,424">
          <text:p/>
        </draw:polygon>
        <draw:polygon draw:style-name="gr1" draw:layer="layout" svg:width="0.423cm" svg:height="0.424cm" svg:x="5.926cm" svg:y="7.619cm" svg:viewBox="0 0 424 425" draw:points="0,425 0,0 424,0 424,425">
          <text:p/>
        </draw:polygon>
        <draw:polygon draw:style-name="gr1" draw:layer="layout" svg:width="0.423cm" svg:height="0.424cm" svg:x="5.926cm" svg:y="7.619cm" svg:viewBox="0 0 424 425" draw:points="0,425 0,0 424,0 424,425">
          <text:p/>
        </draw:polygon>
        <draw:polygon draw:style-name="gr1" draw:layer="layout" svg:width="0.423cm" svg:height="0.423cm" svg:x="5.926cm" svg:y="7.196cm" svg:viewBox="0 0 424 424" draw:points="0,424 0,0 424,0 424,424">
          <text:p/>
        </draw:polygon>
        <draw:polygon draw:style-name="gr1" draw:layer="layout" svg:width="0.423cm" svg:height="0.423cm" svg:x="5.926cm" svg:y="7.196cm" svg:viewBox="0 0 424 424" draw:points="0,424 0,0 424,0 424,424">
          <text:p/>
        </draw:polygon>
        <draw:polygon draw:style-name="gr1" draw:layer="layout" svg:width="0.423cm" svg:height="0.423cm" svg:x="5.926cm" svg:y="6.773cm" svg:viewBox="0 0 424 424" draw:points="0,424 0,0 424,0 424,424">
          <text:p/>
        </draw:polygon>
        <draw:polygon draw:style-name="gr1" draw:layer="layout" svg:width="0.423cm" svg:height="0.423cm" svg:x="5.926cm" svg:y="6.773cm" svg:viewBox="0 0 424 424" draw:points="0,424 0,0 424,0 424,424">
          <text:p/>
        </draw:polygon>
        <draw:polygon draw:style-name="gr1" draw:layer="layout" svg:width="0.423cm" svg:height="0.424cm" svg:x="5.926cm" svg:y="6.349cm" svg:viewBox="0 0 424 425" draw:points="0,425 0,0 424,0 424,425">
          <text:p/>
        </draw:polygon>
        <draw:polygon draw:style-name="gr1" draw:layer="layout" svg:width="0.423cm" svg:height="0.424cm" svg:x="5.926cm" svg:y="6.349cm" svg:viewBox="0 0 424 425" draw:points="0,425 0,0 424,0 424,425">
          <text:p/>
        </draw:polygon>
        <draw:polygon draw:style-name="gr1" draw:layer="layout" svg:width="0.423cm" svg:height="0.423cm" svg:x="5.926cm" svg:y="5.926cm" svg:viewBox="0 0 424 424" draw:points="0,424 0,0 424,0 424,424">
          <text:p/>
        </draw:polygon>
        <draw:polygon draw:style-name="gr1" draw:layer="layout" svg:width="0.423cm" svg:height="0.423cm" svg:x="5.926cm" svg:y="5.926cm" svg:viewBox="0 0 424 424" draw:points="0,424 0,0 424,0 424,424">
          <text:p/>
        </draw:polygon>
        <draw:polygon draw:style-name="gr1" draw:layer="layout" svg:width="0.423cm" svg:height="0.423cm" svg:x="5.926cm" svg:y="5.503cm" svg:viewBox="0 0 424 424" draw:points="0,424 0,0 424,0 424,424">
          <text:p/>
        </draw:polygon>
        <draw:polygon draw:style-name="gr1" draw:layer="layout" svg:width="0.423cm" svg:height="0.423cm" svg:x="5.926cm" svg:y="5.503cm" svg:viewBox="0 0 424 424" draw:points="0,424 0,0 424,0 424,424">
          <text:p/>
        </draw:polygon>
        <draw:polygon draw:style-name="gr1" draw:layer="layout" svg:width="0.423cm" svg:height="0.424cm" svg:x="5.926cm" svg:y="5.079cm" svg:viewBox="0 0 424 425" draw:points="0,425 0,0 424,0 424,425">
          <text:p/>
        </draw:polygon>
        <draw:polygon draw:style-name="gr1" draw:layer="layout" svg:width="0.423cm" svg:height="0.424cm" svg:x="5.926cm" svg:y="5.079cm" svg:viewBox="0 0 424 425" draw:points="0,425 0,0 424,0 424,425">
          <text:p/>
        </draw:polygon>
        <draw:polygon draw:style-name="gr1" draw:layer="layout" svg:width="0.423cm" svg:height="0.423cm" svg:x="5.926cm" svg:y="4.656cm" svg:viewBox="0 0 424 424" draw:points="0,424 0,0 424,0 424,424">
          <text:p/>
        </draw:polygon>
        <draw:polygon draw:style-name="gr1" draw:layer="layout" svg:width="0.423cm" svg:height="0.423cm" svg:x="5.926cm" svg:y="4.656cm" svg:viewBox="0 0 424 424" draw:points="0,424 0,0 424,0 424,424">
          <text:p/>
        </draw:polygon>
        <draw:polygon draw:style-name="gr1" draw:layer="layout" svg:width="0.423cm" svg:height="0.423cm" svg:x="5.926cm" svg:y="4.233cm" svg:viewBox="0 0 424 424" draw:points="0,424 0,0 424,0 424,424">
          <text:p/>
        </draw:polygon>
        <draw:polygon draw:style-name="gr1" draw:layer="layout" svg:width="0.423cm" svg:height="0.423cm" svg:x="5.926cm" svg:y="4.233cm" svg:viewBox="0 0 424 424" draw:points="0,424 0,0 424,0 424,424">
          <text:p/>
        </draw:polygon>
        <draw:polygon draw:style-name="gr1" draw:layer="layout" svg:width="0.423cm" svg:height="0.424cm" svg:x="5.926cm" svg:y="3.809cm" svg:viewBox="0 0 424 425" draw:points="0,425 0,0 424,0 424,425">
          <text:p/>
        </draw:polygon>
        <draw:polygon draw:style-name="gr1" draw:layer="layout" svg:width="0.423cm" svg:height="0.424cm" svg:x="5.926cm" svg:y="3.809cm" svg:viewBox="0 0 424 425" draw:points="0,425 0,0 424,0 424,425">
          <text:p/>
        </draw:polygon>
        <draw:polygon draw:style-name="gr1" draw:layer="layout" svg:width="0.423cm" svg:height="0.423cm" svg:x="5.926cm" svg:y="3.386cm" svg:viewBox="0 0 424 424" draw:points="0,424 0,0 424,0 424,424">
          <text:p/>
        </draw:polygon>
        <draw:polygon draw:style-name="gr1" draw:layer="layout" svg:width="0.423cm" svg:height="0.423cm" svg:x="5.926cm" svg:y="3.386cm" svg:viewBox="0 0 424 424" draw:points="0,424 0,0 424,0 424,424">
          <text:p/>
        </draw:polygon>
        <draw:polygon draw:style-name="gr1" draw:layer="layout" svg:width="0.423cm" svg:height="0.423cm" svg:x="5.926cm" svg:y="2.963cm" svg:viewBox="0 0 424 424" draw:points="0,424 0,0 424,0 424,424">
          <text:p/>
        </draw:polygon>
        <draw:polygon draw:style-name="gr1" draw:layer="layout" svg:width="0.423cm" svg:height="0.423cm" svg:x="5.926cm" svg:y="2.963cm" svg:viewBox="0 0 424 424" draw:points="0,424 0,0 424,0 424,424">
          <text:p/>
        </draw:polygon>
        <draw:polygon draw:style-name="gr1" draw:layer="layout" svg:width="0.423cm" svg:height="0.424cm" svg:x="5.926cm" svg:y="2.539cm" svg:viewBox="0 0 424 425" draw:points="0,425 0,0 424,0 424,425">
          <text:p/>
        </draw:polygon>
        <draw:polygon draw:style-name="gr1" draw:layer="layout" svg:width="0.423cm" svg:height="0.424cm" svg:x="5.926cm" svg:y="2.539cm" svg:viewBox="0 0 424 425" draw:points="0,425 0,0 424,0 424,425">
          <text:p/>
        </draw:polygon>
        <draw:polygon draw:style-name="gr1" draw:layer="layout" svg:width="0.423cm" svg:height="0.423cm" svg:x="5.926cm" svg:y="2.116cm" svg:viewBox="0 0 424 424" draw:points="0,424 0,0 424,0 424,424">
          <text:p/>
        </draw:polygon>
        <draw:polygon draw:style-name="gr1" draw:layer="layout" svg:width="0.423cm" svg:height="0.423cm" svg:x="5.926cm" svg:y="2.116cm" svg:viewBox="0 0 424 424" draw:points="0,424 0,0 424,0 424,424">
          <text:p/>
        </draw:polygon>
        <draw:polygon draw:style-name="gr1" draw:layer="layout" svg:width="0.423cm" svg:height="0.423cm" svg:x="5.926cm" svg:y="1.693cm" svg:viewBox="0 0 424 424" draw:points="0,424 0,0 424,0 424,424">
          <text:p/>
        </draw:polygon>
        <draw:polygon draw:style-name="gr1" draw:layer="layout" svg:width="0.423cm" svg:height="0.423cm" svg:x="5.926cm" svg:y="1.693cm" svg:viewBox="0 0 424 424" draw:points="0,424 0,0 424,0 424,424">
          <text:p/>
        </draw:polygon>
        <draw:polygon draw:style-name="gr1" draw:layer="layout" svg:width="0.423cm" svg:height="0.424cm" svg:x="5.926cm" svg:y="1.269cm" svg:viewBox="0 0 424 425" draw:points="0,425 0,0 424,0 424,425">
          <text:p/>
        </draw:polygon>
        <draw:polygon draw:style-name="gr1" draw:layer="layout" svg:width="0.423cm" svg:height="0.424cm" svg:x="5.926cm" svg:y="1.269cm" svg:viewBox="0 0 424 425" draw:points="0,425 0,0 424,0 424,425">
          <text:p/>
        </draw:polygon>
        <draw:polygon draw:style-name="gr1" draw:layer="layout" svg:width="0.423cm" svg:height="0.423cm" svg:x="5.926cm" svg:y="0.846cm" svg:viewBox="0 0 424 424" draw:points="0,424 0,0 424,0 424,424">
          <text:p/>
        </draw:polygon>
        <draw:polygon draw:style-name="gr1" draw:layer="layout" svg:width="0.423cm" svg:height="0.423cm" svg:x="5.926cm" svg:y="0.846cm" svg:viewBox="0 0 424 424" draw:points="0,424 0,0 424,0 424,424">
          <text:p/>
        </draw:polygon>
        <draw:polygon draw:style-name="gr1" draw:layer="layout" svg:width="0.423cm" svg:height="0.423cm" svg:x="5.926cm" svg:y="0.423cm" svg:viewBox="0 0 424 424" draw:points="0,424 0,0 424,0 424,424">
          <text:p/>
        </draw:polygon>
        <draw:polygon draw:style-name="gr1" draw:layer="layout" svg:width="0.423cm" svg:height="0.423cm" svg:x="5.926cm" svg:y="0.423cm" svg:viewBox="0 0 424 424" draw:points="0,424 0,0 424,0 424,424">
          <text:p/>
        </draw:polygon>
        <draw:polygon draw:style-name="gr1" draw:layer="layout" svg:width="0.423cm" svg:height="0.424cm" svg:x="5.926cm" svg:y="-0.001cm" svg:viewBox="0 0 424 425" draw:points="0,425 0,0 424,0 424,425">
          <text:p/>
        </draw:polygon>
        <draw:polygon draw:style-name="gr1" draw:layer="layout" svg:width="0.423cm" svg:height="0.424cm" svg:x="5.926cm" svg:y="-0.001cm" svg:viewBox="0 0 424 425" draw:points="0,425 0,0 424,0 424,425">
          <text:p/>
        </draw:polygon>
        <draw:polygon draw:style-name="gr1" draw:layer="layout" svg:width="0.424cm" svg:height="0.423cm" svg:x="6.349cm" svg:y="9.736cm" svg:viewBox="0 0 425 424" draw:points="0,424 0,0 425,0 425,424">
          <text:p/>
        </draw:polygon>
        <draw:polygon draw:style-name="gr1" draw:layer="layout" svg:width="0.424cm" svg:height="0.423cm" svg:x="6.349cm" svg:y="9.736cm" svg:viewBox="0 0 425 424" draw:points="0,424 0,0 425,0 425,424">
          <text:p/>
        </draw:polygon>
        <draw:polygon draw:style-name="gr1" draw:layer="layout" svg:width="0.424cm" svg:height="0.423cm" svg:x="6.349cm" svg:y="9.313cm" svg:viewBox="0 0 425 424" draw:points="0,424 0,0 425,0 425,424">
          <text:p/>
        </draw:polygon>
        <draw:polygon draw:style-name="gr1" draw:layer="layout" svg:width="0.424cm" svg:height="0.423cm" svg:x="6.349cm" svg:y="9.313cm" svg:viewBox="0 0 425 424" draw:points="0,424 0,0 425,0 425,424">
          <text:p/>
        </draw:polygon>
        <draw:polygon draw:style-name="gr1" draw:layer="layout" svg:width="0.424cm" svg:height="0.424cm" svg:x="6.349cm" svg:y="8.889cm" svg:viewBox="0 0 425 425" draw:points="0,425 0,0 425,0 425,425">
          <text:p/>
        </draw:polygon>
        <draw:polygon draw:style-name="gr1" draw:layer="layout" svg:width="0.424cm" svg:height="0.424cm" svg:x="6.349cm" svg:y="8.889cm" svg:viewBox="0 0 425 425" draw:points="0,425 0,0 425,0 425,425">
          <text:p/>
        </draw:polygon>
        <draw:polygon draw:style-name="gr2" draw:layer="layout" svg:width="0.424cm" svg:height="0.423cm" svg:x="6.349cm" svg:y="8.466cm" svg:viewBox="0 0 425 424" draw:points="0,424 0,0 425,0 425,424">
          <text:p/>
        </draw:polygon>
        <draw:polygon draw:style-name="gr2" draw:layer="layout" svg:width="0.424cm" svg:height="0.423cm" svg:x="6.349cm" svg:y="8.466cm" svg:viewBox="0 0 425 424" draw:points="0,424 0,0 425,0 425,424">
          <text:p/>
        </draw:polygon>
        <draw:polygon draw:style-name="gr1" draw:layer="layout" svg:width="0.424cm" svg:height="0.423cm" svg:x="6.349cm" svg:y="8.043cm" svg:viewBox="0 0 425 424" draw:points="0,424 0,0 425,0 425,424">
          <text:p/>
        </draw:polygon>
        <draw:polygon draw:style-name="gr1" draw:layer="layout" svg:width="0.424cm" svg:height="0.423cm" svg:x="6.349cm" svg:y="8.043cm" svg:viewBox="0 0 425 424" draw:points="0,424 0,0 425,0 425,424">
          <text:p/>
        </draw:polygon>
        <draw:polygon draw:style-name="gr1" draw:layer="layout" svg:width="0.424cm" svg:height="0.424cm" svg:x="6.349cm" svg:y="7.619cm" svg:viewBox="0 0 425 425" draw:points="0,425 0,0 425,0 425,425">
          <text:p/>
        </draw:polygon>
        <draw:polygon draw:style-name="gr1" draw:layer="layout" svg:width="0.424cm" svg:height="0.424cm" svg:x="6.349cm" svg:y="7.619cm" svg:viewBox="0 0 425 425" draw:points="0,425 0,0 425,0 425,425">
          <text:p/>
        </draw:polygon>
        <draw:polygon draw:style-name="gr1" draw:layer="layout" svg:width="0.424cm" svg:height="0.423cm" svg:x="6.349cm" svg:y="7.196cm" svg:viewBox="0 0 425 424" draw:points="0,424 0,0 425,0 425,424">
          <text:p/>
        </draw:polygon>
        <draw:polygon draw:style-name="gr1" draw:layer="layout" svg:width="0.424cm" svg:height="0.423cm" svg:x="6.349cm" svg:y="7.196cm" svg:viewBox="0 0 425 424" draw:points="0,424 0,0 425,0 425,424">
          <text:p/>
        </draw:polygon>
        <draw:polygon draw:style-name="gr1" draw:layer="layout" svg:width="0.424cm" svg:height="0.423cm" svg:x="6.349cm" svg:y="6.773cm" svg:viewBox="0 0 425 424" draw:points="0,424 0,0 425,0 425,424">
          <text:p/>
        </draw:polygon>
        <draw:polygon draw:style-name="gr1" draw:layer="layout" svg:width="0.424cm" svg:height="0.423cm" svg:x="6.349cm" svg:y="6.773cm" svg:viewBox="0 0 425 424" draw:points="0,424 0,0 425,0 425,424">
          <text:p/>
        </draw:polygon>
        <draw:polygon draw:style-name="gr1" draw:layer="layout" svg:width="0.424cm" svg:height="0.424cm" svg:x="6.349cm" svg:y="6.349cm" svg:viewBox="0 0 425 425" draw:points="0,425 0,0 425,0 425,425">
          <text:p/>
        </draw:polygon>
        <draw:polygon draw:style-name="gr1" draw:layer="layout" svg:width="0.424cm" svg:height="0.424cm" svg:x="6.349cm" svg:y="6.349cm" svg:viewBox="0 0 425 425" draw:points="0,425 0,0 425,0 425,425">
          <text:p/>
        </draw:polygon>
        <draw:polygon draw:style-name="gr1" draw:layer="layout" svg:width="0.424cm" svg:height="0.423cm" svg:x="6.349cm" svg:y="5.926cm" svg:viewBox="0 0 425 424" draw:points="0,424 0,0 425,0 425,424">
          <text:p/>
        </draw:polygon>
        <draw:polygon draw:style-name="gr1" draw:layer="layout" svg:width="0.424cm" svg:height="0.423cm" svg:x="6.349cm" svg:y="5.926cm" svg:viewBox="0 0 425 424" draw:points="0,424 0,0 425,0 425,424">
          <text:p/>
        </draw:polygon>
        <draw:polygon draw:style-name="gr1" draw:layer="layout" svg:width="0.424cm" svg:height="0.423cm" svg:x="6.349cm" svg:y="5.503cm" svg:viewBox="0 0 425 424" draw:points="0,424 0,0 425,0 425,424">
          <text:p/>
        </draw:polygon>
        <draw:polygon draw:style-name="gr1" draw:layer="layout" svg:width="0.424cm" svg:height="0.423cm" svg:x="6.349cm" svg:y="5.503cm" svg:viewBox="0 0 425 424" draw:points="0,424 0,0 425,0 425,424">
          <text:p/>
        </draw:polygon>
        <draw:polygon draw:style-name="gr1" draw:layer="layout" svg:width="0.424cm" svg:height="0.424cm" svg:x="6.349cm" svg:y="5.079cm" svg:viewBox="0 0 425 425" draw:points="0,425 0,0 425,0 425,425">
          <text:p/>
        </draw:polygon>
        <draw:polygon draw:style-name="gr1" draw:layer="layout" svg:width="0.424cm" svg:height="0.424cm" svg:x="6.349cm" svg:y="5.079cm" svg:viewBox="0 0 425 425" draw:points="0,425 0,0 425,0 425,425">
          <text:p/>
        </draw:polygon>
        <draw:polygon draw:style-name="gr1" draw:layer="layout" svg:width="0.424cm" svg:height="0.423cm" svg:x="6.349cm" svg:y="4.656cm" svg:viewBox="0 0 425 424" draw:points="0,424 0,0 425,0 425,424">
          <text:p/>
        </draw:polygon>
        <draw:polygon draw:style-name="gr1" draw:layer="layout" svg:width="0.424cm" svg:height="0.423cm" svg:x="6.349cm" svg:y="4.656cm" svg:viewBox="0 0 425 424" draw:points="0,424 0,0 425,0 425,424">
          <text:p/>
        </draw:polygon>
        <draw:polygon draw:style-name="gr1" draw:layer="layout" svg:width="0.424cm" svg:height="0.423cm" svg:x="6.349cm" svg:y="4.233cm" svg:viewBox="0 0 425 424" draw:points="0,424 0,0 425,0 425,424">
          <text:p/>
        </draw:polygon>
        <draw:polygon draw:style-name="gr1" draw:layer="layout" svg:width="0.424cm" svg:height="0.423cm" svg:x="6.349cm" svg:y="4.233cm" svg:viewBox="0 0 425 424" draw:points="0,424 0,0 425,0 425,424">
          <text:p/>
        </draw:polygon>
        <draw:polygon draw:style-name="gr1" draw:layer="layout" svg:width="0.424cm" svg:height="0.424cm" svg:x="6.349cm" svg:y="3.809cm" svg:viewBox="0 0 425 425" draw:points="0,425 0,0 425,0 425,425">
          <text:p/>
        </draw:polygon>
        <draw:polygon draw:style-name="gr1" draw:layer="layout" svg:width="0.424cm" svg:height="0.424cm" svg:x="6.349cm" svg:y="3.809cm" svg:viewBox="0 0 425 425" draw:points="0,425 0,0 425,0 425,425">
          <text:p/>
        </draw:polygon>
        <draw:polygon draw:style-name="gr1" draw:layer="layout" svg:width="0.424cm" svg:height="0.423cm" svg:x="6.349cm" svg:y="3.386cm" svg:viewBox="0 0 425 424" draw:points="0,424 0,0 425,0 425,424">
          <text:p/>
        </draw:polygon>
        <draw:polygon draw:style-name="gr1" draw:layer="layout" svg:width="0.424cm" svg:height="0.423cm" svg:x="6.349cm" svg:y="3.386cm" svg:viewBox="0 0 425 424" draw:points="0,424 0,0 425,0 425,424">
          <text:p/>
        </draw:polygon>
        <draw:polygon draw:style-name="gr1" draw:layer="layout" svg:width="0.424cm" svg:height="0.423cm" svg:x="6.349cm" svg:y="2.963cm" svg:viewBox="0 0 425 424" draw:points="0,424 0,0 425,0 425,424">
          <text:p/>
        </draw:polygon>
        <draw:polygon draw:style-name="gr1" draw:layer="layout" svg:width="0.424cm" svg:height="0.423cm" svg:x="6.349cm" svg:y="2.963cm" svg:viewBox="0 0 425 424" draw:points="0,424 0,0 425,0 425,424">
          <text:p/>
        </draw:polygon>
        <draw:polygon draw:style-name="gr1" draw:layer="layout" svg:width="0.424cm" svg:height="0.424cm" svg:x="6.349cm" svg:y="2.539cm" svg:viewBox="0 0 425 425" draw:points="0,425 0,0 425,0 425,425">
          <text:p/>
        </draw:polygon>
        <draw:polygon draw:style-name="gr1" draw:layer="layout" svg:width="0.424cm" svg:height="0.424cm" svg:x="6.349cm" svg:y="2.539cm" svg:viewBox="0 0 425 425" draw:points="0,425 0,0 425,0 425,425">
          <text:p/>
        </draw:polygon>
        <draw:polygon draw:style-name="gr1" draw:layer="layout" svg:width="0.424cm" svg:height="0.423cm" svg:x="6.349cm" svg:y="2.116cm" svg:viewBox="0 0 425 424" draw:points="0,424 0,0 425,0 425,424">
          <text:p/>
        </draw:polygon>
        <draw:polygon draw:style-name="gr1" draw:layer="layout" svg:width="0.424cm" svg:height="0.423cm" svg:x="6.349cm" svg:y="2.116cm" svg:viewBox="0 0 425 424" draw:points="0,424 0,0 425,0 425,424">
          <text:p/>
        </draw:polygon>
        <draw:polygon draw:style-name="gr1" draw:layer="layout" svg:width="0.424cm" svg:height="0.423cm" svg:x="6.349cm" svg:y="1.693cm" svg:viewBox="0 0 425 424" draw:points="0,424 0,0 425,0 425,424">
          <text:p/>
        </draw:polygon>
        <draw:polygon draw:style-name="gr1" draw:layer="layout" svg:width="0.424cm" svg:height="0.423cm" svg:x="6.349cm" svg:y="1.693cm" svg:viewBox="0 0 425 424" draw:points="0,424 0,0 425,0 425,424">
          <text:p/>
        </draw:polygon>
        <draw:polygon draw:style-name="gr1" draw:layer="layout" svg:width="0.424cm" svg:height="0.424cm" svg:x="6.349cm" svg:y="1.269cm" svg:viewBox="0 0 425 425" draw:points="0,425 0,0 425,0 425,425">
          <text:p/>
        </draw:polygon>
        <draw:polygon draw:style-name="gr1" draw:layer="layout" svg:width="0.424cm" svg:height="0.424cm" svg:x="6.349cm" svg:y="1.269cm" svg:viewBox="0 0 425 425" draw:points="0,425 0,0 425,0 425,425">
          <text:p/>
        </draw:polygon>
        <draw:polygon draw:style-name="gr1" draw:layer="layout" svg:width="0.424cm" svg:height="0.423cm" svg:x="6.349cm" svg:y="0.846cm" svg:viewBox="0 0 425 424" draw:points="0,424 0,0 425,0 425,424">
          <text:p/>
        </draw:polygon>
        <draw:polygon draw:style-name="gr1" draw:layer="layout" svg:width="0.424cm" svg:height="0.423cm" svg:x="6.349cm" svg:y="0.846cm" svg:viewBox="0 0 425 424" draw:points="0,424 0,0 425,0 425,424">
          <text:p/>
        </draw:polygon>
        <draw:polygon draw:style-name="gr1" draw:layer="layout" svg:width="0.424cm" svg:height="0.423cm" svg:x="6.349cm" svg:y="0.423cm" svg:viewBox="0 0 425 424" draw:points="0,424 0,0 425,0 425,424">
          <text:p/>
        </draw:polygon>
        <draw:polygon draw:style-name="gr1" draw:layer="layout" svg:width="0.424cm" svg:height="0.423cm" svg:x="6.349cm" svg:y="0.423cm" svg:viewBox="0 0 425 424" draw:points="0,424 0,0 425,0 425,424">
          <text:p/>
        </draw:polygon>
        <draw:polygon draw:style-name="gr1" draw:layer="layout" svg:width="0.424cm" svg:height="0.424cm" svg:x="6.349cm" svg:y="-0.001cm" svg:viewBox="0 0 425 425" draw:points="0,425 0,0 425,0 425,425">
          <text:p/>
        </draw:polygon>
        <draw:polygon draw:style-name="gr1" draw:layer="layout" svg:width="0.424cm" svg:height="0.424cm" svg:x="6.349cm" svg:y="-0.001cm" svg:viewBox="0 0 425 425" draw:points="0,425 0,0 425,0 425,425">
          <text:p/>
        </draw:polygon>
        <draw:polygon draw:style-name="gr1" draw:layer="layout" svg:width="0.423cm" svg:height="0.423cm" svg:x="6.773cm" svg:y="9.736cm" svg:viewBox="0 0 424 424" draw:points="0,424 0,0 424,0 424,424">
          <text:p/>
        </draw:polygon>
        <draw:polygon draw:style-name="gr1" draw:layer="layout" svg:width="0.423cm" svg:height="0.423cm" svg:x="6.773cm" svg:y="9.736cm" svg:viewBox="0 0 424 424" draw:points="0,424 0,0 424,0 424,424">
          <text:p/>
        </draw:polygon>
        <draw:polygon draw:style-name="gr1" draw:layer="layout" svg:width="0.423cm" svg:height="0.423cm" svg:x="6.773cm" svg:y="9.313cm" svg:viewBox="0 0 424 424" draw:points="0,424 0,0 424,0 424,424">
          <text:p/>
        </draw:polygon>
        <draw:polygon draw:style-name="gr1" draw:layer="layout" svg:width="0.423cm" svg:height="0.423cm" svg:x="6.773cm" svg:y="9.313cm" svg:viewBox="0 0 424 424" draw:points="0,424 0,0 424,0 424,424">
          <text:p/>
        </draw:polygon>
        <draw:polygon draw:style-name="gr1" draw:layer="layout" svg:width="0.423cm" svg:height="0.424cm" svg:x="6.773cm" svg:y="8.889cm" svg:viewBox="0 0 424 425" draw:points="0,425 0,0 424,0 424,425">
          <text:p/>
        </draw:polygon>
        <draw:polygon draw:style-name="gr1" draw:layer="layout" svg:width="0.423cm" svg:height="0.424cm" svg:x="6.773cm" svg:y="8.889cm" svg:viewBox="0 0 424 425" draw:points="0,425 0,0 424,0 424,425">
          <text:p/>
        </draw:polygon>
        <draw:polygon draw:style-name="gr2" draw:layer="layout" svg:width="0.423cm" svg:height="0.423cm" svg:x="6.773cm" svg:y="8.466cm" svg:viewBox="0 0 424 424" draw:points="0,424 0,0 424,0 424,424">
          <text:p/>
        </draw:polygon>
        <draw:polygon draw:style-name="gr2" draw:layer="layout" svg:width="0.423cm" svg:height="0.423cm" svg:x="6.773cm" svg:y="8.466cm" svg:viewBox="0 0 424 424" draw:points="0,424 0,0 424,0 424,424">
          <text:p/>
        </draw:polygon>
        <draw:polygon draw:style-name="gr1" draw:layer="layout" svg:width="0.423cm" svg:height="0.423cm" svg:x="6.773cm" svg:y="8.043cm" svg:viewBox="0 0 424 424" draw:points="0,424 0,0 424,0 424,424">
          <text:p/>
        </draw:polygon>
        <draw:polygon draw:style-name="gr1" draw:layer="layout" svg:width="0.423cm" svg:height="0.423cm" svg:x="6.773cm" svg:y="8.043cm" svg:viewBox="0 0 424 424" draw:points="0,424 0,0 424,0 424,424">
          <text:p/>
        </draw:polygon>
        <draw:polygon draw:style-name="gr1" draw:layer="layout" svg:width="0.423cm" svg:height="0.424cm" svg:x="6.773cm" svg:y="7.619cm" svg:viewBox="0 0 424 425" draw:points="0,425 0,0 424,0 424,425">
          <text:p/>
        </draw:polygon>
        <draw:polygon draw:style-name="gr1" draw:layer="layout" svg:width="0.423cm" svg:height="0.424cm" svg:x="6.773cm" svg:y="7.619cm" svg:viewBox="0 0 424 425" draw:points="0,425 0,0 424,0 424,425">
          <text:p/>
        </draw:polygon>
        <draw:polygon draw:style-name="gr1" draw:layer="layout" svg:width="0.423cm" svg:height="0.423cm" svg:x="6.773cm" svg:y="7.196cm" svg:viewBox="0 0 424 424" draw:points="0,424 0,0 424,0 424,424">
          <text:p/>
        </draw:polygon>
        <draw:polygon draw:style-name="gr1" draw:layer="layout" svg:width="0.423cm" svg:height="0.423cm" svg:x="6.773cm" svg:y="7.196cm" svg:viewBox="0 0 424 424" draw:points="0,424 0,0 424,0 424,424">
          <text:p/>
        </draw:polygon>
        <draw:polygon draw:style-name="gr1" draw:layer="layout" svg:width="0.423cm" svg:height="0.423cm" svg:x="6.773cm" svg:y="6.773cm" svg:viewBox="0 0 424 424" draw:points="0,424 0,0 424,0 424,424">
          <text:p/>
        </draw:polygon>
        <draw:polygon draw:style-name="gr1" draw:layer="layout" svg:width="0.423cm" svg:height="0.423cm" svg:x="6.773cm" svg:y="6.773cm" svg:viewBox="0 0 424 424" draw:points="0,424 0,0 424,0 424,424">
          <text:p/>
        </draw:polygon>
        <draw:polygon draw:style-name="gr1" draw:layer="layout" svg:width="0.423cm" svg:height="0.424cm" svg:x="6.773cm" svg:y="6.349cm" svg:viewBox="0 0 424 425" draw:points="0,425 0,0 424,0 424,425">
          <text:p/>
        </draw:polygon>
        <draw:polygon draw:style-name="gr1" draw:layer="layout" svg:width="0.423cm" svg:height="0.424cm" svg:x="6.773cm" svg:y="6.349cm" svg:viewBox="0 0 424 425" draw:points="0,425 0,0 424,0 424,425">
          <text:p/>
        </draw:polygon>
        <draw:polygon draw:style-name="gr1" draw:layer="layout" svg:width="0.423cm" svg:height="0.423cm" svg:x="6.773cm" svg:y="5.926cm" svg:viewBox="0 0 424 424" draw:points="0,424 0,0 424,0 424,424">
          <text:p/>
        </draw:polygon>
        <draw:polygon draw:style-name="gr1" draw:layer="layout" svg:width="0.423cm" svg:height="0.423cm" svg:x="6.773cm" svg:y="5.926cm" svg:viewBox="0 0 424 424" draw:points="0,424 0,0 424,0 424,424">
          <text:p/>
        </draw:polygon>
        <draw:polygon draw:style-name="gr1" draw:layer="layout" svg:width="0.423cm" svg:height="0.423cm" svg:x="6.773cm" svg:y="5.503cm" svg:viewBox="0 0 424 424" draw:points="0,424 0,0 424,0 424,424">
          <text:p/>
        </draw:polygon>
        <draw:polygon draw:style-name="gr1" draw:layer="layout" svg:width="0.423cm" svg:height="0.423cm" svg:x="6.773cm" svg:y="5.503cm" svg:viewBox="0 0 424 424" draw:points="0,424 0,0 424,0 424,424">
          <text:p/>
        </draw:polygon>
        <draw:polygon draw:style-name="gr1" draw:layer="layout" svg:width="0.423cm" svg:height="0.424cm" svg:x="6.773cm" svg:y="5.079cm" svg:viewBox="0 0 424 425" draw:points="0,425 0,0 424,0 424,425">
          <text:p/>
        </draw:polygon>
        <draw:polygon draw:style-name="gr1" draw:layer="layout" svg:width="0.423cm" svg:height="0.424cm" svg:x="6.773cm" svg:y="5.079cm" svg:viewBox="0 0 424 425" draw:points="0,425 0,0 424,0 424,425">
          <text:p/>
        </draw:polygon>
        <draw:polygon draw:style-name="gr1" draw:layer="layout" svg:width="0.423cm" svg:height="0.423cm" svg:x="6.773cm" svg:y="4.656cm" svg:viewBox="0 0 424 424" draw:points="0,424 0,0 424,0 424,424">
          <text:p/>
        </draw:polygon>
        <draw:polygon draw:style-name="gr1" draw:layer="layout" svg:width="0.423cm" svg:height="0.423cm" svg:x="6.773cm" svg:y="4.656cm" svg:viewBox="0 0 424 424" draw:points="0,424 0,0 424,0 424,424">
          <text:p/>
        </draw:polygon>
        <draw:polygon draw:style-name="gr1" draw:layer="layout" svg:width="0.423cm" svg:height="0.423cm" svg:x="6.773cm" svg:y="4.233cm" svg:viewBox="0 0 424 424" draw:points="0,424 0,0 424,0 424,424">
          <text:p/>
        </draw:polygon>
        <draw:polygon draw:style-name="gr1" draw:layer="layout" svg:width="0.423cm" svg:height="0.423cm" svg:x="6.773cm" svg:y="4.233cm" svg:viewBox="0 0 424 424" draw:points="0,424 0,0 424,0 424,424">
          <text:p/>
        </draw:polygon>
        <draw:polygon draw:style-name="gr1" draw:layer="layout" svg:width="0.423cm" svg:height="0.424cm" svg:x="6.773cm" svg:y="3.809cm" svg:viewBox="0 0 424 425" draw:points="0,425 0,0 424,0 424,425">
          <text:p/>
        </draw:polygon>
        <draw:polygon draw:style-name="gr1" draw:layer="layout" svg:width="0.423cm" svg:height="0.424cm" svg:x="6.773cm" svg:y="3.809cm" svg:viewBox="0 0 424 425" draw:points="0,425 0,0 424,0 424,425">
          <text:p/>
        </draw:polygon>
        <draw:polygon draw:style-name="gr1" draw:layer="layout" svg:width="0.423cm" svg:height="0.423cm" svg:x="6.773cm" svg:y="3.386cm" svg:viewBox="0 0 424 424" draw:points="0,424 0,0 424,0 424,424">
          <text:p/>
        </draw:polygon>
        <draw:polygon draw:style-name="gr1" draw:layer="layout" svg:width="0.423cm" svg:height="0.423cm" svg:x="6.773cm" svg:y="3.386cm" svg:viewBox="0 0 424 424" draw:points="0,424 0,0 424,0 424,424">
          <text:p/>
        </draw:polygon>
        <draw:polygon draw:style-name="gr1" draw:layer="layout" svg:width="0.423cm" svg:height="0.423cm" svg:x="6.773cm" svg:y="2.963cm" svg:viewBox="0 0 424 424" draw:points="0,424 0,0 424,0 424,424">
          <text:p/>
        </draw:polygon>
        <draw:polygon draw:style-name="gr1" draw:layer="layout" svg:width="0.423cm" svg:height="0.423cm" svg:x="6.773cm" svg:y="2.963cm" svg:viewBox="0 0 424 424" draw:points="0,424 0,0 424,0 424,424">
          <text:p/>
        </draw:polygon>
        <draw:polygon draw:style-name="gr1" draw:layer="layout" svg:width="0.423cm" svg:height="0.424cm" svg:x="6.773cm" svg:y="2.539cm" svg:viewBox="0 0 424 425" draw:points="0,425 0,0 424,0 424,425">
          <text:p/>
        </draw:polygon>
        <draw:polygon draw:style-name="gr1" draw:layer="layout" svg:width="0.423cm" svg:height="0.424cm" svg:x="6.773cm" svg:y="2.539cm" svg:viewBox="0 0 424 425" draw:points="0,425 0,0 424,0 424,425">
          <text:p/>
        </draw:polygon>
        <draw:polygon draw:style-name="gr1" draw:layer="layout" svg:width="0.423cm" svg:height="0.423cm" svg:x="6.773cm" svg:y="2.116cm" svg:viewBox="0 0 424 424" draw:points="0,424 0,0 424,0 424,424">
          <text:p/>
        </draw:polygon>
        <draw:polygon draw:style-name="gr1" draw:layer="layout" svg:width="0.423cm" svg:height="0.423cm" svg:x="6.773cm" svg:y="2.116cm" svg:viewBox="0 0 424 424" draw:points="0,424 0,0 424,0 424,424">
          <text:p/>
        </draw:polygon>
        <draw:polygon draw:style-name="gr1" draw:layer="layout" svg:width="0.423cm" svg:height="0.423cm" svg:x="6.773cm" svg:y="1.693cm" svg:viewBox="0 0 424 424" draw:points="0,424 0,0 424,0 424,424">
          <text:p/>
        </draw:polygon>
        <draw:polygon draw:style-name="gr1" draw:layer="layout" svg:width="0.423cm" svg:height="0.423cm" svg:x="6.773cm" svg:y="1.693cm" svg:viewBox="0 0 424 424" draw:points="0,424 0,0 424,0 424,424">
          <text:p/>
        </draw:polygon>
        <draw:polygon draw:style-name="gr1" draw:layer="layout" svg:width="0.423cm" svg:height="0.424cm" svg:x="6.773cm" svg:y="1.269cm" svg:viewBox="0 0 424 425" draw:points="0,425 0,0 424,0 424,425">
          <text:p/>
        </draw:polygon>
        <draw:polygon draw:style-name="gr1" draw:layer="layout" svg:width="0.423cm" svg:height="0.424cm" svg:x="6.773cm" svg:y="1.269cm" svg:viewBox="0 0 424 425" draw:points="0,425 0,0 424,0 424,425">
          <text:p/>
        </draw:polygon>
        <draw:polygon draw:style-name="gr1" draw:layer="layout" svg:width="0.423cm" svg:height="0.423cm" svg:x="6.773cm" svg:y="0.846cm" svg:viewBox="0 0 424 424" draw:points="0,424 0,0 424,0 424,424">
          <text:p/>
        </draw:polygon>
        <draw:polygon draw:style-name="gr1" draw:layer="layout" svg:width="0.423cm" svg:height="0.423cm" svg:x="6.773cm" svg:y="0.846cm" svg:viewBox="0 0 424 424" draw:points="0,424 0,0 424,0 424,424">
          <text:p/>
        </draw:polygon>
        <draw:polygon draw:style-name="gr1" draw:layer="layout" svg:width="0.423cm" svg:height="0.423cm" svg:x="6.773cm" svg:y="0.423cm" svg:viewBox="0 0 424 424" draw:points="0,424 0,0 424,0 424,424">
          <text:p/>
        </draw:polygon>
        <draw:polygon draw:style-name="gr1" draw:layer="layout" svg:width="0.423cm" svg:height="0.423cm" svg:x="6.773cm" svg:y="0.423cm" svg:viewBox="0 0 424 424" draw:points="0,424 0,0 424,0 424,424">
          <text:p/>
        </draw:polygon>
        <draw:polygon draw:style-name="gr1" draw:layer="layout" svg:width="0.423cm" svg:height="0.424cm" svg:x="6.773cm" svg:y="-0.001cm" svg:viewBox="0 0 424 425" draw:points="0,425 0,0 424,0 424,425">
          <text:p/>
        </draw:polygon>
        <draw:polygon draw:style-name="gr1" draw:layer="layout" svg:width="0.423cm" svg:height="0.424cm" svg:x="6.773cm" svg:y="-0.001cm" svg:viewBox="0 0 424 425" draw:points="0,425 0,0 424,0 424,425">
          <text:p/>
        </draw:polygon>
        <draw:polygon draw:style-name="gr1" draw:layer="layout" svg:width="0.423cm" svg:height="0.423cm" svg:x="7.196cm" svg:y="9.736cm" svg:viewBox="0 0 424 424" draw:points="0,424 0,0 424,0 424,424">
          <text:p/>
        </draw:polygon>
        <draw:polygon draw:style-name="gr1" draw:layer="layout" svg:width="0.423cm" svg:height="0.423cm" svg:x="7.196cm" svg:y="9.736cm" svg:viewBox="0 0 424 424" draw:points="0,424 0,0 424,0 424,424">
          <text:p/>
        </draw:polygon>
        <draw:polygon draw:style-name="gr1" draw:layer="layout" svg:width="0.423cm" svg:height="0.423cm" svg:x="7.196cm" svg:y="9.313cm" svg:viewBox="0 0 424 424" draw:points="0,424 0,0 424,0 424,424">
          <text:p/>
        </draw:polygon>
        <draw:polygon draw:style-name="gr1" draw:layer="layout" svg:width="0.423cm" svg:height="0.423cm" svg:x="7.196cm" svg:y="9.313cm" svg:viewBox="0 0 424 424" draw:points="0,424 0,0 424,0 424,424">
          <text:p/>
        </draw:polygon>
        <draw:polygon draw:style-name="gr1" draw:layer="layout" svg:width="0.423cm" svg:height="0.424cm" svg:x="7.196cm" svg:y="8.889cm" svg:viewBox="0 0 424 425" draw:points="0,425 0,0 424,0 424,425">
          <text:p/>
        </draw:polygon>
        <draw:polygon draw:style-name="gr1" draw:layer="layout" svg:width="0.423cm" svg:height="0.424cm" svg:x="7.196cm" svg:y="8.889cm" svg:viewBox="0 0 424 425" draw:points="0,425 0,0 424,0 424,425">
          <text:p/>
        </draw:polygon>
        <draw:polygon draw:style-name="gr1" draw:layer="layout" svg:width="0.423cm" svg:height="0.423cm" svg:x="7.196cm" svg:y="8.466cm" svg:viewBox="0 0 424 424" draw:points="0,424 0,0 424,0 424,424">
          <text:p/>
        </draw:polygon>
        <draw:polygon draw:style-name="gr2" draw:layer="layout" svg:width="0.423cm" svg:height="0.423cm" svg:x="7.196cm" svg:y="8.466cm" svg:viewBox="0 0 424 424" draw:points="0,424 0,0 424,0 424,424">
          <text:p/>
        </draw:polygon>
        <draw:polygon draw:style-name="gr1" draw:layer="layout" svg:width="0.423cm" svg:height="0.423cm" svg:x="7.196cm" svg:y="8.043cm" svg:viewBox="0 0 424 424" draw:points="0,424 0,0 424,0 424,424">
          <text:p/>
        </draw:polygon>
        <draw:polygon draw:style-name="gr1" draw:layer="layout" svg:width="0.423cm" svg:height="0.424cm" svg:x="7.196cm" svg:y="7.619cm" svg:viewBox="0 0 424 425" draw:points="0,425 0,0 424,0 424,425">
          <text:p/>
        </draw:polygon>
        <draw:polygon draw:style-name="gr1" draw:layer="layout" svg:width="0.423cm" svg:height="0.423cm" svg:x="7.196cm" svg:y="7.196cm" svg:viewBox="0 0 424 424" draw:points="0,424 0,0 424,0 424,424">
          <text:p/>
        </draw:polygon>
        <draw:polygon draw:style-name="gr1" draw:layer="layout" svg:width="0.423cm" svg:height="0.423cm" svg:x="7.196cm" svg:y="6.773cm" svg:viewBox="0 0 424 424" draw:points="0,424 0,0 424,0 424,424">
          <text:p/>
        </draw:polygon>
        <draw:polygon draw:style-name="gr1" draw:layer="layout" svg:width="0.423cm" svg:height="0.424cm" svg:x="7.196cm" svg:y="6.349cm" svg:viewBox="0 0 424 425" draw:points="0,425 0,0 424,0 424,425">
          <text:p/>
        </draw:polygon>
        <draw:polygon draw:style-name="gr1" draw:layer="layout" svg:width="0.423cm" svg:height="0.423cm" svg:x="7.196cm" svg:y="5.926cm" svg:viewBox="0 0 424 424" draw:points="0,424 0,0 424,0 424,424">
          <text:p/>
        </draw:polygon>
        <draw:polygon draw:style-name="gr1" draw:layer="layout" svg:width="0.423cm" svg:height="0.423cm" svg:x="7.196cm" svg:y="5.503cm" svg:viewBox="0 0 424 424" draw:points="0,424 0,0 424,0 424,424">
          <text:p/>
        </draw:polygon>
        <draw:polygon draw:style-name="gr1" draw:layer="layout" svg:width="0.423cm" svg:height="0.424cm" svg:x="7.196cm" svg:y="5.079cm" svg:viewBox="0 0 424 425" draw:points="0,425 0,0 424,0 424,425">
          <text:p/>
        </draw:polygon>
        <draw:polygon draw:style-name="gr1" draw:layer="layout" svg:width="0.423cm" svg:height="0.423cm" svg:x="7.196cm" svg:y="4.656cm" svg:viewBox="0 0 424 424" draw:points="0,424 0,0 424,0 424,424">
          <text:p/>
        </draw:polygon>
        <draw:polygon draw:style-name="gr1" draw:layer="layout" svg:width="0.423cm" svg:height="0.423cm" svg:x="7.196cm" svg:y="4.233cm" svg:viewBox="0 0 424 424" draw:points="0,424 0,0 424,0 424,424">
          <text:p/>
        </draw:polygon>
        <draw:polygon draw:style-name="gr1" draw:layer="layout" svg:width="0.423cm" svg:height="0.424cm" svg:x="7.196cm" svg:y="3.809cm" svg:viewBox="0 0 424 425" draw:points="0,425 0,0 424,0 424,425">
          <text:p/>
        </draw:polygon>
        <draw:polygon draw:style-name="gr1" draw:layer="layout" svg:width="0.423cm" svg:height="0.423cm" svg:x="7.196cm" svg:y="3.386cm" svg:viewBox="0 0 424 424" draw:points="0,424 0,0 424,0 424,424">
          <text:p/>
        </draw:polygon>
        <draw:polygon draw:style-name="gr1" draw:layer="layout" svg:width="0.423cm" svg:height="0.423cm" svg:x="7.196cm" svg:y="2.963cm" svg:viewBox="0 0 424 424" draw:points="0,424 0,0 424,0 424,424">
          <text:p/>
        </draw:polygon>
        <draw:polygon draw:style-name="gr1" draw:layer="layout" svg:width="0.423cm" svg:height="0.424cm" svg:x="7.196cm" svg:y="2.539cm" svg:viewBox="0 0 424 425" draw:points="0,425 0,0 424,0 424,425">
          <text:p/>
        </draw:polygon>
        <draw:polygon draw:style-name="gr1" draw:layer="layout" svg:width="0.423cm" svg:height="0.423cm" svg:x="7.196cm" svg:y="2.116cm" svg:viewBox="0 0 424 424" draw:points="0,424 0,0 424,0 424,424">
          <text:p/>
        </draw:polygon>
        <draw:polygon draw:style-name="gr1" draw:layer="layout" svg:width="0.423cm" svg:height="0.423cm" svg:x="7.196cm" svg:y="1.693cm" svg:viewBox="0 0 424 424" draw:points="0,424 0,0 424,0 424,424">
          <text:p/>
        </draw:polygon>
        <draw:polygon draw:style-name="gr1" draw:layer="layout" svg:width="0.423cm" svg:height="0.424cm" svg:x="7.196cm" svg:y="1.269cm" svg:viewBox="0 0 424 425" draw:points="0,425 0,0 424,0 424,425">
          <text:p/>
        </draw:polygon>
        <draw:polygon draw:style-name="gr1" draw:layer="layout" svg:width="0.423cm" svg:height="0.423cm" svg:x="7.196cm" svg:y="0.846cm" svg:viewBox="0 0 424 424" draw:points="0,424 0,0 424,0 424,424">
          <text:p/>
        </draw:polygon>
        <draw:polygon draw:style-name="gr1" draw:layer="layout" svg:width="0.423cm" svg:height="0.423cm" svg:x="7.196cm" svg:y="0.846cm" svg:viewBox="0 0 424 424" draw:points="0,424 0,0 424,0 424,424">
          <text:p/>
        </draw:polygon>
        <draw:polygon draw:style-name="gr1" draw:layer="layout" svg:width="0.423cm" svg:height="0.423cm" svg:x="7.196cm" svg:y="0.423cm" svg:viewBox="0 0 424 424" draw:points="0,424 0,0 424,0 424,424">
          <text:p/>
        </draw:polygon>
        <draw:polygon draw:style-name="gr1" draw:layer="layout" svg:width="0.423cm" svg:height="0.423cm" svg:x="7.196cm" svg:y="0.423cm" svg:viewBox="0 0 424 424" draw:points="0,424 0,0 424,0 424,424">
          <text:p/>
        </draw:polygon>
        <draw:polygon draw:style-name="gr1" draw:layer="layout" svg:width="0.423cm" svg:height="0.424cm" svg:x="7.196cm" svg:y="-0.001cm" svg:viewBox="0 0 424 425" draw:points="0,425 0,0 424,0 424,425">
          <text:p/>
        </draw:polygon>
        <draw:polygon draw:style-name="gr1" draw:layer="layout" svg:width="0.423cm" svg:height="0.424cm" svg:x="7.196cm" svg:y="-0.001cm" svg:viewBox="0 0 424 425" draw:points="0,425 0,0 424,0 424,425">
          <text:p/>
        </draw:polygon>
        <draw:polygon draw:style-name="gr1" draw:layer="layout" svg:width="0.424cm" svg:height="0.423cm" svg:x="7.619cm" svg:y="9.736cm" svg:viewBox="0 0 425 424" draw:points="0,424 0,0 425,0 425,424">
          <text:p/>
        </draw:polygon>
        <draw:polygon draw:style-name="gr1" draw:layer="layout" svg:width="0.424cm" svg:height="0.423cm" svg:x="7.619cm" svg:y="9.736cm" svg:viewBox="0 0 425 424" draw:points="0,424 0,0 425,0 425,424">
          <text:p/>
        </draw:polygon>
        <draw:polygon draw:style-name="gr1" draw:layer="layout" svg:width="0.424cm" svg:height="0.423cm" svg:x="7.619cm" svg:y="9.313cm" svg:viewBox="0 0 425 424" draw:points="0,424 0,0 425,0 425,424">
          <text:p/>
        </draw:polygon>
        <draw:polygon draw:style-name="gr1" draw:layer="layout" svg:width="0.424cm" svg:height="0.423cm" svg:x="7.619cm" svg:y="9.313cm" svg:viewBox="0 0 425 424" draw:points="0,424 0,0 425,0 425,424">
          <text:p/>
        </draw:polygon>
        <draw:polygon draw:style-name="gr1" draw:layer="layout" svg:width="0.424cm" svg:height="0.424cm" svg:x="7.619cm" svg:y="8.889cm" svg:viewBox="0 0 425 425" draw:points="0,425 0,0 425,0 425,425">
          <text:p/>
        </draw:polygon>
        <draw:polygon draw:style-name="gr1" draw:layer="layout" svg:width="0.424cm" svg:height="0.424cm" svg:x="7.619cm" svg:y="8.889cm" svg:viewBox="0 0 425 425" draw:points="0,425 0,0 425,0 425,425">
          <text:p/>
        </draw:polygon>
        <draw:polygon draw:style-name="gr1" draw:layer="layout" svg:width="0.424cm" svg:height="0.423cm" svg:x="7.619cm" svg:y="8.466cm" svg:viewBox="0 0 425 424" draw:points="0,424 0,0 425,0 425,424">
          <text:p/>
        </draw:polygon>
        <draw:polygon draw:style-name="gr1" draw:layer="layout" svg:width="0.424cm" svg:height="0.423cm" svg:x="7.619cm" svg:y="8.466cm" svg:viewBox="0 0 425 424" draw:points="0,424 0,0 425,0 425,424">
          <text:p/>
        </draw:polygon>
        <draw:polygon draw:style-name="gr1" draw:layer="layout" svg:width="0.424cm" svg:height="0.423cm" svg:x="7.619cm" svg:y="8.043cm" svg:viewBox="0 0 425 424" draw:points="0,424 0,0 425,0 425,424">
          <text:p/>
        </draw:polygon>
        <draw:polygon draw:style-name="gr1" draw:layer="layout" svg:width="0.424cm" svg:height="0.424cm" svg:x="7.619cm" svg:y="7.619cm" svg:viewBox="0 0 425 425" draw:points="0,425 0,0 425,0 425,425">
          <text:p/>
        </draw:polygon>
        <draw:polygon draw:style-name="gr1" draw:layer="layout" svg:width="0.424cm" svg:height="0.423cm" svg:x="7.619cm" svg:y="7.196cm" svg:viewBox="0 0 425 424" draw:points="0,424 0,0 425,0 425,424">
          <text:p/>
        </draw:polygon>
        <draw:polygon draw:style-name="gr1" draw:layer="layout" svg:width="0.424cm" svg:height="0.423cm" svg:x="7.619cm" svg:y="6.773cm" svg:viewBox="0 0 425 424" draw:points="0,424 0,0 425,0 425,424">
          <text:p/>
        </draw:polygon>
        <draw:polygon draw:style-name="gr1" draw:layer="layout" svg:width="0.424cm" svg:height="0.424cm" svg:x="7.619cm" svg:y="6.349cm" svg:viewBox="0 0 425 425" draw:points="0,425 0,0 425,0 425,425">
          <text:p/>
        </draw:polygon>
        <draw:polygon draw:style-name="gr1" draw:layer="layout" svg:width="0.424cm" svg:height="0.423cm" svg:x="7.619cm" svg:y="5.926cm" svg:viewBox="0 0 425 424" draw:points="0,424 0,0 425,0 425,424">
          <text:p/>
        </draw:polygon>
        <draw:polygon draw:style-name="gr1" draw:layer="layout" svg:width="0.424cm" svg:height="0.423cm" svg:x="7.619cm" svg:y="5.503cm" svg:viewBox="0 0 425 424" draw:points="0,424 0,0 425,0 425,424">
          <text:p/>
        </draw:polygon>
        <draw:polygon draw:style-name="gr1" draw:layer="layout" svg:width="0.424cm" svg:height="0.424cm" svg:x="7.619cm" svg:y="5.079cm" svg:viewBox="0 0 425 425" draw:points="0,425 0,0 425,0 425,425">
          <text:p/>
        </draw:polygon>
        <draw:polygon draw:style-name="gr1" draw:layer="layout" svg:width="0.424cm" svg:height="0.423cm" svg:x="7.619cm" svg:y="4.656cm" svg:viewBox="0 0 425 424" draw:points="0,424 0,0 425,0 425,424">
          <text:p/>
        </draw:polygon>
        <draw:polygon draw:style-name="gr1" draw:layer="layout" svg:width="0.424cm" svg:height="0.423cm" svg:x="7.619cm" svg:y="4.233cm" svg:viewBox="0 0 425 424" draw:points="0,424 0,0 425,0 425,424">
          <text:p/>
        </draw:polygon>
        <draw:polygon draw:style-name="gr1" draw:layer="layout" svg:width="0.424cm" svg:height="0.424cm" svg:x="7.619cm" svg:y="3.809cm" svg:viewBox="0 0 425 425" draw:points="0,425 0,0 425,0 425,425">
          <text:p/>
        </draw:polygon>
        <draw:polygon draw:style-name="gr1" draw:layer="layout" svg:width="0.424cm" svg:height="0.423cm" svg:x="7.619cm" svg:y="3.386cm" svg:viewBox="0 0 425 424" draw:points="0,424 0,0 425,0 425,424">
          <text:p/>
        </draw:polygon>
        <draw:polygon draw:style-name="gr1" draw:layer="layout" svg:width="0.424cm" svg:height="0.423cm" svg:x="7.619cm" svg:y="2.963cm" svg:viewBox="0 0 425 424" draw:points="0,424 0,0 425,0 425,424">
          <text:p/>
        </draw:polygon>
        <draw:polygon draw:style-name="gr1" draw:layer="layout" svg:width="0.424cm" svg:height="0.424cm" svg:x="7.619cm" svg:y="2.539cm" svg:viewBox="0 0 425 425" draw:points="0,425 0,0 425,0 425,425">
          <text:p/>
        </draw:polygon>
        <draw:polygon draw:style-name="gr1" draw:layer="layout" svg:width="0.424cm" svg:height="0.423cm" svg:x="7.619cm" svg:y="2.116cm" svg:viewBox="0 0 425 424" draw:points="0,424 0,0 425,0 425,424">
          <text:p/>
        </draw:polygon>
        <draw:polygon draw:style-name="gr1" draw:layer="layout" svg:width="0.424cm" svg:height="0.423cm" svg:x="7.619cm" svg:y="1.693cm" svg:viewBox="0 0 425 424" draw:points="0,424 0,0 425,0 425,424">
          <text:p/>
        </draw:polygon>
        <draw:polygon draw:style-name="gr1" draw:layer="layout" svg:width="0.424cm" svg:height="0.424cm" svg:x="7.619cm" svg:y="1.269cm" svg:viewBox="0 0 425 425" draw:points="0,425 0,0 425,0 425,425">
          <text:p/>
        </draw:polygon>
        <draw:polygon draw:style-name="gr1" draw:layer="layout" svg:width="0.424cm" svg:height="0.423cm" svg:x="7.619cm" svg:y="0.846cm" svg:viewBox="0 0 425 424" draw:points="0,424 0,0 425,0 425,424">
          <text:p/>
        </draw:polygon>
        <draw:polygon draw:style-name="gr1" draw:layer="layout" svg:width="0.424cm" svg:height="0.423cm" svg:x="7.619cm" svg:y="0.846cm" svg:viewBox="0 0 425 424" draw:points="0,424 0,0 425,0 425,424">
          <text:p/>
        </draw:polygon>
        <draw:polygon draw:style-name="gr1" draw:layer="layout" svg:width="0.424cm" svg:height="0.423cm" svg:x="7.619cm" svg:y="0.423cm" svg:viewBox="0 0 425 424" draw:points="0,424 0,0 425,0 425,424">
          <text:p/>
        </draw:polygon>
        <draw:polygon draw:style-name="gr1" draw:layer="layout" svg:width="0.424cm" svg:height="0.423cm" svg:x="7.619cm" svg:y="0.423cm" svg:viewBox="0 0 425 424" draw:points="0,424 0,0 425,0 425,424">
          <text:p/>
        </draw:polygon>
        <draw:polygon draw:style-name="gr1" draw:layer="layout" svg:width="0.424cm" svg:height="0.424cm" svg:x="7.619cm" svg:y="-0.001cm" svg:viewBox="0 0 425 425" draw:points="0,425 0,0 425,0 425,425">
          <text:p/>
        </draw:polygon>
        <draw:polygon draw:style-name="gr1" draw:layer="layout" svg:width="0.424cm" svg:height="0.424cm" svg:x="9.144cm" svg:y="2.286cm" svg:viewBox="0 0 425 425" draw:points="0,425 0,0 425,0 425,425">
          <text:p/>
        </draw:polygon>
        <draw:polygon draw:style-name="gr1" draw:layer="layout" svg:width="0.423cm" svg:height="0.423cm" svg:x="8.043cm" svg:y="9.736cm" svg:viewBox="0 0 424 424" draw:points="0,424 0,0 424,0 424,424">
          <text:p/>
        </draw:polygon>
        <draw:polygon draw:style-name="gr1" draw:layer="layout" svg:width="0.423cm" svg:height="0.423cm" svg:x="8.043cm" svg:y="9.736cm" svg:viewBox="0 0 424 424" draw:points="0,424 0,0 424,0 424,424">
          <text:p/>
        </draw:polygon>
        <draw:polygon draw:style-name="gr1" draw:layer="layout" svg:width="0.423cm" svg:height="0.423cm" svg:x="8.043cm" svg:y="9.313cm" svg:viewBox="0 0 424 424" draw:points="0,424 0,0 424,0 424,424">
          <text:p/>
        </draw:polygon>
        <draw:polygon draw:style-name="gr1" draw:layer="layout" svg:width="0.423cm" svg:height="0.423cm" svg:x="8.043cm" svg:y="9.313cm" svg:viewBox="0 0 424 424" draw:points="0,424 0,0 424,0 424,424">
          <text:p/>
        </draw:polygon>
        <draw:polygon draw:style-name="gr1" draw:layer="layout" svg:width="0.423cm" svg:height="0.424cm" svg:x="8.043cm" svg:y="8.889cm" svg:viewBox="0 0 424 425" draw:points="0,425 0,0 424,0 424,425">
          <text:p/>
        </draw:polygon>
        <draw:polygon draw:style-name="gr1" draw:layer="layout" svg:width="0.423cm" svg:height="0.424cm" svg:x="8.043cm" svg:y="8.889cm" svg:viewBox="0 0 424 425" draw:points="0,425 0,0 424,0 424,425">
          <text:p/>
        </draw:polygon>
        <draw:polygon draw:style-name="gr1" draw:layer="layout" svg:width="0.423cm" svg:height="0.423cm" svg:x="8.043cm" svg:y="8.466cm" svg:viewBox="0 0 424 424" draw:points="0,424 0,0 424,0 424,424">
          <text:p/>
        </draw:polygon>
        <draw:polygon draw:style-name="gr1" draw:layer="layout" svg:width="0.423cm" svg:height="0.423cm" svg:x="8.043cm" svg:y="8.466cm" svg:viewBox="0 0 424 424" draw:points="0,424 0,0 424,0 424,424">
          <text:p/>
        </draw:polygon>
        <draw:polygon draw:style-name="gr1" draw:layer="layout" svg:width="0.423cm" svg:height="0.423cm" svg:x="8.043cm" svg:y="8.043cm" svg:viewBox="0 0 424 424" draw:points="0,424 0,0 424,0 424,424">
          <text:p/>
        </draw:polygon>
        <draw:polygon draw:style-name="gr1" draw:layer="layout" svg:width="0.423cm" svg:height="0.423cm" svg:x="8.043cm" svg:y="8.043cm" svg:viewBox="0 0 424 424" draw:points="0,424 0,0 424,0 424,424">
          <text:p/>
        </draw:polygon>
        <draw:polygon draw:style-name="gr1" draw:layer="layout" svg:width="0.423cm" svg:height="0.424cm" svg:x="8.043cm" svg:y="7.619cm" svg:viewBox="0 0 424 425" draw:points="0,425 0,0 424,0 424,425">
          <text:p/>
        </draw:polygon>
        <draw:polygon draw:style-name="gr1" draw:layer="layout" svg:width="0.423cm" svg:height="0.423cm" svg:x="8.043cm" svg:y="7.196cm" svg:viewBox="0 0 424 424" draw:points="0,424 0,0 424,0 424,424">
          <text:p/>
        </draw:polygon>
        <draw:polygon draw:style-name="gr1" draw:layer="layout" svg:width="0.423cm" svg:height="0.423cm" svg:x="8.043cm" svg:y="6.773cm" svg:viewBox="0 0 424 424" draw:points="0,424 0,0 424,0 424,424">
          <text:p/>
        </draw:polygon>
        <draw:polygon draw:style-name="gr1" draw:layer="layout" svg:width="0.423cm" svg:height="0.424cm" svg:x="8.043cm" svg:y="6.349cm" svg:viewBox="0 0 424 425" draw:points="0,425 0,0 424,0 424,425">
          <text:p/>
        </draw:polygon>
        <draw:polygon draw:style-name="gr1" draw:layer="layout" svg:width="0.423cm" svg:height="0.423cm" svg:x="8.043cm" svg:y="5.926cm" svg:viewBox="0 0 424 424" draw:points="0,424 0,0 424,0 424,424">
          <text:p/>
        </draw:polygon>
        <draw:polygon draw:style-name="gr1" draw:layer="layout" svg:width="0.423cm" svg:height="0.423cm" svg:x="8.043cm" svg:y="5.503cm" svg:viewBox="0 0 424 424" draw:points="0,424 0,0 424,0 424,424">
          <text:p/>
        </draw:polygon>
        <draw:polygon draw:style-name="gr1" draw:layer="layout" svg:width="0.423cm" svg:height="0.424cm" svg:x="8.043cm" svg:y="5.079cm" svg:viewBox="0 0 424 425" draw:points="0,425 0,0 424,0 424,425">
          <text:p/>
        </draw:polygon>
        <draw:polygon draw:style-name="gr1" draw:layer="layout" svg:width="0.423cm" svg:height="0.423cm" svg:x="8.043cm" svg:y="4.656cm" svg:viewBox="0 0 424 424" draw:points="0,424 0,0 424,0 424,424">
          <text:p/>
        </draw:polygon>
        <draw:polygon draw:style-name="gr1" draw:layer="layout" svg:width="0.423cm" svg:height="0.423cm" svg:x="8.043cm" svg:y="4.233cm" svg:viewBox="0 0 424 424" draw:points="0,424 0,0 424,0 424,424">
          <text:p/>
        </draw:polygon>
        <draw:polygon draw:style-name="gr1" draw:layer="layout" svg:width="0.423cm" svg:height="0.424cm" svg:x="8.043cm" svg:y="3.809cm" svg:viewBox="0 0 424 425" draw:points="0,425 0,0 424,0 424,425">
          <text:p/>
        </draw:polygon>
        <draw:polygon draw:style-name="gr1" draw:layer="layout" svg:width="0.423cm" svg:height="0.423cm" svg:x="8.043cm" svg:y="3.386cm" svg:viewBox="0 0 424 424" draw:points="0,424 0,0 424,0 424,424">
          <text:p/>
        </draw:polygon>
        <draw:polygon draw:style-name="gr1" draw:layer="layout" svg:width="0.423cm" svg:height="0.423cm" svg:x="8.043cm" svg:y="2.963cm" svg:viewBox="0 0 424 424" draw:points="0,424 0,0 424,0 424,424">
          <text:p/>
        </draw:polygon>
        <draw:polygon draw:style-name="gr1" draw:layer="layout" svg:width="0.423cm" svg:height="0.424cm" svg:x="8.043cm" svg:y="2.539cm" svg:viewBox="0 0 424 425" draw:points="0,425 0,0 424,0 424,425">
          <text:p/>
        </draw:polygon>
        <draw:polygon draw:style-name="gr1" draw:layer="layout" svg:width="0.423cm" svg:height="0.423cm" svg:x="8.043cm" svg:y="2.116cm" svg:viewBox="0 0 424 424" draw:points="0,424 0,0 424,0 424,424">
          <text:p/>
        </draw:polygon>
        <draw:polygon draw:style-name="gr1" draw:layer="layout" svg:width="0.423cm" svg:height="0.423cm" svg:x="8.043cm" svg:y="1.693cm" svg:viewBox="0 0 424 424" draw:points="0,424 0,0 424,0 424,424">
          <text:p/>
        </draw:polygon>
        <draw:polygon draw:style-name="gr1" draw:layer="layout" svg:width="0.423cm" svg:height="0.424cm" svg:x="8.043cm" svg:y="1.269cm" svg:viewBox="0 0 424 425" draw:points="0,425 0,0 424,0 424,425">
          <text:p/>
        </draw:polygon>
        <draw:polygon draw:style-name="gr1" draw:layer="layout" svg:width="0.423cm" svg:height="0.424cm" svg:x="8.043cm" svg:y="1.269cm" svg:viewBox="0 0 424 425" draw:points="0,425 0,0 424,0 424,425">
          <text:p/>
        </draw:polygon>
        <draw:polygon draw:style-name="gr1" draw:layer="layout" svg:width="0.423cm" svg:height="0.423cm" svg:x="8.043cm" svg:y="0.846cm" svg:viewBox="0 0 424 424" draw:points="0,424 0,0 424,0 424,424">
          <text:p/>
        </draw:polygon>
        <draw:polygon draw:style-name="gr1" draw:layer="layout" svg:width="0.423cm" svg:height="0.423cm" svg:x="8.043cm" svg:y="0.846cm" svg:viewBox="0 0 424 424" draw:points="0,424 0,0 424,0 424,424">
          <text:p/>
        </draw:polygon>
        <draw:polygon draw:style-name="gr1" draw:layer="layout" svg:width="0.423cm" svg:height="0.423cm" svg:x="8.043cm" svg:y="0.423cm" svg:viewBox="0 0 424 424" draw:points="0,424 0,0 424,0 424,424">
          <text:p/>
        </draw:polygon>
        <draw:polygon draw:style-name="gr1" draw:layer="layout" svg:width="0.423cm" svg:height="0.423cm" svg:x="8.043cm" svg:y="0.423cm" svg:viewBox="0 0 424 424" draw:points="0,424 0,0 424,0 424,424">
          <text:p/>
        </draw:polygon>
        <draw:polygon draw:style-name="gr1" draw:layer="layout" svg:width="0.423cm" svg:height="0.424cm" svg:x="8.043cm" svg:y="-0.001cm" svg:viewBox="0 0 424 425" draw:points="0,425 0,0 424,0 424,425">
          <text:p/>
        </draw:polygon>
        <draw:polygon draw:style-name="gr1" draw:layer="layout" svg:width="0.423cm" svg:height="0.424cm" svg:x="8.043cm" svg:y="-0.001cm" svg:viewBox="0 0 424 425" draw:points="0,425 0,0 424,0 424,425">
          <text:p/>
        </draw:polygon>
        <draw:polygon draw:style-name="gr1" draw:layer="layout" svg:width="0.423cm" svg:height="0.423cm" svg:x="8.466cm" svg:y="9.736cm" svg:viewBox="0 0 424 424" draw:points="0,424 0,0 424,0 424,424">
          <text:p/>
        </draw:polygon>
        <draw:polygon draw:style-name="gr1" draw:layer="layout" svg:width="0.423cm" svg:height="0.423cm" svg:x="8.466cm" svg:y="9.736cm" svg:viewBox="0 0 424 424" draw:points="0,424 0,0 424,0 424,424">
          <text:p/>
        </draw:polygon>
        <draw:polygon draw:style-name="gr1" draw:layer="layout" svg:width="0.423cm" svg:height="0.423cm" svg:x="8.466cm" svg:y="9.313cm" svg:viewBox="0 0 424 424" draw:points="0,424 0,0 424,0 424,424">
          <text:p/>
        </draw:polygon>
        <draw:polygon draw:style-name="gr1" draw:layer="layout" svg:width="0.423cm" svg:height="0.423cm" svg:x="8.466cm" svg:y="9.313cm" svg:viewBox="0 0 424 424" draw:points="0,424 0,0 424,0 424,424">
          <text:p/>
        </draw:polygon>
        <draw:polygon draw:style-name="gr1" draw:layer="layout" svg:width="0.423cm" svg:height="0.424cm" svg:x="8.466cm" svg:y="8.889cm" svg:viewBox="0 0 424 425" draw:points="0,425 0,0 424,0 424,425">
          <text:p/>
        </draw:polygon>
        <draw:polygon draw:style-name="gr1" draw:layer="layout" svg:width="0.423cm" svg:height="0.424cm" svg:x="8.466cm" svg:y="8.889cm" svg:viewBox="0 0 424 425" draw:points="0,425 0,0 424,0 424,425">
          <text:p/>
        </draw:polygon>
        <draw:polygon draw:style-name="gr1" draw:layer="layout" svg:width="0.423cm" svg:height="0.423cm" svg:x="8.466cm" svg:y="8.466cm" svg:viewBox="0 0 424 424" draw:points="0,424 0,0 424,0 424,424">
          <text:p/>
        </draw:polygon>
        <draw:polygon draw:style-name="gr1" draw:layer="layout" svg:width="0.423cm" svg:height="0.423cm" svg:x="8.466cm" svg:y="8.466cm" svg:viewBox="0 0 424 424" draw:points="0,424 0,0 424,0 424,424">
          <text:p/>
        </draw:polygon>
        <draw:polygon draw:style-name="gr1" draw:layer="layout" svg:width="0.423cm" svg:height="0.423cm" svg:x="8.466cm" svg:y="8.043cm" svg:viewBox="0 0 424 424" draw:points="0,424 0,0 424,0 424,424">
          <text:p/>
        </draw:polygon>
        <draw:polygon draw:style-name="gr1" draw:layer="layout" svg:width="0.423cm" svg:height="0.423cm" svg:x="8.466cm" svg:y="8.043cm" svg:viewBox="0 0 424 424" draw:points="0,424 0,0 424,0 424,424">
          <text:p/>
        </draw:polygon>
        <draw:polygon draw:style-name="gr1" draw:layer="layout" svg:width="0.423cm" svg:height="0.424cm" svg:x="8.466cm" svg:y="7.619cm" svg:viewBox="0 0 424 425" draw:points="0,425 0,0 424,0 424,425">
          <text:p/>
        </draw:polygon>
        <draw:polygon draw:style-name="gr1" draw:layer="layout" svg:width="0.423cm" svg:height="0.424cm" svg:x="8.466cm" svg:y="7.619cm" svg:viewBox="0 0 424 425" draw:points="0,425 0,0 424,0 424,425">
          <text:p/>
        </draw:polygon>
        <draw:polygon draw:style-name="gr1" draw:layer="layout" svg:width="0.423cm" svg:height="0.423cm" svg:x="8.466cm" svg:y="7.196cm" svg:viewBox="0 0 424 424" draw:points="0,424 0,0 424,0 424,424">
          <text:p/>
        </draw:polygon>
        <draw:polygon draw:style-name="gr1" draw:layer="layout" svg:width="0.423cm" svg:height="0.423cm" svg:x="8.466cm" svg:y="6.773cm" svg:viewBox="0 0 424 424" draw:points="0,424 0,0 424,0 424,424">
          <text:p/>
        </draw:polygon>
        <draw:polygon draw:style-name="gr1" draw:layer="layout" svg:width="0.423cm" svg:height="0.424cm" svg:x="8.466cm" svg:y="6.349cm" svg:viewBox="0 0 424 425" draw:points="0,425 0,0 424,0 424,425">
          <text:p/>
        </draw:polygon>
        <draw:polygon draw:style-name="gr1" draw:layer="layout" svg:width="0.423cm" svg:height="0.423cm" svg:x="8.466cm" svg:y="5.926cm" svg:viewBox="0 0 424 424" draw:points="0,424 0,0 424,0 424,424">
          <text:p/>
        </draw:polygon>
        <draw:polygon draw:style-name="gr1" draw:layer="layout" svg:width="0.423cm" svg:height="0.423cm" svg:x="8.466cm" svg:y="5.503cm" svg:viewBox="0 0 424 424" draw:points="0,424 0,0 424,0 424,424">
          <text:p/>
        </draw:polygon>
        <draw:polygon draw:style-name="gr1" draw:layer="layout" svg:width="0.423cm" svg:height="0.424cm" svg:x="8.466cm" svg:y="5.079cm" svg:viewBox="0 0 424 425" draw:points="0,425 0,0 424,0 424,425">
          <text:p/>
        </draw:polygon>
        <draw:polygon draw:style-name="gr1" draw:layer="layout" svg:width="0.423cm" svg:height="0.423cm" svg:x="8.466cm" svg:y="4.656cm" svg:viewBox="0 0 424 424" draw:points="0,424 0,0 424,0 424,424">
          <text:p/>
        </draw:polygon>
        <draw:polygon draw:style-name="gr1" draw:layer="layout" svg:width="0.423cm" svg:height="0.423cm" svg:x="8.466cm" svg:y="4.233cm" svg:viewBox="0 0 424 424" draw:points="0,424 0,0 424,0 424,424">
          <text:p/>
        </draw:polygon>
        <draw:polygon draw:style-name="gr1" draw:layer="layout" svg:width="0.423cm" svg:height="0.424cm" svg:x="8.466cm" svg:y="3.809cm" svg:viewBox="0 0 424 425" draw:points="0,425 0,0 424,0 424,425">
          <text:p/>
        </draw:polygon>
        <draw:polygon draw:style-name="gr1" draw:layer="layout" svg:width="0.423cm" svg:height="0.423cm" svg:x="8.466cm" svg:y="3.386cm" svg:viewBox="0 0 424 424" draw:points="0,424 0,0 424,0 424,424">
          <text:p/>
        </draw:polygon>
        <draw:polygon draw:style-name="gr1" draw:layer="layout" svg:width="0.423cm" svg:height="0.423cm" svg:x="8.466cm" svg:y="2.963cm" svg:viewBox="0 0 424 424" draw:points="0,424 0,0 424,0 424,424">
          <text:p/>
        </draw:polygon>
        <draw:polygon draw:style-name="gr1" draw:layer="layout" svg:width="0.423cm" svg:height="0.424cm" svg:x="8.466cm" svg:y="2.539cm" svg:viewBox="0 0 424 425" draw:points="0,425 0,0 424,0 424,425">
          <text:p/>
        </draw:polygon>
        <draw:polygon draw:style-name="gr1" draw:layer="layout" svg:width="0.423cm" svg:height="0.423cm" svg:x="8.466cm" svg:y="2.116cm" svg:viewBox="0 0 424 424" draw:points="0,424 0,0 424,0 424,424">
          <text:p/>
        </draw:polygon>
        <draw:polygon draw:style-name="gr1" draw:layer="layout" svg:width="0.423cm" svg:height="0.423cm" svg:x="8.466cm" svg:y="1.693cm" svg:viewBox="0 0 424 424" draw:points="0,424 0,0 424,0 424,424">
          <text:p/>
        </draw:polygon>
        <draw:polygon draw:style-name="gr1" draw:layer="layout" svg:width="0.423cm" svg:height="0.423cm" svg:x="8.466cm" svg:y="1.693cm" svg:viewBox="0 0 424 424" draw:points="0,424 0,0 424,0 424,424">
          <text:p/>
        </draw:polygon>
        <draw:polygon draw:style-name="gr1" draw:layer="layout" svg:width="0.423cm" svg:height="0.424cm" svg:x="8.466cm" svg:y="1.269cm" svg:viewBox="0 0 424 425" draw:points="0,425 0,0 424,0 424,425">
          <text:p/>
        </draw:polygon>
        <draw:polygon draw:style-name="gr1" draw:layer="layout" svg:width="0.423cm" svg:height="0.424cm" svg:x="8.466cm" svg:y="1.269cm" svg:viewBox="0 0 424 425" draw:points="0,425 0,0 424,0 424,425">
          <text:p/>
        </draw:polygon>
        <draw:polygon draw:style-name="gr1" draw:layer="layout" svg:width="0.423cm" svg:height="0.423cm" svg:x="8.466cm" svg:y="0.846cm" svg:viewBox="0 0 424 424" draw:points="0,424 0,0 424,0 424,424">
          <text:p/>
        </draw:polygon>
        <draw:polygon draw:style-name="gr1" draw:layer="layout" svg:width="0.423cm" svg:height="0.423cm" svg:x="8.466cm" svg:y="0.846cm" svg:viewBox="0 0 424 424" draw:points="0,424 0,0 424,0 424,424">
          <text:p/>
        </draw:polygon>
        <draw:polygon draw:style-name="gr1" draw:layer="layout" svg:width="0.423cm" svg:height="0.423cm" svg:x="8.466cm" svg:y="0.423cm" svg:viewBox="0 0 424 424" draw:points="0,424 0,0 424,0 424,424">
          <text:p/>
        </draw:polygon>
        <draw:polygon draw:style-name="gr1" draw:layer="layout" svg:width="0.423cm" svg:height="0.423cm" svg:x="8.466cm" svg:y="0.423cm" svg:viewBox="0 0 424 424" draw:points="0,424 0,0 424,0 424,424">
          <text:p/>
        </draw:polygon>
        <draw:polygon draw:style-name="gr1" draw:layer="layout" svg:width="0.423cm" svg:height="0.424cm" svg:x="8.466cm" svg:y="-0.001cm" svg:viewBox="0 0 424 425" draw:points="0,425 0,0 424,0 424,425">
          <text:p/>
        </draw:polygon>
        <draw:polygon draw:style-name="gr1" draw:layer="layout" svg:width="0.423cm" svg:height="0.424cm" svg:x="8.466cm" svg:y="-0.001cm" svg:viewBox="0 0 424 425" draw:points="0,425 0,0 424,0 424,425">
          <text:p/>
        </draw:polygon>
        <draw:polygon draw:style-name="gr1" draw:layer="layout" svg:width="0.424cm" svg:height="0.423cm" svg:x="8.889cm" svg:y="9.736cm" svg:viewBox="0 0 425 424" draw:points="0,424 0,0 425,0 425,424">
          <text:p/>
        </draw:polygon>
        <draw:polygon draw:style-name="gr1" draw:layer="layout" svg:width="0.424cm" svg:height="0.423cm" svg:x="8.889cm" svg:y="9.736cm" svg:viewBox="0 0 425 424" draw:points="0,424 0,0 425,0 425,424">
          <text:p/>
        </draw:polygon>
        <draw:polygon draw:style-name="gr1" draw:layer="layout" svg:width="0.424cm" svg:height="0.423cm" svg:x="8.889cm" svg:y="9.313cm" svg:viewBox="0 0 425 424" draw:points="0,424 0,0 425,0 425,424">
          <text:p/>
        </draw:polygon>
        <draw:polygon draw:style-name="gr1" draw:layer="layout" svg:width="0.424cm" svg:height="0.423cm" svg:x="8.889cm" svg:y="9.313cm" svg:viewBox="0 0 425 424" draw:points="0,424 0,0 425,0 425,424">
          <text:p/>
        </draw:polygon>
        <draw:polygon draw:style-name="gr1" draw:layer="layout" svg:width="0.424cm" svg:height="0.424cm" svg:x="8.889cm" svg:y="8.889cm" svg:viewBox="0 0 425 425" draw:points="0,425 0,0 425,0 425,425">
          <text:p/>
        </draw:polygon>
        <draw:polygon draw:style-name="gr1" draw:layer="layout" svg:width="0.424cm" svg:height="0.424cm" svg:x="8.889cm" svg:y="8.889cm" svg:viewBox="0 0 425 425" draw:points="0,425 0,0 425,0 425,425">
          <text:p/>
        </draw:polygon>
        <draw:polygon draw:style-name="gr1" draw:layer="layout" svg:width="0.424cm" svg:height="0.423cm" svg:x="8.889cm" svg:y="8.466cm" svg:viewBox="0 0 425 424" draw:points="0,424 0,0 425,0 425,424">
          <text:p/>
        </draw:polygon>
        <draw:polygon draw:style-name="gr1" draw:layer="layout" svg:width="0.424cm" svg:height="0.423cm" svg:x="8.889cm" svg:y="8.466cm" svg:viewBox="0 0 425 424" draw:points="0,424 0,0 425,0 425,424">
          <text:p/>
        </draw:polygon>
        <draw:polygon draw:style-name="gr1" draw:layer="layout" svg:width="0.424cm" svg:height="0.423cm" svg:x="8.889cm" svg:y="8.043cm" svg:viewBox="0 0 425 424" draw:points="0,424 0,0 425,0 425,424">
          <text:p/>
        </draw:polygon>
        <draw:polygon draw:style-name="gr1" draw:layer="layout" svg:width="0.424cm" svg:height="0.423cm" svg:x="8.889cm" svg:y="8.043cm" svg:viewBox="0 0 425 424" draw:points="0,424 0,0 425,0 425,424">
          <text:p/>
        </draw:polygon>
        <draw:polygon draw:style-name="gr1" draw:layer="layout" svg:width="0.424cm" svg:height="0.424cm" svg:x="8.889cm" svg:y="7.619cm" svg:viewBox="0 0 425 425" draw:points="0,425 0,0 425,0 425,425">
          <text:p/>
        </draw:polygon>
        <draw:polygon draw:style-name="gr1" draw:layer="layout" svg:width="0.424cm" svg:height="0.424cm" svg:x="8.889cm" svg:y="7.619cm" svg:viewBox="0 0 425 425" draw:points="0,425 0,0 425,0 425,425">
          <text:p/>
        </draw:polygon>
        <draw:polygon draw:style-name="gr1" draw:layer="layout" svg:width="0.424cm" svg:height="0.423cm" svg:x="8.889cm" svg:y="7.196cm" svg:viewBox="0 0 425 424" draw:points="0,424 0,0 425,0 425,424">
          <text:p/>
        </draw:polygon>
        <draw:polygon draw:style-name="gr1" draw:layer="layout" svg:width="0.424cm" svg:height="0.423cm" svg:x="8.889cm" svg:y="7.196cm" svg:viewBox="0 0 425 424" draw:points="0,424 0,0 425,0 425,424">
          <text:p/>
        </draw:polygon>
        <draw:polygon draw:style-name="gr1" draw:layer="layout" svg:width="0.424cm" svg:height="0.423cm" svg:x="8.889cm" svg:y="6.773cm" svg:viewBox="0 0 425 424" draw:points="0,424 0,0 425,0 425,424">
          <text:p/>
        </draw:polygon>
        <draw:polygon draw:style-name="gr1" draw:layer="layout" svg:width="0.424cm" svg:height="0.423cm" svg:x="8.889cm" svg:y="6.773cm" svg:viewBox="0 0 425 424" draw:points="0,424 0,0 425,0 425,424">
          <text:p/>
        </draw:polygon>
        <draw:polygon draw:style-name="gr1" draw:layer="layout" svg:width="0.424cm" svg:height="0.424cm" svg:x="8.889cm" svg:y="6.349cm" svg:viewBox="0 0 425 425" draw:points="0,425 0,0 425,0 425,425">
          <text:p/>
        </draw:polygon>
        <draw:polygon draw:style-name="gr1" draw:layer="layout" svg:width="0.424cm" svg:height="0.424cm" svg:x="8.889cm" svg:y="6.349cm" svg:viewBox="0 0 425 425" draw:points="0,425 0,0 425,0 425,425">
          <text:p/>
        </draw:polygon>
        <draw:polygon draw:style-name="gr1" draw:layer="layout" svg:width="0.424cm" svg:height="0.423cm" svg:x="8.889cm" svg:y="5.926cm" svg:viewBox="0 0 425 424" draw:points="0,424 0,0 425,0 425,424">
          <text:p/>
        </draw:polygon>
        <draw:polygon draw:style-name="gr1" draw:layer="layout" svg:width="0.424cm" svg:height="0.423cm" svg:x="8.889cm" svg:y="5.503cm" svg:viewBox="0 0 425 424" draw:points="0,424 0,0 425,0 425,424">
          <text:p/>
        </draw:polygon>
        <draw:polygon draw:style-name="gr1" draw:layer="layout" svg:width="0.424cm" svg:height="0.424cm" svg:x="8.889cm" svg:y="5.079cm" svg:viewBox="0 0 425 425" draw:points="0,425 0,0 425,0 425,425">
          <text:p/>
        </draw:polygon>
        <draw:polygon draw:style-name="gr1" draw:layer="layout" svg:width="0.424cm" svg:height="0.424cm" svg:x="8.889cm" svg:y="5.079cm" svg:viewBox="0 0 425 425" draw:points="0,425 0,0 425,0 425,425">
          <text:p/>
        </draw:polygon>
        <draw:polygon draw:style-name="gr1" draw:layer="layout" svg:width="0.424cm" svg:height="0.423cm" svg:x="8.889cm" svg:y="4.656cm" svg:viewBox="0 0 425 424" draw:points="0,424 0,0 425,0 425,424">
          <text:p/>
        </draw:polygon>
        <draw:polygon draw:style-name="gr1" draw:layer="layout" svg:width="0.424cm" svg:height="0.423cm" svg:x="8.889cm" svg:y="4.656cm" svg:viewBox="0 0 425 424" draw:points="0,424 0,0 425,0 425,424">
          <text:p/>
        </draw:polygon>
        <draw:polygon draw:style-name="gr1" draw:layer="layout" svg:width="0.424cm" svg:height="0.423cm" svg:x="8.889cm" svg:y="4.233cm" svg:viewBox="0 0 425 424" draw:points="0,424 0,0 425,0 425,424">
          <text:p/>
        </draw:polygon>
        <draw:polygon draw:style-name="gr1" draw:layer="layout" svg:width="0.424cm" svg:height="0.423cm" svg:x="8.889cm" svg:y="4.233cm" svg:viewBox="0 0 425 424" draw:points="0,424 0,0 425,0 425,424">
          <text:p/>
        </draw:polygon>
        <draw:polygon draw:style-name="gr1" draw:layer="layout" svg:width="0.424cm" svg:height="0.424cm" svg:x="8.889cm" svg:y="3.809cm" svg:viewBox="0 0 425 425" draw:points="0,425 0,0 425,0 425,425">
          <text:p/>
        </draw:polygon>
        <draw:polygon draw:style-name="gr1" draw:layer="layout" svg:width="0.424cm" svg:height="0.423cm" svg:x="8.889cm" svg:y="3.386cm" svg:viewBox="0 0 425 424" draw:points="0,424 0,0 425,0 425,424">
          <text:p/>
        </draw:polygon>
        <draw:polygon draw:style-name="gr1" draw:layer="layout" svg:width="0.423cm" svg:height="0.423cm" svg:x="7.196cm" svg:y="8.043cm" svg:viewBox="0 0 424 424" draw:points="0,424 0,0 424,0 424,424">
          <text:p/>
        </draw:polygon>
        <draw:polygon draw:style-name="gr1" draw:layer="layout" svg:width="0.423cm" svg:height="0.424cm" svg:x="7.196cm" svg:y="7.619cm" svg:viewBox="0 0 424 425" draw:points="0,425 0,0 424,0 424,425">
          <text:p/>
        </draw:polygon>
        <draw:polygon draw:style-name="gr1" draw:layer="layout" svg:width="0.423cm" svg:height="0.423cm" svg:x="7.196cm" svg:y="7.196cm" svg:viewBox="0 0 424 424" draw:points="0,424 0,0 424,0 424,424">
          <text:p/>
        </draw:polygon>
        <draw:polygon draw:style-name="gr1" draw:layer="layout" svg:width="0.423cm" svg:height="0.423cm" svg:x="7.196cm" svg:y="6.773cm" svg:viewBox="0 0 424 424" draw:points="0,424 0,0 424,0 424,424">
          <text:p/>
        </draw:polygon>
        <draw:polygon draw:style-name="gr1" draw:layer="layout" svg:width="0.423cm" svg:height="0.424cm" svg:x="7.196cm" svg:y="6.349cm" svg:viewBox="0 0 424 425" draw:points="0,425 0,0 424,0 424,425">
          <text:p/>
        </draw:polygon>
        <draw:polygon draw:style-name="gr1" draw:layer="layout" svg:width="0.423cm" svg:height="0.423cm" svg:x="7.196cm" svg:y="5.926cm" svg:viewBox="0 0 424 424" draw:points="0,424 0,0 424,0 424,424">
          <text:p/>
        </draw:polygon>
        <draw:polygon draw:style-name="gr1" draw:layer="layout" svg:width="0.423cm" svg:height="0.423cm" svg:x="7.196cm" svg:y="5.503cm" svg:viewBox="0 0 424 424" draw:points="0,424 0,0 424,0 424,424">
          <text:p/>
        </draw:polygon>
        <draw:polygon draw:style-name="gr1" draw:layer="layout" svg:width="0.423cm" svg:height="0.424cm" svg:x="7.196cm" svg:y="5.079cm" svg:viewBox="0 0 424 425" draw:points="0,425 0,0 424,0 424,425">
          <text:p/>
        </draw:polygon>
        <draw:polygon draw:style-name="gr1" draw:layer="layout" svg:width="0.423cm" svg:height="0.423cm" svg:x="7.196cm" svg:y="4.656cm" svg:viewBox="0 0 424 424" draw:points="0,424 0,0 424,0 424,424">
          <text:p/>
        </draw:polygon>
        <draw:polygon draw:style-name="gr1" draw:layer="layout" svg:width="0.423cm" svg:height="0.423cm" svg:x="7.196cm" svg:y="4.233cm" svg:viewBox="0 0 424 424" draw:points="0,424 0,0 424,0 424,424">
          <text:p/>
        </draw:polygon>
        <draw:polygon draw:style-name="gr1" draw:layer="layout" svg:width="0.423cm" svg:height="0.424cm" svg:x="7.196cm" svg:y="3.809cm" svg:viewBox="0 0 424 425" draw:points="0,425 0,0 424,0 424,425">
          <text:p/>
        </draw:polygon>
        <draw:polygon draw:style-name="gr1" draw:layer="layout" svg:width="0.423cm" svg:height="0.423cm" svg:x="7.196cm" svg:y="3.386cm" svg:viewBox="0 0 424 424" draw:points="0,424 0,0 424,0 424,424">
          <text:p/>
        </draw:polygon>
        <draw:polygon draw:style-name="gr1" draw:layer="layout" svg:width="0.423cm" svg:height="0.423cm" svg:x="7.196cm" svg:y="2.963cm" svg:viewBox="0 0 424 424" draw:points="0,424 0,0 424,0 424,424">
          <text:p/>
        </draw:polygon>
        <draw:polygon draw:style-name="gr1" draw:layer="layout" svg:width="0.423cm" svg:height="0.424cm" svg:x="7.196cm" svg:y="2.539cm" svg:viewBox="0 0 424 425" draw:points="0,425 0,0 424,0 424,425">
          <text:p/>
        </draw:polygon>
        <draw:polygon draw:style-name="gr1" draw:layer="layout" svg:width="0.423cm" svg:height="0.423cm" svg:x="7.196cm" svg:y="2.116cm" svg:viewBox="0 0 424 424" draw:points="0,424 0,0 424,0 424,424">
          <text:p/>
        </draw:polygon>
        <draw:polygon draw:style-name="gr1" draw:layer="layout" svg:width="0.423cm" svg:height="0.423cm" svg:x="7.196cm" svg:y="1.693cm" svg:viewBox="0 0 424 424" draw:points="0,424 0,0 424,0 424,424">
          <text:p/>
        </draw:polygon>
        <draw:polygon draw:style-name="gr1" draw:layer="layout" svg:width="0.423cm" svg:height="0.424cm" svg:x="7.196cm" svg:y="1.269cm" svg:viewBox="0 0 424 425" draw:points="0,425 0,0 424,0 424,425">
          <text:p/>
        </draw:polygon>
        <draw:polygon draw:style-name="gr1" draw:layer="layout" svg:width="0.424cm" svg:height="0.423cm" svg:x="7.619cm" svg:y="8.043cm" svg:viewBox="0 0 425 424" draw:points="0,424 0,0 425,0 425,424">
          <text:p/>
        </draw:polygon>
        <draw:polygon draw:style-name="gr1" draw:layer="layout" svg:width="0.424cm" svg:height="0.424cm" svg:x="7.619cm" svg:y="7.619cm" svg:viewBox="0 0 425 425" draw:points="0,425 0,0 425,0 425,425">
          <text:p/>
        </draw:polygon>
        <draw:polygon draw:style-name="gr1" draw:layer="layout" svg:width="0.424cm" svg:height="0.423cm" svg:x="7.619cm" svg:y="7.196cm" svg:viewBox="0 0 425 424" draw:points="0,424 0,0 425,0 425,424">
          <text:p/>
        </draw:polygon>
        <draw:polygon draw:style-name="gr1" draw:layer="layout" svg:width="0.424cm" svg:height="0.423cm" svg:x="7.619cm" svg:y="6.773cm" svg:viewBox="0 0 425 424" draw:points="0,424 0,0 425,0 425,424">
          <text:p/>
        </draw:polygon>
        <draw:polygon draw:style-name="gr1" draw:layer="layout" svg:width="0.424cm" svg:height="0.424cm" svg:x="7.619cm" svg:y="6.349cm" svg:viewBox="0 0 425 425" draw:points="0,425 0,0 425,0 425,425">
          <text:p/>
        </draw:polygon>
        <draw:polygon draw:style-name="gr1" draw:layer="layout" svg:width="0.424cm" svg:height="0.423cm" svg:x="7.619cm" svg:y="5.926cm" svg:viewBox="0 0 425 424" draw:points="0,424 0,0 425,0 425,424">
          <text:p/>
        </draw:polygon>
        <draw:polygon draw:style-name="gr1" draw:layer="layout" svg:width="0.424cm" svg:height="0.423cm" svg:x="7.619cm" svg:y="5.503cm" svg:viewBox="0 0 425 424" draw:points="0,424 0,0 425,0 425,424">
          <text:p/>
        </draw:polygon>
        <draw:polygon draw:style-name="gr1" draw:layer="layout" svg:width="0.424cm" svg:height="0.424cm" svg:x="7.619cm" svg:y="5.079cm" svg:viewBox="0 0 425 425" draw:points="0,425 0,0 425,0 425,425">
          <text:p/>
        </draw:polygon>
        <draw:polygon draw:style-name="gr1" draw:layer="layout" svg:width="0.424cm" svg:height="0.423cm" svg:x="7.619cm" svg:y="4.656cm" svg:viewBox="0 0 425 424" draw:points="0,424 0,0 425,0 425,424">
          <text:p/>
        </draw:polygon>
        <draw:polygon draw:style-name="gr1" draw:layer="layout" svg:width="0.424cm" svg:height="0.423cm" svg:x="7.619cm" svg:y="4.233cm" svg:viewBox="0 0 425 424" draw:points="0,424 0,0 425,0 425,424">
          <text:p/>
        </draw:polygon>
        <draw:polygon draw:style-name="gr1" draw:layer="layout" svg:width="0.424cm" svg:height="0.424cm" svg:x="7.619cm" svg:y="3.809cm" svg:viewBox="0 0 425 425" draw:points="0,425 0,0 425,0 425,425">
          <text:p/>
        </draw:polygon>
        <draw:polygon draw:style-name="gr1" draw:layer="layout" svg:width="0.424cm" svg:height="0.423cm" svg:x="7.619cm" svg:y="3.386cm" svg:viewBox="0 0 425 424" draw:points="0,424 0,0 425,0 425,424">
          <text:p/>
        </draw:polygon>
        <draw:polygon draw:style-name="gr1" draw:layer="layout" svg:width="0.424cm" svg:height="0.423cm" svg:x="7.619cm" svg:y="2.963cm" svg:viewBox="0 0 425 424" draw:points="0,424 0,0 425,0 425,424">
          <text:p/>
        </draw:polygon>
        <draw:polygon draw:style-name="gr1" draw:layer="layout" svg:width="0.424cm" svg:height="0.424cm" svg:x="7.619cm" svg:y="2.539cm" svg:viewBox="0 0 425 425" draw:points="0,425 0,0 425,0 425,425">
          <text:p/>
        </draw:polygon>
        <draw:polygon draw:style-name="gr1" draw:layer="layout" svg:width="0.424cm" svg:height="0.423cm" svg:x="7.619cm" svg:y="2.116cm" svg:viewBox="0 0 425 424" draw:points="0,424 0,0 425,0 425,424">
          <text:p/>
        </draw:polygon>
        <draw:polygon draw:style-name="gr1" draw:layer="layout" svg:width="0.424cm" svg:height="0.423cm" svg:x="7.619cm" svg:y="1.693cm" svg:viewBox="0 0 425 424" draw:points="0,424 0,0 425,0 425,424">
          <text:p/>
        </draw:polygon>
        <draw:polygon draw:style-name="gr1" draw:layer="layout" svg:width="0.424cm" svg:height="0.424cm" svg:x="7.619cm" svg:y="1.269cm" svg:viewBox="0 0 425 425" draw:points="0,425 0,0 425,0 425,425">
          <text:p/>
        </draw:polygon>
        <draw:polygon draw:style-name="gr1" draw:layer="layout" svg:width="0.423cm" svg:height="0.424cm" svg:x="8.043cm" svg:y="7.619cm" svg:viewBox="0 0 424 425" draw:points="0,425 0,0 424,0 424,425">
          <text:p/>
        </draw:polygon>
        <draw:polygon draw:style-name="gr1" draw:layer="layout" svg:width="0.423cm" svg:height="0.423cm" svg:x="8.043cm" svg:y="7.196cm" svg:viewBox="0 0 424 424" draw:points="0,424 0,0 424,0 424,424">
          <text:p/>
        </draw:polygon>
        <draw:polygon draw:style-name="gr1" draw:layer="layout" svg:width="0.423cm" svg:height="0.423cm" svg:x="8.043cm" svg:y="6.773cm" svg:viewBox="0 0 424 424" draw:points="0,424 0,0 424,0 424,424">
          <text:p/>
        </draw:polygon>
        <draw:polygon draw:style-name="gr1" draw:layer="layout" svg:width="0.423cm" svg:height="0.424cm" svg:x="8.043cm" svg:y="6.349cm" svg:viewBox="0 0 424 425" draw:points="0,425 0,0 424,0 424,425">
          <text:p/>
        </draw:polygon>
        <draw:polygon draw:style-name="gr1" draw:layer="layout" svg:width="0.423cm" svg:height="0.423cm" svg:x="8.043cm" svg:y="5.926cm" svg:viewBox="0 0 424 424" draw:points="0,424 0,0 424,0 424,424">
          <text:p/>
        </draw:polygon>
        <draw:polygon draw:style-name="gr1" draw:layer="layout" svg:width="0.423cm" svg:height="0.423cm" svg:x="8.043cm" svg:y="5.503cm" svg:viewBox="0 0 424 424" draw:points="0,424 0,0 424,0 424,424">
          <text:p/>
        </draw:polygon>
        <draw:polygon draw:style-name="gr1" draw:layer="layout" svg:width="0.423cm" svg:height="0.424cm" svg:x="8.043cm" svg:y="5.079cm" svg:viewBox="0 0 424 425" draw:points="0,425 0,0 424,0 424,425">
          <text:p/>
        </draw:polygon>
        <draw:polygon draw:style-name="gr1" draw:layer="layout" svg:width="0.423cm" svg:height="0.423cm" svg:x="8.043cm" svg:y="4.656cm" svg:viewBox="0 0 424 424" draw:points="0,424 0,0 424,0 424,424">
          <text:p/>
        </draw:polygon>
        <draw:polygon draw:style-name="gr1" draw:layer="layout" svg:width="0.423cm" svg:height="0.423cm" svg:x="8.043cm" svg:y="4.233cm" svg:viewBox="0 0 424 424" draw:points="0,424 0,0 424,0 424,424">
          <text:p/>
        </draw:polygon>
        <draw:polygon draw:style-name="gr1" draw:layer="layout" svg:width="0.423cm" svg:height="0.424cm" svg:x="8.043cm" svg:y="3.809cm" svg:viewBox="0 0 424 425" draw:points="0,425 0,0 424,0 424,425">
          <text:p/>
        </draw:polygon>
        <draw:polygon draw:style-name="gr1" draw:layer="layout" svg:width="0.423cm" svg:height="0.423cm" svg:x="8.043cm" svg:y="3.386cm" svg:viewBox="0 0 424 424" draw:points="0,424 0,0 424,0 424,424">
          <text:p/>
        </draw:polygon>
        <draw:polygon draw:style-name="gr1" draw:layer="layout" svg:width="0.423cm" svg:height="0.423cm" svg:x="8.043cm" svg:y="2.963cm" svg:viewBox="0 0 424 424" draw:points="0,424 0,0 424,0 424,424">
          <text:p/>
        </draw:polygon>
        <draw:polygon draw:style-name="gr1" draw:layer="layout" svg:width="0.423cm" svg:height="0.424cm" svg:x="8.043cm" svg:y="2.539cm" svg:viewBox="0 0 424 425" draw:points="0,425 0,0 424,0 424,425">
          <text:p/>
        </draw:polygon>
        <draw:polygon draw:style-name="gr1" draw:layer="layout" svg:width="0.423cm" svg:height="0.423cm" svg:x="8.043cm" svg:y="2.116cm" svg:viewBox="0 0 424 424" draw:points="0,424 0,0 424,0 424,424">
          <text:p/>
        </draw:polygon>
        <draw:polygon draw:style-name="gr1" draw:layer="layout" svg:width="0.423cm" svg:height="0.423cm" svg:x="8.043cm" svg:y="1.693cm" svg:viewBox="0 0 424 424" draw:points="0,424 0,0 424,0 424,424">
          <text:p/>
        </draw:polygon>
        <draw:polygon draw:style-name="gr1" draw:layer="layout" svg:width="0.423cm" svg:height="0.423cm" svg:x="8.466cm" svg:y="7.196cm" svg:viewBox="0 0 424 424" draw:points="0,424 0,0 424,0 424,424">
          <text:p/>
        </draw:polygon>
        <draw:polygon draw:style-name="gr1" draw:layer="layout" svg:width="0.423cm" svg:height="0.423cm" svg:x="8.466cm" svg:y="6.773cm" svg:viewBox="0 0 424 424" draw:points="0,424 0,0 424,0 424,424">
          <text:p/>
        </draw:polygon>
        <draw:polygon draw:style-name="gr1" draw:layer="layout" svg:width="0.423cm" svg:height="0.424cm" svg:x="8.466cm" svg:y="6.349cm" svg:viewBox="0 0 424 425" draw:points="0,425 0,0 424,0 424,425">
          <text:p/>
        </draw:polygon>
        <draw:polygon draw:style-name="gr1" draw:layer="layout" svg:width="0.423cm" svg:height="0.423cm" svg:x="8.466cm" svg:y="5.926cm" svg:viewBox="0 0 424 424" draw:points="0,424 0,0 424,0 424,424">
          <text:p/>
        </draw:polygon>
        <draw:polygon draw:style-name="gr1" draw:layer="layout" svg:width="0.423cm" svg:height="0.423cm" svg:x="8.466cm" svg:y="5.503cm" svg:viewBox="0 0 424 424" draw:points="0,424 0,0 424,0 424,424">
          <text:p/>
        </draw:polygon>
        <draw:polygon draw:style-name="gr1" draw:layer="layout" svg:width="0.423cm" svg:height="0.424cm" svg:x="8.466cm" svg:y="5.079cm" svg:viewBox="0 0 424 425" draw:points="0,425 0,0 424,0 424,425">
          <text:p/>
        </draw:polygon>
        <draw:polygon draw:style-name="gr1" draw:layer="layout" svg:width="0.423cm" svg:height="0.423cm" svg:x="8.466cm" svg:y="4.656cm" svg:viewBox="0 0 424 424" draw:points="0,424 0,0 424,0 424,424">
          <text:p/>
        </draw:polygon>
        <draw:polygon draw:style-name="gr1" draw:layer="layout" svg:width="0.423cm" svg:height="0.423cm" svg:x="8.466cm" svg:y="4.233cm" svg:viewBox="0 0 424 424" draw:points="0,424 0,0 424,0 424,424">
          <text:p/>
        </draw:polygon>
        <draw:polygon draw:style-name="gr1" draw:layer="layout" svg:width="0.423cm" svg:height="0.424cm" svg:x="8.466cm" svg:y="3.809cm" svg:viewBox="0 0 424 425" draw:points="0,425 0,0 424,0 424,425">
          <text:p/>
        </draw:polygon>
        <draw:polygon draw:style-name="gr1" draw:layer="layout" svg:width="0.423cm" svg:height="0.423cm" svg:x="8.466cm" svg:y="3.386cm" svg:viewBox="0 0 424 424" draw:points="0,424 0,0 424,0 424,424">
          <text:p/>
        </draw:polygon>
        <draw:polygon draw:style-name="gr1" draw:layer="layout" svg:width="0.423cm" svg:height="0.423cm" svg:x="8.466cm" svg:y="2.963cm" svg:viewBox="0 0 424 424" draw:points="0,424 0,0 424,0 424,424">
          <text:p/>
        </draw:polygon>
        <draw:polygon draw:style-name="gr1" draw:layer="layout" svg:width="0.423cm" svg:height="0.424cm" svg:x="8.466cm" svg:y="2.539cm" svg:viewBox="0 0 424 425" draw:points="0,425 0,0 424,0 424,425">
          <text:p/>
        </draw:polygon>
        <draw:polygon draw:style-name="gr1" draw:layer="layout" svg:width="0.423cm" svg:height="0.423cm" svg:x="8.466cm" svg:y="2.116cm" svg:viewBox="0 0 424 424" draw:points="0,424 0,0 424,0 424,424">
          <text:p/>
        </draw:polygon>
        <draw:polygon draw:style-name="gr3" draw:layer="layout" svg:width="0.424cm" svg:height="0.424cm" svg:x="8.889cm" svg:y="6.349cm" svg:viewBox="0 0 425 425" draw:points="0,425 0,0 425,0 425,425">
          <text:p/>
        </draw:polygon>
        <draw:polygon draw:style-name="gr1" draw:layer="layout" svg:width="0.424cm" svg:height="0.423cm" svg:x="8.889cm" svg:y="5.926cm" svg:viewBox="0 0 425 424" draw:points="0,424 0,0 425,0 425,424">
          <text:p/>
        </draw:polygon>
        <draw:polygon draw:style-name="gr1" draw:layer="layout" svg:width="0.424cm" svg:height="0.423cm" svg:x="8.889cm" svg:y="5.503cm" svg:viewBox="0 0 425 424" draw:points="0,424 0,0 425,0 425,424">
          <text:p/>
        </draw:polygon>
        <draw:polygon draw:style-name="gr1" draw:layer="layout" svg:width="0.424cm" svg:height="0.424cm" svg:x="8.889cm" svg:y="3.809cm" svg:viewBox="0 0 425 425" draw:points="0,425 0,0 425,0 425,425">
          <text:p/>
        </draw:polygon>
        <draw:polygon draw:style-name="gr1" draw:layer="layout" svg:width="0.424cm" svg:height="0.423cm" svg:x="8.889cm" svg:y="3.386cm" svg:viewBox="0 0 425 424" draw:points="0,424 0,0 425,0 425,424">
          <text:p/>
        </draw:polygon>
        <draw:polygon draw:style-name="gr1" draw:layer="layout" svg:width="0.424cm" svg:height="0.423cm" svg:x="8.889cm" svg:y="2.963cm" svg:viewBox="0 0 425 424" draw:points="0,424 0,0 425,0 425,424">
          <text:p/>
        </draw:polygon>
        <draw:polygon draw:style-name="gr1" draw:layer="layout" svg:width="0.424cm" svg:height="0.423cm" svg:x="8.889cm" svg:y="2.963cm" svg:viewBox="0 0 425 424" draw:points="0,424 0,0 425,0 425,424">
          <text:p/>
        </draw:polygon>
        <draw:polygon draw:style-name="gr1" draw:layer="layout" svg:width="0.424cm" svg:height="0.424cm" svg:x="8.889cm" svg:y="2.539cm" svg:viewBox="0 0 425 425" draw:points="0,425 0,0 425,0 425,425">
          <text:p/>
        </draw:polygon>
        <draw:polygon draw:style-name="gr1" draw:layer="layout" svg:width="0.424cm" svg:height="0.424cm" svg:x="8.889cm" svg:y="2.539cm" svg:viewBox="0 0 425 425" draw:points="0,425 0,0 425,0 425,425">
          <text:p/>
        </draw:polygon>
        <draw:polygon draw:style-name="gr1" draw:layer="layout" svg:width="0.424cm" svg:height="0.423cm" svg:x="8.889cm" svg:y="2.116cm" svg:viewBox="0 0 425 424" draw:points="0,424 0,0 425,0 425,424">
          <text:p/>
        </draw:polygon>
        <draw:polygon draw:style-name="gr1" draw:layer="layout" svg:width="0.424cm" svg:height="0.423cm" svg:x="8.889cm" svg:y="2.116cm" svg:viewBox="0 0 425 424" draw:points="0,424 0,0 425,0 425,424">
          <text:p/>
        </draw:polygon>
        <draw:polygon draw:style-name="gr1" draw:layer="layout" svg:width="0.424cm" svg:height="0.423cm" svg:x="8.889cm" svg:y="1.693cm" svg:viewBox="0 0 425 424" draw:points="0,424 0,0 425,0 425,424">
          <text:p/>
        </draw:polygon>
        <draw:polygon draw:style-name="gr1" draw:layer="layout" svg:width="0.424cm" svg:height="0.423cm" svg:x="8.889cm" svg:y="1.693cm" svg:viewBox="0 0 425 424" draw:points="0,424 0,0 425,0 425,424">
          <text:p/>
        </draw:polygon>
        <draw:polygon draw:style-name="gr1" draw:layer="layout" svg:width="0.424cm" svg:height="0.424cm" svg:x="8.889cm" svg:y="1.269cm" svg:viewBox="0 0 425 425" draw:points="0,425 0,0 425,0 425,425">
          <text:p/>
        </draw:polygon>
        <draw:polygon draw:style-name="gr1" draw:layer="layout" svg:width="0.424cm" svg:height="0.424cm" svg:x="8.889cm" svg:y="1.269cm" svg:viewBox="0 0 425 425" draw:points="0,425 0,0 425,0 425,425">
          <text:p/>
        </draw:polygon>
        <draw:polygon draw:style-name="gr1" draw:layer="layout" svg:width="0.424cm" svg:height="0.423cm" svg:x="8.889cm" svg:y="0.846cm" svg:viewBox="0 0 425 424" draw:points="0,424 0,0 425,0 425,424">
          <text:p/>
        </draw:polygon>
        <draw:polygon draw:style-name="gr1" draw:layer="layout" svg:width="0.424cm" svg:height="0.423cm" svg:x="8.889cm" svg:y="0.846cm" svg:viewBox="0 0 425 424" draw:points="0,424 0,0 425,0 425,424">
          <text:p/>
        </draw:polygon>
        <draw:polygon draw:style-name="gr1" draw:layer="layout" svg:width="0.424cm" svg:height="0.423cm" svg:x="8.889cm" svg:y="0.423cm" svg:viewBox="0 0 425 424" draw:points="0,424 0,0 425,0 425,424">
          <text:p/>
        </draw:polygon>
        <draw:polygon draw:style-name="gr1" draw:layer="layout" svg:width="0.424cm" svg:height="0.423cm" svg:x="8.889cm" svg:y="0.423cm" svg:viewBox="0 0 425 424" draw:points="0,424 0,0 425,0 425,424">
          <text:p/>
        </draw:polygon>
        <draw:polygon draw:style-name="gr1" draw:layer="layout" svg:width="0.424cm" svg:height="0.424cm" svg:x="8.889cm" svg:y="-0.001cm" svg:viewBox="0 0 425 425" draw:points="0,425 0,0 425,0 425,425">
          <text:p/>
        </draw:polygon>
        <draw:polygon draw:style-name="gr1" draw:layer="layout" svg:width="0.424cm" svg:height="0.424cm" svg:x="8.889cm" svg:y="-0.001cm" svg:viewBox="0 0 425 425" draw:points="0,425 0,0 425,0 425,425">
          <text:p/>
        </draw:polygon>
        <draw:polygon draw:style-name="gr1" draw:layer="layout" svg:width="0.423cm" svg:height="0.423cm" svg:x="9.313cm" svg:y="9.736cm" svg:viewBox="0 0 424 424" draw:points="0,424 0,0 424,0 424,424">
          <text:p/>
        </draw:polygon>
        <draw:polygon draw:style-name="gr1" draw:layer="layout" svg:width="0.423cm" svg:height="0.423cm" svg:x="9.313cm" svg:y="9.736cm" svg:viewBox="0 0 424 424" draw:points="0,424 0,0 424,0 424,424">
          <text:p/>
        </draw:polygon>
        <draw:polygon draw:style-name="gr1" draw:layer="layout" svg:width="0.423cm" svg:height="0.423cm" svg:x="9.313cm" svg:y="9.313cm" svg:viewBox="0 0 424 424" draw:points="0,424 0,0 424,0 424,424">
          <text:p/>
        </draw:polygon>
        <draw:polygon draw:style-name="gr1" draw:layer="layout" svg:width="0.423cm" svg:height="0.423cm" svg:x="9.313cm" svg:y="9.313cm" svg:viewBox="0 0 424 424" draw:points="0,424 0,0 424,0 424,424">
          <text:p/>
        </draw:polygon>
        <draw:polygon draw:style-name="gr1" draw:layer="layout" svg:width="0.423cm" svg:height="0.424cm" svg:x="9.313cm" svg:y="8.889cm" svg:viewBox="0 0 424 425" draw:points="0,425 0,0 424,0 424,425">
          <text:p/>
        </draw:polygon>
        <draw:polygon draw:style-name="gr1" draw:layer="layout" svg:width="0.423cm" svg:height="0.424cm" svg:x="9.313cm" svg:y="8.889cm" svg:viewBox="0 0 424 425" draw:points="0,425 0,0 424,0 424,425">
          <text:p/>
        </draw:polygon>
        <draw:polygon draw:style-name="gr1" draw:layer="layout" svg:width="0.423cm" svg:height="0.423cm" svg:x="9.313cm" svg:y="8.466cm" svg:viewBox="0 0 424 424" draw:points="0,424 0,0 424,0 424,424">
          <text:p/>
        </draw:polygon>
        <draw:polygon draw:style-name="gr1" draw:layer="layout" svg:width="0.423cm" svg:height="0.423cm" svg:x="9.313cm" svg:y="8.466cm" svg:viewBox="0 0 424 424" draw:points="0,424 0,0 424,0 424,424">
          <text:p/>
        </draw:polygon>
        <draw:polygon draw:style-name="gr1" draw:layer="layout" svg:width="0.423cm" svg:height="0.423cm" svg:x="9.313cm" svg:y="8.043cm" svg:viewBox="0 0 424 424" draw:points="0,424 0,0 424,0 424,424">
          <text:p/>
        </draw:polygon>
        <draw:polygon draw:style-name="gr1" draw:layer="layout" svg:width="0.423cm" svg:height="0.423cm" svg:x="9.313cm" svg:y="8.043cm" svg:viewBox="0 0 424 424" draw:points="0,424 0,0 424,0 424,424">
          <text:p/>
        </draw:polygon>
        <draw:polygon draw:style-name="gr1" draw:layer="layout" svg:width="0.423cm" svg:height="0.424cm" svg:x="9.313cm" svg:y="7.619cm" svg:viewBox="0 0 424 425" draw:points="0,425 0,0 424,0 424,425">
          <text:p/>
        </draw:polygon>
        <draw:polygon draw:style-name="gr1" draw:layer="layout" svg:width="0.423cm" svg:height="0.424cm" svg:x="9.313cm" svg:y="7.619cm" svg:viewBox="0 0 424 425" draw:points="0,425 0,0 424,0 424,425">
          <text:p/>
        </draw:polygon>
        <draw:polygon draw:style-name="gr1" draw:layer="layout" svg:width="0.423cm" svg:height="0.423cm" svg:x="9.313cm" svg:y="7.196cm" svg:viewBox="0 0 424 424" draw:points="0,424 0,0 424,0 424,424">
          <text:p/>
        </draw:polygon>
        <draw:polygon draw:style-name="gr1" draw:layer="layout" svg:width="0.423cm" svg:height="0.423cm" svg:x="9.313cm" svg:y="7.196cm" svg:viewBox="0 0 424 424" draw:points="0,424 0,0 424,0 424,424">
          <text:p/>
        </draw:polygon>
        <draw:polygon draw:style-name="gr1" draw:layer="layout" svg:width="0.423cm" svg:height="0.423cm" svg:x="9.313cm" svg:y="6.773cm" svg:viewBox="0 0 424 424" draw:points="0,424 0,0 424,0 424,424">
          <text:p/>
        </draw:polygon>
        <draw:polygon draw:style-name="gr1" draw:layer="layout" svg:width="0.423cm" svg:height="0.423cm" svg:x="9.313cm" svg:y="6.773cm" svg:viewBox="0 0 424 424" draw:points="0,424 0,0 424,0 424,424">
          <text:p/>
        </draw:polygon>
        <draw:polygon draw:style-name="gr1" draw:layer="layout" svg:width="0.423cm" svg:height="0.424cm" svg:x="9.313cm" svg:y="6.349cm" svg:viewBox="0 0 424 425" draw:points="0,425 0,0 424,0 424,425">
          <text:p/>
        </draw:polygon>
        <draw:polygon draw:style-name="gr1" draw:layer="layout" svg:width="0.423cm" svg:height="0.424cm" svg:x="9.313cm" svg:y="6.349cm" svg:viewBox="0 0 424 425" draw:points="0,425 0,0 424,0 424,425">
          <text:p/>
        </draw:polygon>
        <draw:polygon draw:style-name="gr1" draw:layer="layout" svg:width="0.423cm" svg:height="0.423cm" svg:x="9.313cm" svg:y="5.926cm" svg:viewBox="0 0 424 424" draw:points="0,424 0,0 424,0 424,424">
          <text:p/>
        </draw:polygon>
        <draw:polygon draw:style-name="gr1" draw:layer="layout" svg:width="0.423cm" svg:height="0.423cm" svg:x="9.313cm" svg:y="5.926cm" svg:viewBox="0 0 424 424" draw:points="0,424 0,0 424,0 424,424">
          <text:p/>
        </draw:polygon>
        <draw:polygon draw:style-name="gr1" draw:layer="layout" svg:width="0.423cm" svg:height="0.423cm" svg:x="9.313cm" svg:y="5.503cm" svg:viewBox="0 0 424 424" draw:points="0,424 0,0 424,0 424,424">
          <text:p/>
        </draw:polygon>
        <draw:polygon draw:style-name="gr1" draw:layer="layout" svg:width="0.423cm" svg:height="0.423cm" svg:x="9.313cm" svg:y="5.503cm" svg:viewBox="0 0 424 424" draw:points="0,424 0,0 424,0 424,424">
          <text:p/>
        </draw:polygon>
        <draw:polygon draw:style-name="gr1" draw:layer="layout" svg:width="0.423cm" svg:height="0.424cm" svg:x="9.313cm" svg:y="5.079cm" svg:viewBox="0 0 424 425" draw:points="0,425 0,0 424,0 424,425">
          <text:p/>
        </draw:polygon>
        <draw:polygon draw:style-name="gr1" draw:layer="layout" svg:width="0.423cm" svg:height="0.424cm" svg:x="9.313cm" svg:y="5.079cm" svg:viewBox="0 0 424 425" draw:points="0,425 0,0 424,0 424,425">
          <text:p/>
        </draw:polygon>
        <draw:polygon draw:style-name="gr1" draw:layer="layout" svg:width="0.423cm" svg:height="0.423cm" svg:x="9.313cm" svg:y="4.656cm" svg:viewBox="0 0 424 424" draw:points="0,424 0,0 424,0 424,424">
          <text:p/>
        </draw:polygon>
        <draw:polygon draw:style-name="gr1" draw:layer="layout" svg:width="0.423cm" svg:height="0.423cm" svg:x="9.313cm" svg:y="4.656cm" svg:viewBox="0 0 424 424" draw:points="0,424 0,0 424,0 424,424">
          <text:p/>
        </draw:polygon>
        <draw:polygon draw:style-name="gr1" draw:layer="layout" svg:width="0.423cm" svg:height="0.423cm" svg:x="9.313cm" svg:y="4.233cm" svg:viewBox="0 0 424 424" draw:points="0,424 0,0 424,0 424,424">
          <text:p/>
        </draw:polygon>
        <draw:polygon draw:style-name="gr1" draw:layer="layout" svg:width="0.423cm" svg:height="0.423cm" svg:x="9.313cm" svg:y="4.233cm" svg:viewBox="0 0 424 424" draw:points="0,424 0,0 424,0 424,424">
          <text:p/>
        </draw:polygon>
        <draw:polygon draw:style-name="gr1" draw:layer="layout" svg:width="0.423cm" svg:height="0.424cm" svg:x="9.313cm" svg:y="3.809cm" svg:viewBox="0 0 424 425" draw:points="0,425 0,0 424,0 424,425">
          <text:p/>
        </draw:polygon>
        <draw:polygon draw:style-name="gr1" draw:layer="layout" svg:width="0.423cm" svg:height="0.424cm" svg:x="9.313cm" svg:y="3.809cm" svg:viewBox="0 0 424 425" draw:points="0,425 0,0 424,0 424,425">
          <text:p/>
        </draw:polygon>
        <draw:polygon draw:style-name="gr1" draw:layer="layout" svg:width="0.423cm" svg:height="0.423cm" svg:x="9.313cm" svg:y="3.386cm" svg:viewBox="0 0 424 424" draw:points="0,424 0,0 424,0 424,424">
          <text:p/>
        </draw:polygon>
        <draw:polygon draw:style-name="gr1" draw:layer="layout" svg:width="0.423cm" svg:height="0.423cm" svg:x="9.313cm" svg:y="3.386cm" svg:viewBox="0 0 424 424" draw:points="0,424 0,0 424,0 424,424">
          <text:p/>
        </draw:polygon>
        <draw:polygon draw:style-name="gr1" draw:layer="layout" svg:width="0.423cm" svg:height="0.423cm" svg:x="9.313cm" svg:y="2.963cm" svg:viewBox="0 0 424 424" draw:points="0,424 0,0 424,0 424,424">
          <text:p/>
        </draw:polygon>
        <draw:polygon draw:style-name="gr1" draw:layer="layout" svg:width="0.423cm" svg:height="0.423cm" svg:x="9.313cm" svg:y="2.963cm" svg:viewBox="0 0 424 424" draw:points="0,424 0,0 424,0 424,424">
          <text:p/>
        </draw:polygon>
        <draw:polygon draw:style-name="gr1" draw:layer="layout" svg:width="0.423cm" svg:height="0.424cm" svg:x="9.313cm" svg:y="2.539cm" svg:viewBox="0 0 424 425" draw:points="0,425 0,0 424,0 424,425">
          <text:p/>
        </draw:polygon>
        <draw:polygon draw:style-name="gr1" draw:layer="layout" svg:width="0.423cm" svg:height="0.424cm" svg:x="9.313cm" svg:y="2.539cm" svg:viewBox="0 0 424 425" draw:points="0,425 0,0 424,0 424,425">
          <text:p/>
        </draw:polygon>
        <draw:polygon draw:style-name="gr1" draw:layer="layout" svg:width="0.423cm" svg:height="0.423cm" svg:x="9.313cm" svg:y="2.116cm" svg:viewBox="0 0 424 424" draw:points="0,424 0,0 424,0 424,424">
          <text:p/>
        </draw:polygon>
        <draw:polygon draw:style-name="gr1" draw:layer="layout" svg:width="0.423cm" svg:height="0.423cm" svg:x="9.313cm" svg:y="2.116cm" svg:viewBox="0 0 424 424" draw:points="0,424 0,0 424,0 424,424">
          <text:p/>
        </draw:polygon>
        <draw:polygon draw:style-name="gr1" draw:layer="layout" svg:width="0.423cm" svg:height="0.423cm" svg:x="9.313cm" svg:y="1.693cm" svg:viewBox="0 0 424 424" draw:points="0,424 0,0 424,0 424,424">
          <text:p/>
        </draw:polygon>
        <draw:polygon draw:style-name="gr1" draw:layer="layout" svg:width="0.423cm" svg:height="0.423cm" svg:x="9.313cm" svg:y="1.693cm" svg:viewBox="0 0 424 424" draw:points="0,424 0,0 424,0 424,424">
          <text:p/>
        </draw:polygon>
        <draw:polygon draw:style-name="gr1" draw:layer="layout" svg:width="0.423cm" svg:height="0.424cm" svg:x="9.313cm" svg:y="1.269cm" svg:viewBox="0 0 424 425" draw:points="0,425 0,0 424,0 424,425">
          <text:p/>
        </draw:polygon>
        <draw:polygon draw:style-name="gr1" draw:layer="layout" svg:width="0.423cm" svg:height="0.424cm" svg:x="9.313cm" svg:y="1.269cm" svg:viewBox="0 0 424 425" draw:points="0,425 0,0 424,0 424,425">
          <text:p/>
        </draw:polygon>
        <draw:polygon draw:style-name="gr1" draw:layer="layout" svg:width="0.423cm" svg:height="0.423cm" svg:x="9.313cm" svg:y="0.846cm" svg:viewBox="0 0 424 424" draw:points="0,424 0,0 424,0 424,424">
          <text:p/>
        </draw:polygon>
        <draw:polygon draw:style-name="gr1" draw:layer="layout" svg:width="0.423cm" svg:height="0.423cm" svg:x="9.313cm" svg:y="0.846cm" svg:viewBox="0 0 424 424" draw:points="0,424 0,0 424,0 424,424">
          <text:p/>
        </draw:polygon>
        <draw:polygon draw:style-name="gr1" draw:layer="layout" svg:width="0.423cm" svg:height="0.423cm" svg:x="9.313cm" svg:y="0.423cm" svg:viewBox="0 0 424 424" draw:points="0,424 0,0 424,0 424,424">
          <text:p/>
        </draw:polygon>
        <draw:polygon draw:style-name="gr1" draw:layer="layout" svg:width="0.423cm" svg:height="0.423cm" svg:x="9.313cm" svg:y="0.423cm" svg:viewBox="0 0 424 424" draw:points="0,424 0,0 424,0 424,424">
          <text:p/>
        </draw:polygon>
        <draw:polygon draw:style-name="gr1" draw:layer="layout" svg:width="0.423cm" svg:height="0.424cm" svg:x="9.313cm" svg:y="-0.001cm" svg:viewBox="0 0 424 425" draw:points="0,425 0,0 424,0 424,425">
          <text:p/>
        </draw:polygon>
        <draw:polygon draw:style-name="gr1" draw:layer="layout" svg:width="0.423cm" svg:height="0.424cm" svg:x="9.313cm" svg:y="-0.001cm" svg:viewBox="0 0 424 425" draw:points="0,425 0,0 424,0 424,425">
          <text:p/>
        </draw:polygon>
        <draw:polygon draw:style-name="gr1" draw:layer="layout" svg:width="0.423cm" svg:height="0.423cm" svg:x="9.736cm" svg:y="9.736cm" svg:viewBox="0 0 424 424" draw:points="0,424 0,0 424,0 424,424">
          <text:p/>
        </draw:polygon>
        <draw:polygon draw:style-name="gr1" draw:layer="layout" svg:width="0.423cm" svg:height="0.423cm" svg:x="9.736cm" svg:y="9.736cm" svg:viewBox="0 0 424 424" draw:points="0,424 0,0 424,0 424,424">
          <text:p/>
        </draw:polygon>
        <draw:polygon draw:style-name="gr1" draw:layer="layout" svg:width="0.423cm" svg:height="0.423cm" svg:x="9.736cm" svg:y="9.313cm" svg:viewBox="0 0 424 424" draw:points="0,424 0,0 424,0 424,424">
          <text:p/>
        </draw:polygon>
        <draw:polygon draw:style-name="gr1" draw:layer="layout" svg:width="0.423cm" svg:height="0.423cm" svg:x="9.736cm" svg:y="9.313cm" svg:viewBox="0 0 424 424" draw:points="0,424 0,0 424,0 424,424">
          <text:p/>
        </draw:polygon>
        <draw:polygon draw:style-name="gr1" draw:layer="layout" svg:width="0.423cm" svg:height="0.424cm" svg:x="9.736cm" svg:y="8.889cm" svg:viewBox="0 0 424 425" draw:points="0,425 0,0 424,0 424,425">
          <text:p/>
        </draw:polygon>
        <draw:polygon draw:style-name="gr1" draw:layer="layout" svg:width="0.423cm" svg:height="0.424cm" svg:x="9.736cm" svg:y="8.889cm" svg:viewBox="0 0 424 425" draw:points="0,425 0,0 424,0 424,425">
          <text:p/>
        </draw:polygon>
        <draw:polygon draw:style-name="gr1" draw:layer="layout" svg:width="0.423cm" svg:height="0.423cm" svg:x="9.736cm" svg:y="8.466cm" svg:viewBox="0 0 424 424" draw:points="0,424 0,0 424,0 424,424">
          <text:p/>
        </draw:polygon>
        <draw:polygon draw:style-name="gr1" draw:layer="layout" svg:width="0.423cm" svg:height="0.423cm" svg:x="9.736cm" svg:y="8.466cm" svg:viewBox="0 0 424 424" draw:points="0,424 0,0 424,0 424,424">
          <text:p/>
        </draw:polygon>
        <draw:polygon draw:style-name="gr1" draw:layer="layout" svg:width="0.423cm" svg:height="0.423cm" svg:x="9.736cm" svg:y="8.043cm" svg:viewBox="0 0 424 424" draw:points="0,424 0,0 424,0 424,424">
          <text:p/>
        </draw:polygon>
        <draw:polygon draw:style-name="gr1" draw:layer="layout" svg:width="0.423cm" svg:height="0.423cm" svg:x="9.736cm" svg:y="8.043cm" svg:viewBox="0 0 424 424" draw:points="0,424 0,0 424,0 424,424">
          <text:p/>
        </draw:polygon>
        <draw:polygon draw:style-name="gr1" draw:layer="layout" svg:width="0.423cm" svg:height="0.424cm" svg:x="9.736cm" svg:y="7.619cm" svg:viewBox="0 0 424 425" draw:points="0,425 0,0 424,0 424,425">
          <text:p/>
        </draw:polygon>
        <draw:polygon draw:style-name="gr1" draw:layer="layout" svg:width="0.423cm" svg:height="0.424cm" svg:x="9.736cm" svg:y="7.619cm" svg:viewBox="0 0 424 425" draw:points="0,425 0,0 424,0 424,425">
          <text:p/>
        </draw:polygon>
        <draw:polygon draw:style-name="gr1" draw:layer="layout" svg:width="0.423cm" svg:height="0.423cm" svg:x="9.736cm" svg:y="7.196cm" svg:viewBox="0 0 424 424" draw:points="0,424 0,0 424,0 424,424">
          <text:p/>
        </draw:polygon>
        <draw:polygon draw:style-name="gr1" draw:layer="layout" svg:width="0.423cm" svg:height="0.423cm" svg:x="9.736cm" svg:y="7.196cm" svg:viewBox="0 0 424 424" draw:points="0,424 0,0 424,0 424,424">
          <text:p/>
        </draw:polygon>
        <draw:polygon draw:style-name="gr1" draw:layer="layout" svg:width="0.423cm" svg:height="0.423cm" svg:x="9.736cm" svg:y="6.773cm" svg:viewBox="0 0 424 424" draw:points="0,424 0,0 424,0 424,424">
          <text:p/>
        </draw:polygon>
        <draw:polygon draw:style-name="gr1" draw:layer="layout" svg:width="0.423cm" svg:height="0.423cm" svg:x="9.736cm" svg:y="6.773cm" svg:viewBox="0 0 424 424" draw:points="0,424 0,0 424,0 424,424">
          <text:p/>
        </draw:polygon>
        <draw:polygon draw:style-name="gr1" draw:layer="layout" svg:width="0.423cm" svg:height="0.424cm" svg:x="9.736cm" svg:y="6.349cm" svg:viewBox="0 0 424 425" draw:points="0,425 0,0 424,0 424,425">
          <text:p/>
        </draw:polygon>
        <draw:polygon draw:style-name="gr1" draw:layer="layout" svg:width="0.423cm" svg:height="0.424cm" svg:x="9.736cm" svg:y="6.349cm" svg:viewBox="0 0 424 425" draw:points="0,425 0,0 424,0 424,425">
          <text:p/>
        </draw:polygon>
        <draw:polygon draw:style-name="gr1" draw:layer="layout" svg:width="0.423cm" svg:height="0.423cm" svg:x="9.736cm" svg:y="5.926cm" svg:viewBox="0 0 424 424" draw:points="0,424 0,0 424,0 424,424">
          <text:p/>
        </draw:polygon>
        <draw:polygon draw:style-name="gr1" draw:layer="layout" svg:width="0.423cm" svg:height="0.423cm" svg:x="9.736cm" svg:y="5.926cm" svg:viewBox="0 0 424 424" draw:points="0,424 0,0 424,0 424,424">
          <text:p/>
        </draw:polygon>
        <draw:polygon draw:style-name="gr1" draw:layer="layout" svg:width="0.423cm" svg:height="0.423cm" svg:x="9.736cm" svg:y="5.503cm" svg:viewBox="0 0 424 424" draw:points="0,424 0,0 424,0 424,424">
          <text:p/>
        </draw:polygon>
        <draw:polygon draw:style-name="gr1" draw:layer="layout" svg:width="0.423cm" svg:height="0.423cm" svg:x="9.736cm" svg:y="5.503cm" svg:viewBox="0 0 424 424" draw:points="0,424 0,0 424,0 424,424">
          <text:p/>
        </draw:polygon>
        <draw:polygon draw:style-name="gr1" draw:layer="layout" svg:width="0.423cm" svg:height="0.424cm" svg:x="9.736cm" svg:y="5.079cm" svg:viewBox="0 0 424 425" draw:points="0,425 0,0 424,0 424,425">
          <text:p/>
        </draw:polygon>
        <draw:polygon draw:style-name="gr1" draw:layer="layout" svg:width="0.423cm" svg:height="0.424cm" svg:x="9.736cm" svg:y="5.079cm" svg:viewBox="0 0 424 425" draw:points="0,425 0,0 424,0 424,425">
          <text:p/>
        </draw:polygon>
        <draw:polygon draw:style-name="gr1" draw:layer="layout" svg:width="0.423cm" svg:height="0.423cm" svg:x="9.736cm" svg:y="4.656cm" svg:viewBox="0 0 424 424" draw:points="0,424 0,0 424,0 424,424">
          <text:p/>
        </draw:polygon>
        <draw:polygon draw:style-name="gr1" draw:layer="layout" svg:width="0.423cm" svg:height="0.423cm" svg:x="9.736cm" svg:y="4.656cm" svg:viewBox="0 0 424 424" draw:points="0,424 0,0 424,0 424,424">
          <text:p/>
        </draw:polygon>
        <draw:polygon draw:style-name="gr1" draw:layer="layout" svg:width="0.423cm" svg:height="0.423cm" svg:x="9.736cm" svg:y="4.233cm" svg:viewBox="0 0 424 424" draw:points="0,424 0,0 424,0 424,424">
          <text:p/>
        </draw:polygon>
        <draw:polygon draw:style-name="gr1" draw:layer="layout" svg:width="0.423cm" svg:height="0.423cm" svg:x="9.736cm" svg:y="4.233cm" svg:viewBox="0 0 424 424" draw:points="0,424 0,0 424,0 424,424">
          <text:p/>
        </draw:polygon>
        <draw:polygon draw:style-name="gr1" draw:layer="layout" svg:width="0.423cm" svg:height="0.424cm" svg:x="9.736cm" svg:y="3.809cm" svg:viewBox="0 0 424 425" draw:points="0,425 0,0 424,0 424,425">
          <text:p/>
        </draw:polygon>
        <draw:polygon draw:style-name="gr1" draw:layer="layout" svg:width="0.423cm" svg:height="0.424cm" svg:x="9.736cm" svg:y="3.809cm" svg:viewBox="0 0 424 425" draw:points="0,425 0,0 424,0 424,425">
          <text:p/>
        </draw:polygon>
        <draw:polygon draw:style-name="gr1" draw:layer="layout" svg:width="0.423cm" svg:height="0.423cm" svg:x="9.736cm" svg:y="3.386cm" svg:viewBox="0 0 424 424" draw:points="0,424 0,0 424,0 424,424">
          <text:p/>
        </draw:polygon>
        <draw:polygon draw:style-name="gr1" draw:layer="layout" svg:width="0.423cm" svg:height="0.423cm" svg:x="9.736cm" svg:y="3.386cm" svg:viewBox="0 0 424 424" draw:points="0,424 0,0 424,0 424,424">
          <text:p/>
        </draw:polygon>
        <draw:polygon draw:style-name="gr1" draw:layer="layout" svg:width="0.423cm" svg:height="0.423cm" svg:x="9.736cm" svg:y="2.963cm" svg:viewBox="0 0 424 424" draw:points="0,424 0,0 424,0 424,424">
          <text:p/>
        </draw:polygon>
        <draw:polygon draw:style-name="gr1" draw:layer="layout" svg:width="0.423cm" svg:height="0.423cm" svg:x="9.736cm" svg:y="2.963cm" svg:viewBox="0 0 424 424" draw:points="0,424 0,0 424,0 424,424">
          <text:p/>
        </draw:polygon>
        <draw:polygon draw:style-name="gr1" draw:layer="layout" svg:width="0.423cm" svg:height="0.424cm" svg:x="9.736cm" svg:y="2.539cm" svg:viewBox="0 0 424 425" draw:points="0,425 0,0 424,0 424,425">
          <text:p/>
        </draw:polygon>
        <draw:polygon draw:style-name="gr1" draw:layer="layout" svg:width="0.423cm" svg:height="0.424cm" svg:x="9.736cm" svg:y="2.539cm" svg:viewBox="0 0 424 425" draw:points="0,425 0,0 424,0 424,425">
          <text:p/>
        </draw:polygon>
        <draw:polygon draw:style-name="gr1" draw:layer="layout" svg:width="0.423cm" svg:height="0.423cm" svg:x="9.736cm" svg:y="2.116cm" svg:viewBox="0 0 424 424" draw:points="0,424 0,0 424,0 424,424">
          <text:p/>
        </draw:polygon>
        <draw:polygon draw:style-name="gr1" draw:layer="layout" svg:width="0.423cm" svg:height="0.423cm" svg:x="9.736cm" svg:y="2.116cm" svg:viewBox="0 0 424 424" draw:points="0,424 0,0 424,0 424,424">
          <text:p/>
        </draw:polygon>
        <draw:polygon draw:style-name="gr1" draw:layer="layout" svg:width="0.423cm" svg:height="0.423cm" svg:x="9.736cm" svg:y="1.693cm" svg:viewBox="0 0 424 424" draw:points="0,424 0,0 424,0 424,424">
          <text:p/>
        </draw:polygon>
        <draw:polygon draw:style-name="gr1" draw:layer="layout" svg:width="0.423cm" svg:height="0.423cm" svg:x="9.736cm" svg:y="1.693cm" svg:viewBox="0 0 424 424" draw:points="0,424 0,0 424,0 424,424">
          <text:p/>
        </draw:polygon>
        <draw:polygon draw:style-name="gr1" draw:layer="layout" svg:width="0.423cm" svg:height="0.424cm" svg:x="9.736cm" svg:y="1.269cm" svg:viewBox="0 0 424 425" draw:points="0,425 0,0 424,0 424,425">
          <text:p/>
        </draw:polygon>
        <draw:polygon draw:style-name="gr1" draw:layer="layout" svg:width="0.423cm" svg:height="0.424cm" svg:x="9.736cm" svg:y="1.269cm" svg:viewBox="0 0 424 425" draw:points="0,425 0,0 424,0 424,425">
          <text:p/>
        </draw:polygon>
        <draw:polygon draw:style-name="gr1" draw:layer="layout" svg:width="0.423cm" svg:height="0.423cm" svg:x="9.736cm" svg:y="0.846cm" svg:viewBox="0 0 424 424" draw:points="0,424 0,0 424,0 424,424">
          <text:p/>
        </draw:polygon>
        <draw:polygon draw:style-name="gr1" draw:layer="layout" svg:width="0.423cm" svg:height="0.423cm" svg:x="9.736cm" svg:y="0.846cm" svg:viewBox="0 0 424 424" draw:points="0,424 0,0 424,0 424,424">
          <text:p/>
        </draw:polygon>
        <draw:polygon draw:style-name="gr1" draw:layer="layout" svg:width="0.423cm" svg:height="0.423cm" svg:x="9.736cm" svg:y="0.423cm" svg:viewBox="0 0 424 424" draw:points="0,424 0,0 424,0 424,424">
          <text:p/>
        </draw:polygon>
        <draw:polygon draw:style-name="gr1" draw:layer="layout" svg:width="0.423cm" svg:height="0.423cm" svg:x="9.736cm" svg:y="0.423cm" svg:viewBox="0 0 424 424" draw:points="0,424 0,0 424,0 424,424">
          <text:p/>
        </draw:polygon>
        <draw:polygon draw:style-name="gr1" draw:layer="layout" svg:width="0.423cm" svg:height="0.424cm" svg:x="9.736cm" svg:y="-0.001cm" svg:viewBox="0 0 424 425" draw:points="0,425 0,0 424,0 424,425">
          <text:p/>
        </draw:polygon>
        <draw:polygon draw:style-name="gr1" draw:layer="layout" svg:width="0.423cm" svg:height="0.424cm" svg:x="9.736cm" svg:y="-0.001cm" svg:viewBox="0 0 424 425" draw:points="0,425 0,0 424,0 424,425">
          <text:p/>
        </draw:polygon>
        <draw:polygon draw:style-name="gr1" draw:layer="layout" svg:width="0.423cm" svg:height="0.423cm" svg:x="10.157cm" svg:y="9.737cm" svg:viewBox="0 0 424 424" draw:points="0,424 0,0 424,0 424,424">
          <text:p/>
        </draw:polygon>
        <draw:polygon draw:style-name="gr1" draw:layer="layout" svg:width="0.423cm" svg:height="0.423cm" svg:x="10.157cm" svg:y="9.737cm" svg:viewBox="0 0 424 424" draw:points="0,424 0,0 424,0 424,424">
          <text:p/>
        </draw:polygon>
        <draw:polygon draw:style-name="gr1" draw:layer="layout" svg:width="0.423cm" svg:height="0.423cm" svg:x="10.157cm" svg:y="9.314cm" svg:viewBox="0 0 424 424" draw:points="0,424 0,0 424,0 424,424">
          <text:p/>
        </draw:polygon>
        <draw:polygon draw:style-name="gr1" draw:layer="layout" svg:width="0.423cm" svg:height="0.423cm" svg:x="10.157cm" svg:y="9.314cm" svg:viewBox="0 0 424 424" draw:points="0,424 0,0 424,0 424,424">
          <text:p/>
        </draw:polygon>
        <draw:polygon draw:style-name="gr1" draw:layer="layout" svg:width="0.423cm" svg:height="0.424cm" svg:x="10.157cm" svg:y="8.89cm" svg:viewBox="0 0 424 425" draw:points="0,425 0,0 424,0 424,425">
          <text:p/>
        </draw:polygon>
        <draw:polygon draw:style-name="gr1" draw:layer="layout" svg:width="0.423cm" svg:height="0.424cm" svg:x="10.157cm" svg:y="8.89cm" svg:viewBox="0 0 424 425" draw:points="0,425 0,0 424,0 424,425">
          <text:p/>
        </draw:polygon>
        <draw:polygon draw:style-name="gr1" draw:layer="layout" svg:width="0.423cm" svg:height="0.423cm" svg:x="10.157cm" svg:y="8.467cm" svg:viewBox="0 0 424 424" draw:points="0,424 0,0 424,0 424,424">
          <text:p/>
        </draw:polygon>
        <draw:polygon draw:style-name="gr1" draw:layer="layout" svg:width="0.423cm" svg:height="0.423cm" svg:x="10.157cm" svg:y="8.467cm" svg:viewBox="0 0 424 424" draw:points="0,424 0,0 424,0 424,424">
          <text:p/>
        </draw:polygon>
        <draw:polygon draw:style-name="gr1" draw:layer="layout" svg:width="0.423cm" svg:height="0.423cm" svg:x="10.157cm" svg:y="8.044cm" svg:viewBox="0 0 424 424" draw:points="0,424 0,0 424,0 424,424">
          <text:p/>
        </draw:polygon>
        <draw:polygon draw:style-name="gr1" draw:layer="layout" svg:width="0.423cm" svg:height="0.423cm" svg:x="10.157cm" svg:y="8.044cm" svg:viewBox="0 0 424 424" draw:points="0,424 0,0 424,0 424,424">
          <text:p/>
        </draw:polygon>
        <draw:polygon draw:style-name="gr1" draw:layer="layout" svg:width="0.423cm" svg:height="0.424cm" svg:x="10.157cm" svg:y="7.62cm" svg:viewBox="0 0 424 425" draw:points="0,425 0,0 424,0 424,425">
          <text:p/>
        </draw:polygon>
        <draw:polygon draw:style-name="gr1" draw:layer="layout" svg:width="0.423cm" svg:height="0.424cm" svg:x="10.157cm" svg:y="7.62cm" svg:viewBox="0 0 424 425" draw:points="0,425 0,0 424,0 424,425">
          <text:p/>
        </draw:polygon>
        <draw:polygon draw:style-name="gr1" draw:layer="layout" svg:width="0.423cm" svg:height="0.423cm" svg:x="10.157cm" svg:y="7.197cm" svg:viewBox="0 0 424 424" draw:points="0,424 0,0 424,0 424,424">
          <text:p/>
        </draw:polygon>
        <draw:polygon draw:style-name="gr1" draw:layer="layout" svg:width="0.423cm" svg:height="0.423cm" svg:x="10.157cm" svg:y="7.197cm" svg:viewBox="0 0 424 424" draw:points="0,424 0,0 424,0 424,424">
          <text:p/>
        </draw:polygon>
        <draw:polygon draw:style-name="gr1" draw:layer="layout" svg:width="0.423cm" svg:height="0.423cm" svg:x="10.157cm" svg:y="6.774cm" svg:viewBox="0 0 424 424" draw:points="0,424 0,0 424,0 424,424">
          <text:p/>
        </draw:polygon>
        <draw:polygon draw:style-name="gr1" draw:layer="layout" svg:width="0.423cm" svg:height="0.423cm" svg:x="10.157cm" svg:y="6.774cm" svg:viewBox="0 0 424 424" draw:points="0,424 0,0 424,0 424,424">
          <text:p/>
        </draw:polygon>
        <draw:polygon draw:style-name="gr1" draw:layer="layout" svg:width="0.423cm" svg:height="0.424cm" svg:x="10.157cm" svg:y="6.35cm" svg:viewBox="0 0 424 425" draw:points="0,425 0,0 424,0 424,425">
          <text:p/>
        </draw:polygon>
        <draw:polygon draw:style-name="gr1" draw:layer="layout" svg:width="0.423cm" svg:height="0.424cm" svg:x="10.157cm" svg:y="6.35cm" svg:viewBox="0 0 424 425" draw:points="0,425 0,0 424,0 424,425">
          <text:p/>
        </draw:polygon>
        <draw:polygon draw:style-name="gr1" draw:layer="layout" svg:width="0.423cm" svg:height="0.423cm" svg:x="10.157cm" svg:y="5.927cm" svg:viewBox="0 0 424 424" draw:points="0,424 0,0 424,0 424,424">
          <text:p/>
        </draw:polygon>
        <draw:polygon draw:style-name="gr1" draw:layer="layout" svg:width="0.423cm" svg:height="0.423cm" svg:x="10.157cm" svg:y="5.927cm" svg:viewBox="0 0 424 424" draw:points="0,424 0,0 424,0 424,424">
          <text:p/>
        </draw:polygon>
        <draw:polygon draw:style-name="gr1" draw:layer="layout" svg:width="0.423cm" svg:height="0.423cm" svg:x="10.157cm" svg:y="5.504cm" svg:viewBox="0 0 424 424" draw:points="0,424 0,0 424,0 424,424">
          <text:p/>
        </draw:polygon>
        <draw:polygon draw:style-name="gr1" draw:layer="layout" svg:width="0.423cm" svg:height="0.423cm" svg:x="10.157cm" svg:y="5.504cm" svg:viewBox="0 0 424 424" draw:points="0,424 0,0 424,0 424,424">
          <text:p/>
        </draw:polygon>
        <draw:polygon draw:style-name="gr1" draw:layer="layout" svg:width="0.423cm" svg:height="0.424cm" svg:x="10.157cm" svg:y="5.08cm" svg:viewBox="0 0 424 425" draw:points="0,425 0,0 424,0 424,425">
          <text:p/>
        </draw:polygon>
        <draw:polygon draw:style-name="gr1" draw:layer="layout" svg:width="0.423cm" svg:height="0.424cm" svg:x="10.157cm" svg:y="5.08cm" svg:viewBox="0 0 424 425" draw:points="0,425 0,0 424,0 424,425">
          <text:p/>
        </draw:polygon>
        <draw:polygon draw:style-name="gr1" draw:layer="layout" svg:width="0.423cm" svg:height="0.423cm" svg:x="10.157cm" svg:y="4.657cm" svg:viewBox="0 0 424 424" draw:points="0,424 0,0 424,0 424,424">
          <text:p/>
        </draw:polygon>
        <draw:polygon draw:style-name="gr1" draw:layer="layout" svg:width="0.423cm" svg:height="0.423cm" svg:x="10.157cm" svg:y="4.657cm" svg:viewBox="0 0 424 424" draw:points="0,424 0,0 424,0 424,424">
          <text:p/>
        </draw:polygon>
        <draw:polygon draw:style-name="gr1" draw:layer="layout" svg:width="0.423cm" svg:height="0.423cm" svg:x="10.157cm" svg:y="4.234cm" svg:viewBox="0 0 424 424" draw:points="0,424 0,0 424,0 424,424">
          <text:p/>
        </draw:polygon>
        <draw:polygon draw:style-name="gr1" draw:layer="layout" svg:width="0.423cm" svg:height="0.423cm" svg:x="10.157cm" svg:y="4.234cm" svg:viewBox="0 0 424 424" draw:points="0,424 0,0 424,0 424,424">
          <text:p/>
        </draw:polygon>
        <draw:polygon draw:style-name="gr1" draw:layer="layout" svg:width="0.423cm" svg:height="0.424cm" svg:x="10.157cm" svg:y="3.81cm" svg:viewBox="0 0 424 425" draw:points="0,425 0,0 424,0 424,425">
          <text:p/>
        </draw:polygon>
        <draw:polygon draw:style-name="gr1" draw:layer="layout" svg:width="0.423cm" svg:height="0.424cm" svg:x="10.157cm" svg:y="3.81cm" svg:viewBox="0 0 424 425" draw:points="0,425 0,0 424,0 424,425">
          <text:p/>
        </draw:polygon>
        <draw:polygon draw:style-name="gr1" draw:layer="layout" svg:width="0.423cm" svg:height="0.423cm" svg:x="10.157cm" svg:y="3.387cm" svg:viewBox="0 0 424 424" draw:points="0,424 0,0 424,0 424,424">
          <text:p/>
        </draw:polygon>
        <draw:polygon draw:style-name="gr1" draw:layer="layout" svg:width="0.423cm" svg:height="0.423cm" svg:x="10.157cm" svg:y="3.387cm" svg:viewBox="0 0 424 424" draw:points="0,424 0,0 424,0 424,424">
          <text:p/>
        </draw:polygon>
        <draw:polygon draw:style-name="gr1" draw:layer="layout" svg:width="0.423cm" svg:height="0.423cm" svg:x="10.157cm" svg:y="2.964cm" svg:viewBox="0 0 424 424" draw:points="0,424 0,0 424,0 424,424">
          <text:p/>
        </draw:polygon>
        <draw:polygon draw:style-name="gr1" draw:layer="layout" svg:width="0.423cm" svg:height="0.423cm" svg:x="10.157cm" svg:y="2.964cm" svg:viewBox="0 0 424 424" draw:points="0,424 0,0 424,0 424,424">
          <text:p/>
        </draw:polygon>
        <draw:polygon draw:style-name="gr1" draw:layer="layout" svg:width="0.423cm" svg:height="0.424cm" svg:x="10.157cm" svg:y="2.54cm" svg:viewBox="0 0 424 425" draw:points="0,425 0,0 424,0 424,425">
          <text:p/>
        </draw:polygon>
        <draw:polygon draw:style-name="gr1" draw:layer="layout" svg:width="0.423cm" svg:height="0.424cm" svg:x="10.157cm" svg:y="2.54cm" svg:viewBox="0 0 424 425" draw:points="0,425 0,0 424,0 424,425">
          <text:p/>
        </draw:polygon>
        <draw:polygon draw:style-name="gr1" draw:layer="layout" svg:width="0.423cm" svg:height="0.423cm" svg:x="10.157cm" svg:y="2.117cm" svg:viewBox="0 0 424 424" draw:points="0,424 0,0 424,0 424,424">
          <text:p/>
        </draw:polygon>
        <draw:polygon draw:style-name="gr1" draw:layer="layout" svg:width="0.423cm" svg:height="0.423cm" svg:x="10.157cm" svg:y="2.117cm" svg:viewBox="0 0 424 424" draw:points="0,424 0,0 424,0 424,424">
          <text:p/>
        </draw:polygon>
        <draw:polygon draw:style-name="gr1" draw:layer="layout" svg:width="0.423cm" svg:height="0.423cm" svg:x="10.157cm" svg:y="1.694cm" svg:viewBox="0 0 424 424" draw:points="0,424 0,0 424,0 424,424">
          <text:p/>
        </draw:polygon>
        <draw:polygon draw:style-name="gr1" draw:layer="layout" svg:width="0.423cm" svg:height="0.423cm" svg:x="10.157cm" svg:y="1.694cm" svg:viewBox="0 0 424 424" draw:points="0,424 0,0 424,0 424,424">
          <text:p/>
        </draw:polygon>
        <draw:polygon draw:style-name="gr1" draw:layer="layout" svg:width="0.423cm" svg:height="0.424cm" svg:x="10.157cm" svg:y="1.27cm" svg:viewBox="0 0 424 425" draw:points="0,425 0,0 424,0 424,425">
          <text:p/>
        </draw:polygon>
        <draw:polygon draw:style-name="gr1" draw:layer="layout" svg:width="0.423cm" svg:height="0.424cm" svg:x="10.157cm" svg:y="1.27cm" svg:viewBox="0 0 424 425" draw:points="0,425 0,0 424,0 424,425">
          <text:p/>
        </draw:polygon>
        <draw:polygon draw:style-name="gr1" draw:layer="layout" svg:width="0.423cm" svg:height="0.423cm" svg:x="10.157cm" svg:y="0.847cm" svg:viewBox="0 0 424 424" draw:points="0,424 0,0 424,0 424,424">
          <text:p/>
        </draw:polygon>
        <draw:polygon draw:style-name="gr1" draw:layer="layout" svg:width="0.423cm" svg:height="0.423cm" svg:x="10.157cm" svg:y="0.847cm" svg:viewBox="0 0 424 424" draw:points="0,424 0,0 424,0 424,424">
          <text:p/>
        </draw:polygon>
        <draw:polygon draw:style-name="gr1" draw:layer="layout" svg:width="0.423cm" svg:height="0.423cm" svg:x="10.157cm" svg:y="0.424cm" svg:viewBox="0 0 424 424" draw:points="0,424 0,0 424,0 424,424">
          <text:p/>
        </draw:polygon>
        <draw:polygon draw:style-name="gr1" draw:layer="layout" svg:width="0.423cm" svg:height="0.423cm" svg:x="10.157cm" svg:y="0.424cm" svg:viewBox="0 0 424 424" draw:points="0,424 0,0 424,0 424,424">
          <text:p/>
        </draw:polygon>
        <draw:polygon draw:style-name="gr1" draw:layer="layout" svg:width="0.423cm" svg:height="0.424cm" svg:x="10.157cm" svg:y="0cm" svg:viewBox="0 0 424 425" draw:points="0,425 0,0 424,0 424,425">
          <text:p/>
        </draw:polygon>
        <draw:polygon draw:style-name="gr1" draw:layer="layout" svg:width="0.423cm" svg:height="0.424cm" svg:x="10.157cm" svg:y="0cm" svg:viewBox="0 0 424 425" draw:points="0,425 0,0 424,0 424,425">
          <text:p/>
        </draw:polygon>
        <draw:polygon draw:style-name="gr1" draw:layer="layout" svg:width="0.423cm" svg:height="0.423cm" svg:x="10.58cm" svg:y="9.737cm" svg:viewBox="0 0 424 424" draw:points="0,424 0,0 424,0 424,424">
          <text:p/>
        </draw:polygon>
        <draw:polygon draw:style-name="gr1" draw:layer="layout" svg:width="0.423cm" svg:height="0.423cm" svg:x="10.58cm" svg:y="9.737cm" svg:viewBox="0 0 424 424" draw:points="0,424 0,0 424,0 424,424">
          <text:p/>
        </draw:polygon>
        <draw:polygon draw:style-name="gr1" draw:layer="layout" svg:width="0.423cm" svg:height="0.423cm" svg:x="10.58cm" svg:y="9.314cm" svg:viewBox="0 0 424 424" draw:points="0,424 0,0 424,0 424,424">
          <text:p/>
        </draw:polygon>
        <draw:polygon draw:style-name="gr1" draw:layer="layout" svg:width="0.423cm" svg:height="0.423cm" svg:x="10.58cm" svg:y="9.314cm" svg:viewBox="0 0 424 424" draw:points="0,424 0,0 424,0 424,424">
          <text:p/>
        </draw:polygon>
        <draw:polygon draw:style-name="gr1" draw:layer="layout" svg:width="0.423cm" svg:height="0.424cm" svg:x="10.58cm" svg:y="8.89cm" svg:viewBox="0 0 424 425" draw:points="0,425 0,0 424,0 424,425">
          <text:p/>
        </draw:polygon>
        <draw:polygon draw:style-name="gr1" draw:layer="layout" svg:width="0.423cm" svg:height="0.424cm" svg:x="10.58cm" svg:y="8.89cm" svg:viewBox="0 0 424 425" draw:points="0,425 0,0 424,0 424,425">
          <text:p/>
        </draw:polygon>
        <draw:polygon draw:style-name="gr1" draw:layer="layout" svg:width="0.423cm" svg:height="0.423cm" svg:x="10.58cm" svg:y="8.467cm" svg:viewBox="0 0 424 424" draw:points="0,424 0,0 424,0 424,424">
          <text:p/>
        </draw:polygon>
        <draw:polygon draw:style-name="gr1" draw:layer="layout" svg:width="0.423cm" svg:height="0.423cm" svg:x="10.58cm" svg:y="8.467cm" svg:viewBox="0 0 424 424" draw:points="0,424 0,0 424,0 424,424">
          <text:p/>
        </draw:polygon>
        <draw:polygon draw:style-name="gr1" draw:layer="layout" svg:width="0.423cm" svg:height="0.423cm" svg:x="10.58cm" svg:y="8.044cm" svg:viewBox="0 0 424 424" draw:points="0,424 0,0 424,0 424,424">
          <text:p/>
        </draw:polygon>
        <draw:polygon draw:style-name="gr1" draw:layer="layout" svg:width="0.423cm" svg:height="0.423cm" svg:x="10.58cm" svg:y="8.044cm" svg:viewBox="0 0 424 424" draw:points="0,424 0,0 424,0 424,424">
          <text:p/>
        </draw:polygon>
        <draw:polygon draw:style-name="gr1" draw:layer="layout" svg:width="0.423cm" svg:height="0.424cm" svg:x="10.58cm" svg:y="7.62cm" svg:viewBox="0 0 424 425" draw:points="0,425 0,0 424,0 424,425">
          <text:p/>
        </draw:polygon>
        <draw:polygon draw:style-name="gr1" draw:layer="layout" svg:width="0.423cm" svg:height="0.424cm" svg:x="10.58cm" svg:y="7.62cm" svg:viewBox="0 0 424 425" draw:points="0,425 0,0 424,0 424,425">
          <text:p/>
        </draw:polygon>
        <draw:polygon draw:style-name="gr1" draw:layer="layout" svg:width="0.423cm" svg:height="0.423cm" svg:x="10.58cm" svg:y="7.197cm" svg:viewBox="0 0 424 424" draw:points="0,424 0,0 424,0 424,424">
          <text:p/>
        </draw:polygon>
        <draw:polygon draw:style-name="gr1" draw:layer="layout" svg:width="0.423cm" svg:height="0.423cm" svg:x="10.58cm" svg:y="7.197cm" svg:viewBox="0 0 424 424" draw:points="0,424 0,0 424,0 424,424">
          <text:p/>
        </draw:polygon>
        <draw:polygon draw:style-name="gr1" draw:layer="layout" svg:width="0.423cm" svg:height="0.423cm" svg:x="10.58cm" svg:y="6.774cm" svg:viewBox="0 0 424 424" draw:points="0,424 0,0 424,0 424,424">
          <text:p/>
        </draw:polygon>
        <draw:polygon draw:style-name="gr1" draw:layer="layout" svg:width="0.423cm" svg:height="0.423cm" svg:x="10.58cm" svg:y="6.774cm" svg:viewBox="0 0 424 424" draw:points="0,424 0,0 424,0 424,424">
          <text:p/>
        </draw:polygon>
        <draw:polygon draw:style-name="gr1" draw:layer="layout" svg:width="0.423cm" svg:height="0.424cm" svg:x="10.58cm" svg:y="6.35cm" svg:viewBox="0 0 424 425" draw:points="0,425 0,0 424,0 424,425">
          <text:p/>
        </draw:polygon>
        <draw:polygon draw:style-name="gr1" draw:layer="layout" svg:width="0.423cm" svg:height="0.424cm" svg:x="10.58cm" svg:y="6.35cm" svg:viewBox="0 0 424 425" draw:points="0,425 0,0 424,0 424,425">
          <text:p/>
        </draw:polygon>
        <draw:polygon draw:style-name="gr1" draw:layer="layout" svg:width="0.423cm" svg:height="0.423cm" svg:x="10.58cm" svg:y="5.927cm" svg:viewBox="0 0 424 424" draw:points="0,424 0,0 424,0 424,424">
          <text:p/>
        </draw:polygon>
        <draw:polygon draw:style-name="gr1" draw:layer="layout" svg:width="0.423cm" svg:height="0.423cm" svg:x="10.58cm" svg:y="5.927cm" svg:viewBox="0 0 424 424" draw:points="0,424 0,0 424,0 424,424">
          <text:p/>
        </draw:polygon>
        <draw:polygon draw:style-name="gr1" draw:layer="layout" svg:width="0.423cm" svg:height="0.423cm" svg:x="10.58cm" svg:y="5.504cm" svg:viewBox="0 0 424 424" draw:points="0,424 0,0 424,0 424,424">
          <text:p/>
        </draw:polygon>
        <draw:polygon draw:style-name="gr1" draw:layer="layout" svg:width="0.423cm" svg:height="0.423cm" svg:x="10.58cm" svg:y="5.504cm" svg:viewBox="0 0 424 424" draw:points="0,424 0,0 424,0 424,424">
          <text:p/>
        </draw:polygon>
        <draw:polygon draw:style-name="gr1" draw:layer="layout" svg:width="0.423cm" svg:height="0.424cm" svg:x="10.58cm" svg:y="5.08cm" svg:viewBox="0 0 424 425" draw:points="0,425 0,0 424,0 424,425">
          <text:p/>
        </draw:polygon>
        <draw:polygon draw:style-name="gr1" draw:layer="layout" svg:width="0.423cm" svg:height="0.424cm" svg:x="10.58cm" svg:y="5.08cm" svg:viewBox="0 0 424 425" draw:points="0,425 0,0 424,0 424,425">
          <text:p/>
        </draw:polygon>
        <draw:polygon draw:style-name="gr1" draw:layer="layout" svg:width="0.423cm" svg:height="0.423cm" svg:x="10.58cm" svg:y="4.657cm" svg:viewBox="0 0 424 424" draw:points="0,424 0,0 424,0 424,424">
          <text:p/>
        </draw:polygon>
        <draw:polygon draw:style-name="gr1" draw:layer="layout" svg:width="0.423cm" svg:height="0.423cm" svg:x="10.58cm" svg:y="4.657cm" svg:viewBox="0 0 424 424" draw:points="0,424 0,0 424,0 424,424">
          <text:p/>
        </draw:polygon>
        <draw:polygon draw:style-name="gr1" draw:layer="layout" svg:width="0.423cm" svg:height="0.423cm" svg:x="10.58cm" svg:y="4.234cm" svg:viewBox="0 0 424 424" draw:points="0,424 0,0 424,0 424,424">
          <text:p/>
        </draw:polygon>
        <draw:polygon draw:style-name="gr1" draw:layer="layout" svg:width="0.423cm" svg:height="0.423cm" svg:x="10.58cm" svg:y="4.234cm" svg:viewBox="0 0 424 424" draw:points="0,424 0,0 424,0 424,424">
          <text:p/>
        </draw:polygon>
        <draw:polygon draw:style-name="gr1" draw:layer="layout" svg:width="0.423cm" svg:height="0.424cm" svg:x="10.58cm" svg:y="3.81cm" svg:viewBox="0 0 424 425" draw:points="0,425 0,0 424,0 424,425">
          <text:p/>
        </draw:polygon>
        <draw:polygon draw:style-name="gr1" draw:layer="layout" svg:width="0.423cm" svg:height="0.424cm" svg:x="10.58cm" svg:y="3.81cm" svg:viewBox="0 0 424 425" draw:points="0,425 0,0 424,0 424,425">
          <text:p/>
        </draw:polygon>
        <draw:polygon draw:style-name="gr1" draw:layer="layout" svg:width="0.423cm" svg:height="0.423cm" svg:x="10.58cm" svg:y="3.387cm" svg:viewBox="0 0 424 424" draw:points="0,424 0,0 424,0 424,424">
          <text:p/>
        </draw:polygon>
        <draw:polygon draw:style-name="gr1" draw:layer="layout" svg:width="0.423cm" svg:height="0.423cm" svg:x="10.58cm" svg:y="3.387cm" svg:viewBox="0 0 424 424" draw:points="0,424 0,0 424,0 424,424">
          <text:p/>
        </draw:polygon>
        <draw:polygon draw:style-name="gr1" draw:layer="layout" svg:width="0.423cm" svg:height="0.423cm" svg:x="10.58cm" svg:y="2.964cm" svg:viewBox="0 0 424 424" draw:points="0,424 0,0 424,0 424,424">
          <text:p/>
        </draw:polygon>
        <draw:polygon draw:style-name="gr1" draw:layer="layout" svg:width="0.423cm" svg:height="0.423cm" svg:x="10.58cm" svg:y="2.964cm" svg:viewBox="0 0 424 424" draw:points="0,424 0,0 424,0 424,424">
          <text:p/>
        </draw:polygon>
        <draw:polygon draw:style-name="gr1" draw:layer="layout" svg:width="0.423cm" svg:height="0.424cm" svg:x="10.58cm" svg:y="2.54cm" svg:viewBox="0 0 424 425" draw:points="0,425 0,0 424,0 424,425">
          <text:p/>
        </draw:polygon>
        <draw:polygon draw:style-name="gr1" draw:layer="layout" svg:width="0.423cm" svg:height="0.424cm" svg:x="10.58cm" svg:y="2.54cm" svg:viewBox="0 0 424 425" draw:points="0,425 0,0 424,0 424,425">
          <text:p/>
        </draw:polygon>
        <draw:polygon draw:style-name="gr1" draw:layer="layout" svg:width="0.423cm" svg:height="0.423cm" svg:x="10.58cm" svg:y="2.117cm" svg:viewBox="0 0 424 424" draw:points="0,424 0,0 424,0 424,424">
          <text:p/>
        </draw:polygon>
        <draw:polygon draw:style-name="gr1" draw:layer="layout" svg:width="0.423cm" svg:height="0.423cm" svg:x="10.58cm" svg:y="2.117cm" svg:viewBox="0 0 424 424" draw:points="0,424 0,0 424,0 424,424">
          <text:p/>
        </draw:polygon>
        <draw:polygon draw:style-name="gr1" draw:layer="layout" svg:width="0.423cm" svg:height="0.423cm" svg:x="10.58cm" svg:y="1.694cm" svg:viewBox="0 0 424 424" draw:points="0,424 0,0 424,0 424,424">
          <text:p/>
        </draw:polygon>
        <draw:polygon draw:style-name="gr1" draw:layer="layout" svg:width="0.423cm" svg:height="0.423cm" svg:x="10.58cm" svg:y="1.694cm" svg:viewBox="0 0 424 424" draw:points="0,424 0,0 424,0 424,424">
          <text:p/>
        </draw:polygon>
        <draw:polygon draw:style-name="gr1" draw:layer="layout" svg:width="0.423cm" svg:height="0.424cm" svg:x="10.58cm" svg:y="1.27cm" svg:viewBox="0 0 424 425" draw:points="0,425 0,0 424,0 424,425">
          <text:p/>
        </draw:polygon>
        <draw:polygon draw:style-name="gr1" draw:layer="layout" svg:width="0.423cm" svg:height="0.424cm" svg:x="10.58cm" svg:y="1.27cm" svg:viewBox="0 0 424 425" draw:points="0,425 0,0 424,0 424,425">
          <text:p/>
        </draw:polygon>
        <draw:polygon draw:style-name="gr1" draw:layer="layout" svg:width="0.423cm" svg:height="0.423cm" svg:x="10.58cm" svg:y="0.847cm" svg:viewBox="0 0 424 424" draw:points="0,424 0,0 424,0 424,424">
          <text:p/>
        </draw:polygon>
        <draw:polygon draw:style-name="gr1" draw:layer="layout" svg:width="0.423cm" svg:height="0.423cm" svg:x="10.58cm" svg:y="0.847cm" svg:viewBox="0 0 424 424" draw:points="0,424 0,0 424,0 424,424">
          <text:p/>
        </draw:polygon>
        <draw:polygon draw:style-name="gr1" draw:layer="layout" svg:width="0.423cm" svg:height="0.423cm" svg:x="10.58cm" svg:y="0.424cm" svg:viewBox="0 0 424 424" draw:points="0,424 0,0 424,0 424,424">
          <text:p/>
        </draw:polygon>
        <draw:polygon draw:style-name="gr1" draw:layer="layout" svg:width="0.423cm" svg:height="0.423cm" svg:x="10.58cm" svg:y="0.424cm" svg:viewBox="0 0 424 424" draw:points="0,424 0,0 424,0 424,424">
          <text:p/>
        </draw:polygon>
        <draw:polygon draw:style-name="gr1" draw:layer="layout" svg:width="0.423cm" svg:height="0.424cm" svg:x="10.58cm" svg:y="0cm" svg:viewBox="0 0 424 425" draw:points="0,425 0,0 424,0 424,425">
          <text:p/>
        </draw:polygon>
        <draw:polygon draw:style-name="gr1" draw:layer="layout" svg:width="0.423cm" svg:height="0.424cm" svg:x="10.58cm" svg:y="0cm" svg:viewBox="0 0 424 425" draw:points="0,425 0,0 424,0 424,425">
          <text:p/>
        </draw:polygon>
        <draw:polygon draw:style-name="gr1" draw:layer="layout" svg:width="0.423cm" svg:height="0.423cm" svg:x="11.003cm" svg:y="9.737cm" svg:viewBox="0 0 424 424" draw:points="0,424 0,0 424,0 424,424">
          <text:p/>
        </draw:polygon>
        <draw:polygon draw:style-name="gr1" draw:layer="layout" svg:width="0.423cm" svg:height="0.423cm" svg:x="11.003cm" svg:y="9.737cm" svg:viewBox="0 0 424 424" draw:points="0,424 0,0 424,0 424,424">
          <text:p/>
        </draw:polygon>
        <draw:polygon draw:style-name="gr1" draw:layer="layout" svg:width="0.423cm" svg:height="0.423cm" svg:x="11.003cm" svg:y="9.314cm" svg:viewBox="0 0 424 424" draw:points="0,424 0,0 424,0 424,424">
          <text:p/>
        </draw:polygon>
        <draw:polygon draw:style-name="gr1" draw:layer="layout" svg:width="0.423cm" svg:height="0.423cm" svg:x="11.003cm" svg:y="9.314cm" svg:viewBox="0 0 424 424" draw:points="0,424 0,0 424,0 424,424">
          <text:p/>
        </draw:polygon>
        <draw:polygon draw:style-name="gr1" draw:layer="layout" svg:width="0.423cm" svg:height="0.424cm" svg:x="11.003cm" svg:y="8.89cm" svg:viewBox="0 0 424 425" draw:points="0,425 0,0 424,0 424,425">
          <text:p/>
        </draw:polygon>
        <draw:polygon draw:style-name="gr1" draw:layer="layout" svg:width="0.423cm" svg:height="0.424cm" svg:x="11.003cm" svg:y="8.89cm" svg:viewBox="0 0 424 425" draw:points="0,425 0,0 424,0 424,425">
          <text:p/>
        </draw:polygon>
        <draw:polygon draw:style-name="gr1" draw:layer="layout" svg:width="0.423cm" svg:height="0.423cm" svg:x="11.003cm" svg:y="8.467cm" svg:viewBox="0 0 424 424" draw:points="0,424 0,0 424,0 424,424">
          <text:p/>
        </draw:polygon>
        <draw:polygon draw:style-name="gr1" draw:layer="layout" svg:width="0.423cm" svg:height="0.423cm" svg:x="11.003cm" svg:y="8.467cm" svg:viewBox="0 0 424 424" draw:points="0,424 0,0 424,0 424,424">
          <text:p/>
        </draw:polygon>
        <draw:polygon draw:style-name="gr1" draw:layer="layout" svg:width="0.423cm" svg:height="0.423cm" svg:x="11.003cm" svg:y="8.044cm" svg:viewBox="0 0 424 424" draw:points="0,424 0,0 424,0 424,424">
          <text:p/>
        </draw:polygon>
        <draw:polygon draw:style-name="gr1" draw:layer="layout" svg:width="0.423cm" svg:height="0.423cm" svg:x="11.003cm" svg:y="8.044cm" svg:viewBox="0 0 424 424" draw:points="0,424 0,0 424,0 424,424">
          <text:p/>
        </draw:polygon>
        <draw:polygon draw:style-name="gr1" draw:layer="layout" svg:width="0.423cm" svg:height="0.424cm" svg:x="11.003cm" svg:y="7.62cm" svg:viewBox="0 0 424 425" draw:points="0,425 0,0 424,0 424,425">
          <text:p/>
        </draw:polygon>
        <draw:polygon draw:style-name="gr1" draw:layer="layout" svg:width="0.423cm" svg:height="0.424cm" svg:x="11.003cm" svg:y="7.62cm" svg:viewBox="0 0 424 425" draw:points="0,425 0,0 424,0 424,425">
          <text:p/>
        </draw:polygon>
        <draw:polygon draw:style-name="gr1" draw:layer="layout" svg:width="0.423cm" svg:height="0.423cm" svg:x="11.003cm" svg:y="7.197cm" svg:viewBox="0 0 424 424" draw:points="0,424 0,0 424,0 424,424">
          <text:p/>
        </draw:polygon>
        <draw:polygon draw:style-name="gr1" draw:layer="layout" svg:width="0.423cm" svg:height="0.423cm" svg:x="11.003cm" svg:y="7.197cm" svg:viewBox="0 0 424 424" draw:points="0,424 0,0 424,0 424,424">
          <text:p/>
        </draw:polygon>
        <draw:polygon draw:style-name="gr1" draw:layer="layout" svg:width="0.423cm" svg:height="0.423cm" svg:x="11.003cm" svg:y="6.774cm" svg:viewBox="0 0 424 424" draw:points="0,424 0,0 424,0 424,424">
          <text:p/>
        </draw:polygon>
        <draw:polygon draw:style-name="gr1" draw:layer="layout" svg:width="0.423cm" svg:height="0.423cm" svg:x="11.003cm" svg:y="6.774cm" svg:viewBox="0 0 424 424" draw:points="0,424 0,0 424,0 424,424">
          <text:p/>
        </draw:polygon>
        <draw:polygon draw:style-name="gr1" draw:layer="layout" svg:width="0.423cm" svg:height="0.424cm" svg:x="11.003cm" svg:y="6.35cm" svg:viewBox="0 0 424 425" draw:points="0,425 0,0 424,0 424,425">
          <text:p/>
        </draw:polygon>
        <draw:polygon draw:style-name="gr1" draw:layer="layout" svg:width="0.423cm" svg:height="0.424cm" svg:x="11.003cm" svg:y="6.35cm" svg:viewBox="0 0 424 425" draw:points="0,425 0,0 424,0 424,425">
          <text:p/>
        </draw:polygon>
        <draw:polygon draw:style-name="gr1" draw:layer="layout" svg:width="0.423cm" svg:height="0.423cm" svg:x="11.003cm" svg:y="5.927cm" svg:viewBox="0 0 424 424" draw:points="0,424 0,0 424,0 424,424">
          <text:p/>
        </draw:polygon>
        <draw:polygon draw:style-name="gr1" draw:layer="layout" svg:width="0.423cm" svg:height="0.423cm" svg:x="11.003cm" svg:y="5.927cm" svg:viewBox="0 0 424 424" draw:points="0,424 0,0 424,0 424,424">
          <text:p/>
        </draw:polygon>
        <draw:polygon draw:style-name="gr1" draw:layer="layout" svg:width="0.423cm" svg:height="0.423cm" svg:x="11.003cm" svg:y="5.504cm" svg:viewBox="0 0 424 424" draw:points="0,424 0,0 424,0 424,424">
          <text:p/>
        </draw:polygon>
        <draw:polygon draw:style-name="gr1" draw:layer="layout" svg:width="0.423cm" svg:height="0.423cm" svg:x="11.003cm" svg:y="5.504cm" svg:viewBox="0 0 424 424" draw:points="0,424 0,0 424,0 424,424">
          <text:p/>
        </draw:polygon>
        <draw:polygon draw:style-name="gr1" draw:layer="layout" svg:width="0.423cm" svg:height="0.424cm" svg:x="11.003cm" svg:y="5.08cm" svg:viewBox="0 0 424 425" draw:points="0,425 0,0 424,0 424,425">
          <text:p/>
        </draw:polygon>
        <draw:polygon draw:style-name="gr1" draw:layer="layout" svg:width="0.423cm" svg:height="0.424cm" svg:x="11.003cm" svg:y="5.08cm" svg:viewBox="0 0 424 425" draw:points="0,425 0,0 424,0 424,425">
          <text:p/>
        </draw:polygon>
        <draw:polygon draw:style-name="gr1" draw:layer="layout" svg:width="0.423cm" svg:height="0.423cm" svg:x="11.003cm" svg:y="4.657cm" svg:viewBox="0 0 424 424" draw:points="0,424 0,0 424,0 424,424">
          <text:p/>
        </draw:polygon>
        <draw:polygon draw:style-name="gr1" draw:layer="layout" svg:width="0.423cm" svg:height="0.423cm" svg:x="11.003cm" svg:y="4.657cm" svg:viewBox="0 0 424 424" draw:points="0,424 0,0 424,0 424,424">
          <text:p/>
        </draw:polygon>
        <draw:polygon draw:style-name="gr1" draw:layer="layout" svg:width="0.423cm" svg:height="0.423cm" svg:x="11.003cm" svg:y="4.234cm" svg:viewBox="0 0 424 424" draw:points="0,424 0,0 424,0 424,424">
          <text:p/>
        </draw:polygon>
        <draw:polygon draw:style-name="gr1" draw:layer="layout" svg:width="0.423cm" svg:height="0.423cm" svg:x="11.003cm" svg:y="4.234cm" svg:viewBox="0 0 424 424" draw:points="0,424 0,0 424,0 424,424">
          <text:p/>
        </draw:polygon>
        <draw:polygon draw:style-name="gr1" draw:layer="layout" svg:width="0.423cm" svg:height="0.424cm" svg:x="11.003cm" svg:y="3.81cm" svg:viewBox="0 0 424 425" draw:points="0,425 0,0 424,0 424,425">
          <text:p/>
        </draw:polygon>
        <draw:polygon draw:style-name="gr1" draw:layer="layout" svg:width="0.423cm" svg:height="0.424cm" svg:x="11.003cm" svg:y="3.81cm" svg:viewBox="0 0 424 425" draw:points="0,425 0,0 424,0 424,425">
          <text:p/>
        </draw:polygon>
        <draw:polygon draw:style-name="gr1" draw:layer="layout" svg:width="0.423cm" svg:height="0.423cm" svg:x="11.003cm" svg:y="3.387cm" svg:viewBox="0 0 424 424" draw:points="0,424 0,0 424,0 424,424">
          <text:p/>
        </draw:polygon>
        <draw:polygon draw:style-name="gr1" draw:layer="layout" svg:width="0.423cm" svg:height="0.423cm" svg:x="11.003cm" svg:y="3.387cm" svg:viewBox="0 0 424 424" draw:points="0,424 0,0 424,0 424,424">
          <text:p/>
        </draw:polygon>
        <draw:polygon draw:style-name="gr1" draw:layer="layout" svg:width="0.423cm" svg:height="0.423cm" svg:x="11.003cm" svg:y="2.964cm" svg:viewBox="0 0 424 424" draw:points="0,424 0,0 424,0 424,424">
          <text:p/>
        </draw:polygon>
        <draw:polygon draw:style-name="gr1" draw:layer="layout" svg:width="0.423cm" svg:height="0.423cm" svg:x="11.003cm" svg:y="2.964cm" svg:viewBox="0 0 424 424" draw:points="0,424 0,0 424,0 424,424">
          <text:p/>
        </draw:polygon>
        <draw:polygon draw:style-name="gr1" draw:layer="layout" svg:width="0.423cm" svg:height="0.424cm" svg:x="11.003cm" svg:y="2.54cm" svg:viewBox="0 0 424 425" draw:points="0,425 0,0 424,0 424,425">
          <text:p/>
        </draw:polygon>
        <draw:polygon draw:style-name="gr1" draw:layer="layout" svg:width="0.423cm" svg:height="0.424cm" svg:x="11.003cm" svg:y="2.54cm" svg:viewBox="0 0 424 425" draw:points="0,425 0,0 424,0 424,425">
          <text:p/>
        </draw:polygon>
        <draw:polygon draw:style-name="gr1" draw:layer="layout" svg:width="0.423cm" svg:height="0.423cm" svg:x="11.003cm" svg:y="2.117cm" svg:viewBox="0 0 424 424" draw:points="0,424 0,0 424,0 424,424">
          <text:p/>
        </draw:polygon>
        <draw:polygon draw:style-name="gr1" draw:layer="layout" svg:width="0.423cm" svg:height="0.423cm" svg:x="11.003cm" svg:y="2.117cm" svg:viewBox="0 0 424 424" draw:points="0,424 0,0 424,0 424,424">
          <text:p/>
        </draw:polygon>
        <draw:polygon draw:style-name="gr1" draw:layer="layout" svg:width="0.423cm" svg:height="0.423cm" svg:x="11.003cm" svg:y="1.694cm" svg:viewBox="0 0 424 424" draw:points="0,424 0,0 424,0 424,424">
          <text:p/>
        </draw:polygon>
        <draw:polygon draw:style-name="gr1" draw:layer="layout" svg:width="0.423cm" svg:height="0.423cm" svg:x="11.003cm" svg:y="1.694cm" svg:viewBox="0 0 424 424" draw:points="0,424 0,0 424,0 424,424">
          <text:p/>
        </draw:polygon>
        <draw:polygon draw:style-name="gr1" draw:layer="layout" svg:width="0.423cm" svg:height="0.424cm" svg:x="11.003cm" svg:y="1.27cm" svg:viewBox="0 0 424 425" draw:points="0,425 0,0 424,0 424,425">
          <text:p/>
        </draw:polygon>
        <draw:polygon draw:style-name="gr1" draw:layer="layout" svg:width="0.423cm" svg:height="0.424cm" svg:x="11.003cm" svg:y="1.27cm" svg:viewBox="0 0 424 425" draw:points="0,425 0,0 424,0 424,425">
          <text:p/>
        </draw:polygon>
        <draw:polygon draw:style-name="gr1" draw:layer="layout" svg:width="0.423cm" svg:height="0.423cm" svg:x="11.003cm" svg:y="0.847cm" svg:viewBox="0 0 424 424" draw:points="0,424 0,0 424,0 424,424">
          <text:p/>
        </draw:polygon>
        <draw:polygon draw:style-name="gr1" draw:layer="layout" svg:width="0.423cm" svg:height="0.423cm" svg:x="11.003cm" svg:y="0.847cm" svg:viewBox="0 0 424 424" draw:points="0,424 0,0 424,0 424,424">
          <text:p/>
        </draw:polygon>
        <draw:polygon draw:style-name="gr1" draw:layer="layout" svg:width="0.423cm" svg:height="0.423cm" svg:x="11.003cm" svg:y="0.424cm" svg:viewBox="0 0 424 424" draw:points="0,424 0,0 424,0 424,424">
          <text:p/>
        </draw:polygon>
        <draw:polygon draw:style-name="gr1" draw:layer="layout" svg:width="0.423cm" svg:height="0.423cm" svg:x="11.003cm" svg:y="0.424cm" svg:viewBox="0 0 424 424" draw:points="0,424 0,0 424,0 424,424">
          <text:p/>
        </draw:polygon>
        <draw:polygon draw:style-name="gr1" draw:layer="layout" svg:width="0.423cm" svg:height="0.424cm" svg:x="11.003cm" svg:y="0cm" svg:viewBox="0 0 424 425" draw:points="0,425 0,0 424,0 424,425">
          <text:p/>
        </draw:polygon>
        <draw:polygon draw:style-name="gr1" draw:layer="layout" svg:width="0.423cm" svg:height="0.424cm" svg:x="11.003cm" svg:y="0cm" svg:viewBox="0 0 424 425" draw:points="0,425 0,0 424,0 424,425">
          <text:p/>
        </draw:polygon>
        <draw:polygon draw:style-name="gr1" draw:layer="layout" svg:width="0.424cm" svg:height="0.423cm" svg:x="11.426cm" svg:y="9.737cm" svg:viewBox="0 0 425 424" draw:points="0,424 0,0 425,0 425,424">
          <text:p/>
        </draw:polygon>
        <draw:polygon draw:style-name="gr1" draw:layer="layout" svg:width="0.424cm" svg:height="0.423cm" svg:x="11.426cm" svg:y="9.737cm" svg:viewBox="0 0 425 424" draw:points="0,424 0,0 425,0 425,424">
          <text:p/>
        </draw:polygon>
        <draw:polygon draw:style-name="gr1" draw:layer="layout" svg:width="0.424cm" svg:height="0.423cm" svg:x="11.426cm" svg:y="9.314cm" svg:viewBox="0 0 425 424" draw:points="0,424 0,0 425,0 425,424">
          <text:p/>
        </draw:polygon>
        <draw:polygon draw:style-name="gr1" draw:layer="layout" svg:width="0.424cm" svg:height="0.423cm" svg:x="11.426cm" svg:y="9.314cm" svg:viewBox="0 0 425 424" draw:points="0,424 0,0 425,0 425,424">
          <text:p/>
        </draw:polygon>
        <draw:polygon draw:style-name="gr1" draw:layer="layout" svg:width="0.424cm" svg:height="0.424cm" svg:x="11.426cm" svg:y="8.89cm" svg:viewBox="0 0 425 425" draw:points="0,425 0,0 425,0 425,425">
          <text:p/>
        </draw:polygon>
        <draw:polygon draw:style-name="gr1" draw:layer="layout" svg:width="0.424cm" svg:height="0.424cm" svg:x="11.426cm" svg:y="8.89cm" svg:viewBox="0 0 425 425" draw:points="0,425 0,0 425,0 425,425">
          <text:p/>
        </draw:polygon>
        <draw:polygon draw:style-name="gr1" draw:layer="layout" svg:width="0.424cm" svg:height="0.423cm" svg:x="11.426cm" svg:y="8.467cm" svg:viewBox="0 0 425 424" draw:points="0,424 0,0 425,0 425,424">
          <text:p/>
        </draw:polygon>
        <draw:polygon draw:style-name="gr1" draw:layer="layout" svg:width="0.424cm" svg:height="0.423cm" svg:x="11.426cm" svg:y="8.467cm" svg:viewBox="0 0 425 424" draw:points="0,424 0,0 425,0 425,424">
          <text:p/>
        </draw:polygon>
        <draw:polygon draw:style-name="gr1" draw:layer="layout" svg:width="0.424cm" svg:height="0.423cm" svg:x="11.426cm" svg:y="8.044cm" svg:viewBox="0 0 425 424" draw:points="0,424 0,0 425,0 425,424">
          <text:p/>
        </draw:polygon>
        <draw:polygon draw:style-name="gr1" draw:layer="layout" svg:width="0.424cm" svg:height="0.423cm" svg:x="11.426cm" svg:y="8.044cm" svg:viewBox="0 0 425 424" draw:points="0,424 0,0 425,0 425,424">
          <text:p/>
        </draw:polygon>
        <draw:polygon draw:style-name="gr1" draw:layer="layout" svg:width="0.424cm" svg:height="0.424cm" svg:x="11.426cm" svg:y="7.62cm" svg:viewBox="0 0 425 425" draw:points="0,425 0,0 425,0 425,425">
          <text:p/>
        </draw:polygon>
        <draw:polygon draw:style-name="gr1" draw:layer="layout" svg:width="0.424cm" svg:height="0.424cm" svg:x="11.426cm" svg:y="7.62cm" svg:viewBox="0 0 425 425" draw:points="0,425 0,0 425,0 425,425">
          <text:p/>
        </draw:polygon>
        <draw:polygon draw:style-name="gr1" draw:layer="layout" svg:width="0.424cm" svg:height="0.423cm" svg:x="11.426cm" svg:y="7.197cm" svg:viewBox="0 0 425 424" draw:points="0,424 0,0 425,0 425,424">
          <text:p/>
        </draw:polygon>
        <draw:polygon draw:style-name="gr1" draw:layer="layout" svg:width="0.424cm" svg:height="0.423cm" svg:x="11.426cm" svg:y="7.197cm" svg:viewBox="0 0 425 424" draw:points="0,424 0,0 425,0 425,424">
          <text:p/>
        </draw:polygon>
        <draw:polygon draw:style-name="gr1" draw:layer="layout" svg:width="0.424cm" svg:height="0.423cm" svg:x="11.426cm" svg:y="6.774cm" svg:viewBox="0 0 425 424" draw:points="0,424 0,0 425,0 425,424">
          <text:p/>
        </draw:polygon>
        <draw:polygon draw:style-name="gr1" draw:layer="layout" svg:width="0.424cm" svg:height="0.423cm" svg:x="11.426cm" svg:y="6.774cm" svg:viewBox="0 0 425 424" draw:points="0,424 0,0 425,0 425,424">
          <text:p/>
        </draw:polygon>
        <draw:polygon draw:style-name="gr1" draw:layer="layout" svg:width="0.424cm" svg:height="0.424cm" svg:x="11.426cm" svg:y="6.35cm" svg:viewBox="0 0 425 425" draw:points="0,425 0,0 425,0 425,425">
          <text:p/>
        </draw:polygon>
        <draw:polygon draw:style-name="gr1" draw:layer="layout" svg:width="0.424cm" svg:height="0.423cm" svg:x="11.426cm" svg:y="5.927cm" svg:viewBox="0 0 425 424" draw:points="0,424 0,0 425,0 425,424">
          <text:p/>
        </draw:polygon>
        <draw:polygon draw:style-name="gr1" draw:layer="layout" svg:width="0.424cm" svg:height="0.423cm" svg:x="11.426cm" svg:y="5.504cm" svg:viewBox="0 0 425 424" draw:points="0,424 0,0 425,0 425,424">
          <text:p/>
        </draw:polygon>
        <draw:polygon draw:style-name="gr1" draw:layer="layout" svg:width="0.424cm" svg:height="0.424cm" svg:x="11.426cm" svg:y="5.08cm" svg:viewBox="0 0 425 425" draw:points="0,425 0,0 425,0 425,425">
          <text:p/>
        </draw:polygon>
        <draw:polygon draw:style-name="gr1" draw:layer="layout" svg:width="0.424cm" svg:height="0.423cm" svg:x="11.426cm" svg:y="4.657cm" svg:viewBox="0 0 425 424" draw:points="0,424 0,0 425,0 425,424">
          <text:p/>
        </draw:polygon>
        <draw:polygon draw:style-name="gr1" draw:layer="layout" svg:width="0.424cm" svg:height="0.423cm" svg:x="11.426cm" svg:y="4.234cm" svg:viewBox="0 0 425 424" draw:points="0,424 0,0 425,0 425,424">
          <text:p/>
        </draw:polygon>
        <draw:polygon draw:style-name="gr1" draw:layer="layout" svg:width="0.424cm" svg:height="0.424cm" svg:x="11.426cm" svg:y="3.81cm" svg:viewBox="0 0 425 425" draw:points="0,425 0,0 425,0 425,425">
          <text:p/>
        </draw:polygon>
        <draw:polygon draw:style-name="gr1" draw:layer="layout" svg:width="0.424cm" svg:height="0.423cm" svg:x="11.426cm" svg:y="3.387cm" svg:viewBox="0 0 425 424" draw:points="0,424 0,0 425,0 425,424">
          <text:p/>
        </draw:polygon>
        <draw:polygon draw:style-name="gr1" draw:layer="layout" svg:width="0.424cm" svg:height="0.423cm" svg:x="11.426cm" svg:y="2.964cm" svg:viewBox="0 0 425 424" draw:points="0,424 0,0 425,0 425,424">
          <text:p/>
        </draw:polygon>
        <draw:polygon draw:style-name="gr1" draw:layer="layout" svg:width="0.424cm" svg:height="0.424cm" svg:x="11.426cm" svg:y="2.54cm" svg:viewBox="0 0 425 425" draw:points="0,425 0,0 425,0 425,425">
          <text:p/>
        </draw:polygon>
        <draw:polygon draw:style-name="gr1" draw:layer="layout" svg:width="0.424cm" svg:height="0.424cm" svg:x="11.426cm" svg:y="2.54cm" svg:viewBox="0 0 425 425" draw:points="0,425 0,0 425,0 425,425">
          <text:p/>
        </draw:polygon>
        <draw:polygon draw:style-name="gr1" draw:layer="layout" svg:width="0.424cm" svg:height="0.423cm" svg:x="11.426cm" svg:y="2.117cm" svg:viewBox="0 0 425 424" draw:points="0,424 0,0 425,0 425,424">
          <text:p/>
        </draw:polygon>
        <draw:polygon draw:style-name="gr1" draw:layer="layout" svg:width="0.424cm" svg:height="0.423cm" svg:x="11.426cm" svg:y="2.117cm" svg:viewBox="0 0 425 424" draw:points="0,424 0,0 425,0 425,424">
          <text:p/>
        </draw:polygon>
        <draw:polygon draw:style-name="gr1" draw:layer="layout" svg:width="0.424cm" svg:height="0.423cm" svg:x="11.426cm" svg:y="1.694cm" svg:viewBox="0 0 425 424" draw:points="0,424 0,0 425,0 425,424">
          <text:p/>
        </draw:polygon>
        <draw:polygon draw:style-name="gr1" draw:layer="layout" svg:width="0.424cm" svg:height="0.423cm" svg:x="11.426cm" svg:y="1.694cm" svg:viewBox="0 0 425 424" draw:points="0,424 0,0 425,0 425,424">
          <text:p/>
        </draw:polygon>
        <draw:polygon draw:style-name="gr1" draw:layer="layout" svg:width="0.424cm" svg:height="0.424cm" svg:x="11.426cm" svg:y="1.27cm" svg:viewBox="0 0 425 425" draw:points="0,425 0,0 425,0 425,425">
          <text:p/>
        </draw:polygon>
        <draw:polygon draw:style-name="gr1" draw:layer="layout" svg:width="0.424cm" svg:height="0.424cm" svg:x="11.426cm" svg:y="1.27cm" svg:viewBox="0 0 425 425" draw:points="0,425 0,0 425,0 425,425">
          <text:p/>
        </draw:polygon>
        <draw:polygon draw:style-name="gr1" draw:layer="layout" svg:width="0.424cm" svg:height="0.423cm" svg:x="11.426cm" svg:y="0.847cm" svg:viewBox="0 0 425 424" draw:points="0,424 0,0 425,0 425,424">
          <text:p/>
        </draw:polygon>
        <draw:polygon draw:style-name="gr1" draw:layer="layout" svg:width="0.424cm" svg:height="0.423cm" svg:x="11.426cm" svg:y="0.847cm" svg:viewBox="0 0 425 424" draw:points="0,424 0,0 425,0 425,424">
          <text:p/>
        </draw:polygon>
        <draw:polygon draw:style-name="gr1" draw:layer="layout" svg:width="0.424cm" svg:height="0.423cm" svg:x="11.426cm" svg:y="0.424cm" svg:viewBox="0 0 425 424" draw:points="0,424 0,0 425,0 425,424">
          <text:p/>
        </draw:polygon>
        <draw:polygon draw:style-name="gr1" draw:layer="layout" svg:width="1.353cm" svg:height="1.608cm" svg:x="11.851cm" svg:y="0.424cm" svg:viewBox="0 0 1354 1609" draw:points="1354,1609 1354,0 0,0 0,1609">
          <text:p/>
        </draw:polygon>
        <draw:polygon draw:style-name="gr1" draw:layer="layout" svg:width="0.424cm" svg:height="0.424cm" svg:x="11.426cm" svg:y="0cm" svg:viewBox="0 0 425 425" draw:points="0,425 0,0 425,0 425,425">
          <text:p/>
        </draw:polygon>
        <draw:polygon draw:style-name="gr1" draw:layer="layout" svg:width="0.424cm" svg:height="0.424cm" svg:x="11.426cm" svg:y="0cm" svg:viewBox="0 0 425 425" draw:points="0,425 0,0 425,0 425,425">
          <text:p/>
        </draw:polygon>
        <draw:polygon draw:style-name="gr1" draw:layer="layout" svg:width="0.423cm" svg:height="0.423cm" svg:x="11.85cm" svg:y="9.737cm" svg:viewBox="0 0 424 424" draw:points="0,424 0,0 424,0 424,424">
          <text:p/>
        </draw:polygon>
        <draw:polygon draw:style-name="gr1" draw:layer="layout" svg:width="0.423cm" svg:height="0.423cm" svg:x="11.85cm" svg:y="9.737cm" svg:viewBox="0 0 424 424" draw:points="0,424 0,0 424,0 424,424">
          <text:p/>
        </draw:polygon>
        <draw:polygon draw:style-name="gr1" draw:layer="layout" svg:width="0.423cm" svg:height="0.423cm" svg:x="11.85cm" svg:y="9.314cm" svg:viewBox="0 0 424 424" draw:points="0,424 0,0 424,0 424,424">
          <text:p/>
        </draw:polygon>
        <draw:polygon draw:style-name="gr1" draw:layer="layout" svg:width="0.423cm" svg:height="0.423cm" svg:x="11.85cm" svg:y="9.314cm" svg:viewBox="0 0 424 424" draw:points="0,424 0,0 424,0 424,424">
          <text:p/>
        </draw:polygon>
        <draw:polygon draw:style-name="gr1" draw:layer="layout" svg:width="0.423cm" svg:height="0.424cm" svg:x="11.85cm" svg:y="8.89cm" svg:viewBox="0 0 424 425" draw:points="0,425 0,0 424,0 424,425">
          <text:p/>
        </draw:polygon>
        <draw:polygon draw:style-name="gr1" draw:layer="layout" svg:width="0.423cm" svg:height="0.424cm" svg:x="11.85cm" svg:y="8.89cm" svg:viewBox="0 0 424 425" draw:points="0,425 0,0 424,0 424,425">
          <text:p/>
        </draw:polygon>
        <draw:polygon draw:style-name="gr1" draw:layer="layout" svg:width="0.423cm" svg:height="0.423cm" svg:x="11.85cm" svg:y="8.467cm" svg:viewBox="0 0 424 424" draw:points="0,424 0,0 424,0 424,424">
          <text:p/>
        </draw:polygon>
        <draw:polygon draw:style-name="gr1" draw:layer="layout" svg:width="0.423cm" svg:height="0.423cm" svg:x="11.85cm" svg:y="8.467cm" svg:viewBox="0 0 424 424" draw:points="0,424 0,0 424,0 424,424">
          <text:p/>
        </draw:polygon>
        <draw:polygon draw:style-name="gr1" draw:layer="layout" svg:width="0.423cm" svg:height="0.423cm" svg:x="11.85cm" svg:y="8.044cm" svg:viewBox="0 0 424 424" draw:points="0,424 0,0 424,0 424,424">
          <text:p/>
        </draw:polygon>
        <draw:polygon draw:style-name="gr1" draw:layer="layout" svg:width="0.423cm" svg:height="0.423cm" svg:x="11.85cm" svg:y="8.044cm" svg:viewBox="0 0 424 424" draw:points="0,424 0,0 424,0 424,424">
          <text:p/>
        </draw:polygon>
        <draw:polygon draw:style-name="gr1" draw:layer="layout" svg:width="0.423cm" svg:height="0.424cm" svg:x="11.85cm" svg:y="7.62cm" svg:viewBox="0 0 424 425" draw:points="0,425 0,0 424,0 424,425">
          <text:p/>
        </draw:polygon>
        <draw:polygon draw:style-name="gr1" draw:layer="layout" svg:width="0.423cm" svg:height="0.424cm" svg:x="11.85cm" svg:y="7.62cm" svg:viewBox="0 0 424 425" draw:points="0,425 0,0 424,0 424,425">
          <text:p/>
        </draw:polygon>
        <draw:polygon draw:style-name="gr1" draw:layer="layout" svg:width="0.423cm" svg:height="0.423cm" svg:x="11.85cm" svg:y="7.197cm" svg:viewBox="0 0 424 424" draw:points="0,424 0,0 424,0 424,424">
          <text:p/>
        </draw:polygon>
        <draw:polygon draw:style-name="gr1" draw:layer="layout" svg:width="0.423cm" svg:height="0.423cm" svg:x="11.85cm" svg:y="6.774cm" svg:viewBox="0 0 424 424" draw:points="0,424 0,0 424,0 424,424">
          <text:p/>
        </draw:polygon>
        <draw:polygon draw:style-name="gr1" draw:layer="layout" svg:width="0.423cm" svg:height="0.424cm" svg:x="11.85cm" svg:y="6.35cm" svg:viewBox="0 0 424 425" draw:points="0,425 0,0 424,0 424,425">
          <text:p/>
        </draw:polygon>
        <draw:polygon draw:style-name="gr1" draw:layer="layout" svg:width="0.423cm" svg:height="0.423cm" svg:x="11.85cm" svg:y="5.927cm" svg:viewBox="0 0 424 424" draw:points="0,424 0,0 424,0 424,424">
          <text:p/>
        </draw:polygon>
        <draw:polygon draw:style-name="gr1" draw:layer="layout" svg:width="0.423cm" svg:height="0.423cm" svg:x="11.85cm" svg:y="5.504cm" svg:viewBox="0 0 424 424" draw:points="0,424 0,0 424,0 424,424">
          <text:p/>
        </draw:polygon>
        <draw:polygon draw:style-name="gr1" draw:layer="layout" svg:width="0.423cm" svg:height="0.424cm" svg:x="11.85cm" svg:y="5.08cm" svg:viewBox="0 0 424 425" draw:points="0,425 0,0 424,0 424,425">
          <text:p/>
        </draw:polygon>
        <draw:polygon draw:style-name="gr1" draw:layer="layout" svg:width="0.423cm" svg:height="0.423cm" svg:x="11.85cm" svg:y="4.657cm" svg:viewBox="0 0 424 424" draw:points="0,424 0,0 424,0 424,424">
          <text:p/>
        </draw:polygon>
        <draw:polygon draw:style-name="gr1" draw:layer="layout" svg:width="0.423cm" svg:height="0.423cm" svg:x="11.85cm" svg:y="4.234cm" svg:viewBox="0 0 424 424" draw:points="0,424 0,0 424,0 424,424">
          <text:p/>
        </draw:polygon>
        <draw:polygon draw:style-name="gr1" draw:layer="layout" svg:width="0.423cm" svg:height="0.424cm" svg:x="11.85cm" svg:y="3.81cm" svg:viewBox="0 0 424 425" draw:points="0,425 0,0 424,0 424,425">
          <text:p/>
        </draw:polygon>
        <draw:polygon draw:style-name="gr1" draw:layer="layout" svg:width="0.423cm" svg:height="0.423cm" svg:x="11.85cm" svg:y="3.387cm" svg:viewBox="0 0 424 424" draw:points="0,424 0,0 424,0 424,424">
          <text:p/>
        </draw:polygon>
        <draw:polygon draw:style-name="gr1" draw:layer="layout" svg:width="0.423cm" svg:height="0.423cm" svg:x="11.85cm" svg:y="2.964cm" svg:viewBox="0 0 424 424" draw:points="0,424 0,0 424,0 424,424">
          <text:p/>
        </draw:polygon>
        <draw:polygon draw:style-name="gr1" draw:layer="layout" svg:width="0.423cm" svg:height="0.424cm" svg:x="11.85cm" svg:y="2.54cm" svg:viewBox="0 0 424 425" draw:points="0,425 0,0 424,0 424,425">
          <text:p/>
        </draw:polygon>
        <draw:polygon draw:style-name="gr1" draw:layer="layout" svg:width="0.423cm" svg:height="0.423cm" svg:x="11.85cm" svg:y="2.117cm" svg:viewBox="0 0 424 424" draw:points="0,424 0,0 424,0 424,424">
          <text:p/>
        </draw:polygon>
        <draw:polygon draw:style-name="gr1" draw:layer="layout" svg:width="0.423cm" svg:height="0.423cm" svg:x="11.85cm" svg:y="1.694cm" svg:viewBox="0 0 424 424" draw:points="0,424 0,0 424,0 424,424">
          <text:p/>
        </draw:polygon>
        <draw:polygon draw:style-name="gr1" draw:layer="layout" svg:width="0.423cm" svg:height="0.423cm" svg:x="11.85cm" svg:y="1.694cm" svg:viewBox="0 0 424 424" draw:points="0,424 0,0 424,0 424,424">
          <text:p/>
        </draw:polygon>
        <draw:polygon draw:style-name="gr1" draw:layer="layout" svg:width="0.423cm" svg:height="0.424cm" svg:x="11.85cm" svg:y="1.27cm" svg:viewBox="0 0 424 425" draw:points="0,425 0,0 424,0 424,425">
          <text:p/>
        </draw:polygon>
        <draw:polygon draw:style-name="gr1" draw:layer="layout" svg:width="0.423cm" svg:height="0.424cm" svg:x="11.85cm" svg:y="1.27cm" svg:viewBox="0 0 424 425" draw:points="0,425 0,0 424,0 424,425">
          <text:p/>
        </draw:polygon>
        <draw:polygon draw:style-name="gr1" draw:layer="layout" svg:width="0.423cm" svg:height="0.423cm" svg:x="11.85cm" svg:y="0.847cm" svg:viewBox="0 0 424 424" draw:points="0,424 0,0 424,0 424,424">
          <text:p/>
        </draw:polygon>
        <draw:polygon draw:style-name="gr1" draw:layer="layout" svg:width="0.423cm" svg:height="0.423cm" svg:x="11.85cm" svg:y="0.847cm" svg:viewBox="0 0 424 424" draw:points="0,424 0,0 424,0 424,424">
          <text:p/>
        </draw:polygon>
        <draw:polygon draw:style-name="gr1" draw:layer="layout" svg:width="0.423cm" svg:height="0.423cm" svg:x="11.85cm" svg:y="0.424cm" svg:viewBox="0 0 424 424" draw:points="0,424 0,0 424,0 424,424">
          <text:p/>
        </draw:polygon>
        <draw:polygon draw:style-name="gr1" draw:layer="layout" svg:width="0.423cm" svg:height="0.423cm" svg:x="11.85cm" svg:y="0.424cm" svg:viewBox="0 0 424 424" draw:points="0,424 0,0 424,0 424,424">
          <text:p/>
        </draw:polygon>
        <draw:polygon draw:style-name="gr1" draw:layer="layout" svg:width="0.423cm" svg:height="0.424cm" svg:x="11.85cm" svg:y="0cm" svg:viewBox="0 0 424 425" draw:points="0,425 0,0 424,0 424,425">
          <text:p/>
        </draw:polygon>
        <draw:polygon draw:style-name="gr1" draw:layer="layout" svg:width="0.423cm" svg:height="0.424cm" svg:x="11.85cm" svg:y="0cm" svg:viewBox="0 0 424 425" draw:points="0,425 0,0 424,0 424,425">
          <text:p/>
        </draw:polygon>
        <draw:polygon draw:style-name="gr1" draw:layer="layout" svg:width="0.423cm" svg:height="0.423cm" svg:x="12.273cm" svg:y="9.737cm" svg:viewBox="0 0 424 424" draw:points="0,424 0,0 424,0 424,424">
          <text:p/>
        </draw:polygon>
        <draw:polygon draw:style-name="gr1" draw:layer="layout" svg:width="0.423cm" svg:height="0.423cm" svg:x="12.273cm" svg:y="9.737cm" svg:viewBox="0 0 424 424" draw:points="0,424 0,0 424,0 424,424">
          <text:p/>
        </draw:polygon>
        <draw:polygon draw:style-name="gr1" draw:layer="layout" svg:width="0.423cm" svg:height="0.423cm" svg:x="12.273cm" svg:y="9.314cm" svg:viewBox="0 0 424 424" draw:points="0,424 0,0 424,0 424,424">
          <text:p/>
        </draw:polygon>
        <draw:polygon draw:style-name="gr1" draw:layer="layout" svg:width="0.423cm" svg:height="0.423cm" svg:x="12.273cm" svg:y="9.314cm" svg:viewBox="0 0 424 424" draw:points="0,424 0,0 424,0 424,424">
          <text:p/>
        </draw:polygon>
        <draw:polygon draw:style-name="gr1" draw:layer="layout" svg:width="0.423cm" svg:height="0.424cm" svg:x="12.273cm" svg:y="8.89cm" svg:viewBox="0 0 424 425" draw:points="0,425 0,0 424,0 424,425">
          <text:p/>
        </draw:polygon>
        <draw:polygon draw:style-name="gr1" draw:layer="layout" svg:width="0.423cm" svg:height="0.424cm" svg:x="12.273cm" svg:y="8.89cm" svg:viewBox="0 0 424 425" draw:points="0,425 0,0 424,0 424,425">
          <text:p/>
        </draw:polygon>
        <draw:polygon draw:style-name="gr1" draw:layer="layout" svg:width="0.423cm" svg:height="0.423cm" svg:x="12.273cm" svg:y="8.467cm" svg:viewBox="0 0 424 424" draw:points="0,424 0,0 424,0 424,424">
          <text:p/>
        </draw:polygon>
        <draw:polygon draw:style-name="gr1" draw:layer="layout" svg:width="0.423cm" svg:height="0.423cm" svg:x="12.273cm" svg:y="8.467cm" svg:viewBox="0 0 424 424" draw:points="0,424 0,0 424,0 424,424">
          <text:p/>
        </draw:polygon>
        <draw:polygon draw:style-name="gr1" draw:layer="layout" svg:width="0.423cm" svg:height="0.423cm" svg:x="12.273cm" svg:y="8.044cm" svg:viewBox="0 0 424 424" draw:points="0,424 0,0 424,0 424,424">
          <text:p/>
        </draw:polygon>
        <draw:polygon draw:style-name="gr1" draw:layer="layout" svg:width="0.423cm" svg:height="0.423cm" svg:x="12.273cm" svg:y="8.044cm" svg:viewBox="0 0 424 424" draw:points="0,424 0,0 424,0 424,424">
          <text:p/>
        </draw:polygon>
        <draw:polygon draw:style-name="gr1" draw:layer="layout" svg:width="0.423cm" svg:height="0.424cm" svg:x="12.273cm" svg:y="7.62cm" svg:viewBox="0 0 424 425" draw:points="0,425 0,0 424,0 424,425">
          <text:p/>
        </draw:polygon>
        <draw:polygon draw:style-name="gr1" draw:layer="layout" svg:width="0.423cm" svg:height="0.423cm" svg:x="12.273cm" svg:y="7.197cm" svg:viewBox="0 0 424 424" draw:points="0,424 0,0 424,0 424,424">
          <text:p/>
        </draw:polygon>
        <draw:polygon draw:style-name="gr1" draw:layer="layout" svg:width="0.423cm" svg:height="0.423cm" svg:x="12.273cm" svg:y="6.774cm" svg:viewBox="0 0 424 424" draw:points="0,424 0,0 424,0 424,424">
          <text:p/>
        </draw:polygon>
        <draw:polygon draw:style-name="gr1" draw:layer="layout" svg:width="0.423cm" svg:height="0.424cm" svg:x="12.273cm" svg:y="6.35cm" svg:viewBox="0 0 424 425" draw:points="0,425 0,0 424,0 424,425">
          <text:p/>
        </draw:polygon>
        <draw:polygon draw:style-name="gr1" draw:layer="layout" svg:width="0.423cm" svg:height="0.423cm" svg:x="12.273cm" svg:y="5.927cm" svg:viewBox="0 0 424 424" draw:points="0,424 0,0 424,0 424,424">
          <text:p/>
        </draw:polygon>
        <draw:polygon draw:style-name="gr1" draw:layer="layout" svg:width="0.423cm" svg:height="0.423cm" svg:x="12.273cm" svg:y="5.504cm" svg:viewBox="0 0 424 424" draw:points="0,424 0,0 424,0 424,424">
          <text:p/>
        </draw:polygon>
        <draw:polygon draw:style-name="gr1" draw:layer="layout" svg:width="0.423cm" svg:height="0.424cm" svg:x="12.273cm" svg:y="5.08cm" svg:viewBox="0 0 424 425" draw:points="0,425 0,0 424,0 424,425">
          <text:p/>
        </draw:polygon>
        <draw:polygon draw:style-name="gr1" draw:layer="layout" svg:width="0.423cm" svg:height="0.423cm" svg:x="12.273cm" svg:y="4.657cm" svg:viewBox="0 0 424 424" draw:points="0,424 0,0 424,0 424,424">
          <text:p/>
        </draw:polygon>
        <draw:polygon draw:style-name="gr1" draw:layer="layout" svg:width="0.423cm" svg:height="0.423cm" svg:x="12.273cm" svg:y="4.234cm" svg:viewBox="0 0 424 424" draw:points="0,424 0,0 424,0 424,424">
          <text:p/>
        </draw:polygon>
        <draw:polygon draw:style-name="gr1" draw:layer="layout" svg:width="0.423cm" svg:height="0.424cm" svg:x="12.273cm" svg:y="3.81cm" svg:viewBox="0 0 424 425" draw:points="0,425 0,0 424,0 424,425">
          <text:p/>
        </draw:polygon>
        <draw:polygon draw:style-name="gr1" draw:layer="layout" svg:width="0.423cm" svg:height="0.423cm" svg:x="12.273cm" svg:y="3.387cm" svg:viewBox="0 0 424 424" draw:points="0,424 0,0 424,0 424,424">
          <text:p/>
        </draw:polygon>
        <draw:polygon draw:style-name="gr1" draw:layer="layout" svg:width="0.423cm" svg:height="0.423cm" svg:x="12.273cm" svg:y="2.964cm" svg:viewBox="0 0 424 424" draw:points="0,424 0,0 424,0 424,424">
          <text:p/>
        </draw:polygon>
        <draw:polygon draw:style-name="gr1" draw:layer="layout" svg:width="0.423cm" svg:height="0.424cm" svg:x="12.273cm" svg:y="2.54cm" svg:viewBox="0 0 424 425" draw:points="0,425 0,0 424,0 424,425">
          <text:p/>
        </draw:polygon>
        <draw:polygon draw:style-name="gr1" draw:layer="layout" svg:width="0.423cm" svg:height="0.423cm" svg:x="12.273cm" svg:y="2.117cm" svg:viewBox="0 0 424 424" draw:points="0,424 0,0 424,0 424,424">
          <text:p/>
        </draw:polygon>
        <draw:polygon draw:style-name="gr1" draw:layer="layout" svg:width="0.423cm" svg:height="0.423cm" svg:x="12.273cm" svg:y="1.694cm" svg:viewBox="0 0 424 424" draw:points="0,424 0,0 424,0 424,424">
          <text:p/>
        </draw:polygon>
        <draw:polygon draw:style-name="gr1" draw:layer="layout" svg:width="0.423cm" svg:height="0.424cm" svg:x="12.273cm" svg:y="1.27cm" svg:viewBox="0 0 424 425" draw:points="0,425 0,0 424,0 424,425">
          <text:p/>
        </draw:polygon>
        <draw:polygon draw:style-name="gr1" draw:layer="layout" svg:width="0.423cm" svg:height="0.424cm" svg:x="12.273cm" svg:y="1.27cm" svg:viewBox="0 0 424 425" draw:points="0,425 0,0 424,0 424,425">
          <text:p/>
        </draw:polygon>
        <draw:polygon draw:style-name="gr1" draw:layer="layout" svg:width="0.423cm" svg:height="0.423cm" svg:x="12.273cm" svg:y="0.847cm" svg:viewBox="0 0 424 424" draw:points="0,424 0,0 424,0 424,424">
          <text:p/>
        </draw:polygon>
        <draw:polygon draw:style-name="gr1" draw:layer="layout" svg:width="0.423cm" svg:height="0.423cm" svg:x="12.273cm" svg:y="0.847cm" svg:viewBox="0 0 424 424" draw:points="0,424 0,0 424,0 424,424">
          <text:p/>
        </draw:polygon>
        <draw:polygon draw:style-name="gr1" draw:layer="layout" svg:width="0.423cm" svg:height="0.423cm" svg:x="12.273cm" svg:y="0.424cm" svg:viewBox="0 0 424 424" draw:points="0,424 0,0 424,0 424,424">
          <text:p/>
        </draw:polygon>
        <draw:polygon draw:style-name="gr1" draw:layer="layout" svg:width="0.423cm" svg:height="0.423cm" svg:x="12.273cm" svg:y="0.424cm" svg:viewBox="0 0 424 424" draw:points="0,424 0,0 424,0 424,424">
          <text:p/>
        </draw:polygon>
        <draw:polygon draw:style-name="gr1" draw:layer="layout" svg:width="0.423cm" svg:height="0.424cm" svg:x="12.273cm" svg:y="0cm" svg:viewBox="0 0 424 425" draw:points="0,425 0,0 424,0 424,425">
          <text:p/>
        </draw:polygon>
        <draw:polygon draw:style-name="gr1" draw:layer="layout" svg:width="0.423cm" svg:height="0.424cm" svg:x="12.273cm" svg:y="0cm" svg:viewBox="0 0 424 425" draw:points="0,425 0,0 424,0 424,425">
          <text:p/>
        </draw:polygon>
        <draw:polygon draw:style-name="gr1" draw:layer="layout" svg:width="0.424cm" svg:height="0.423cm" svg:x="12.696cm" svg:y="9.737cm" svg:viewBox="0 0 425 424" draw:points="0,424 0,0 425,0 425,424">
          <text:p/>
        </draw:polygon>
        <draw:polygon draw:style-name="gr1" draw:layer="layout" svg:width="0.424cm" svg:height="0.423cm" svg:x="12.696cm" svg:y="9.737cm" svg:viewBox="0 0 425 424" draw:points="0,424 0,0 425,0 425,424">
          <text:p/>
        </draw:polygon>
        <draw:polygon draw:style-name="gr1" draw:layer="layout" svg:width="0.424cm" svg:height="0.423cm" svg:x="12.696cm" svg:y="9.314cm" svg:viewBox="0 0 425 424" draw:points="0,424 0,0 425,0 425,424">
          <text:p/>
        </draw:polygon>
        <draw:polygon draw:style-name="gr1" draw:layer="layout" svg:width="0.424cm" svg:height="0.423cm" svg:x="12.696cm" svg:y="9.314cm" svg:viewBox="0 0 425 424" draw:points="0,424 0,0 425,0 425,424">
          <text:p/>
        </draw:polygon>
        <draw:polygon draw:style-name="gr1" draw:layer="layout" svg:width="0.424cm" svg:height="0.424cm" svg:x="12.696cm" svg:y="8.89cm" svg:viewBox="0 0 425 425" draw:points="0,425 0,0 425,0 425,425">
          <text:p/>
        </draw:polygon>
        <draw:polygon draw:style-name="gr1" draw:layer="layout" svg:width="0.424cm" svg:height="0.424cm" svg:x="12.696cm" svg:y="8.89cm" svg:viewBox="0 0 425 425" draw:points="0,425 0,0 425,0 425,425">
          <text:p/>
        </draw:polygon>
        <draw:polygon draw:style-name="gr1" draw:layer="layout" svg:width="0.424cm" svg:height="0.423cm" svg:x="12.696cm" svg:y="8.467cm" svg:viewBox="0 0 425 424" draw:points="0,424 0,0 425,0 425,424">
          <text:p/>
        </draw:polygon>
        <draw:polygon draw:style-name="gr1" draw:layer="layout" svg:width="0.424cm" svg:height="0.423cm" svg:x="12.696cm" svg:y="8.467cm" svg:viewBox="0 0 425 424" draw:points="0,424 0,0 425,0 425,424">
          <text:p/>
        </draw:polygon>
        <draw:polygon draw:style-name="gr1" draw:layer="layout" svg:width="0.424cm" svg:height="0.423cm" svg:x="12.696cm" svg:y="8.044cm" svg:viewBox="0 0 425 424" draw:points="0,424 0,0 425,0 425,424">
          <text:p/>
        </draw:polygon>
        <draw:polygon draw:style-name="gr1" draw:layer="layout" svg:width="0.424cm" svg:height="0.423cm" svg:x="12.696cm" svg:y="8.044cm" svg:viewBox="0 0 425 424" draw:points="0,424 0,0 425,0 425,424">
          <text:p/>
        </draw:polygon>
        <draw:polygon draw:style-name="gr1" draw:layer="layout" svg:width="0.424cm" svg:height="0.424cm" svg:x="12.696cm" svg:y="7.62cm" svg:viewBox="0 0 425 425" draw:points="0,425 0,0 425,0 425,425">
          <text:p/>
        </draw:polygon>
        <draw:polygon draw:style-name="gr1" draw:layer="layout" svg:width="0.424cm" svg:height="0.424cm" svg:x="12.696cm" svg:y="7.62cm" svg:viewBox="0 0 425 425" draw:points="0,425 0,0 425,0 425,425">
          <text:p/>
        </draw:polygon>
        <draw:polygon draw:style-name="gr1" draw:layer="layout" svg:width="0.424cm" svg:height="0.423cm" svg:x="12.696cm" svg:y="7.197cm" svg:viewBox="0 0 425 424" draw:points="0,424 0,0 425,0 425,424">
          <text:p/>
        </draw:polygon>
        <draw:polygon draw:style-name="gr1" draw:layer="layout" svg:width="0.424cm" svg:height="0.423cm" svg:x="12.696cm" svg:y="6.774cm" svg:viewBox="0 0 425 424" draw:points="0,424 0,0 425,0 425,424">
          <text:p/>
        </draw:polygon>
        <draw:polygon draw:style-name="gr1" draw:layer="layout" svg:width="0.424cm" svg:height="0.424cm" svg:x="12.696cm" svg:y="6.35cm" svg:viewBox="0 0 425 425" draw:points="0,425 0,0 425,0 425,425">
          <text:p/>
        </draw:polygon>
        <draw:polygon draw:style-name="gr1" draw:layer="layout" svg:width="0.424cm" svg:height="0.423cm" svg:x="12.696cm" svg:y="5.927cm" svg:viewBox="0 0 425 424" draw:points="0,424 0,0 425,0 425,424">
          <text:p/>
        </draw:polygon>
        <draw:polygon draw:style-name="gr1" draw:layer="layout" svg:width="0.424cm" svg:height="0.423cm" svg:x="12.696cm" svg:y="5.504cm" svg:viewBox="0 0 425 424" draw:points="0,424 0,0 425,0 425,424">
          <text:p/>
        </draw:polygon>
        <draw:polygon draw:style-name="gr1" draw:layer="layout" svg:width="0.424cm" svg:height="0.424cm" svg:x="12.696cm" svg:y="5.08cm" svg:viewBox="0 0 425 425" draw:points="0,425 0,0 425,0 425,425">
          <text:p/>
        </draw:polygon>
        <draw:polygon draw:style-name="gr1" draw:layer="layout" svg:width="0.424cm" svg:height="0.423cm" svg:x="12.696cm" svg:y="4.657cm" svg:viewBox="0 0 425 424" draw:points="0,424 0,0 425,0 425,424">
          <text:p/>
        </draw:polygon>
        <draw:polygon draw:style-name="gr1" draw:layer="layout" svg:width="0.424cm" svg:height="0.423cm" svg:x="12.696cm" svg:y="4.234cm" svg:viewBox="0 0 425 424" draw:points="0,424 0,0 425,0 425,424">
          <text:p/>
        </draw:polygon>
        <draw:polygon draw:style-name="gr1" draw:layer="layout" svg:width="0.424cm" svg:height="0.424cm" svg:x="12.696cm" svg:y="3.81cm" svg:viewBox="0 0 425 425" draw:points="0,425 0,0 425,0 425,425">
          <text:p/>
        </draw:polygon>
        <draw:polygon draw:style-name="gr1" draw:layer="layout" svg:width="0.424cm" svg:height="0.423cm" svg:x="12.696cm" svg:y="3.387cm" svg:viewBox="0 0 425 424" draw:points="0,424 0,0 425,0 425,424">
          <text:p/>
        </draw:polygon>
        <draw:polygon draw:style-name="gr1" draw:layer="layout" svg:width="0.424cm" svg:height="0.423cm" svg:x="12.696cm" svg:y="2.964cm" svg:viewBox="0 0 425 424" draw:points="0,424 0,0 425,0 425,424">
          <text:p/>
        </draw:polygon>
        <draw:polygon draw:style-name="gr1" draw:layer="layout" svg:width="0.424cm" svg:height="0.424cm" svg:x="12.696cm" svg:y="2.54cm" svg:viewBox="0 0 425 425" draw:points="0,425 0,0 425,0 425,425">
          <text:p/>
        </draw:polygon>
        <draw:polygon draw:style-name="gr1" draw:layer="layout" svg:width="0.424cm" svg:height="0.423cm" svg:x="12.696cm" svg:y="2.117cm" svg:viewBox="0 0 425 424" draw:points="0,424 0,0 425,0 425,424">
          <text:p/>
        </draw:polygon>
        <draw:polygon draw:style-name="gr1" draw:layer="layout" svg:width="0.424cm" svg:height="0.423cm" svg:x="12.696cm" svg:y="1.694cm" svg:viewBox="0 0 425 424" draw:points="0,424 0,0 425,0 425,424">
          <text:p/>
        </draw:polygon>
        <draw:polygon draw:style-name="gr1" draw:layer="layout" svg:width="0.424cm" svg:height="0.424cm" svg:x="12.696cm" svg:y="1.27cm" svg:viewBox="0 0 425 425" draw:points="0,425 0,0 425,0 425,425">
          <text:p/>
        </draw:polygon>
        <draw:polygon draw:style-name="gr1" draw:layer="layout" svg:width="0.424cm" svg:height="0.423cm" svg:x="12.696cm" svg:y="0.847cm" svg:viewBox="0 0 425 424" draw:points="0,424 0,0 425,0 425,424">
          <text:p/>
        </draw:polygon>
        <draw:polygon draw:style-name="gr1" draw:layer="layout" svg:width="0.424cm" svg:height="0.423cm" svg:x="12.696cm" svg:y="0.847cm" svg:viewBox="0 0 425 424" draw:points="0,424 0,0 425,0 425,424">
          <text:p/>
        </draw:polygon>
        <draw:polygon draw:style-name="gr1" draw:layer="layout" svg:width="0.424cm" svg:height="0.423cm" svg:x="12.696cm" svg:y="0.424cm" svg:viewBox="0 0 425 424" draw:points="0,424 0,0 425,0 425,424">
          <text:p/>
        </draw:polygon>
        <draw:polygon draw:style-name="gr1" draw:layer="layout" svg:width="0.424cm" svg:height="0.423cm" svg:x="12.696cm" svg:y="0.424cm" svg:viewBox="0 0 425 424" draw:points="0,424 0,0 425,0 425,424">
          <text:p/>
        </draw:polygon>
        <draw:polygon draw:style-name="gr1" draw:layer="layout" svg:width="0.424cm" svg:height="0.424cm" svg:x="12.696cm" svg:y="0cm" svg:viewBox="0 0 425 425" draw:points="0,425 0,0 425,0 425,425">
          <text:p/>
        </draw:polygon>
        <draw:polygon draw:style-name="gr1" draw:layer="layout" svg:width="0.424cm" svg:height="0.424cm" svg:x="12.696cm" svg:y="0cm" svg:viewBox="0 0 425 425" draw:points="0,425 0,0 425,0 425,425">
          <text:p/>
        </draw:polygon>
        <draw:polygon draw:style-name="gr1" draw:layer="layout" svg:width="0.423cm" svg:height="0.423cm" svg:x="13.12cm" svg:y="9.737cm" svg:viewBox="0 0 424 424" draw:points="0,424 0,0 424,0 424,424">
          <text:p/>
        </draw:polygon>
        <draw:polygon draw:style-name="gr1" draw:layer="layout" svg:width="0.423cm" svg:height="0.423cm" svg:x="13.12cm" svg:y="9.737cm" svg:viewBox="0 0 424 424" draw:points="0,424 0,0 424,0 424,424">
          <text:p/>
        </draw:polygon>
        <draw:polygon draw:style-name="gr1" draw:layer="layout" svg:width="0.423cm" svg:height="0.423cm" svg:x="13.12cm" svg:y="9.314cm" svg:viewBox="0 0 424 424" draw:points="0,424 0,0 424,0 424,424">
          <text:p/>
        </draw:polygon>
        <draw:polygon draw:style-name="gr1" draw:layer="layout" svg:width="0.423cm" svg:height="0.423cm" svg:x="13.12cm" svg:y="9.314cm" svg:viewBox="0 0 424 424" draw:points="0,424 0,0 424,0 424,424">
          <text:p/>
        </draw:polygon>
        <draw:polygon draw:style-name="gr1" draw:layer="layout" svg:width="0.423cm" svg:height="0.424cm" svg:x="13.12cm" svg:y="8.89cm" svg:viewBox="0 0 424 425" draw:points="0,425 0,0 424,0 424,425">
          <text:p/>
        </draw:polygon>
        <draw:polygon draw:style-name="gr1" draw:layer="layout" svg:width="0.423cm" svg:height="0.424cm" svg:x="13.12cm" svg:y="8.89cm" svg:viewBox="0 0 424 425" draw:points="0,425 0,0 424,0 424,425">
          <text:p/>
        </draw:polygon>
        <draw:polygon draw:style-name="gr1" draw:layer="layout" svg:width="0.423cm" svg:height="0.423cm" svg:x="13.12cm" svg:y="8.467cm" svg:viewBox="0 0 424 424" draw:points="0,424 0,0 424,0 424,424">
          <text:p/>
        </draw:polygon>
        <draw:polygon draw:style-name="gr1" draw:layer="layout" svg:width="0.423cm" svg:height="0.423cm" svg:x="13.12cm" svg:y="8.467cm" svg:viewBox="0 0 424 424" draw:points="0,424 0,0 424,0 424,424">
          <text:p/>
        </draw:polygon>
        <draw:polygon draw:style-name="gr1" draw:layer="layout" svg:width="0.423cm" svg:height="0.423cm" svg:x="13.12cm" svg:y="8.044cm" svg:viewBox="0 0 424 424" draw:points="0,424 0,0 424,0 424,424">
          <text:p/>
        </draw:polygon>
        <draw:polygon draw:style-name="gr1" draw:layer="layout" svg:width="0.423cm" svg:height="0.424cm" svg:x="13.12cm" svg:y="7.62cm" svg:viewBox="0 0 424 425" draw:points="0,425 0,0 424,0 424,425">
          <text:p/>
        </draw:polygon>
        <draw:polygon draw:style-name="gr1" draw:layer="layout" svg:width="0.423cm" svg:height="0.423cm" svg:x="13.12cm" svg:y="7.197cm" svg:viewBox="0 0 424 424" draw:points="0,424 0,0 424,0 424,424">
          <text:p/>
        </draw:polygon>
        <draw:polygon draw:style-name="gr1" draw:layer="layout" svg:width="0.423cm" svg:height="0.423cm" svg:x="13.12cm" svg:y="6.774cm" svg:viewBox="0 0 424 424" draw:points="0,424 0,0 424,0 424,424">
          <text:p/>
        </draw:polygon>
        <draw:polygon draw:style-name="gr1" draw:layer="layout" svg:width="0.423cm" svg:height="0.424cm" svg:x="13.12cm" svg:y="6.35cm" svg:viewBox="0 0 424 425" draw:points="0,425 0,0 424,0 424,425">
          <text:p/>
        </draw:polygon>
        <draw:polygon draw:style-name="gr1" draw:layer="layout" svg:width="0.423cm" svg:height="0.423cm" svg:x="13.12cm" svg:y="5.927cm" svg:viewBox="0 0 424 424" draw:points="0,424 0,0 424,0 424,424">
          <text:p/>
        </draw:polygon>
        <draw:polygon draw:style-name="gr1" draw:layer="layout" svg:width="0.423cm" svg:height="0.423cm" svg:x="13.12cm" svg:y="5.504cm" svg:viewBox="0 0 424 424" draw:points="0,424 0,0 424,0 424,424">
          <text:p/>
        </draw:polygon>
        <draw:polygon draw:style-name="gr1" draw:layer="layout" svg:width="0.423cm" svg:height="0.424cm" svg:x="13.12cm" svg:y="5.08cm" svg:viewBox="0 0 424 425" draw:points="0,425 0,0 424,0 424,425">
          <text:p/>
        </draw:polygon>
        <draw:polygon draw:style-name="gr1" draw:layer="layout" svg:width="0.423cm" svg:height="0.423cm" svg:x="13.12cm" svg:y="4.657cm" svg:viewBox="0 0 424 424" draw:points="0,424 0,0 424,0 424,424">
          <text:p/>
        </draw:polygon>
        <draw:polygon draw:style-name="gr1" draw:layer="layout" svg:width="0.423cm" svg:height="0.423cm" svg:x="13.12cm" svg:y="4.234cm" svg:viewBox="0 0 424 424" draw:points="0,424 0,0 424,0 424,424">
          <text:p/>
        </draw:polygon>
        <draw:polygon draw:style-name="gr1" draw:layer="layout" svg:width="0.423cm" svg:height="0.424cm" svg:x="13.12cm" svg:y="3.81cm" svg:viewBox="0 0 424 425" draw:points="0,425 0,0 424,0 424,425">
          <text:p/>
        </draw:polygon>
        <draw:polygon draw:style-name="gr1" draw:layer="layout" svg:width="0.423cm" svg:height="0.423cm" svg:x="13.12cm" svg:y="3.387cm" svg:viewBox="0 0 424 424" draw:points="0,424 0,0 424,0 424,424">
          <text:p/>
        </draw:polygon>
        <draw:polygon draw:style-name="gr1" draw:layer="layout" svg:width="0.423cm" svg:height="0.423cm" svg:x="13.12cm" svg:y="2.964cm" svg:viewBox="0 0 424 424" draw:points="0,424 0,0 424,0 424,424">
          <text:p/>
        </draw:polygon>
        <draw:polygon draw:style-name="gr1" draw:layer="layout" svg:width="0.423cm" svg:height="0.424cm" svg:x="13.12cm" svg:y="2.54cm" svg:viewBox="0 0 424 425" draw:points="0,425 0,0 424,0 424,425">
          <text:p/>
        </draw:polygon>
        <draw:polygon draw:style-name="gr1" draw:layer="layout" svg:width="0.423cm" svg:height="0.423cm" svg:x="13.12cm" svg:y="2.117cm" svg:viewBox="0 0 424 424" draw:points="0,424 0,0 424,0 424,424">
          <text:p/>
        </draw:polygon>
        <draw:polygon draw:style-name="gr1" draw:layer="layout" svg:width="0.423cm" svg:height="0.423cm" svg:x="13.12cm" svg:y="1.694cm" svg:viewBox="0 0 424 424" draw:points="0,424 0,0 424,0 424,424">
          <text:p/>
        </draw:polygon>
        <draw:polygon draw:style-name="gr1" draw:layer="layout" svg:width="0.423cm" svg:height="0.424cm" svg:x="13.12cm" svg:y="1.27cm" svg:viewBox="0 0 424 425" draw:points="0,425 0,0 424,0 424,425">
          <text:p/>
        </draw:polygon>
        <draw:polygon draw:style-name="gr1" draw:layer="layout" svg:width="0.423cm" svg:height="0.423cm" svg:x="13.12cm" svg:y="0.847cm" svg:viewBox="0 0 424 424" draw:points="0,424 0,0 424,0 424,424">
          <text:p/>
        </draw:polygon>
        <draw:polygon draw:style-name="gr1" draw:layer="layout" svg:width="0.423cm" svg:height="0.423cm" svg:x="13.12cm" svg:y="0.847cm" svg:viewBox="0 0 424 424" draw:points="0,424 0,0 424,0 424,424">
          <text:p/>
        </draw:polygon>
        <draw:polygon draw:style-name="gr1" draw:layer="layout" svg:width="0.423cm" svg:height="0.423cm" svg:x="13.12cm" svg:y="0.424cm" svg:viewBox="0 0 424 424" draw:points="0,424 0,0 424,0 424,424">
          <text:p/>
        </draw:polygon>
        <draw:polygon draw:style-name="gr1" draw:layer="layout" svg:width="0.423cm" svg:height="0.423cm" svg:x="13.12cm" svg:y="0.424cm" svg:viewBox="0 0 424 424" draw:points="0,424 0,0 424,0 424,424">
          <text:p/>
        </draw:polygon>
        <draw:polygon draw:style-name="gr1" draw:layer="layout" svg:width="0.423cm" svg:height="0.424cm" svg:x="13.12cm" svg:y="0cm" svg:viewBox="0 0 424 425" draw:points="0,425 0,0 424,0 424,425">
          <text:p/>
        </draw:polygon>
        <draw:polygon draw:style-name="gr1" draw:layer="layout" svg:width="0.423cm" svg:height="0.424cm" svg:x="13.12cm" svg:y="0cm" svg:viewBox="0 0 424 425" draw:points="0,425 0,0 424,0 424,425">
          <text:p/>
        </draw:polygon>
        <draw:polygon draw:style-name="gr1" draw:layer="layout" svg:width="0.423cm" svg:height="0.423cm" svg:x="13.543cm" svg:y="9.737cm" svg:viewBox="0 0 424 424" draw:points="0,424 0,0 424,0 424,424">
          <text:p/>
        </draw:polygon>
        <draw:polygon draw:style-name="gr1" draw:layer="layout" svg:width="0.423cm" svg:height="0.423cm" svg:x="13.543cm" svg:y="9.737cm" svg:viewBox="0 0 424 424" draw:points="0,424 0,0 424,0 424,424">
          <text:p/>
        </draw:polygon>
        <draw:polygon draw:style-name="gr1" draw:layer="layout" svg:width="0.423cm" svg:height="0.423cm" svg:x="13.543cm" svg:y="9.314cm" svg:viewBox="0 0 424 424" draw:points="0,424 0,0 424,0 424,424">
          <text:p/>
        </draw:polygon>
        <draw:polygon draw:style-name="gr1" draw:layer="layout" svg:width="0.423cm" svg:height="0.423cm" svg:x="13.543cm" svg:y="9.314cm" svg:viewBox="0 0 424 424" draw:points="0,424 0,0 424,0 424,424">
          <text:p/>
        </draw:polygon>
        <draw:polygon draw:style-name="gr1" draw:layer="layout" svg:width="0.423cm" svg:height="0.424cm" svg:x="13.543cm" svg:y="8.89cm" svg:viewBox="0 0 424 425" draw:points="0,425 0,0 424,0 424,425">
          <text:p/>
        </draw:polygon>
        <draw:polygon draw:style-name="gr1" draw:layer="layout" svg:width="0.423cm" svg:height="0.424cm" svg:x="13.543cm" svg:y="8.89cm" svg:viewBox="0 0 424 425" draw:points="0,425 0,0 424,0 424,425">
          <text:p/>
        </draw:polygon>
        <draw:polygon draw:style-name="gr1" draw:layer="layout" svg:width="0.423cm" svg:height="0.423cm" svg:x="13.543cm" svg:y="8.467cm" svg:viewBox="0 0 424 424" draw:points="0,424 0,0 424,0 424,424">
          <text:p/>
        </draw:polygon>
        <draw:polygon draw:style-name="gr1" draw:layer="layout" svg:width="0.423cm" svg:height="0.423cm" svg:x="13.543cm" svg:y="8.044cm" svg:viewBox="0 0 424 424" draw:points="0,424 0,0 424,0 424,424">
          <text:p/>
        </draw:polygon>
        <draw:polygon draw:style-name="gr1" draw:layer="layout" svg:width="0.423cm" svg:height="0.424cm" svg:x="13.543cm" svg:y="7.62cm" svg:viewBox="0 0 424 425" draw:points="0,425 0,0 424,0 424,425">
          <text:p/>
        </draw:polygon>
        <draw:polygon draw:style-name="gr1" draw:layer="layout" svg:width="0.423cm" svg:height="0.423cm" svg:x="13.543cm" svg:y="7.197cm" svg:viewBox="0 0 424 424" draw:points="0,424 0,0 424,0 424,424">
          <text:p/>
        </draw:polygon>
        <draw:polygon draw:style-name="gr1" draw:layer="layout" svg:width="0.423cm" svg:height="0.423cm" svg:x="13.543cm" svg:y="6.774cm" svg:viewBox="0 0 424 424" draw:points="0,424 0,0 424,0 424,424">
          <text:p/>
        </draw:polygon>
        <draw:polygon draw:style-name="gr1" draw:layer="layout" svg:width="0.423cm" svg:height="0.424cm" svg:x="13.543cm" svg:y="6.35cm" svg:viewBox="0 0 424 425" draw:points="0,425 0,0 424,0 424,425">
          <text:p/>
        </draw:polygon>
        <draw:polygon draw:style-name="gr1" draw:layer="layout" svg:width="0.423cm" svg:height="0.423cm" svg:x="13.543cm" svg:y="5.927cm" svg:viewBox="0 0 424 424" draw:points="0,424 0,0 424,0 424,424">
          <text:p/>
        </draw:polygon>
        <draw:polygon draw:style-name="gr1" draw:layer="layout" svg:width="0.423cm" svg:height="0.423cm" svg:x="13.543cm" svg:y="5.504cm" svg:viewBox="0 0 424 424" draw:points="0,424 0,0 424,0 424,424">
          <text:p/>
        </draw:polygon>
        <draw:polygon draw:style-name="gr1" draw:layer="layout" svg:width="0.423cm" svg:height="0.424cm" svg:x="13.543cm" svg:y="5.08cm" svg:viewBox="0 0 424 425" draw:points="0,425 0,0 424,0 424,425">
          <text:p/>
        </draw:polygon>
        <draw:polygon draw:style-name="gr1" draw:layer="layout" svg:width="0.423cm" svg:height="0.423cm" svg:x="13.543cm" svg:y="4.657cm" svg:viewBox="0 0 424 424" draw:points="0,424 0,0 424,0 424,424">
          <text:p/>
        </draw:polygon>
        <draw:polygon draw:style-name="gr1" draw:layer="layout" svg:width="0.423cm" svg:height="0.423cm" svg:x="13.543cm" svg:y="4.234cm" svg:viewBox="0 0 424 424" draw:points="0,424 0,0 424,0 424,424">
          <text:p/>
        </draw:polygon>
        <draw:polygon draw:style-name="gr1" draw:layer="layout" svg:width="0.423cm" svg:height="0.424cm" svg:x="13.543cm" svg:y="3.81cm" svg:viewBox="0 0 424 425" draw:points="0,425 0,0 424,0 424,425">
          <text:p/>
        </draw:polygon>
        <draw:polygon draw:style-name="gr1" draw:layer="layout" svg:width="0.423cm" svg:height="0.423cm" svg:x="13.543cm" svg:y="3.387cm" svg:viewBox="0 0 424 424" draw:points="0,424 0,0 424,0 424,424">
          <text:p/>
        </draw:polygon>
        <draw:polygon draw:style-name="gr1" draw:layer="layout" svg:width="0.423cm" svg:height="0.423cm" svg:x="13.543cm" svg:y="2.964cm" svg:viewBox="0 0 424 424" draw:points="0,424 0,0 424,0 424,424">
          <text:p/>
        </draw:polygon>
        <draw:polygon draw:style-name="gr1" draw:layer="layout" svg:width="0.423cm" svg:height="0.424cm" svg:x="13.543cm" svg:y="2.54cm" svg:viewBox="0 0 424 425" draw:points="0,425 0,0 424,0 424,425">
          <text:p/>
        </draw:polygon>
        <draw:polygon draw:style-name="gr1" draw:layer="layout" svg:width="0.423cm" svg:height="0.423cm" svg:x="13.543cm" svg:y="2.117cm" svg:viewBox="0 0 424 424" draw:points="0,424 0,0 424,0 424,424">
          <text:p/>
        </draw:polygon>
        <draw:polygon draw:style-name="gr1" draw:layer="layout" svg:width="0.423cm" svg:height="0.423cm" svg:x="13.543cm" svg:y="1.694cm" svg:viewBox="0 0 424 424" draw:points="0,424 0,0 424,0 424,424">
          <text:p/>
        </draw:polygon>
        <draw:polygon draw:style-name="gr1" draw:layer="layout" svg:width="0.423cm" svg:height="0.424cm" svg:x="13.543cm" svg:y="1.27cm" svg:viewBox="0 0 424 425" draw:points="0,425 0,0 424,0 424,425">
          <text:p/>
        </draw:polygon>
        <draw:polygon draw:style-name="gr1" draw:layer="layout" svg:width="0.424cm" svg:height="0.424cm" svg:x="11.426cm" svg:y="6.35cm" svg:viewBox="0 0 425 425" draw:points="0,425 0,0 425,0 425,425">
          <text:p/>
        </draw:polygon>
        <draw:polygon draw:style-name="gr1" draw:layer="layout" svg:width="0.424cm" svg:height="0.423cm" svg:x="11.426cm" svg:y="5.927cm" svg:viewBox="0 0 425 424" draw:points="0,424 0,0 425,0 425,424">
          <text:p/>
        </draw:polygon>
        <draw:polygon draw:style-name="gr1" draw:layer="layout" svg:width="0.424cm" svg:height="0.423cm" svg:x="11.426cm" svg:y="5.504cm" svg:viewBox="0 0 425 424" draw:points="0,424 0,0 425,0 425,424">
          <text:p/>
        </draw:polygon>
        <draw:polygon draw:style-name="gr1" draw:layer="layout" svg:width="0.424cm" svg:height="0.424cm" svg:x="11.426cm" svg:y="5.08cm" svg:viewBox="0 0 425 425" draw:points="0,425 0,0 425,0 425,425">
          <text:p/>
        </draw:polygon>
        <draw:polygon draw:style-name="gr1" draw:layer="layout" svg:width="0.424cm" svg:height="0.423cm" svg:x="11.426cm" svg:y="4.657cm" svg:viewBox="0 0 425 424" draw:points="0,424 0,0 425,0 425,424">
          <text:p/>
        </draw:polygon>
        <draw:polygon draw:style-name="gr1" draw:layer="layout" svg:width="0.424cm" svg:height="0.423cm" svg:x="11.426cm" svg:y="4.234cm" svg:viewBox="0 0 425 424" draw:points="0,424 0,0 425,0 425,424">
          <text:p/>
        </draw:polygon>
        <draw:polygon draw:style-name="gr1" draw:layer="layout" svg:width="0.424cm" svg:height="0.424cm" svg:x="11.426cm" svg:y="3.81cm" svg:viewBox="0 0 425 425" draw:points="0,425 0,0 425,0 425,425">
          <text:p/>
        </draw:polygon>
        <draw:polygon draw:style-name="gr1" draw:layer="layout" svg:width="0.424cm" svg:height="0.423cm" svg:x="11.426cm" svg:y="3.387cm" svg:viewBox="0 0 425 424" draw:points="0,424 0,0 425,0 425,424">
          <text:p/>
        </draw:polygon>
        <draw:polygon draw:style-name="gr1" draw:layer="layout" svg:width="0.424cm" svg:height="0.423cm" svg:x="11.426cm" svg:y="2.964cm" svg:viewBox="0 0 425 424" draw:points="0,424 0,0 425,0 425,424">
          <text:p/>
        </draw:polygon>
        <draw:polygon draw:style-name="gr1" draw:layer="layout" svg:width="0.423cm" svg:height="0.423cm" svg:x="11.85cm" svg:y="7.197cm" svg:viewBox="0 0 424 424" draw:points="0,424 0,0 424,0 424,424">
          <text:p/>
        </draw:polygon>
        <draw:polygon draw:style-name="gr1" draw:layer="layout" svg:width="0.423cm" svg:height="0.423cm" svg:x="11.85cm" svg:y="6.774cm" svg:viewBox="0 0 424 424" draw:points="0,424 0,0 424,0 424,424">
          <text:p/>
        </draw:polygon>
        <draw:polygon draw:style-name="gr1" draw:layer="layout" svg:width="0.423cm" svg:height="0.424cm" svg:x="11.85cm" svg:y="6.35cm" svg:viewBox="0 0 424 425" draw:points="0,425 0,0 424,0 424,425">
          <text:p/>
        </draw:polygon>
        <draw:polygon draw:style-name="gr1" draw:layer="layout" svg:width="0.423cm" svg:height="0.423cm" svg:x="11.85cm" svg:y="5.927cm" svg:viewBox="0 0 424 424" draw:points="0,424 0,0 424,0 424,424">
          <text:p/>
        </draw:polygon>
        <draw:polygon draw:style-name="gr1" draw:layer="layout" svg:width="0.423cm" svg:height="0.423cm" svg:x="11.85cm" svg:y="5.504cm" svg:viewBox="0 0 424 424" draw:points="0,424 0,0 424,0 424,424">
          <text:p/>
        </draw:polygon>
        <draw:polygon draw:style-name="gr1" draw:layer="layout" svg:width="0.423cm" svg:height="0.424cm" svg:x="11.85cm" svg:y="5.08cm" svg:viewBox="0 0 424 425" draw:points="0,425 0,0 424,0 424,425">
          <text:p/>
        </draw:polygon>
        <draw:polygon draw:style-name="gr1" draw:layer="layout" svg:width="0.423cm" svg:height="0.423cm" svg:x="11.85cm" svg:y="4.657cm" svg:viewBox="0 0 424 424" draw:points="0,424 0,0 424,0 424,424">
          <text:p/>
        </draw:polygon>
        <draw:polygon draw:style-name="gr1" draw:layer="layout" svg:width="0.423cm" svg:height="0.423cm" svg:x="11.85cm" svg:y="4.234cm" svg:viewBox="0 0 424 424" draw:points="0,424 0,0 424,0 424,424">
          <text:p/>
        </draw:polygon>
        <draw:polygon draw:style-name="gr1" draw:layer="layout" svg:width="0.423cm" svg:height="0.424cm" svg:x="11.85cm" svg:y="3.81cm" svg:viewBox="0 0 424 425" draw:points="0,425 0,0 424,0 424,425">
          <text:p/>
        </draw:polygon>
        <draw:polygon draw:style-name="gr1" draw:layer="layout" svg:width="0.423cm" svg:height="0.423cm" svg:x="11.85cm" svg:y="3.387cm" svg:viewBox="0 0 424 424" draw:points="0,424 0,0 424,0 424,424">
          <text:p/>
        </draw:polygon>
        <draw:polygon draw:style-name="gr1" draw:layer="layout" svg:width="0.423cm" svg:height="0.423cm" svg:x="11.85cm" svg:y="2.964cm" svg:viewBox="0 0 424 424" draw:points="0,424 0,0 424,0 424,424">
          <text:p/>
        </draw:polygon>
        <draw:polygon draw:style-name="gr1" draw:layer="layout" svg:width="0.423cm" svg:height="0.424cm" svg:x="11.85cm" svg:y="2.54cm" svg:viewBox="0 0 424 425" draw:points="0,425 0,0 424,0 424,425">
          <text:p/>
        </draw:polygon>
        <draw:polygon draw:style-name="gr1" draw:layer="layout" svg:width="0.423cm" svg:height="0.423cm" svg:x="11.85cm" svg:y="2.117cm" svg:viewBox="0 0 424 424" draw:points="0,424 0,0 424,0 424,424">
          <text:p/>
        </draw:polygon>
        <draw:polygon draw:style-name="gr1" draw:layer="layout" svg:width="0.423cm" svg:height="0.424cm" svg:x="12.273cm" svg:y="7.62cm" svg:viewBox="0 0 424 425" draw:points="0,425 0,0 424,0 424,425">
          <text:p/>
        </draw:polygon>
        <draw:polygon draw:style-name="gr1" draw:layer="layout" svg:width="0.423cm" svg:height="0.423cm" svg:x="12.273cm" svg:y="7.197cm" svg:viewBox="0 0 424 424" draw:points="0,424 0,0 424,0 424,424">
          <text:p/>
        </draw:polygon>
        <draw:polygon draw:style-name="gr1" draw:layer="layout" svg:width="0.423cm" svg:height="0.423cm" svg:x="12.273cm" svg:y="6.774cm" svg:viewBox="0 0 424 424" draw:points="0,424 0,0 424,0 424,424">
          <text:p/>
        </draw:polygon>
        <draw:polygon draw:style-name="gr1" draw:layer="layout" svg:width="0.423cm" svg:height="0.424cm" svg:x="12.273cm" svg:y="6.35cm" svg:viewBox="0 0 424 425" draw:points="0,425 0,0 424,0 424,425">
          <text:p/>
        </draw:polygon>
        <draw:polygon draw:style-name="gr1" draw:layer="layout" svg:width="0.423cm" svg:height="0.423cm" svg:x="12.273cm" svg:y="5.927cm" svg:viewBox="0 0 424 424" draw:points="0,424 0,0 424,0 424,424">
          <text:p/>
        </draw:polygon>
        <draw:polygon draw:style-name="gr1" draw:layer="layout" svg:width="0.423cm" svg:height="0.423cm" svg:x="12.273cm" svg:y="5.504cm" svg:viewBox="0 0 424 424" draw:points="0,424 0,0 424,0 424,424">
          <text:p/>
        </draw:polygon>
        <draw:polygon draw:style-name="gr1" draw:layer="layout" svg:width="0.423cm" svg:height="0.424cm" svg:x="12.273cm" svg:y="5.08cm" svg:viewBox="0 0 424 425" draw:points="0,425 0,0 424,0 424,425">
          <text:p/>
        </draw:polygon>
        <draw:polygon draw:style-name="gr1" draw:layer="layout" svg:width="0.423cm" svg:height="0.423cm" svg:x="12.273cm" svg:y="4.657cm" svg:viewBox="0 0 424 424" draw:points="0,424 0,0 424,0 424,424">
          <text:p/>
        </draw:polygon>
        <draw:polygon draw:style-name="gr1" draw:layer="layout" svg:width="0.423cm" svg:height="0.423cm" svg:x="12.273cm" svg:y="4.234cm" svg:viewBox="0 0 424 424" draw:points="0,424 0,0 424,0 424,424">
          <text:p/>
        </draw:polygon>
        <draw:polygon draw:style-name="gr1" draw:layer="layout" svg:width="0.423cm" svg:height="0.424cm" svg:x="12.273cm" svg:y="3.81cm" svg:viewBox="0 0 424 425" draw:points="0,425 0,0 424,0 424,425">
          <text:p/>
        </draw:polygon>
        <draw:polygon draw:style-name="gr1" draw:layer="layout" svg:width="0.423cm" svg:height="0.423cm" svg:x="12.273cm" svg:y="3.387cm" svg:viewBox="0 0 424 424" draw:points="0,424 0,0 424,0 424,424">
          <text:p/>
        </draw:polygon>
        <draw:polygon draw:style-name="gr1" draw:layer="layout" svg:width="0.423cm" svg:height="0.423cm" svg:x="12.273cm" svg:y="2.964cm" svg:viewBox="0 0 424 424" draw:points="0,424 0,0 424,0 424,424">
          <text:p/>
        </draw:polygon>
        <draw:polygon draw:style-name="gr1" draw:layer="layout" svg:width="0.423cm" svg:height="0.424cm" svg:x="12.273cm" svg:y="2.54cm" svg:viewBox="0 0 424 425" draw:points="0,425 0,0 424,0 424,425">
          <text:p/>
        </draw:polygon>
        <draw:polygon draw:style-name="gr1" draw:layer="layout" svg:width="0.423cm" svg:height="0.423cm" svg:x="12.273cm" svg:y="2.117cm" svg:viewBox="0 0 424 424" draw:points="0,424 0,0 424,0 424,424">
          <text:p/>
        </draw:polygon>
        <draw:polygon draw:style-name="gr1" draw:layer="layout" svg:width="0.423cm" svg:height="0.423cm" svg:x="12.273cm" svg:y="1.694cm" svg:viewBox="0 0 424 424" draw:points="0,424 0,0 424,0 424,424">
          <text:p/>
        </draw:polygon>
        <draw:polygon draw:style-name="gr3" draw:layer="layout" svg:width="0.424cm" svg:height="0.424cm" svg:x="12.696cm" svg:y="7.62cm" svg:viewBox="0 0 425 425" draw:points="0,425 0,0 425,0 425,425">
          <text:p/>
        </draw:polygon>
        <draw:polygon draw:style-name="gr1" draw:layer="layout" svg:width="0.424cm" svg:height="0.423cm" svg:x="12.696cm" svg:y="7.197cm" svg:viewBox="0 0 425 424" draw:points="0,424 0,0 425,0 425,424">
          <text:p/>
        </draw:polygon>
        <draw:polygon draw:style-name="gr1" draw:layer="layout" svg:width="0.424cm" svg:height="0.423cm" svg:x="12.696cm" svg:y="6.774cm" svg:viewBox="0 0 425 424" draw:points="0,424 0,0 425,0 425,424">
          <text:p/>
        </draw:polygon>
        <draw:polygon draw:style-name="gr1" draw:layer="layout" svg:width="0.424cm" svg:height="0.424cm" svg:x="12.696cm" svg:y="6.35cm" svg:viewBox="0 0 425 425" draw:points="0,425 0,0 425,0 425,425">
          <text:p/>
        </draw:polygon>
        <draw:polygon draw:style-name="gr1" draw:layer="layout" svg:width="0.424cm" svg:height="0.423cm" svg:x="12.696cm" svg:y="5.927cm" svg:viewBox="0 0 425 424" draw:points="0,424 0,0 425,0 425,424">
          <text:p/>
        </draw:polygon>
        <draw:polygon draw:style-name="gr1" draw:layer="layout" svg:width="0.424cm" svg:height="0.423cm" svg:x="12.696cm" svg:y="5.504cm" svg:viewBox="0 0 425 424" draw:points="0,424 0,0 425,0 425,424">
          <text:p/>
        </draw:polygon>
        <draw:polygon draw:style-name="gr1" draw:layer="layout" svg:width="0.424cm" svg:height="0.424cm" svg:x="12.696cm" svg:y="5.08cm" svg:viewBox="0 0 425 425" draw:points="0,425 0,0 425,0 425,425">
          <text:p/>
        </draw:polygon>
        <draw:polygon draw:style-name="gr1" draw:layer="layout" svg:width="0.424cm" svg:height="0.423cm" svg:x="12.696cm" svg:y="4.657cm" svg:viewBox="0 0 425 424" draw:points="0,424 0,0 425,0 425,424">
          <text:p/>
        </draw:polygon>
        <draw:polygon draw:style-name="gr1" draw:layer="layout" svg:width="0.424cm" svg:height="0.423cm" svg:x="12.696cm" svg:y="4.234cm" svg:viewBox="0 0 425 424" draw:points="0,424 0,0 425,0 425,424">
          <text:p/>
        </draw:polygon>
        <draw:polygon draw:style-name="gr1" draw:layer="layout" svg:width="0.424cm" svg:height="0.424cm" svg:x="12.696cm" svg:y="3.81cm" svg:viewBox="0 0 425 425" draw:points="0,425 0,0 425,0 425,425">
          <text:p/>
        </draw:polygon>
        <draw:polygon draw:style-name="gr1" draw:layer="layout" svg:width="0.424cm" svg:height="0.423cm" svg:x="12.696cm" svg:y="3.387cm" svg:viewBox="0 0 425 424" draw:points="0,424 0,0 425,0 425,424">
          <text:p/>
        </draw:polygon>
        <draw:polygon draw:style-name="gr1" draw:layer="layout" svg:width="0.424cm" svg:height="0.423cm" svg:x="12.696cm" svg:y="2.964cm" svg:viewBox="0 0 425 424" draw:points="0,424 0,0 425,0 425,424">
          <text:p/>
        </draw:polygon>
        <draw:polygon draw:style-name="gr1" draw:layer="layout" svg:width="0.424cm" svg:height="0.424cm" svg:x="12.696cm" svg:y="2.54cm" svg:viewBox="0 0 425 425" draw:points="0,425 0,0 425,0 425,425">
          <text:p/>
        </draw:polygon>
        <draw:polygon draw:style-name="gr1" draw:layer="layout" svg:width="0.424cm" svg:height="0.423cm" svg:x="12.696cm" svg:y="2.117cm" svg:viewBox="0 0 425 424" draw:points="0,424 0,0 425,0 425,424">
          <text:p/>
        </draw:polygon>
        <draw:polygon draw:style-name="gr1" draw:layer="layout" svg:width="0.424cm" svg:height="0.423cm" svg:x="12.696cm" svg:y="1.694cm" svg:viewBox="0 0 425 424" draw:points="0,424 0,0 425,0 425,424">
          <text:p/>
        </draw:polygon>
        <draw:polygon draw:style-name="gr1" draw:layer="layout" svg:width="0.424cm" svg:height="0.424cm" svg:x="12.696cm" svg:y="1.27cm" svg:viewBox="0 0 425 425" draw:points="0,425 0,0 425,0 425,425">
          <text:p/>
        </draw:polygon>
        <draw:polygon draw:style-name="gr1" draw:layer="layout" svg:width="0.423cm" svg:height="0.423cm" svg:x="13.12cm" svg:y="8.044cm" svg:viewBox="0 0 424 424" draw:points="0,424 0,0 424,0 424,424">
          <text:p/>
        </draw:polygon>
        <draw:polygon draw:style-name="gr1" draw:layer="layout" svg:width="0.423cm" svg:height="0.424cm" svg:x="13.12cm" svg:y="7.62cm" svg:viewBox="0 0 424 425" draw:points="0,425 0,0 424,0 424,425">
          <text:p/>
        </draw:polygon>
        <draw:polygon draw:style-name="gr1" draw:layer="layout" svg:width="0.423cm" svg:height="0.423cm" svg:x="13.12cm" svg:y="7.197cm" svg:viewBox="0 0 424 424" draw:points="0,424 0,0 424,0 424,424">
          <text:p/>
        </draw:polygon>
        <draw:polygon draw:style-name="gr1" draw:layer="layout" svg:width="0.423cm" svg:height="0.423cm" svg:x="13.12cm" svg:y="6.774cm" svg:viewBox="0 0 424 424" draw:points="0,424 0,0 424,0 424,424">
          <text:p/>
        </draw:polygon>
        <draw:polygon draw:style-name="gr1" draw:layer="layout" svg:width="0.423cm" svg:height="0.424cm" svg:x="13.12cm" svg:y="6.35cm" svg:viewBox="0 0 424 425" draw:points="0,425 0,0 424,0 424,425">
          <text:p/>
        </draw:polygon>
        <draw:polygon draw:style-name="gr1" draw:layer="layout" svg:width="0.423cm" svg:height="0.423cm" svg:x="13.12cm" svg:y="5.927cm" svg:viewBox="0 0 424 424" draw:points="0,424 0,0 424,0 424,424">
          <text:p/>
        </draw:polygon>
        <draw:polygon draw:style-name="gr1" draw:layer="layout" svg:width="0.423cm" svg:height="0.423cm" svg:x="13.12cm" svg:y="5.504cm" svg:viewBox="0 0 424 424" draw:points="0,424 0,0 424,0 424,424">
          <text:p/>
        </draw:polygon>
        <draw:polygon draw:style-name="gr1" draw:layer="layout" svg:width="0.423cm" svg:height="0.424cm" svg:x="13.12cm" svg:y="5.08cm" svg:viewBox="0 0 424 425" draw:points="0,425 0,0 424,0 424,425">
          <text:p/>
        </draw:polygon>
        <draw:polygon draw:style-name="gr1" draw:layer="layout" svg:width="0.423cm" svg:height="0.423cm" svg:x="13.12cm" svg:y="4.657cm" svg:viewBox="0 0 424 424" draw:points="0,424 0,0 424,0 424,424">
          <text:p/>
        </draw:polygon>
        <draw:polygon draw:style-name="gr1" draw:layer="layout" svg:width="0.423cm" svg:height="0.423cm" svg:x="13.12cm" svg:y="4.234cm" svg:viewBox="0 0 424 424" draw:points="0,424 0,0 424,0 424,424">
          <text:p/>
        </draw:polygon>
        <draw:polygon draw:style-name="gr1" draw:layer="layout" svg:width="0.423cm" svg:height="0.424cm" svg:x="13.12cm" svg:y="3.81cm" svg:viewBox="0 0 424 425" draw:points="0,425 0,0 424,0 424,425">
          <text:p/>
        </draw:polygon>
        <draw:polygon draw:style-name="gr1" draw:layer="layout" svg:width="0.423cm" svg:height="0.423cm" svg:x="13.12cm" svg:y="3.387cm" svg:viewBox="0 0 424 424" draw:points="0,424 0,0 424,0 424,424">
          <text:p/>
        </draw:polygon>
        <draw:polygon draw:style-name="gr1" draw:layer="layout" svg:width="0.423cm" svg:height="0.423cm" svg:x="13.12cm" svg:y="2.964cm" svg:viewBox="0 0 424 424" draw:points="0,424 0,0 424,0 424,424">
          <text:p/>
        </draw:polygon>
        <draw:polygon draw:style-name="gr1" draw:layer="layout" svg:width="0.423cm" svg:height="0.424cm" svg:x="13.12cm" svg:y="2.54cm" svg:viewBox="0 0 424 425" draw:points="0,425 0,0 424,0 424,425">
          <text:p/>
        </draw:polygon>
        <draw:polygon draw:style-name="gr1" draw:layer="layout" svg:width="0.423cm" svg:height="0.423cm" svg:x="13.12cm" svg:y="2.117cm" svg:viewBox="0 0 424 424" draw:points="0,424 0,0 424,0 424,424">
          <text:p/>
        </draw:polygon>
        <draw:polygon draw:style-name="gr1" draw:layer="layout" svg:width="0.423cm" svg:height="0.423cm" svg:x="13.12cm" svg:y="1.694cm" svg:viewBox="0 0 424 424" draw:points="0,424 0,0 424,0 424,424">
          <text:p/>
        </draw:polygon>
        <draw:polygon draw:style-name="gr1" draw:layer="layout" svg:width="0.423cm" svg:height="0.424cm" svg:x="13.12cm" svg:y="1.27cm" svg:viewBox="0 0 424 425" draw:points="0,425 0,0 424,0 424,425">
          <text:p/>
        </draw:polygon>
        <draw:polygon draw:style-name="gr1" draw:layer="layout" svg:width="0.423cm" svg:height="0.423cm" svg:x="13.543cm" svg:y="8.467cm" svg:viewBox="0 0 424 424" draw:points="0,424 0,0 424,0 424,424">
          <text:p/>
        </draw:polygon>
        <draw:polygon draw:style-name="gr1" draw:layer="layout" svg:width="0.423cm" svg:height="0.423cm" svg:x="13.543cm" svg:y="8.044cm" svg:viewBox="0 0 424 424" draw:points="0,424 0,0 424,0 424,424">
          <text:p/>
        </draw:polygon>
        <draw:polygon draw:style-name="gr1" draw:layer="layout" svg:width="0.423cm" svg:height="0.424cm" svg:x="13.543cm" svg:y="7.62cm" svg:viewBox="0 0 424 425" draw:points="0,425 0,0 424,0 424,425">
          <text:p/>
        </draw:polygon>
        <draw:polygon draw:style-name="gr1" draw:layer="layout" svg:width="0.423cm" svg:height="0.423cm" svg:x="13.543cm" svg:y="7.197cm" svg:viewBox="0 0 424 424" draw:points="0,424 0,0 424,0 424,424">
          <text:p/>
        </draw:polygon>
        <draw:polygon draw:style-name="gr1" draw:layer="layout" svg:width="0.423cm" svg:height="0.423cm" svg:x="13.543cm" svg:y="6.774cm" svg:viewBox="0 0 424 424" draw:points="0,424 0,0 424,0 424,424">
          <text:p/>
        </draw:polygon>
        <draw:polygon draw:style-name="gr1" draw:layer="layout" svg:width="0.423cm" svg:height="0.424cm" svg:x="13.543cm" svg:y="6.35cm" svg:viewBox="0 0 424 425" draw:points="0,425 0,0 424,0 424,425">
          <text:p/>
        </draw:polygon>
        <draw:polygon draw:style-name="gr1" draw:layer="layout" svg:width="0.423cm" svg:height="0.423cm" svg:x="13.543cm" svg:y="5.927cm" svg:viewBox="0 0 424 424" draw:points="0,424 0,0 424,0 424,424">
          <text:p/>
        </draw:polygon>
        <draw:polygon draw:style-name="gr1" draw:layer="layout" svg:width="0.423cm" svg:height="0.423cm" svg:x="13.543cm" svg:y="5.504cm" svg:viewBox="0 0 424 424" draw:points="0,424 0,0 424,0 424,424">
          <text:p/>
        </draw:polygon>
        <draw:polygon draw:style-name="gr1" draw:layer="layout" svg:width="0.423cm" svg:height="0.424cm" svg:x="13.543cm" svg:y="5.08cm" svg:viewBox="0 0 424 425" draw:points="0,425 0,0 424,0 424,425">
          <text:p/>
        </draw:polygon>
        <draw:polygon draw:style-name="gr1" draw:layer="layout" svg:width="0.423cm" svg:height="0.423cm" svg:x="13.543cm" svg:y="4.657cm" svg:viewBox="0 0 424 424" draw:points="0,424 0,0 424,0 424,424">
          <text:p/>
        </draw:polygon>
        <draw:polygon draw:style-name="gr1" draw:layer="layout" svg:width="0.423cm" svg:height="0.423cm" svg:x="13.543cm" svg:y="4.234cm" svg:viewBox="0 0 424 424" draw:points="0,424 0,0 424,0 424,424">
          <text:p/>
        </draw:polygon>
        <draw:polygon draw:style-name="gr1" draw:layer="layout" svg:width="0.423cm" svg:height="0.424cm" svg:x="13.543cm" svg:y="3.81cm" svg:viewBox="0 0 424 425" draw:points="0,425 0,0 424,0 424,425">
          <text:p/>
        </draw:polygon>
        <draw:polygon draw:style-name="gr1" draw:layer="layout" svg:width="0.423cm" svg:height="0.423cm" svg:x="13.543cm" svg:y="3.387cm" svg:viewBox="0 0 424 424" draw:points="0,424 0,0 424,0 424,424">
          <text:p/>
        </draw:polygon>
        <draw:polygon draw:style-name="gr1" draw:layer="layout" svg:width="0.423cm" svg:height="0.423cm" svg:x="13.543cm" svg:y="2.964cm" svg:viewBox="0 0 424 424" draw:points="0,424 0,0 424,0 424,424">
          <text:p/>
        </draw:polygon>
        <draw:polygon draw:style-name="gr1" draw:layer="layout" svg:width="0.423cm" svg:height="0.424cm" svg:x="13.543cm" svg:y="2.54cm" svg:viewBox="0 0 424 425" draw:points="0,425 0,0 424,0 424,425">
          <text:p/>
        </draw:polygon>
        <draw:polygon draw:style-name="gr1" draw:layer="layout" svg:width="0.423cm" svg:height="0.423cm" svg:x="13.543cm" svg:y="2.117cm" svg:viewBox="0 0 424 424" draw:points="0,424 0,0 424,0 424,424">
          <text:p/>
        </draw:polygon>
        <draw:polygon draw:style-name="gr1" draw:layer="layout" svg:width="0.423cm" svg:height="0.423cm" svg:x="13.543cm" svg:y="1.694cm" svg:viewBox="0 0 424 424" draw:points="0,424 0,0 424,0 424,424">
          <text:p/>
        </draw:polygon>
        <draw:polygon draw:style-name="gr1" draw:layer="layout" svg:width="0.423cm" svg:height="0.424cm" svg:x="13.543cm" svg:y="1.27cm" svg:viewBox="0 0 424 425" draw:points="0,425 0,0 424,0 424,425">
          <text:p/>
        </draw:polygon>
        <draw:polygon draw:style-name="gr1" draw:layer="layout" svg:width="0.423cm" svg:height="0.423cm" svg:x="13.543cm" svg:y="0.847cm" svg:viewBox="0 0 424 424" draw:points="0,424 0,0 424,0 424,424">
          <text:p/>
        </draw:polygon>
        <draw:polygon draw:style-name="gr1" draw:layer="layout" svg:width="0.423cm" svg:height="0.423cm" svg:x="13.543cm" svg:y="0.847cm" svg:viewBox="0 0 424 424" draw:points="0,424 0,0 424,0 424,424">
          <text:p/>
        </draw:polygon>
        <draw:polygon draw:style-name="gr1" draw:layer="layout" svg:width="0.423cm" svg:height="0.423cm" svg:x="13.543cm" svg:y="0.424cm" svg:viewBox="0 0 424 424" draw:points="0,424 0,0 424,0 424,424">
          <text:p/>
        </draw:polygon>
        <draw:polygon draw:style-name="gr1" draw:layer="layout" svg:width="0.423cm" svg:height="0.423cm" svg:x="13.543cm" svg:y="0.424cm" svg:viewBox="0 0 424 424" draw:points="0,424 0,0 424,0 424,424">
          <text:p/>
        </draw:polygon>
        <draw:polygon draw:style-name="gr1" draw:layer="layout" svg:width="0.423cm" svg:height="0.424cm" svg:x="13.543cm" svg:y="0cm" svg:viewBox="0 0 424 425" draw:points="0,425 0,0 424,0 424,425">
          <text:p/>
        </draw:polygon>
        <draw:polygon draw:style-name="gr1" draw:layer="layout" svg:width="0.423cm" svg:height="0.424cm" svg:x="13.543cm" svg:y="0cm" svg:viewBox="0 0 424 425" draw:points="0,425 0,0 424,0 424,425">
          <text:p/>
        </draw:polygon>
        <draw:polygon draw:style-name="gr1" draw:layer="layout" svg:width="0.424cm" svg:height="0.423cm" svg:x="13.966cm" svg:y="9.737cm" svg:viewBox="0 0 425 424" draw:points="0,424 0,0 425,0 425,424">
          <text:p/>
        </draw:polygon>
        <draw:polygon draw:style-name="gr1" draw:layer="layout" svg:width="0.424cm" svg:height="0.423cm" svg:x="13.966cm" svg:y="9.737cm" svg:viewBox="0 0 425 424" draw:points="0,424 0,0 425,0 425,424">
          <text:p/>
        </draw:polygon>
        <draw:polygon draw:style-name="gr1" draw:layer="layout" svg:width="0.424cm" svg:height="0.423cm" svg:x="13.966cm" svg:y="9.314cm" svg:viewBox="0 0 425 424" draw:points="0,424 0,0 425,0 425,424">
          <text:p/>
        </draw:polygon>
        <draw:polygon draw:style-name="gr1" draw:layer="layout" svg:width="0.424cm" svg:height="0.423cm" svg:x="13.966cm" svg:y="9.314cm" svg:viewBox="0 0 425 424" draw:points="0,424 0,0 425,0 425,424">
          <text:p/>
        </draw:polygon>
        <draw:polygon draw:style-name="gr1" draw:layer="layout" svg:width="0.424cm" svg:height="0.424cm" svg:x="13.966cm" svg:y="8.89cm" svg:viewBox="0 0 425 425" draw:points="0,425 0,0 425,0 425,425">
          <text:p/>
        </draw:polygon>
        <draw:polygon draw:style-name="gr1" draw:layer="layout" svg:width="0.424cm" svg:height="0.424cm" svg:x="13.966cm" svg:y="8.89cm" svg:viewBox="0 0 425 425" draw:points="0,425 0,0 425,0 425,425">
          <text:p/>
        </draw:polygon>
        <draw:polygon draw:style-name="gr1" draw:layer="layout" svg:width="0.424cm" svg:height="0.423cm" svg:x="13.966cm" svg:y="8.467cm" svg:viewBox="0 0 425 424" draw:points="0,424 0,0 425,0 425,424">
          <text:p/>
        </draw:polygon>
        <draw:polygon draw:style-name="gr1" draw:layer="layout" svg:width="0.424cm" svg:height="0.423cm" svg:x="13.966cm" svg:y="8.467cm" svg:viewBox="0 0 425 424" draw:points="0,424 0,0 425,0 425,424">
          <text:p/>
        </draw:polygon>
        <draw:polygon draw:style-name="gr1" draw:layer="layout" svg:width="0.424cm" svg:height="0.423cm" svg:x="13.966cm" svg:y="8.044cm" svg:viewBox="0 0 425 424" draw:points="0,424 0,0 425,0 425,424">
          <text:p/>
        </draw:polygon>
        <draw:polygon draw:style-name="gr1" draw:layer="layout" svg:width="0.424cm" svg:height="0.423cm" svg:x="13.966cm" svg:y="8.044cm" svg:viewBox="0 0 425 424" draw:points="0,424 0,0 425,0 425,424">
          <text:p/>
        </draw:polygon>
        <draw:polygon draw:style-name="gr1" draw:layer="layout" svg:width="0.424cm" svg:height="0.424cm" svg:x="13.966cm" svg:y="7.62cm" svg:viewBox="0 0 425 425" draw:points="0,425 0,0 425,0 425,425">
          <text:p/>
        </draw:polygon>
        <draw:polygon draw:style-name="gr1" draw:layer="layout" svg:width="0.424cm" svg:height="0.424cm" svg:x="13.966cm" svg:y="7.62cm" svg:viewBox="0 0 425 425" draw:points="0,425 0,0 425,0 425,425">
          <text:p/>
        </draw:polygon>
        <draw:polygon draw:style-name="gr1" draw:layer="layout" svg:width="0.424cm" svg:height="0.423cm" svg:x="13.966cm" svg:y="7.197cm" svg:viewBox="0 0 425 424" draw:points="0,424 0,0 425,0 425,424">
          <text:p/>
        </draw:polygon>
        <draw:polygon draw:style-name="gr1" draw:layer="layout" svg:width="0.424cm" svg:height="0.423cm" svg:x="13.966cm" svg:y="7.197cm" svg:viewBox="0 0 425 424" draw:points="0,424 0,0 425,0 425,424">
          <text:p/>
        </draw:polygon>
        <draw:polygon draw:style-name="gr1" draw:layer="layout" svg:width="0.424cm" svg:height="0.423cm" svg:x="13.966cm" svg:y="6.774cm" svg:viewBox="0 0 425 424" draw:points="0,424 0,0 425,0 425,424">
          <text:p/>
        </draw:polygon>
        <draw:polygon draw:style-name="gr1" draw:layer="layout" svg:width="0.424cm" svg:height="0.423cm" svg:x="13.966cm" svg:y="6.774cm" svg:viewBox="0 0 425 424" draw:points="0,424 0,0 425,0 425,424">
          <text:p/>
        </draw:polygon>
        <draw:polygon draw:style-name="gr1" draw:layer="layout" svg:width="0.424cm" svg:height="0.424cm" svg:x="13.966cm" svg:y="6.35cm" svg:viewBox="0 0 425 425" draw:points="0,425 0,0 425,0 425,425">
          <text:p/>
        </draw:polygon>
        <draw:polygon draw:style-name="gr1" draw:layer="layout" svg:width="0.424cm" svg:height="0.424cm" svg:x="13.966cm" svg:y="6.35cm" svg:viewBox="0 0 425 425" draw:points="0,425 0,0 425,0 425,425">
          <text:p/>
        </draw:polygon>
        <draw:polygon draw:style-name="gr1" draw:layer="layout" svg:width="0.424cm" svg:height="0.423cm" svg:x="13.966cm" svg:y="5.927cm" svg:viewBox="0 0 425 424" draw:points="0,424 0,0 425,0 425,424">
          <text:p/>
        </draw:polygon>
        <draw:polygon draw:style-name="gr1" draw:layer="layout" svg:width="0.424cm" svg:height="0.423cm" svg:x="13.966cm" svg:y="5.927cm" svg:viewBox="0 0 425 424" draw:points="0,424 0,0 425,0 425,424">
          <text:p/>
        </draw:polygon>
        <draw:polygon draw:style-name="gr1" draw:layer="layout" svg:width="0.424cm" svg:height="0.423cm" svg:x="13.966cm" svg:y="5.504cm" svg:viewBox="0 0 425 424" draw:points="0,424 0,0 425,0 425,424">
          <text:p/>
        </draw:polygon>
        <draw:polygon draw:style-name="gr1" draw:layer="layout" svg:width="0.424cm" svg:height="0.423cm" svg:x="13.966cm" svg:y="5.504cm" svg:viewBox="0 0 425 424" draw:points="0,424 0,0 425,0 425,424">
          <text:p/>
        </draw:polygon>
        <draw:polygon draw:style-name="gr1" draw:layer="layout" svg:width="0.424cm" svg:height="0.424cm" svg:x="13.966cm" svg:y="5.08cm" svg:viewBox="0 0 425 425" draw:points="0,425 0,0 425,0 425,425">
          <text:p/>
        </draw:polygon>
        <draw:polygon draw:style-name="gr1" draw:layer="layout" svg:width="0.424cm" svg:height="0.424cm" svg:x="13.966cm" svg:y="5.08cm" svg:viewBox="0 0 425 425" draw:points="0,425 0,0 425,0 425,425">
          <text:p/>
        </draw:polygon>
        <draw:polygon draw:style-name="gr1" draw:layer="layout" svg:width="0.424cm" svg:height="0.423cm" svg:x="13.966cm" svg:y="4.657cm" svg:viewBox="0 0 425 424" draw:points="0,424 0,0 425,0 425,424">
          <text:p/>
        </draw:polygon>
        <draw:polygon draw:style-name="gr1" draw:layer="layout" svg:width="0.424cm" svg:height="0.423cm" svg:x="13.966cm" svg:y="4.657cm" svg:viewBox="0 0 425 424" draw:points="0,424 0,0 425,0 425,424">
          <text:p/>
        </draw:polygon>
        <draw:polygon draw:style-name="gr1" draw:layer="layout" svg:width="0.424cm" svg:height="0.423cm" svg:x="13.966cm" svg:y="4.234cm" svg:viewBox="0 0 425 424" draw:points="0,424 0,0 425,0 425,424">
          <text:p/>
        </draw:polygon>
        <draw:polygon draw:style-name="gr1" draw:layer="layout" svg:width="0.424cm" svg:height="0.423cm" svg:x="13.966cm" svg:y="4.234cm" svg:viewBox="0 0 425 424" draw:points="0,424 0,0 425,0 425,424">
          <text:p/>
        </draw:polygon>
        <draw:polygon draw:style-name="gr1" draw:layer="layout" svg:width="0.424cm" svg:height="0.424cm" svg:x="13.966cm" svg:y="3.81cm" svg:viewBox="0 0 425 425" draw:points="0,425 0,0 425,0 425,425">
          <text:p/>
        </draw:polygon>
        <draw:polygon draw:style-name="gr1" draw:layer="layout" svg:width="0.424cm" svg:height="0.424cm" svg:x="13.966cm" svg:y="3.81cm" svg:viewBox="0 0 425 425" draw:points="0,425 0,0 425,0 425,425">
          <text:p/>
        </draw:polygon>
        <draw:polygon draw:style-name="gr1" draw:layer="layout" svg:width="0.424cm" svg:height="0.423cm" svg:x="13.966cm" svg:y="3.387cm" svg:viewBox="0 0 425 424" draw:points="0,424 0,0 425,0 425,424">
          <text:p/>
        </draw:polygon>
        <draw:polygon draw:style-name="gr1" draw:layer="layout" svg:width="0.424cm" svg:height="0.423cm" svg:x="13.966cm" svg:y="3.387cm" svg:viewBox="0 0 425 424" draw:points="0,424 0,0 425,0 425,424">
          <text:p/>
        </draw:polygon>
        <draw:polygon draw:style-name="gr1" draw:layer="layout" svg:width="0.424cm" svg:height="0.423cm" svg:x="13.966cm" svg:y="2.964cm" svg:viewBox="0 0 425 424" draw:points="0,424 0,0 425,0 425,424">
          <text:p/>
        </draw:polygon>
        <draw:polygon draw:style-name="gr1" draw:layer="layout" svg:width="0.424cm" svg:height="0.423cm" svg:x="13.966cm" svg:y="2.964cm" svg:viewBox="0 0 425 424" draw:points="0,424 0,0 425,0 425,424">
          <text:p/>
        </draw:polygon>
        <draw:polygon draw:style-name="gr1" draw:layer="layout" svg:width="0.424cm" svg:height="0.424cm" svg:x="13.966cm" svg:y="2.54cm" svg:viewBox="0 0 425 425" draw:points="0,425 0,0 425,0 425,425">
          <text:p/>
        </draw:polygon>
        <draw:polygon draw:style-name="gr1" draw:layer="layout" svg:width="0.424cm" svg:height="0.424cm" svg:x="13.966cm" svg:y="2.54cm" svg:viewBox="0 0 425 425" draw:points="0,425 0,0 425,0 425,425">
          <text:p/>
        </draw:polygon>
        <draw:polygon draw:style-name="gr1" draw:layer="layout" svg:width="0.424cm" svg:height="0.423cm" svg:x="13.966cm" svg:y="2.117cm" svg:viewBox="0 0 425 424" draw:points="0,424 0,0 425,0 425,424">
          <text:p/>
        </draw:polygon>
        <draw:polygon draw:style-name="gr1" draw:layer="layout" svg:width="0.424cm" svg:height="0.423cm" svg:x="13.966cm" svg:y="2.117cm" svg:viewBox="0 0 425 424" draw:points="0,424 0,0 425,0 425,424">
          <text:p/>
        </draw:polygon>
        <draw:polygon draw:style-name="gr1" draw:layer="layout" svg:width="0.424cm" svg:height="0.423cm" svg:x="13.966cm" svg:y="1.694cm" svg:viewBox="0 0 425 424" draw:points="0,424 0,0 425,0 425,424">
          <text:p/>
        </draw:polygon>
        <draw:polygon draw:style-name="gr1" draw:layer="layout" svg:width="0.424cm" svg:height="0.423cm" svg:x="13.966cm" svg:y="1.694cm" svg:viewBox="0 0 425 424" draw:points="0,424 0,0 425,0 425,424">
          <text:p/>
        </draw:polygon>
        <draw:polygon draw:style-name="gr1" draw:layer="layout" svg:width="0.424cm" svg:height="0.424cm" svg:x="13.966cm" svg:y="1.27cm" svg:viewBox="0 0 425 425" draw:points="0,425 0,0 425,0 425,425">
          <text:p/>
        </draw:polygon>
        <draw:polygon draw:style-name="gr1" draw:layer="layout" svg:width="0.424cm" svg:height="0.424cm" svg:x="13.966cm" svg:y="1.27cm" svg:viewBox="0 0 425 425" draw:points="0,425 0,0 425,0 425,425">
          <text:p/>
        </draw:polygon>
        <draw:polygon draw:style-name="gr1" draw:layer="layout" svg:width="0.424cm" svg:height="0.423cm" svg:x="13.966cm" svg:y="0.847cm" svg:viewBox="0 0 425 424" draw:points="0,424 0,0 425,0 425,424">
          <text:p/>
        </draw:polygon>
        <draw:polygon draw:style-name="gr1" draw:layer="layout" svg:width="0.424cm" svg:height="0.423cm" svg:x="13.966cm" svg:y="0.847cm" svg:viewBox="0 0 425 424" draw:points="0,424 0,0 425,0 425,424">
          <text:p/>
        </draw:polygon>
        <draw:polygon draw:style-name="gr1" draw:layer="layout" svg:width="0.424cm" svg:height="0.423cm" svg:x="13.966cm" svg:y="0.424cm" svg:viewBox="0 0 425 424" draw:points="0,424 0,0 425,0 425,424">
          <text:p/>
        </draw:polygon>
        <draw:polygon draw:style-name="gr1" draw:layer="layout" svg:width="0.424cm" svg:height="0.423cm" svg:x="13.966cm" svg:y="0.424cm" svg:viewBox="0 0 425 424" draw:points="0,424 0,0 425,0 425,424">
          <text:p/>
        </draw:polygon>
        <draw:polygon draw:style-name="gr1" draw:layer="layout" svg:width="0.424cm" svg:height="0.424cm" svg:x="13.966cm" svg:y="0cm" svg:viewBox="0 0 425 425" draw:points="0,425 0,0 425,0 425,425">
          <text:p/>
        </draw:polygon>
        <draw:polygon draw:style-name="gr1" draw:layer="layout" svg:width="0.424cm" svg:height="0.424cm" svg:x="13.966cm" svg:y="0cm" svg:viewBox="0 0 425 425" draw:points="0,425 0,0 425,0 425,425">
          <text:p/>
        </draw:polygon>
        <draw:polygon draw:style-name="gr1" draw:layer="layout" svg:width="0.423cm" svg:height="0.423cm" svg:x="14.39cm" svg:y="9.737cm" svg:viewBox="0 0 424 424" draw:points="0,424 0,0 424,0 424,424">
          <text:p/>
        </draw:polygon>
        <draw:polygon draw:style-name="gr1" draw:layer="layout" svg:width="0.423cm" svg:height="0.423cm" svg:x="14.39cm" svg:y="9.737cm" svg:viewBox="0 0 424 424" draw:points="0,424 0,0 424,0 424,424">
          <text:p/>
        </draw:polygon>
        <draw:polygon draw:style-name="gr1" draw:layer="layout" svg:width="0.423cm" svg:height="0.423cm" svg:x="14.39cm" svg:y="9.314cm" svg:viewBox="0 0 424 424" draw:points="0,424 0,0 424,0 424,424">
          <text:p/>
        </draw:polygon>
        <draw:polygon draw:style-name="gr1" draw:layer="layout" svg:width="0.423cm" svg:height="0.423cm" svg:x="14.39cm" svg:y="9.314cm" svg:viewBox="0 0 424 424" draw:points="0,424 0,0 424,0 424,424">
          <text:p/>
        </draw:polygon>
        <draw:polygon draw:style-name="gr1" draw:layer="layout" svg:width="0.423cm" svg:height="0.424cm" svg:x="14.39cm" svg:y="8.89cm" svg:viewBox="0 0 424 425" draw:points="0,425 0,0 424,0 424,425">
          <text:p/>
        </draw:polygon>
        <draw:polygon draw:style-name="gr1" draw:layer="layout" svg:width="0.423cm" svg:height="0.424cm" svg:x="14.39cm" svg:y="8.89cm" svg:viewBox="0 0 424 425" draw:points="0,425 0,0 424,0 424,425">
          <text:p/>
        </draw:polygon>
        <draw:polygon draw:style-name="gr1" draw:layer="layout" svg:width="0.423cm" svg:height="0.423cm" svg:x="14.39cm" svg:y="8.467cm" svg:viewBox="0 0 424 424" draw:points="0,424 0,0 424,0 424,424">
          <text:p/>
        </draw:polygon>
        <draw:polygon draw:style-name="gr1" draw:layer="layout" svg:width="0.423cm" svg:height="0.423cm" svg:x="14.39cm" svg:y="8.467cm" svg:viewBox="0 0 424 424" draw:points="0,424 0,0 424,0 424,424">
          <text:p/>
        </draw:polygon>
        <draw:polygon draw:style-name="gr1" draw:layer="layout" svg:width="0.423cm" svg:height="0.423cm" svg:x="14.39cm" svg:y="8.044cm" svg:viewBox="0 0 424 424" draw:points="0,424 0,0 424,0 424,424">
          <text:p/>
        </draw:polygon>
        <draw:polygon draw:style-name="gr1" draw:layer="layout" svg:width="0.423cm" svg:height="0.423cm" svg:x="14.39cm" svg:y="8.044cm" svg:viewBox="0 0 424 424" draw:points="0,424 0,0 424,0 424,424">
          <text:p/>
        </draw:polygon>
        <draw:polygon draw:style-name="gr1" draw:layer="layout" svg:width="0.423cm" svg:height="0.424cm" svg:x="14.39cm" svg:y="7.62cm" svg:viewBox="0 0 424 425" draw:points="0,425 0,0 424,0 424,425">
          <text:p/>
        </draw:polygon>
        <draw:polygon draw:style-name="gr1" draw:layer="layout" svg:width="0.423cm" svg:height="0.424cm" svg:x="14.39cm" svg:y="7.62cm" svg:viewBox="0 0 424 425" draw:points="0,425 0,0 424,0 424,425">
          <text:p/>
        </draw:polygon>
        <draw:polygon draw:style-name="gr1" draw:layer="layout" svg:width="0.423cm" svg:height="0.423cm" svg:x="14.39cm" svg:y="7.197cm" svg:viewBox="0 0 424 424" draw:points="0,424 0,0 424,0 424,424">
          <text:p/>
        </draw:polygon>
        <draw:polygon draw:style-name="gr1" draw:layer="layout" svg:width="0.423cm" svg:height="0.423cm" svg:x="14.39cm" svg:y="7.197cm" svg:viewBox="0 0 424 424" draw:points="0,424 0,0 424,0 424,424">
          <text:p/>
        </draw:polygon>
        <draw:polygon draw:style-name="gr1" draw:layer="layout" svg:width="0.423cm" svg:height="0.423cm" svg:x="14.39cm" svg:y="6.774cm" svg:viewBox="0 0 424 424" draw:points="0,424 0,0 424,0 424,424">
          <text:p/>
        </draw:polygon>
        <draw:polygon draw:style-name="gr1" draw:layer="layout" svg:width="0.423cm" svg:height="0.423cm" svg:x="14.39cm" svg:y="6.774cm" svg:viewBox="0 0 424 424" draw:points="0,424 0,0 424,0 424,424">
          <text:p/>
        </draw:polygon>
        <draw:polygon draw:style-name="gr1" draw:layer="layout" svg:width="0.423cm" svg:height="0.424cm" svg:x="14.39cm" svg:y="6.35cm" svg:viewBox="0 0 424 425" draw:points="0,425 0,0 424,0 424,425">
          <text:p/>
        </draw:polygon>
        <draw:polygon draw:style-name="gr1" draw:layer="layout" svg:width="0.423cm" svg:height="0.424cm" svg:x="14.39cm" svg:y="6.35cm" svg:viewBox="0 0 424 425" draw:points="0,425 0,0 424,0 424,425">
          <text:p/>
        </draw:polygon>
        <draw:polygon draw:style-name="gr1" draw:layer="layout" svg:width="0.423cm" svg:height="0.423cm" svg:x="14.39cm" svg:y="5.927cm" svg:viewBox="0 0 424 424" draw:points="0,424 0,0 424,0 424,424">
          <text:p/>
        </draw:polygon>
        <draw:polygon draw:style-name="gr1" draw:layer="layout" svg:width="0.423cm" svg:height="0.423cm" svg:x="14.39cm" svg:y="5.927cm" svg:viewBox="0 0 424 424" draw:points="0,424 0,0 424,0 424,424">
          <text:p/>
        </draw:polygon>
        <draw:polygon draw:style-name="gr1" draw:layer="layout" svg:width="0.423cm" svg:height="0.423cm" svg:x="14.39cm" svg:y="5.504cm" svg:viewBox="0 0 424 424" draw:points="0,424 0,0 424,0 424,424">
          <text:p/>
        </draw:polygon>
        <draw:polygon draw:style-name="gr1" draw:layer="layout" svg:width="0.423cm" svg:height="0.423cm" svg:x="14.39cm" svg:y="5.504cm" svg:viewBox="0 0 424 424" draw:points="0,424 0,0 424,0 424,424">
          <text:p/>
        </draw:polygon>
        <draw:polygon draw:style-name="gr1" draw:layer="layout" svg:width="0.423cm" svg:height="0.424cm" svg:x="14.39cm" svg:y="5.08cm" svg:viewBox="0 0 424 425" draw:points="0,425 0,0 424,0 424,425">
          <text:p/>
        </draw:polygon>
        <draw:polygon draw:style-name="gr1" draw:layer="layout" svg:width="0.423cm" svg:height="0.424cm" svg:x="14.39cm" svg:y="5.08cm" svg:viewBox="0 0 424 425" draw:points="0,425 0,0 424,0 424,425">
          <text:p/>
        </draw:polygon>
        <draw:polygon draw:style-name="gr1" draw:layer="layout" svg:width="0.423cm" svg:height="0.423cm" svg:x="14.39cm" svg:y="4.657cm" svg:viewBox="0 0 424 424" draw:points="0,424 0,0 424,0 424,424">
          <text:p/>
        </draw:polygon>
        <draw:polygon draw:style-name="gr1" draw:layer="layout" svg:width="0.423cm" svg:height="0.423cm" svg:x="14.39cm" svg:y="4.657cm" svg:viewBox="0 0 424 424" draw:points="0,424 0,0 424,0 424,424">
          <text:p/>
        </draw:polygon>
        <draw:polygon draw:style-name="gr1" draw:layer="layout" svg:width="0.423cm" svg:height="0.423cm" svg:x="14.39cm" svg:y="4.234cm" svg:viewBox="0 0 424 424" draw:points="0,424 0,0 424,0 424,424">
          <text:p/>
        </draw:polygon>
        <draw:polygon draw:style-name="gr1" draw:layer="layout" svg:width="0.423cm" svg:height="0.423cm" svg:x="14.39cm" svg:y="4.234cm" svg:viewBox="0 0 424 424" draw:points="0,424 0,0 424,0 424,424">
          <text:p/>
        </draw:polygon>
        <draw:polygon draw:style-name="gr1" draw:layer="layout" svg:width="0.423cm" svg:height="0.424cm" svg:x="14.39cm" svg:y="3.81cm" svg:viewBox="0 0 424 425" draw:points="0,425 0,0 424,0 424,425">
          <text:p/>
        </draw:polygon>
        <draw:polygon draw:style-name="gr1" draw:layer="layout" svg:width="0.423cm" svg:height="0.424cm" svg:x="14.39cm" svg:y="3.81cm" svg:viewBox="0 0 424 425" draw:points="0,425 0,0 424,0 424,425">
          <text:p/>
        </draw:polygon>
        <draw:polygon draw:style-name="gr1" draw:layer="layout" svg:width="0.423cm" svg:height="0.423cm" svg:x="14.39cm" svg:y="3.387cm" svg:viewBox="0 0 424 424" draw:points="0,424 0,0 424,0 424,424">
          <text:p/>
        </draw:polygon>
        <draw:polygon draw:style-name="gr1" draw:layer="layout" svg:width="0.423cm" svg:height="0.423cm" svg:x="14.39cm" svg:y="3.387cm" svg:viewBox="0 0 424 424" draw:points="0,424 0,0 424,0 424,424">
          <text:p/>
        </draw:polygon>
        <draw:polygon draw:style-name="gr1" draw:layer="layout" svg:width="0.423cm" svg:height="0.423cm" svg:x="14.39cm" svg:y="2.964cm" svg:viewBox="0 0 424 424" draw:points="0,424 0,0 424,0 424,424">
          <text:p/>
        </draw:polygon>
        <draw:polygon draw:style-name="gr1" draw:layer="layout" svg:width="0.423cm" svg:height="0.423cm" svg:x="14.39cm" svg:y="2.964cm" svg:viewBox="0 0 424 424" draw:points="0,424 0,0 424,0 424,424">
          <text:p/>
        </draw:polygon>
        <draw:polygon draw:style-name="gr1" draw:layer="layout" svg:width="0.423cm" svg:height="0.424cm" svg:x="14.39cm" svg:y="2.54cm" svg:viewBox="0 0 424 425" draw:points="0,425 0,0 424,0 424,425">
          <text:p/>
        </draw:polygon>
        <draw:polygon draw:style-name="gr1" draw:layer="layout" svg:width="0.423cm" svg:height="0.424cm" svg:x="14.39cm" svg:y="2.54cm" svg:viewBox="0 0 424 425" draw:points="0,425 0,0 424,0 424,425">
          <text:p/>
        </draw:polygon>
        <draw:polygon draw:style-name="gr1" draw:layer="layout" svg:width="0.423cm" svg:height="0.423cm" svg:x="14.39cm" svg:y="2.117cm" svg:viewBox="0 0 424 424" draw:points="0,424 0,0 424,0 424,424">
          <text:p/>
        </draw:polygon>
        <draw:polygon draw:style-name="gr1" draw:layer="layout" svg:width="0.423cm" svg:height="0.423cm" svg:x="14.39cm" svg:y="2.117cm" svg:viewBox="0 0 424 424" draw:points="0,424 0,0 424,0 424,424">
          <text:p/>
        </draw:polygon>
        <draw:polygon draw:style-name="gr1" draw:layer="layout" svg:width="0.423cm" svg:height="0.423cm" svg:x="14.39cm" svg:y="1.694cm" svg:viewBox="0 0 424 424" draw:points="0,424 0,0 424,0 424,424">
          <text:p/>
        </draw:polygon>
        <draw:polygon draw:style-name="gr1" draw:layer="layout" svg:width="0.423cm" svg:height="0.423cm" svg:x="14.39cm" svg:y="1.694cm" svg:viewBox="0 0 424 424" draw:points="0,424 0,0 424,0 424,424">
          <text:p/>
        </draw:polygon>
        <draw:polygon draw:style-name="gr1" draw:layer="layout" svg:width="0.423cm" svg:height="0.424cm" svg:x="14.39cm" svg:y="1.27cm" svg:viewBox="0 0 424 425" draw:points="0,425 0,0 424,0 424,425">
          <text:p/>
        </draw:polygon>
        <draw:polygon draw:style-name="gr1" draw:layer="layout" svg:width="0.423cm" svg:height="0.424cm" svg:x="14.39cm" svg:y="1.27cm" svg:viewBox="0 0 424 425" draw:points="0,425 0,0 424,0 424,425">
          <text:p/>
        </draw:polygon>
        <draw:polygon draw:style-name="gr1" draw:layer="layout" svg:width="0.423cm" svg:height="0.423cm" svg:x="14.39cm" svg:y="0.847cm" svg:viewBox="0 0 424 424" draw:points="0,424 0,0 424,0 424,424">
          <text:p/>
        </draw:polygon>
        <draw:polygon draw:style-name="gr1" draw:layer="layout" svg:width="0.423cm" svg:height="0.423cm" svg:x="14.39cm" svg:y="0.847cm" svg:viewBox="0 0 424 424" draw:points="0,424 0,0 424,0 424,424">
          <text:p/>
        </draw:polygon>
        <draw:polygon draw:style-name="gr1" draw:layer="layout" svg:width="0.423cm" svg:height="0.423cm" svg:x="14.39cm" svg:y="0.424cm" svg:viewBox="0 0 424 424" draw:points="0,424 0,0 424,0 424,424">
          <text:p/>
        </draw:polygon>
        <draw:polygon draw:style-name="gr1" draw:layer="layout" svg:width="0.423cm" svg:height="0.423cm" svg:x="14.39cm" svg:y="0.424cm" svg:viewBox="0 0 424 424" draw:points="0,424 0,0 424,0 424,424">
          <text:p/>
        </draw:polygon>
        <draw:polygon draw:style-name="gr1" draw:layer="layout" svg:width="0.423cm" svg:height="0.424cm" svg:x="14.39cm" svg:y="0cm" svg:viewBox="0 0 424 425" draw:points="0,425 0,0 424,0 424,425">
          <text:p/>
        </draw:polygon>
        <draw:polygon draw:style-name="gr1" draw:layer="layout" svg:width="0.423cm" svg:height="0.424cm" svg:x="14.39cm" svg:y="0cm" svg:viewBox="0 0 424 425" draw:points="0,425 0,0 424,0 424,425">
          <text:p/>
        </draw:polygon>
        <draw:polygon draw:style-name="gr1" draw:layer="layout" svg:width="0.423cm" svg:height="0.423cm" svg:x="14.813cm" svg:y="9.737cm" svg:viewBox="0 0 424 424" draw:points="0,424 0,0 424,0 424,424">
          <text:p/>
        </draw:polygon>
        <draw:polygon draw:style-name="gr1" draw:layer="layout" svg:width="0.423cm" svg:height="0.423cm" svg:x="14.813cm" svg:y="9.737cm" svg:viewBox="0 0 424 424" draw:points="0,424 0,0 424,0 424,424">
          <text:p/>
        </draw:polygon>
        <draw:polygon draw:style-name="gr1" draw:layer="layout" svg:width="0.423cm" svg:height="0.423cm" svg:x="14.813cm" svg:y="9.314cm" svg:viewBox="0 0 424 424" draw:points="0,424 0,0 424,0 424,424">
          <text:p/>
        </draw:polygon>
        <draw:polygon draw:style-name="gr1" draw:layer="layout" svg:width="0.423cm" svg:height="0.423cm" svg:x="14.813cm" svg:y="9.314cm" svg:viewBox="0 0 424 424" draw:points="0,424 0,0 424,0 424,424">
          <text:p/>
        </draw:polygon>
        <draw:polygon draw:style-name="gr1" draw:layer="layout" svg:width="0.423cm" svg:height="0.424cm" svg:x="14.813cm" svg:y="8.89cm" svg:viewBox="0 0 424 425" draw:points="0,425 0,0 424,0 424,425">
          <text:p/>
        </draw:polygon>
        <draw:polygon draw:style-name="gr1" draw:layer="layout" svg:width="0.423cm" svg:height="0.424cm" svg:x="14.813cm" svg:y="8.89cm" svg:viewBox="0 0 424 425" draw:points="0,425 0,0 424,0 424,425">
          <text:p/>
        </draw:polygon>
        <draw:polygon draw:style-name="gr1" draw:layer="layout" svg:width="0.423cm" svg:height="0.423cm" svg:x="14.813cm" svg:y="8.467cm" svg:viewBox="0 0 424 424" draw:points="0,424 0,0 424,0 424,424">
          <text:p/>
        </draw:polygon>
        <draw:polygon draw:style-name="gr1" draw:layer="layout" svg:width="0.423cm" svg:height="0.423cm" svg:x="14.813cm" svg:y="8.467cm" svg:viewBox="0 0 424 424" draw:points="0,424 0,0 424,0 424,424">
          <text:p/>
        </draw:polygon>
        <draw:polygon draw:style-name="gr1" draw:layer="layout" svg:width="0.423cm" svg:height="0.423cm" svg:x="14.813cm" svg:y="8.044cm" svg:viewBox="0 0 424 424" draw:points="0,424 0,0 424,0 424,424">
          <text:p/>
        </draw:polygon>
        <draw:polygon draw:style-name="gr1" draw:layer="layout" svg:width="0.423cm" svg:height="0.423cm" svg:x="14.813cm" svg:y="8.044cm" svg:viewBox="0 0 424 424" draw:points="0,424 0,0 424,0 424,424">
          <text:p/>
        </draw:polygon>
        <draw:polygon draw:style-name="gr1" draw:layer="layout" svg:width="0.423cm" svg:height="0.424cm" svg:x="14.813cm" svg:y="7.62cm" svg:viewBox="0 0 424 425" draw:points="0,425 0,0 424,0 424,425">
          <text:p/>
        </draw:polygon>
        <draw:polygon draw:style-name="gr1" draw:layer="layout" svg:width="0.423cm" svg:height="0.424cm" svg:x="14.813cm" svg:y="7.62cm" svg:viewBox="0 0 424 425" draw:points="0,425 0,0 424,0 424,425">
          <text:p/>
        </draw:polygon>
        <draw:polygon draw:style-name="gr1" draw:layer="layout" svg:width="0.423cm" svg:height="0.423cm" svg:x="14.813cm" svg:y="7.197cm" svg:viewBox="0 0 424 424" draw:points="0,424 0,0 424,0 424,424">
          <text:p/>
        </draw:polygon>
        <draw:polygon draw:style-name="gr1" draw:layer="layout" svg:width="0.423cm" svg:height="0.423cm" svg:x="14.813cm" svg:y="7.197cm" svg:viewBox="0 0 424 424" draw:points="0,424 0,0 424,0 424,424">
          <text:p/>
        </draw:polygon>
        <draw:polygon draw:style-name="gr1" draw:layer="layout" svg:width="0.423cm" svg:height="0.423cm" svg:x="14.813cm" svg:y="6.774cm" svg:viewBox="0 0 424 424" draw:points="0,424 0,0 424,0 424,424">
          <text:p/>
        </draw:polygon>
        <draw:polygon draw:style-name="gr1" draw:layer="layout" svg:width="0.423cm" svg:height="0.423cm" svg:x="14.813cm" svg:y="6.774cm" svg:viewBox="0 0 424 424" draw:points="0,424 0,0 424,0 424,424">
          <text:p/>
        </draw:polygon>
        <draw:polygon draw:style-name="gr1" draw:layer="layout" svg:width="0.423cm" svg:height="0.424cm" svg:x="14.813cm" svg:y="6.35cm" svg:viewBox="0 0 424 425" draw:points="0,425 0,0 424,0 424,425">
          <text:p/>
        </draw:polygon>
        <draw:polygon draw:style-name="gr1" draw:layer="layout" svg:width="0.423cm" svg:height="0.424cm" svg:x="14.813cm" svg:y="6.35cm" svg:viewBox="0 0 424 425" draw:points="0,425 0,0 424,0 424,425">
          <text:p/>
        </draw:polygon>
        <draw:polygon draw:style-name="gr1" draw:layer="layout" svg:width="0.423cm" svg:height="0.423cm" svg:x="14.813cm" svg:y="5.927cm" svg:viewBox="0 0 424 424" draw:points="0,424 0,0 424,0 424,424">
          <text:p/>
        </draw:polygon>
        <draw:polygon draw:style-name="gr1" draw:layer="layout" svg:width="0.423cm" svg:height="0.423cm" svg:x="14.813cm" svg:y="5.927cm" svg:viewBox="0 0 424 424" draw:points="0,424 0,0 424,0 424,424">
          <text:p/>
        </draw:polygon>
        <draw:polygon draw:style-name="gr1" draw:layer="layout" svg:width="0.423cm" svg:height="0.423cm" svg:x="14.813cm" svg:y="5.504cm" svg:viewBox="0 0 424 424" draw:points="0,424 0,0 424,0 424,424">
          <text:p/>
        </draw:polygon>
        <draw:polygon draw:style-name="gr1" draw:layer="layout" svg:width="0.423cm" svg:height="0.423cm" svg:x="14.813cm" svg:y="5.504cm" svg:viewBox="0 0 424 424" draw:points="0,424 0,0 424,0 424,424">
          <text:p/>
        </draw:polygon>
        <draw:polygon draw:style-name="gr1" draw:layer="layout" svg:width="0.423cm" svg:height="0.424cm" svg:x="14.813cm" svg:y="5.08cm" svg:viewBox="0 0 424 425" draw:points="0,425 0,0 424,0 424,425">
          <text:p/>
        </draw:polygon>
        <draw:polygon draw:style-name="gr1" draw:layer="layout" svg:width="0.423cm" svg:height="0.424cm" svg:x="14.813cm" svg:y="5.08cm" svg:viewBox="0 0 424 425" draw:points="0,425 0,0 424,0 424,425">
          <text:p/>
        </draw:polygon>
        <draw:polygon draw:style-name="gr1" draw:layer="layout" svg:width="0.423cm" svg:height="0.423cm" svg:x="14.813cm" svg:y="4.657cm" svg:viewBox="0 0 424 424" draw:points="0,424 0,0 424,0 424,424">
          <text:p/>
        </draw:polygon>
        <draw:polygon draw:style-name="gr1" draw:layer="layout" svg:width="0.423cm" svg:height="0.423cm" svg:x="14.813cm" svg:y="4.657cm" svg:viewBox="0 0 424 424" draw:points="0,424 0,0 424,0 424,424">
          <text:p/>
        </draw:polygon>
        <draw:polygon draw:style-name="gr1" draw:layer="layout" svg:width="0.423cm" svg:height="0.423cm" svg:x="14.813cm" svg:y="4.234cm" svg:viewBox="0 0 424 424" draw:points="0,424 0,0 424,0 424,424">
          <text:p/>
        </draw:polygon>
        <draw:polygon draw:style-name="gr1" draw:layer="layout" svg:width="0.423cm" svg:height="0.423cm" svg:x="14.813cm" svg:y="4.234cm" svg:viewBox="0 0 424 424" draw:points="0,424 0,0 424,0 424,424">
          <text:p/>
        </draw:polygon>
        <draw:polygon draw:style-name="gr1" draw:layer="layout" svg:width="0.423cm" svg:height="0.424cm" svg:x="14.813cm" svg:y="3.81cm" svg:viewBox="0 0 424 425" draw:points="0,425 0,0 424,0 424,425">
          <text:p/>
        </draw:polygon>
        <draw:polygon draw:style-name="gr1" draw:layer="layout" svg:width="0.423cm" svg:height="0.424cm" svg:x="14.813cm" svg:y="3.81cm" svg:viewBox="0 0 424 425" draw:points="0,425 0,0 424,0 424,425">
          <text:p/>
        </draw:polygon>
        <draw:polygon draw:style-name="gr1" draw:layer="layout" svg:width="0.423cm" svg:height="0.423cm" svg:x="14.813cm" svg:y="3.387cm" svg:viewBox="0 0 424 424" draw:points="0,424 0,0 424,0 424,424">
          <text:p/>
        </draw:polygon>
        <draw:polygon draw:style-name="gr1" draw:layer="layout" svg:width="0.423cm" svg:height="0.423cm" svg:x="14.813cm" svg:y="3.387cm" svg:viewBox="0 0 424 424" draw:points="0,424 0,0 424,0 424,424">
          <text:p/>
        </draw:polygon>
        <draw:polygon draw:style-name="gr1" draw:layer="layout" svg:width="0.423cm" svg:height="0.423cm" svg:x="14.813cm" svg:y="2.964cm" svg:viewBox="0 0 424 424" draw:points="0,424 0,0 424,0 424,424">
          <text:p/>
        </draw:polygon>
        <draw:polygon draw:style-name="gr1" draw:layer="layout" svg:width="0.423cm" svg:height="0.423cm" svg:x="14.813cm" svg:y="2.964cm" svg:viewBox="0 0 424 424" draw:points="0,424 0,0 424,0 424,424">
          <text:p/>
        </draw:polygon>
        <draw:polygon draw:style-name="gr1" draw:layer="layout" svg:width="0.423cm" svg:height="0.424cm" svg:x="14.813cm" svg:y="2.54cm" svg:viewBox="0 0 424 425" draw:points="0,425 0,0 424,0 424,425">
          <text:p/>
        </draw:polygon>
        <draw:polygon draw:style-name="gr1" draw:layer="layout" svg:width="0.423cm" svg:height="0.424cm" svg:x="14.813cm" svg:y="2.54cm" svg:viewBox="0 0 424 425" draw:points="0,425 0,0 424,0 424,425">
          <text:p/>
        </draw:polygon>
        <draw:polygon draw:style-name="gr1" draw:layer="layout" svg:width="0.423cm" svg:height="0.423cm" svg:x="14.813cm" svg:y="2.117cm" svg:viewBox="0 0 424 424" draw:points="0,424 0,0 424,0 424,424">
          <text:p/>
        </draw:polygon>
        <draw:polygon draw:style-name="gr1" draw:layer="layout" svg:width="0.423cm" svg:height="0.423cm" svg:x="14.813cm" svg:y="2.117cm" svg:viewBox="0 0 424 424" draw:points="0,424 0,0 424,0 424,424">
          <text:p/>
        </draw:polygon>
        <draw:polygon draw:style-name="gr1" draw:layer="layout" svg:width="0.423cm" svg:height="0.423cm" svg:x="14.813cm" svg:y="1.694cm" svg:viewBox="0 0 424 424" draw:points="0,424 0,0 424,0 424,424">
          <text:p/>
        </draw:polygon>
        <draw:polygon draw:style-name="gr1" draw:layer="layout" svg:width="0.423cm" svg:height="0.423cm" svg:x="14.813cm" svg:y="1.694cm" svg:viewBox="0 0 424 424" draw:points="0,424 0,0 424,0 424,424">
          <text:p/>
        </draw:polygon>
        <draw:polygon draw:style-name="gr1" draw:layer="layout" svg:width="0.423cm" svg:height="0.424cm" svg:x="14.813cm" svg:y="1.27cm" svg:viewBox="0 0 424 425" draw:points="0,425 0,0 424,0 424,425">
          <text:p/>
        </draw:polygon>
        <draw:polygon draw:style-name="gr1" draw:layer="layout" svg:width="0.423cm" svg:height="0.424cm" svg:x="14.813cm" svg:y="1.27cm" svg:viewBox="0 0 424 425" draw:points="0,425 0,0 424,0 424,425">
          <text:p/>
        </draw:polygon>
        <draw:polygon draw:style-name="gr1" draw:layer="layout" svg:width="0.423cm" svg:height="0.423cm" svg:x="14.813cm" svg:y="0.847cm" svg:viewBox="0 0 424 424" draw:points="0,424 0,0 424,0 424,424">
          <text:p/>
        </draw:polygon>
        <draw:polygon draw:style-name="gr1" draw:layer="layout" svg:width="0.423cm" svg:height="0.423cm" svg:x="14.813cm" svg:y="0.847cm" svg:viewBox="0 0 424 424" draw:points="0,424 0,0 424,0 424,424">
          <text:p/>
        </draw:polygon>
        <draw:polygon draw:style-name="gr1" draw:layer="layout" svg:width="0.423cm" svg:height="0.423cm" svg:x="14.813cm" svg:y="0.424cm" svg:viewBox="0 0 424 424" draw:points="0,424 0,0 424,0 424,424">
          <text:p/>
        </draw:polygon>
        <draw:polygon draw:style-name="gr1" draw:layer="layout" svg:width="0.423cm" svg:height="0.423cm" svg:x="14.813cm" svg:y="0.424cm" svg:viewBox="0 0 424 424" draw:points="0,424 0,0 424,0 424,424">
          <text:p/>
        </draw:polygon>
        <draw:polygon draw:style-name="gr1" draw:layer="layout" svg:width="0.423cm" svg:height="0.424cm" svg:x="14.813cm" svg:y="0cm" svg:viewBox="0 0 424 425" draw:points="0,425 0,0 424,0 424,425">
          <text:p/>
        </draw:polygon>
        <draw:polygon draw:style-name="gr1" draw:layer="layout" svg:width="0.423cm" svg:height="0.424cm" svg:x="14.813cm" svg:y="0cm" svg:viewBox="0 0 424 425" draw:points="0,425 0,0 424,0 424,425">
          <text:p/>
        </draw:polygon>
        <draw:polygon draw:style-name="gr1" draw:layer="layout" svg:width="0.424cm" svg:height="0.423cm" svg:x="15.236cm" svg:y="9.737cm" svg:viewBox="0 0 425 424" draw:points="0,424 0,0 425,0 425,424">
          <text:p/>
        </draw:polygon>
        <draw:polygon draw:style-name="gr1" draw:layer="layout" svg:width="0.424cm" svg:height="0.423cm" svg:x="15.236cm" svg:y="9.737cm" svg:viewBox="0 0 425 424" draw:points="0,424 0,0 425,0 425,424">
          <text:p/>
        </draw:polygon>
        <draw:polygon draw:style-name="gr1" draw:layer="layout" svg:width="0.424cm" svg:height="0.423cm" svg:x="15.236cm" svg:y="9.314cm" svg:viewBox="0 0 425 424" draw:points="0,424 0,0 425,0 425,424">
          <text:p/>
        </draw:polygon>
        <draw:polygon draw:style-name="gr1" draw:layer="layout" svg:width="0.424cm" svg:height="0.423cm" svg:x="15.236cm" svg:y="9.314cm" svg:viewBox="0 0 425 424" draw:points="0,424 0,0 425,0 425,424">
          <text:p/>
        </draw:polygon>
        <draw:polygon draw:style-name="gr1" draw:layer="layout" svg:width="0.424cm" svg:height="0.424cm" svg:x="15.236cm" svg:y="8.89cm" svg:viewBox="0 0 425 425" draw:points="0,425 0,0 425,0 425,425">
          <text:p/>
        </draw:polygon>
        <draw:polygon draw:style-name="gr1" draw:layer="layout" svg:width="0.424cm" svg:height="0.424cm" svg:x="15.236cm" svg:y="8.89cm" svg:viewBox="0 0 425 425" draw:points="0,425 0,0 425,0 425,425">
          <text:p/>
        </draw:polygon>
        <draw:polygon draw:style-name="gr1" draw:layer="layout" svg:width="0.424cm" svg:height="0.423cm" svg:x="15.236cm" svg:y="8.467cm" svg:viewBox="0 0 425 424" draw:points="0,424 0,0 425,0 425,424">
          <text:p/>
        </draw:polygon>
        <draw:polygon draw:style-name="gr1" draw:layer="layout" svg:width="0.424cm" svg:height="0.423cm" svg:x="15.236cm" svg:y="8.467cm" svg:viewBox="0 0 425 424" draw:points="0,424 0,0 425,0 425,424">
          <text:p/>
        </draw:polygon>
        <draw:polygon draw:style-name="gr1" draw:layer="layout" svg:width="0.424cm" svg:height="0.423cm" svg:x="15.236cm" svg:y="8.044cm" svg:viewBox="0 0 425 424" draw:points="0,424 0,0 425,0 425,424">
          <text:p/>
        </draw:polygon>
        <draw:polygon draw:style-name="gr1" draw:layer="layout" svg:width="0.424cm" svg:height="0.423cm" svg:x="15.236cm" svg:y="8.044cm" svg:viewBox="0 0 425 424" draw:points="0,424 0,0 425,0 425,424">
          <text:p/>
        </draw:polygon>
        <draw:polygon draw:style-name="gr1" draw:layer="layout" svg:width="0.424cm" svg:height="0.424cm" svg:x="15.236cm" svg:y="7.62cm" svg:viewBox="0 0 425 425" draw:points="0,425 0,0 425,0 425,425">
          <text:p/>
        </draw:polygon>
        <draw:polygon draw:style-name="gr1" draw:layer="layout" svg:width="0.424cm" svg:height="0.424cm" svg:x="15.236cm" svg:y="7.62cm" svg:viewBox="0 0 425 425" draw:points="0,425 0,0 425,0 425,425">
          <text:p/>
        </draw:polygon>
        <draw:polygon draw:style-name="gr1" draw:layer="layout" svg:width="0.424cm" svg:height="0.423cm" svg:x="15.236cm" svg:y="7.197cm" svg:viewBox="0 0 425 424" draw:points="0,424 0,0 425,0 425,424">
          <text:p/>
        </draw:polygon>
        <draw:polygon draw:style-name="gr1" draw:layer="layout" svg:width="0.424cm" svg:height="0.423cm" svg:x="15.236cm" svg:y="7.197cm" svg:viewBox="0 0 425 424" draw:points="0,424 0,0 425,0 425,424">
          <text:p/>
        </draw:polygon>
        <draw:polygon draw:style-name="gr1" draw:layer="layout" svg:width="0.424cm" svg:height="0.423cm" svg:x="15.236cm" svg:y="6.774cm" svg:viewBox="0 0 425 424" draw:points="0,424 0,0 425,0 425,424">
          <text:p/>
        </draw:polygon>
        <draw:polygon draw:style-name="gr1" draw:layer="layout" svg:width="0.424cm" svg:height="0.423cm" svg:x="15.236cm" svg:y="6.774cm" svg:viewBox="0 0 425 424" draw:points="0,424 0,0 425,0 425,424">
          <text:p/>
        </draw:polygon>
        <draw:polygon draw:style-name="gr1" draw:layer="layout" svg:width="0.424cm" svg:height="0.424cm" svg:x="15.236cm" svg:y="6.35cm" svg:viewBox="0 0 425 425" draw:points="0,425 0,0 425,0 425,425">
          <text:p/>
        </draw:polygon>
        <draw:polygon draw:style-name="gr1" draw:layer="layout" svg:width="0.424cm" svg:height="0.424cm" svg:x="15.236cm" svg:y="6.35cm" svg:viewBox="0 0 425 425" draw:points="0,425 0,0 425,0 425,425">
          <text:p/>
        </draw:polygon>
        <draw:polygon draw:style-name="gr1" draw:layer="layout" svg:width="0.424cm" svg:height="0.423cm" svg:x="15.236cm" svg:y="5.927cm" svg:viewBox="0 0 425 424" draw:points="0,424 0,0 425,0 425,424">
          <text:p/>
        </draw:polygon>
        <draw:polygon draw:style-name="gr1" draw:layer="layout" svg:width="0.424cm" svg:height="0.423cm" svg:x="15.236cm" svg:y="5.927cm" svg:viewBox="0 0 425 424" draw:points="0,424 0,0 425,0 425,424">
          <text:p/>
        </draw:polygon>
        <draw:polygon draw:style-name="gr1" draw:layer="layout" svg:width="0.424cm" svg:height="0.423cm" svg:x="15.236cm" svg:y="5.504cm" svg:viewBox="0 0 425 424" draw:points="0,424 0,0 425,0 425,424">
          <text:p/>
        </draw:polygon>
        <draw:polygon draw:style-name="gr1" draw:layer="layout" svg:width="0.424cm" svg:height="0.423cm" svg:x="15.236cm" svg:y="5.504cm" svg:viewBox="0 0 425 424" draw:points="0,424 0,0 425,0 425,424">
          <text:p/>
        </draw:polygon>
        <draw:polygon draw:style-name="gr1" draw:layer="layout" svg:width="0.424cm" svg:height="0.424cm" svg:x="15.236cm" svg:y="5.08cm" svg:viewBox="0 0 425 425" draw:points="0,425 0,0 425,0 425,425">
          <text:p/>
        </draw:polygon>
        <draw:polygon draw:style-name="gr1" draw:layer="layout" svg:width="0.424cm" svg:height="0.424cm" svg:x="15.236cm" svg:y="5.08cm" svg:viewBox="0 0 425 425" draw:points="0,425 0,0 425,0 425,425">
          <text:p/>
        </draw:polygon>
        <draw:polygon draw:style-name="gr1" draw:layer="layout" svg:width="0.424cm" svg:height="0.423cm" svg:x="15.236cm" svg:y="4.657cm" svg:viewBox="0 0 425 424" draw:points="0,424 0,0 425,0 425,424">
          <text:p/>
        </draw:polygon>
        <draw:polygon draw:style-name="gr1" draw:layer="layout" svg:width="0.424cm" svg:height="0.423cm" svg:x="15.236cm" svg:y="4.657cm" svg:viewBox="0 0 425 424" draw:points="0,424 0,0 425,0 425,424">
          <text:p/>
        </draw:polygon>
        <draw:polygon draw:style-name="gr1" draw:layer="layout" svg:width="0.424cm" svg:height="0.423cm" svg:x="15.236cm" svg:y="4.234cm" svg:viewBox="0 0 425 424" draw:points="0,424 0,0 425,0 425,424">
          <text:p/>
        </draw:polygon>
        <draw:polygon draw:style-name="gr1" draw:layer="layout" svg:width="0.424cm" svg:height="0.423cm" svg:x="15.236cm" svg:y="4.234cm" svg:viewBox="0 0 425 424" draw:points="0,424 0,0 425,0 425,424">
          <text:p/>
        </draw:polygon>
        <draw:polygon draw:style-name="gr1" draw:layer="layout" svg:width="0.424cm" svg:height="0.424cm" svg:x="15.236cm" svg:y="3.81cm" svg:viewBox="0 0 425 425" draw:points="0,425 0,0 425,0 425,425">
          <text:p/>
        </draw:polygon>
        <draw:polygon draw:style-name="gr1" draw:layer="layout" svg:width="0.424cm" svg:height="0.424cm" svg:x="15.236cm" svg:y="3.81cm" svg:viewBox="0 0 425 425" draw:points="0,425 0,0 425,0 425,425">
          <text:p/>
        </draw:polygon>
        <draw:polygon draw:style-name="gr1" draw:layer="layout" svg:width="0.424cm" svg:height="0.423cm" svg:x="15.236cm" svg:y="3.387cm" svg:viewBox="0 0 425 424" draw:points="0,424 0,0 425,0 425,424">
          <text:p/>
        </draw:polygon>
        <draw:polygon draw:style-name="gr1" draw:layer="layout" svg:width="0.424cm" svg:height="0.423cm" svg:x="15.236cm" svg:y="3.387cm" svg:viewBox="0 0 425 424" draw:points="0,424 0,0 425,0 425,424">
          <text:p/>
        </draw:polygon>
        <draw:polygon draw:style-name="gr1" draw:layer="layout" svg:width="0.424cm" svg:height="0.423cm" svg:x="15.236cm" svg:y="2.964cm" svg:viewBox="0 0 425 424" draw:points="0,424 0,0 425,0 425,424">
          <text:p/>
        </draw:polygon>
        <draw:polygon draw:style-name="gr1" draw:layer="layout" svg:width="0.424cm" svg:height="0.423cm" svg:x="15.236cm" svg:y="2.964cm" svg:viewBox="0 0 425 424" draw:points="0,424 0,0 425,0 425,424">
          <text:p/>
        </draw:polygon>
        <draw:polygon draw:style-name="gr1" draw:layer="layout" svg:width="0.424cm" svg:height="0.424cm" svg:x="15.236cm" svg:y="2.54cm" svg:viewBox="0 0 425 425" draw:points="0,425 0,0 425,0 425,425">
          <text:p/>
        </draw:polygon>
        <draw:polygon draw:style-name="gr1" draw:layer="layout" svg:width="0.424cm" svg:height="0.424cm" svg:x="15.236cm" svg:y="2.54cm" svg:viewBox="0 0 425 425" draw:points="0,425 0,0 425,0 425,425">
          <text:p/>
        </draw:polygon>
        <draw:polygon draw:style-name="gr1" draw:layer="layout" svg:width="0.424cm" svg:height="0.423cm" svg:x="15.236cm" svg:y="2.117cm" svg:viewBox="0 0 425 424" draw:points="0,424 0,0 425,0 425,424">
          <text:p/>
        </draw:polygon>
        <draw:polygon draw:style-name="gr1" draw:layer="layout" svg:width="0.424cm" svg:height="0.423cm" svg:x="15.236cm" svg:y="2.117cm" svg:viewBox="0 0 425 424" draw:points="0,424 0,0 425,0 425,424">
          <text:p/>
        </draw:polygon>
        <draw:polygon draw:style-name="gr1" draw:layer="layout" svg:width="0.424cm" svg:height="0.423cm" svg:x="15.236cm" svg:y="1.694cm" svg:viewBox="0 0 425 424" draw:points="0,424 0,0 425,0 425,424">
          <text:p/>
        </draw:polygon>
        <draw:polygon draw:style-name="gr1" draw:layer="layout" svg:width="0.424cm" svg:height="0.423cm" svg:x="15.236cm" svg:y="1.694cm" svg:viewBox="0 0 425 424" draw:points="0,424 0,0 425,0 425,424">
          <text:p/>
        </draw:polygon>
        <draw:polygon draw:style-name="gr1" draw:layer="layout" svg:width="0.424cm" svg:height="0.424cm" svg:x="15.236cm" svg:y="1.27cm" svg:viewBox="0 0 425 425" draw:points="0,425 0,0 425,0 425,425">
          <text:p/>
        </draw:polygon>
        <draw:polygon draw:style-name="gr1" draw:layer="layout" svg:width="0.424cm" svg:height="0.424cm" svg:x="15.236cm" svg:y="1.27cm" svg:viewBox="0 0 425 425" draw:points="0,425 0,0 425,0 425,425">
          <text:p/>
        </draw:polygon>
        <draw:polygon draw:style-name="gr1" draw:layer="layout" svg:width="0.424cm" svg:height="0.423cm" svg:x="15.236cm" svg:y="0.847cm" svg:viewBox="0 0 425 424" draw:points="0,424 0,0 425,0 425,424">
          <text:p/>
        </draw:polygon>
        <draw:polygon draw:style-name="gr1" draw:layer="layout" svg:width="0.424cm" svg:height="0.423cm" svg:x="15.236cm" svg:y="0.847cm" svg:viewBox="0 0 425 424" draw:points="0,424 0,0 425,0 425,424">
          <text:p/>
        </draw:polygon>
        <draw:polygon draw:style-name="gr1" draw:layer="layout" svg:width="0.424cm" svg:height="0.423cm" svg:x="15.236cm" svg:y="0.424cm" svg:viewBox="0 0 425 424" draw:points="0,424 0,0 425,0 425,424">
          <text:p/>
        </draw:polygon>
        <draw:polygon draw:style-name="gr1" draw:layer="layout" svg:width="0.424cm" svg:height="0.423cm" svg:x="15.236cm" svg:y="0.424cm" svg:viewBox="0 0 425 424" draw:points="0,424 0,0 425,0 425,424">
          <text:p/>
        </draw:polygon>
        <draw:polygon draw:style-name="gr1" draw:layer="layout" svg:width="0.424cm" svg:height="0.424cm" svg:x="15.236cm" svg:y="0cm" svg:viewBox="0 0 425 425" draw:points="0,425 0,0 425,0 425,425">
          <text:p/>
        </draw:polygon>
        <draw:polygon draw:style-name="gr1" draw:layer="layout" svg:width="0.424cm" svg:height="0.424cm" svg:x="15.236cm" svg:y="0cm" svg:viewBox="0 0 425 425" draw:points="0,425 0,0 425,0 425,425">
          <text:p/>
        </draw:polygon>
        <draw:polygon draw:style-name="gr1" draw:layer="layout" svg:width="0.423cm" svg:height="0.423cm" svg:x="15.66cm" svg:y="9.737cm" svg:viewBox="0 0 424 424" draw:points="0,424 0,0 424,0 424,424">
          <text:p/>
        </draw:polygon>
        <draw:polygon draw:style-name="gr1" draw:layer="layout" svg:width="0.423cm" svg:height="0.423cm" svg:x="15.66cm" svg:y="9.737cm" svg:viewBox="0 0 424 424" draw:points="0,424 0,0 424,0 424,424">
          <text:p/>
        </draw:polygon>
        <draw:polygon draw:style-name="gr1" draw:layer="layout" svg:width="0.423cm" svg:height="0.423cm" svg:x="15.66cm" svg:y="9.314cm" svg:viewBox="0 0 424 424" draw:points="0,424 0,0 424,0 424,424">
          <text:p/>
        </draw:polygon>
        <draw:polygon draw:style-name="gr1" draw:layer="layout" svg:width="0.423cm" svg:height="0.423cm" svg:x="15.66cm" svg:y="9.314cm" svg:viewBox="0 0 424 424" draw:points="0,424 0,0 424,0 424,424">
          <text:p/>
        </draw:polygon>
        <draw:polygon draw:style-name="gr1" draw:layer="layout" svg:width="0.423cm" svg:height="0.424cm" svg:x="15.66cm" svg:y="8.89cm" svg:viewBox="0 0 424 425" draw:points="0,425 0,0 424,0 424,425">
          <text:p/>
        </draw:polygon>
        <draw:polygon draw:style-name="gr1" draw:layer="layout" svg:width="0.423cm" svg:height="0.424cm" svg:x="15.66cm" svg:y="8.89cm" svg:viewBox="0 0 424 425" draw:points="0,425 0,0 424,0 424,425">
          <text:p/>
        </draw:polygon>
        <draw:polygon draw:style-name="gr1" draw:layer="layout" svg:width="0.423cm" svg:height="0.423cm" svg:x="15.66cm" svg:y="8.467cm" svg:viewBox="0 0 424 424" draw:points="0,424 0,0 424,0 424,424">
          <text:p/>
        </draw:polygon>
        <draw:polygon draw:style-name="gr1" draw:layer="layout" svg:width="0.423cm" svg:height="0.423cm" svg:x="15.66cm" svg:y="8.467cm" svg:viewBox="0 0 424 424" draw:points="0,424 0,0 424,0 424,424">
          <text:p/>
        </draw:polygon>
        <draw:polygon draw:style-name="gr1" draw:layer="layout" svg:width="0.423cm" svg:height="0.423cm" svg:x="15.66cm" svg:y="8.044cm" svg:viewBox="0 0 424 424" draw:points="0,424 0,0 424,0 424,424">
          <text:p/>
        </draw:polygon>
        <draw:polygon draw:style-name="gr1" draw:layer="layout" svg:width="0.423cm" svg:height="0.423cm" svg:x="15.66cm" svg:y="8.044cm" svg:viewBox="0 0 424 424" draw:points="0,424 0,0 424,0 424,424">
          <text:p/>
        </draw:polygon>
        <draw:polygon draw:style-name="gr1" draw:layer="layout" svg:width="0.423cm" svg:height="0.424cm" svg:x="15.66cm" svg:y="7.62cm" svg:viewBox="0 0 424 425" draw:points="0,425 0,0 424,0 424,425">
          <text:p/>
        </draw:polygon>
        <draw:polygon draw:style-name="gr1" draw:layer="layout" svg:width="0.423cm" svg:height="0.424cm" svg:x="15.66cm" svg:y="7.62cm" svg:viewBox="0 0 424 425" draw:points="0,425 0,0 424,0 424,425">
          <text:p/>
        </draw:polygon>
        <draw:polygon draw:style-name="gr1" draw:layer="layout" svg:width="0.423cm" svg:height="0.423cm" svg:x="15.66cm" svg:y="7.197cm" svg:viewBox="0 0 424 424" draw:points="0,424 0,0 424,0 424,424">
          <text:p/>
        </draw:polygon>
        <draw:polygon draw:style-name="gr1" draw:layer="layout" svg:width="0.423cm" svg:height="0.423cm" svg:x="15.66cm" svg:y="7.197cm" svg:viewBox="0 0 424 424" draw:points="0,424 0,0 424,0 424,424">
          <text:p/>
        </draw:polygon>
        <draw:polygon draw:style-name="gr1" draw:layer="layout" svg:width="0.423cm" svg:height="0.423cm" svg:x="15.66cm" svg:y="6.774cm" svg:viewBox="0 0 424 424" draw:points="0,424 0,0 424,0 424,424">
          <text:p/>
        </draw:polygon>
        <draw:polygon draw:style-name="gr1" draw:layer="layout" svg:width="0.423cm" svg:height="0.423cm" svg:x="15.66cm" svg:y="6.774cm" svg:viewBox="0 0 424 424" draw:points="0,424 0,0 424,0 424,424">
          <text:p/>
        </draw:polygon>
        <draw:polygon draw:style-name="gr1" draw:layer="layout" svg:width="0.423cm" svg:height="0.424cm" svg:x="15.66cm" svg:y="6.35cm" svg:viewBox="0 0 424 425" draw:points="0,425 0,0 424,0 424,425">
          <text:p/>
        </draw:polygon>
        <draw:polygon draw:style-name="gr1" draw:layer="layout" svg:width="0.423cm" svg:height="0.424cm" svg:x="15.66cm" svg:y="6.35cm" svg:viewBox="0 0 424 425" draw:points="0,425 0,0 424,0 424,425">
          <text:p/>
        </draw:polygon>
        <draw:polygon draw:style-name="gr1" draw:layer="layout" svg:width="0.423cm" svg:height="0.423cm" svg:x="15.66cm" svg:y="5.927cm" svg:viewBox="0 0 424 424" draw:points="0,424 0,0 424,0 424,424">
          <text:p/>
        </draw:polygon>
        <draw:polygon draw:style-name="gr1" draw:layer="layout" svg:width="0.423cm" svg:height="0.423cm" svg:x="15.66cm" svg:y="5.927cm" svg:viewBox="0 0 424 424" draw:points="0,424 0,0 424,0 424,424">
          <text:p/>
        </draw:polygon>
        <draw:polygon draw:style-name="gr1" draw:layer="layout" svg:width="0.423cm" svg:height="0.423cm" svg:x="15.66cm" svg:y="5.504cm" svg:viewBox="0 0 424 424" draw:points="0,424 0,0 424,0 424,424">
          <text:p/>
        </draw:polygon>
        <draw:polygon draw:style-name="gr1" draw:layer="layout" svg:width="0.423cm" svg:height="0.423cm" svg:x="15.66cm" svg:y="5.504cm" svg:viewBox="0 0 424 424" draw:points="0,424 0,0 424,0 424,424">
          <text:p/>
        </draw:polygon>
        <draw:polygon draw:style-name="gr1" draw:layer="layout" svg:width="0.423cm" svg:height="0.424cm" svg:x="15.66cm" svg:y="5.08cm" svg:viewBox="0 0 424 425" draw:points="0,425 0,0 424,0 424,425">
          <text:p/>
        </draw:polygon>
        <draw:polygon draw:style-name="gr1" draw:layer="layout" svg:width="0.423cm" svg:height="0.424cm" svg:x="15.66cm" svg:y="5.08cm" svg:viewBox="0 0 424 425" draw:points="0,425 0,0 424,0 424,425">
          <text:p/>
        </draw:polygon>
        <draw:polygon draw:style-name="gr1" draw:layer="layout" svg:width="0.423cm" svg:height="0.423cm" svg:x="15.66cm" svg:y="4.657cm" svg:viewBox="0 0 424 424" draw:points="0,424 0,0 424,0 424,424">
          <text:p/>
        </draw:polygon>
        <draw:polygon draw:style-name="gr1" draw:layer="layout" svg:width="0.423cm" svg:height="0.423cm" svg:x="15.66cm" svg:y="4.657cm" svg:viewBox="0 0 424 424" draw:points="0,424 0,0 424,0 424,424">
          <text:p/>
        </draw:polygon>
        <draw:polygon draw:style-name="gr1" draw:layer="layout" svg:width="0.423cm" svg:height="0.423cm" svg:x="15.66cm" svg:y="4.234cm" svg:viewBox="0 0 424 424" draw:points="0,424 0,0 424,0 424,424">
          <text:p/>
        </draw:polygon>
        <draw:polygon draw:style-name="gr1" draw:layer="layout" svg:width="0.423cm" svg:height="0.423cm" svg:x="15.66cm" svg:y="4.234cm" svg:viewBox="0 0 424 424" draw:points="0,424 0,0 424,0 424,424">
          <text:p/>
        </draw:polygon>
        <draw:polygon draw:style-name="gr1" draw:layer="layout" svg:width="0.423cm" svg:height="0.424cm" svg:x="15.66cm" svg:y="3.81cm" svg:viewBox="0 0 424 425" draw:points="0,425 0,0 424,0 424,425">
          <text:p/>
        </draw:polygon>
        <draw:polygon draw:style-name="gr1" draw:layer="layout" svg:width="0.423cm" svg:height="0.424cm" svg:x="15.66cm" svg:y="3.81cm" svg:viewBox="0 0 424 425" draw:points="0,425 0,0 424,0 424,425">
          <text:p/>
        </draw:polygon>
        <draw:polygon draw:style-name="gr1" draw:layer="layout" svg:width="0.423cm" svg:height="0.423cm" svg:x="15.66cm" svg:y="3.387cm" svg:viewBox="0 0 424 424" draw:points="0,424 0,0 424,0 424,424">
          <text:p/>
        </draw:polygon>
        <draw:polygon draw:style-name="gr1" draw:layer="layout" svg:width="0.423cm" svg:height="0.423cm" svg:x="15.66cm" svg:y="3.387cm" svg:viewBox="0 0 424 424" draw:points="0,424 0,0 424,0 424,424">
          <text:p/>
        </draw:polygon>
        <draw:polygon draw:style-name="gr1" draw:layer="layout" svg:width="0.423cm" svg:height="0.423cm" svg:x="15.66cm" svg:y="2.964cm" svg:viewBox="0 0 424 424" draw:points="0,424 0,0 424,0 424,424">
          <text:p/>
        </draw:polygon>
        <draw:polygon draw:style-name="gr1" draw:layer="layout" svg:width="0.423cm" svg:height="0.423cm" svg:x="15.66cm" svg:y="2.964cm" svg:viewBox="0 0 424 424" draw:points="0,424 0,0 424,0 424,424">
          <text:p/>
        </draw:polygon>
        <draw:polygon draw:style-name="gr1" draw:layer="layout" svg:width="0.423cm" svg:height="0.424cm" svg:x="15.66cm" svg:y="2.54cm" svg:viewBox="0 0 424 425" draw:points="0,425 0,0 424,0 424,425">
          <text:p/>
        </draw:polygon>
        <draw:polygon draw:style-name="gr1" draw:layer="layout" svg:width="0.423cm" svg:height="0.424cm" svg:x="15.66cm" svg:y="2.54cm" svg:viewBox="0 0 424 425" draw:points="0,425 0,0 424,0 424,425">
          <text:p/>
        </draw:polygon>
        <draw:polygon draw:style-name="gr1" draw:layer="layout" svg:width="0.423cm" svg:height="0.423cm" svg:x="15.66cm" svg:y="2.117cm" svg:viewBox="0 0 424 424" draw:points="0,424 0,0 424,0 424,424">
          <text:p/>
        </draw:polygon>
        <draw:polygon draw:style-name="gr1" draw:layer="layout" svg:width="0.423cm" svg:height="0.423cm" svg:x="15.66cm" svg:y="2.117cm" svg:viewBox="0 0 424 424" draw:points="0,424 0,0 424,0 424,424">
          <text:p/>
        </draw:polygon>
        <draw:polygon draw:style-name="gr1" draw:layer="layout" svg:width="0.423cm" svg:height="0.423cm" svg:x="15.66cm" svg:y="1.694cm" svg:viewBox="0 0 424 424" draw:points="0,424 0,0 424,0 424,424">
          <text:p/>
        </draw:polygon>
        <draw:polygon draw:style-name="gr1" draw:layer="layout" svg:width="0.423cm" svg:height="0.423cm" svg:x="15.66cm" svg:y="1.694cm" svg:viewBox="0 0 424 424" draw:points="0,424 0,0 424,0 424,424">
          <text:p/>
        </draw:polygon>
        <draw:polygon draw:style-name="gr1" draw:layer="layout" svg:width="0.423cm" svg:height="0.424cm" svg:x="15.66cm" svg:y="1.27cm" svg:viewBox="0 0 424 425" draw:points="0,425 0,0 424,0 424,425">
          <text:p/>
        </draw:polygon>
        <draw:polygon draw:style-name="gr1" draw:layer="layout" svg:width="0.423cm" svg:height="0.424cm" svg:x="15.66cm" svg:y="1.27cm" svg:viewBox="0 0 424 425" draw:points="0,425 0,0 424,0 424,425">
          <text:p/>
        </draw:polygon>
        <draw:polygon draw:style-name="gr1" draw:layer="layout" svg:width="0.423cm" svg:height="0.423cm" svg:x="15.66cm" svg:y="0.847cm" svg:viewBox="0 0 424 424" draw:points="0,424 0,0 424,0 424,424">
          <text:p/>
        </draw:polygon>
        <draw:polygon draw:style-name="gr1" draw:layer="layout" svg:width="0.423cm" svg:height="0.423cm" svg:x="15.66cm" svg:y="0.847cm" svg:viewBox="0 0 424 424" draw:points="0,424 0,0 424,0 424,424">
          <text:p/>
        </draw:polygon>
        <draw:polygon draw:style-name="gr1" draw:layer="layout" svg:width="0.423cm" svg:height="0.423cm" svg:x="15.66cm" svg:y="0.424cm" svg:viewBox="0 0 424 424" draw:points="0,424 0,0 424,0 424,424">
          <text:p/>
        </draw:polygon>
        <draw:polygon draw:style-name="gr1" draw:layer="layout" svg:width="0.423cm" svg:height="0.423cm" svg:x="15.66cm" svg:y="0.424cm" svg:viewBox="0 0 424 424" draw:points="0,424 0,0 424,0 424,424">
          <text:p/>
        </draw:polygon>
        <draw:polygon draw:style-name="gr1" draw:layer="layout" svg:width="0.423cm" svg:height="0.424cm" svg:x="15.66cm" svg:y="0cm" svg:viewBox="0 0 424 425" draw:points="0,425 0,0 424,0 424,425">
          <text:p/>
        </draw:polygon>
        <draw:polygon draw:style-name="gr1" draw:layer="layout" svg:width="0.423cm" svg:height="0.424cm" svg:x="15.66cm" svg:y="0cm" svg:viewBox="0 0 424 425" draw:points="0,425 0,0 424,0 424,425">
          <text:p/>
        </draw:polygon>
        <draw:polygon draw:style-name="gr1" draw:layer="layout" svg:width="0.423cm" svg:height="0.423cm" svg:x="16.083cm" svg:y="9.737cm" svg:viewBox="0 0 424 424" draw:points="0,424 0,0 424,0 424,424">
          <text:p/>
        </draw:polygon>
        <draw:polygon draw:style-name="gr1" draw:layer="layout" svg:width="0.423cm" svg:height="0.423cm" svg:x="16.083cm" svg:y="9.737cm" svg:viewBox="0 0 424 424" draw:points="0,424 0,0 424,0 424,424">
          <text:p/>
        </draw:polygon>
        <draw:polygon draw:style-name="gr1" draw:layer="layout" svg:width="0.423cm" svg:height="0.423cm" svg:x="16.083cm" svg:y="9.314cm" svg:viewBox="0 0 424 424" draw:points="0,424 0,0 424,0 424,424">
          <text:p/>
        </draw:polygon>
        <draw:polygon draw:style-name="gr1" draw:layer="layout" svg:width="0.423cm" svg:height="0.423cm" svg:x="16.083cm" svg:y="9.314cm" svg:viewBox="0 0 424 424" draw:points="0,424 0,0 424,0 424,424">
          <text:p/>
        </draw:polygon>
        <draw:polygon draw:style-name="gr1" draw:layer="layout" svg:width="0.423cm" svg:height="0.424cm" svg:x="16.083cm" svg:y="8.89cm" svg:viewBox="0 0 424 425" draw:points="0,425 0,0 424,0 424,425">
          <text:p/>
        </draw:polygon>
        <draw:polygon draw:style-name="gr1" draw:layer="layout" svg:width="0.423cm" svg:height="0.424cm" svg:x="16.083cm" svg:y="8.89cm" svg:viewBox="0 0 424 425" draw:points="0,425 0,0 424,0 424,425">
          <text:p/>
        </draw:polygon>
        <draw:polygon draw:style-name="gr1" draw:layer="layout" svg:width="0.423cm" svg:height="0.423cm" svg:x="16.083cm" svg:y="8.467cm" svg:viewBox="0 0 424 424" draw:points="0,424 0,0 424,0 424,424">
          <text:p/>
        </draw:polygon>
        <draw:polygon draw:style-name="gr1" draw:layer="layout" svg:width="0.423cm" svg:height="0.423cm" svg:x="16.083cm" svg:y="8.467cm" svg:viewBox="0 0 424 424" draw:points="0,424 0,0 424,0 424,424">
          <text:p/>
        </draw:polygon>
        <draw:polygon draw:style-name="gr1" draw:layer="layout" svg:width="0.423cm" svg:height="0.423cm" svg:x="16.083cm" svg:y="8.044cm" svg:viewBox="0 0 424 424" draw:points="0,424 0,0 424,0 424,424">
          <text:p/>
        </draw:polygon>
        <draw:polygon draw:style-name="gr1" draw:layer="layout" svg:width="0.423cm" svg:height="0.423cm" svg:x="16.083cm" svg:y="8.044cm" svg:viewBox="0 0 424 424" draw:points="0,424 0,0 424,0 424,424">
          <text:p/>
        </draw:polygon>
        <draw:polygon draw:style-name="gr1" draw:layer="layout" svg:width="0.423cm" svg:height="0.424cm" svg:x="16.083cm" svg:y="7.62cm" svg:viewBox="0 0 424 425" draw:points="0,425 0,0 424,0 424,425">
          <text:p/>
        </draw:polygon>
        <draw:polygon draw:style-name="gr1" draw:layer="layout" svg:width="0.423cm" svg:height="0.424cm" svg:x="16.083cm" svg:y="7.62cm" svg:viewBox="0 0 424 425" draw:points="0,425 0,0 424,0 424,425">
          <text:p/>
        </draw:polygon>
        <draw:polygon draw:style-name="gr1" draw:layer="layout" svg:width="0.423cm" svg:height="0.423cm" svg:x="16.083cm" svg:y="7.197cm" svg:viewBox="0 0 424 424" draw:points="0,424 0,0 424,0 424,424">
          <text:p/>
        </draw:polygon>
        <draw:polygon draw:style-name="gr1" draw:layer="layout" svg:width="0.423cm" svg:height="0.423cm" svg:x="16.083cm" svg:y="7.197cm" svg:viewBox="0 0 424 424" draw:points="0,424 0,0 424,0 424,424">
          <text:p/>
        </draw:polygon>
        <draw:polygon draw:style-name="gr1" draw:layer="layout" svg:width="0.423cm" svg:height="0.423cm" svg:x="16.083cm" svg:y="6.774cm" svg:viewBox="0 0 424 424" draw:points="0,424 0,0 424,0 424,424">
          <text:p/>
        </draw:polygon>
        <draw:polygon draw:style-name="gr1" draw:layer="layout" svg:width="0.423cm" svg:height="0.423cm" svg:x="16.083cm" svg:y="6.774cm" svg:viewBox="0 0 424 424" draw:points="0,424 0,0 424,0 424,424">
          <text:p/>
        </draw:polygon>
        <draw:polygon draw:style-name="gr1" draw:layer="layout" svg:width="0.423cm" svg:height="0.424cm" svg:x="16.083cm" svg:y="6.35cm" svg:viewBox="0 0 424 425" draw:points="0,425 0,0 424,0 424,425">
          <text:p/>
        </draw:polygon>
        <draw:polygon draw:style-name="gr1" draw:layer="layout" svg:width="0.423cm" svg:height="0.424cm" svg:x="16.083cm" svg:y="6.35cm" svg:viewBox="0 0 424 425" draw:points="0,425 0,0 424,0 424,425">
          <text:p/>
        </draw:polygon>
        <draw:polygon draw:style-name="gr1" draw:layer="layout" svg:width="0.423cm" svg:height="0.423cm" svg:x="16.083cm" svg:y="5.927cm" svg:viewBox="0 0 424 424" draw:points="0,424 0,0 424,0 424,424">
          <text:p/>
        </draw:polygon>
        <draw:polygon draw:style-name="gr1" draw:layer="layout" svg:width="0.423cm" svg:height="0.423cm" svg:x="16.083cm" svg:y="5.927cm" svg:viewBox="0 0 424 424" draw:points="0,424 0,0 424,0 424,424">
          <text:p/>
        </draw:polygon>
        <draw:polygon draw:style-name="gr1" draw:layer="layout" svg:width="0.423cm" svg:height="0.423cm" svg:x="16.083cm" svg:y="5.504cm" svg:viewBox="0 0 424 424" draw:points="0,424 0,0 424,0 424,424">
          <text:p/>
        </draw:polygon>
        <draw:polygon draw:style-name="gr1" draw:layer="layout" svg:width="0.423cm" svg:height="0.423cm" svg:x="16.083cm" svg:y="5.504cm" svg:viewBox="0 0 424 424" draw:points="0,424 0,0 424,0 424,424">
          <text:p/>
        </draw:polygon>
        <draw:polygon draw:style-name="gr1" draw:layer="layout" svg:width="0.423cm" svg:height="0.424cm" svg:x="16.083cm" svg:y="5.08cm" svg:viewBox="0 0 424 425" draw:points="0,425 0,0 424,0 424,425">
          <text:p/>
        </draw:polygon>
        <draw:polygon draw:style-name="gr1" draw:layer="layout" svg:width="0.423cm" svg:height="0.424cm" svg:x="16.083cm" svg:y="5.08cm" svg:viewBox="0 0 424 425" draw:points="0,425 0,0 424,0 424,425">
          <text:p/>
        </draw:polygon>
        <draw:polygon draw:style-name="gr1" draw:layer="layout" svg:width="0.423cm" svg:height="0.423cm" svg:x="16.083cm" svg:y="4.657cm" svg:viewBox="0 0 424 424" draw:points="0,424 0,0 424,0 424,424">
          <text:p/>
        </draw:polygon>
        <draw:polygon draw:style-name="gr1" draw:layer="layout" svg:width="0.423cm" svg:height="0.423cm" svg:x="16.083cm" svg:y="4.657cm" svg:viewBox="0 0 424 424" draw:points="0,424 0,0 424,0 424,424">
          <text:p/>
        </draw:polygon>
        <draw:polygon draw:style-name="gr1" draw:layer="layout" svg:width="0.423cm" svg:height="0.423cm" svg:x="16.083cm" svg:y="4.234cm" svg:viewBox="0 0 424 424" draw:points="0,424 0,0 424,0 424,424">
          <text:p/>
        </draw:polygon>
        <draw:polygon draw:style-name="gr1" draw:layer="layout" svg:width="0.423cm" svg:height="0.423cm" svg:x="16.083cm" svg:y="4.234cm" svg:viewBox="0 0 424 424" draw:points="0,424 0,0 424,0 424,424">
          <text:p/>
        </draw:polygon>
        <draw:polygon draw:style-name="gr1" draw:layer="layout" svg:width="0.423cm" svg:height="0.424cm" svg:x="16.083cm" svg:y="3.81cm" svg:viewBox="0 0 424 425" draw:points="0,425 0,0 424,0 424,425">
          <text:p/>
        </draw:polygon>
        <draw:polygon draw:style-name="gr1" draw:layer="layout" svg:width="0.423cm" svg:height="0.424cm" svg:x="16.083cm" svg:y="3.81cm" svg:viewBox="0 0 424 425" draw:points="0,425 0,0 424,0 424,425">
          <text:p/>
        </draw:polygon>
        <draw:polygon draw:style-name="gr1" draw:layer="layout" svg:width="0.423cm" svg:height="0.423cm" svg:x="16.083cm" svg:y="3.387cm" svg:viewBox="0 0 424 424" draw:points="0,424 0,0 424,0 424,424">
          <text:p/>
        </draw:polygon>
        <draw:polygon draw:style-name="gr1" draw:layer="layout" svg:width="0.423cm" svg:height="0.423cm" svg:x="16.083cm" svg:y="3.387cm" svg:viewBox="0 0 424 424" draw:points="0,424 0,0 424,0 424,424">
          <text:p/>
        </draw:polygon>
        <draw:polygon draw:style-name="gr1" draw:layer="layout" svg:width="0.423cm" svg:height="0.423cm" svg:x="16.083cm" svg:y="2.964cm" svg:viewBox="0 0 424 424" draw:points="0,424 0,0 424,0 424,424">
          <text:p/>
        </draw:polygon>
        <draw:polygon draw:style-name="gr1" draw:layer="layout" svg:width="0.423cm" svg:height="0.423cm" svg:x="16.083cm" svg:y="2.964cm" svg:viewBox="0 0 424 424" draw:points="0,424 0,0 424,0 424,424">
          <text:p/>
        </draw:polygon>
        <draw:polygon draw:style-name="gr1" draw:layer="layout" svg:width="0.423cm" svg:height="0.424cm" svg:x="16.083cm" svg:y="2.54cm" svg:viewBox="0 0 424 425" draw:points="0,425 0,0 424,0 424,425">
          <text:p/>
        </draw:polygon>
        <draw:polygon draw:style-name="gr1" draw:layer="layout" svg:width="0.423cm" svg:height="0.424cm" svg:x="16.083cm" svg:y="2.54cm" svg:viewBox="0 0 424 425" draw:points="0,425 0,0 424,0 424,425">
          <text:p/>
        </draw:polygon>
        <draw:polygon draw:style-name="gr1" draw:layer="layout" svg:width="0.423cm" svg:height="0.423cm" svg:x="16.083cm" svg:y="2.117cm" svg:viewBox="0 0 424 424" draw:points="0,424 0,0 424,0 424,424">
          <text:p/>
        </draw:polygon>
        <draw:polygon draw:style-name="gr1" draw:layer="layout" svg:width="0.423cm" svg:height="0.423cm" svg:x="16.083cm" svg:y="2.117cm" svg:viewBox="0 0 424 424" draw:points="0,424 0,0 424,0 424,424">
          <text:p/>
        </draw:polygon>
        <draw:polygon draw:style-name="gr1" draw:layer="layout" svg:width="0.423cm" svg:height="0.423cm" svg:x="16.083cm" svg:y="1.694cm" svg:viewBox="0 0 424 424" draw:points="0,424 0,0 424,0 424,424">
          <text:p/>
        </draw:polygon>
        <draw:polygon draw:style-name="gr1" draw:layer="layout" svg:width="0.423cm" svg:height="0.423cm" svg:x="16.083cm" svg:y="1.694cm" svg:viewBox="0 0 424 424" draw:points="0,424 0,0 424,0 424,424">
          <text:p/>
        </draw:polygon>
        <draw:polygon draw:style-name="gr1" draw:layer="layout" svg:width="0.423cm" svg:height="0.424cm" svg:x="16.083cm" svg:y="1.27cm" svg:viewBox="0 0 424 425" draw:points="0,425 0,0 424,0 424,425">
          <text:p/>
        </draw:polygon>
        <draw:polygon draw:style-name="gr1" draw:layer="layout" svg:width="0.423cm" svg:height="0.424cm" svg:x="16.083cm" svg:y="1.27cm" svg:viewBox="0 0 424 425" draw:points="0,425 0,0 424,0 424,425">
          <text:p/>
        </draw:polygon>
        <draw:polygon draw:style-name="gr1" draw:layer="layout" svg:width="0.423cm" svg:height="0.423cm" svg:x="16.083cm" svg:y="0.847cm" svg:viewBox="0 0 424 424" draw:points="0,424 0,0 424,0 424,424">
          <text:p/>
        </draw:polygon>
        <draw:polygon draw:style-name="gr1" draw:layer="layout" svg:width="0.423cm" svg:height="0.423cm" svg:x="16.083cm" svg:y="0.847cm" svg:viewBox="0 0 424 424" draw:points="0,424 0,0 424,0 424,424">
          <text:p/>
        </draw:polygon>
        <draw:polygon draw:style-name="gr1" draw:layer="layout" svg:width="0.423cm" svg:height="0.423cm" svg:x="16.083cm" svg:y="0.424cm" svg:viewBox="0 0 424 424" draw:points="0,424 0,0 424,0 424,424">
          <text:p/>
        </draw:polygon>
        <draw:polygon draw:style-name="gr1" draw:layer="layout" svg:width="0.423cm" svg:height="0.423cm" svg:x="16.083cm" svg:y="0.424cm" svg:viewBox="0 0 424 424" draw:points="0,424 0,0 424,0 424,424">
          <text:p/>
        </draw:polygon>
        <draw:polygon draw:style-name="gr1" draw:layer="layout" svg:width="0.423cm" svg:height="0.424cm" svg:x="16.083cm" svg:y="0cm" svg:viewBox="0 0 424 425" draw:points="0,425 0,0 424,0 424,425">
          <text:p/>
        </draw:polygon>
        <draw:polygon draw:style-name="gr1" draw:layer="layout" svg:width="0.423cm" svg:height="0.424cm" svg:x="16.083cm" svg:y="0cm" svg:viewBox="0 0 424 425" draw:points="0,425 0,0 424,0 424,425">
          <text:p/>
        </draw:polygon>
        <draw:polygon draw:style-name="gr1" draw:layer="layout" svg:width="0.424cm" svg:height="0.423cm" svg:x="16.506cm" svg:y="9.737cm" svg:viewBox="0 0 425 424" draw:points="0,424 0,0 425,0 425,424">
          <text:p/>
        </draw:polygon>
        <draw:polygon draw:style-name="gr1" draw:layer="layout" svg:width="0.424cm" svg:height="0.423cm" svg:x="16.506cm" svg:y="9.737cm" svg:viewBox="0 0 425 424" draw:points="0,424 0,0 425,0 425,424">
          <text:p/>
        </draw:polygon>
        <draw:polygon draw:style-name="gr1" draw:layer="layout" svg:width="0.424cm" svg:height="0.423cm" svg:x="16.506cm" svg:y="9.314cm" svg:viewBox="0 0 425 424" draw:points="0,424 0,0 425,0 425,424">
          <text:p/>
        </draw:polygon>
        <draw:polygon draw:style-name="gr1" draw:layer="layout" svg:width="0.424cm" svg:height="0.423cm" svg:x="16.506cm" svg:y="9.314cm" svg:viewBox="0 0 425 424" draw:points="0,424 0,0 425,0 425,424">
          <text:p/>
        </draw:polygon>
        <draw:polygon draw:style-name="gr1" draw:layer="layout" svg:width="0.424cm" svg:height="0.424cm" svg:x="16.506cm" svg:y="8.89cm" svg:viewBox="0 0 425 425" draw:points="0,425 0,0 425,0 425,425">
          <text:p/>
        </draw:polygon>
        <draw:polygon draw:style-name="gr1" draw:layer="layout" svg:width="0.424cm" svg:height="0.424cm" svg:x="16.506cm" svg:y="8.89cm" svg:viewBox="0 0 425 425" draw:points="0,425 0,0 425,0 425,425">
          <text:p/>
        </draw:polygon>
        <draw:polygon draw:style-name="gr1" draw:layer="layout" svg:width="0.424cm" svg:height="0.423cm" svg:x="16.506cm" svg:y="8.467cm" svg:viewBox="0 0 425 424" draw:points="0,424 0,0 425,0 425,424">
          <text:p/>
        </draw:polygon>
        <draw:polygon draw:style-name="gr1" draw:layer="layout" svg:width="0.424cm" svg:height="0.423cm" svg:x="16.506cm" svg:y="8.467cm" svg:viewBox="0 0 425 424" draw:points="0,424 0,0 425,0 425,424">
          <text:p/>
        </draw:polygon>
        <draw:polygon draw:style-name="gr1" draw:layer="layout" svg:width="0.424cm" svg:height="0.423cm" svg:x="16.506cm" svg:y="8.044cm" svg:viewBox="0 0 425 424" draw:points="0,424 0,0 425,0 425,424">
          <text:p/>
        </draw:polygon>
        <draw:polygon draw:style-name="gr1" draw:layer="layout" svg:width="0.424cm" svg:height="0.423cm" svg:x="16.506cm" svg:y="8.044cm" svg:viewBox="0 0 425 424" draw:points="0,424 0,0 425,0 425,424">
          <text:p/>
        </draw:polygon>
        <draw:polygon draw:style-name="gr1" draw:layer="layout" svg:width="0.424cm" svg:height="0.424cm" svg:x="16.506cm" svg:y="7.62cm" svg:viewBox="0 0 425 425" draw:points="0,425 0,0 425,0 425,425">
          <text:p/>
        </draw:polygon>
        <draw:polygon draw:style-name="gr1" draw:layer="layout" svg:width="0.424cm" svg:height="0.424cm" svg:x="16.506cm" svg:y="7.62cm" svg:viewBox="0 0 425 425" draw:points="0,425 0,0 425,0 425,425">
          <text:p/>
        </draw:polygon>
        <draw:polygon draw:style-name="gr1" draw:layer="layout" svg:width="0.424cm" svg:height="0.423cm" svg:x="16.506cm" svg:y="7.197cm" svg:viewBox="0 0 425 424" draw:points="0,424 0,0 425,0 425,424">
          <text:p/>
        </draw:polygon>
        <draw:polygon draw:style-name="gr1" draw:layer="layout" svg:width="0.424cm" svg:height="0.423cm" svg:x="16.506cm" svg:y="7.197cm" svg:viewBox="0 0 425 424" draw:points="0,424 0,0 425,0 425,424">
          <text:p/>
        </draw:polygon>
        <draw:polygon draw:style-name="gr1" draw:layer="layout" svg:width="0.424cm" svg:height="0.423cm" svg:x="16.506cm" svg:y="6.774cm" svg:viewBox="0 0 425 424" draw:points="0,424 0,0 425,0 425,424">
          <text:p/>
        </draw:polygon>
        <draw:polygon draw:style-name="gr1" draw:layer="layout" svg:width="0.424cm" svg:height="0.423cm" svg:x="16.506cm" svg:y="6.774cm" svg:viewBox="0 0 425 424" draw:points="0,424 0,0 425,0 425,424">
          <text:p/>
        </draw:polygon>
        <draw:polygon draw:style-name="gr1" draw:layer="layout" svg:width="0.424cm" svg:height="0.424cm" svg:x="16.506cm" svg:y="6.35cm" svg:viewBox="0 0 425 425" draw:points="0,425 0,0 425,0 425,425">
          <text:p/>
        </draw:polygon>
        <draw:polygon draw:style-name="gr1" draw:layer="layout" svg:width="0.424cm" svg:height="0.424cm" svg:x="16.506cm" svg:y="6.35cm" svg:viewBox="0 0 425 425" draw:points="0,425 0,0 425,0 425,425">
          <text:p/>
        </draw:polygon>
        <draw:polygon draw:style-name="gr1" draw:layer="layout" svg:width="0.424cm" svg:height="0.423cm" svg:x="16.506cm" svg:y="5.927cm" svg:viewBox="0 0 425 424" draw:points="0,424 0,0 425,0 425,424">
          <text:p/>
        </draw:polygon>
        <draw:polygon draw:style-name="gr1" draw:layer="layout" svg:width="0.424cm" svg:height="0.423cm" svg:x="16.506cm" svg:y="5.927cm" svg:viewBox="0 0 425 424" draw:points="0,424 0,0 425,0 425,424">
          <text:p/>
        </draw:polygon>
        <draw:polygon draw:style-name="gr1" draw:layer="layout" svg:width="0.424cm" svg:height="0.423cm" svg:x="16.506cm" svg:y="5.504cm" svg:viewBox="0 0 425 424" draw:points="0,424 0,0 425,0 425,424">
          <text:p/>
        </draw:polygon>
        <draw:polygon draw:style-name="gr1" draw:layer="layout" svg:width="0.424cm" svg:height="0.423cm" svg:x="16.506cm" svg:y="5.504cm" svg:viewBox="0 0 425 424" draw:points="0,424 0,0 425,0 425,424">
          <text:p/>
        </draw:polygon>
        <draw:polygon draw:style-name="gr1" draw:layer="layout" svg:width="0.424cm" svg:height="0.424cm" svg:x="16.506cm" svg:y="5.08cm" svg:viewBox="0 0 425 425" draw:points="0,425 0,0 425,0 425,425">
          <text:p/>
        </draw:polygon>
        <draw:polygon draw:style-name="gr1" draw:layer="layout" svg:width="0.424cm" svg:height="0.424cm" svg:x="16.506cm" svg:y="5.08cm" svg:viewBox="0 0 425 425" draw:points="0,425 0,0 425,0 425,425">
          <text:p/>
        </draw:polygon>
        <draw:polygon draw:style-name="gr1" draw:layer="layout" svg:width="0.424cm" svg:height="0.423cm" svg:x="16.506cm" svg:y="4.657cm" svg:viewBox="0 0 425 424" draw:points="0,424 0,0 425,0 425,424">
          <text:p/>
        </draw:polygon>
        <draw:polygon draw:style-name="gr1" draw:layer="layout" svg:width="0.424cm" svg:height="0.423cm" svg:x="16.506cm" svg:y="4.657cm" svg:viewBox="0 0 425 424" draw:points="0,424 0,0 425,0 425,424">
          <text:p/>
        </draw:polygon>
        <draw:polygon draw:style-name="gr1" draw:layer="layout" svg:width="0.424cm" svg:height="0.423cm" svg:x="16.506cm" svg:y="4.234cm" svg:viewBox="0 0 425 424" draw:points="0,424 0,0 425,0 425,424">
          <text:p/>
        </draw:polygon>
        <draw:polygon draw:style-name="gr1" draw:layer="layout" svg:width="0.424cm" svg:height="0.423cm" svg:x="16.506cm" svg:y="4.234cm" svg:viewBox="0 0 425 424" draw:points="0,424 0,0 425,0 425,424">
          <text:p/>
        </draw:polygon>
        <draw:polygon draw:style-name="gr1" draw:layer="layout" svg:width="0.424cm" svg:height="0.424cm" svg:x="16.506cm" svg:y="3.81cm" svg:viewBox="0 0 425 425" draw:points="0,425 0,0 425,0 425,425">
          <text:p/>
        </draw:polygon>
        <draw:polygon draw:style-name="gr1" draw:layer="layout" svg:width="0.424cm" svg:height="0.424cm" svg:x="16.506cm" svg:y="3.81cm" svg:viewBox="0 0 425 425" draw:points="0,425 0,0 425,0 425,425">
          <text:p/>
        </draw:polygon>
        <draw:polygon draw:style-name="gr1" draw:layer="layout" svg:width="0.424cm" svg:height="0.423cm" svg:x="16.506cm" svg:y="3.387cm" svg:viewBox="0 0 425 424" draw:points="0,424 0,0 425,0 425,424">
          <text:p/>
        </draw:polygon>
        <draw:polygon draw:style-name="gr1" draw:layer="layout" svg:width="0.424cm" svg:height="0.423cm" svg:x="16.506cm" svg:y="3.387cm" svg:viewBox="0 0 425 424" draw:points="0,424 0,0 425,0 425,424">
          <text:p/>
        </draw:polygon>
        <draw:polygon draw:style-name="gr1" draw:layer="layout" svg:width="0.424cm" svg:height="0.423cm" svg:x="16.506cm" svg:y="2.964cm" svg:viewBox="0 0 425 424" draw:points="0,424 0,0 425,0 425,424">
          <text:p/>
        </draw:polygon>
        <draw:polygon draw:style-name="gr1" draw:layer="layout" svg:width="0.424cm" svg:height="0.423cm" svg:x="16.506cm" svg:y="2.964cm" svg:viewBox="0 0 425 424" draw:points="0,424 0,0 425,0 425,424">
          <text:p/>
        </draw:polygon>
        <draw:polygon draw:style-name="gr1" draw:layer="layout" svg:width="0.424cm" svg:height="0.424cm" svg:x="16.506cm" svg:y="2.54cm" svg:viewBox="0 0 425 425" draw:points="0,425 0,0 425,0 425,425">
          <text:p/>
        </draw:polygon>
        <draw:polygon draw:style-name="gr1" draw:layer="layout" svg:width="0.424cm" svg:height="0.424cm" svg:x="16.506cm" svg:y="2.54cm" svg:viewBox="0 0 425 425" draw:points="0,425 0,0 425,0 425,425">
          <text:p/>
        </draw:polygon>
        <draw:polygon draw:style-name="gr1" draw:layer="layout" svg:width="0.424cm" svg:height="0.423cm" svg:x="16.506cm" svg:y="2.117cm" svg:viewBox="0 0 425 424" draw:points="0,424 0,0 425,0 425,424">
          <text:p/>
        </draw:polygon>
        <draw:polygon draw:style-name="gr1" draw:layer="layout" svg:width="0.424cm" svg:height="0.423cm" svg:x="16.506cm" svg:y="2.117cm" svg:viewBox="0 0 425 424" draw:points="0,424 0,0 425,0 425,424">
          <text:p/>
        </draw:polygon>
        <draw:polygon draw:style-name="gr1" draw:layer="layout" svg:width="0.424cm" svg:height="0.423cm" svg:x="16.506cm" svg:y="1.694cm" svg:viewBox="0 0 425 424" draw:points="0,424 0,0 425,0 425,424">
          <text:p/>
        </draw:polygon>
        <draw:polygon draw:style-name="gr1" draw:layer="layout" svg:width="0.424cm" svg:height="0.423cm" svg:x="16.506cm" svg:y="1.694cm" svg:viewBox="0 0 425 424" draw:points="0,424 0,0 425,0 425,424">
          <text:p/>
        </draw:polygon>
        <draw:polygon draw:style-name="gr1" draw:layer="layout" svg:width="0.424cm" svg:height="0.424cm" svg:x="16.506cm" svg:y="1.27cm" svg:viewBox="0 0 425 425" draw:points="0,425 0,0 425,0 425,425">
          <text:p/>
        </draw:polygon>
        <draw:polygon draw:style-name="gr1" draw:layer="layout" svg:width="0.424cm" svg:height="0.424cm" svg:x="16.506cm" svg:y="1.27cm" svg:viewBox="0 0 425 425" draw:points="0,425 0,0 425,0 425,425">
          <text:p/>
        </draw:polygon>
        <draw:polygon draw:style-name="gr1" draw:layer="layout" svg:width="0.424cm" svg:height="0.423cm" svg:x="16.506cm" svg:y="0.847cm" svg:viewBox="0 0 425 424" draw:points="0,424 0,0 425,0 425,424">
          <text:p/>
        </draw:polygon>
        <draw:polygon draw:style-name="gr1" draw:layer="layout" svg:width="0.424cm" svg:height="0.423cm" svg:x="16.506cm" svg:y="0.847cm" svg:viewBox="0 0 425 424" draw:points="0,424 0,0 425,0 425,424">
          <text:p/>
        </draw:polygon>
        <draw:polygon draw:style-name="gr1" draw:layer="layout" svg:width="0.424cm" svg:height="0.423cm" svg:x="16.506cm" svg:y="0.424cm" svg:viewBox="0 0 425 424" draw:points="0,424 0,0 425,0 425,424">
          <text:p/>
        </draw:polygon>
        <draw:polygon draw:style-name="gr1" draw:layer="layout" svg:width="0.424cm" svg:height="0.423cm" svg:x="16.506cm" svg:y="0.424cm" svg:viewBox="0 0 425 424" draw:points="0,424 0,0 425,0 425,424">
          <text:p/>
        </draw:polygon>
        <draw:polygon draw:style-name="gr1" draw:layer="layout" svg:width="0.424cm" svg:height="0.424cm" svg:x="16.506cm" svg:y="0cm" svg:viewBox="0 0 425 425" draw:points="0,425 0,0 425,0 425,425">
          <text:p/>
        </draw:polygon>
        <draw:polygon draw:style-name="gr1" draw:layer="layout" svg:width="0.424cm" svg:height="0.424cm" svg:x="16.506cm" svg:y="0cm" svg:viewBox="0 0 425 425" draw:points="0,425 0,0 425,0 425,425">
          <text:p/>
        </draw:polygon>
        <draw:polygon draw:style-name="gr1" draw:layer="layout" svg:width="0.423cm" svg:height="0.423cm" svg:x="16.93cm" svg:y="9.737cm" svg:viewBox="0 0 424 424" draw:points="0,424 0,0 424,0 424,424">
          <text:p/>
        </draw:polygon>
        <draw:polygon draw:style-name="gr1" draw:layer="layout" svg:width="0.423cm" svg:height="0.423cm" svg:x="16.93cm" svg:y="9.737cm" svg:viewBox="0 0 424 424" draw:points="0,424 0,0 424,0 424,424">
          <text:p/>
        </draw:polygon>
        <draw:polygon draw:style-name="gr1" draw:layer="layout" svg:width="0.423cm" svg:height="0.423cm" svg:x="16.93cm" svg:y="9.314cm" svg:viewBox="0 0 424 424" draw:points="0,424 0,0 424,0 424,424">
          <text:p/>
        </draw:polygon>
        <draw:polygon draw:style-name="gr1" draw:layer="layout" svg:width="0.423cm" svg:height="0.423cm" svg:x="16.93cm" svg:y="9.314cm" svg:viewBox="0 0 424 424" draw:points="0,424 0,0 424,0 424,424">
          <text:p/>
        </draw:polygon>
        <draw:polygon draw:style-name="gr1" draw:layer="layout" svg:width="0.423cm" svg:height="0.424cm" svg:x="16.93cm" svg:y="8.89cm" svg:viewBox="0 0 424 425" draw:points="0,425 0,0 424,0 424,425">
          <text:p/>
        </draw:polygon>
        <draw:polygon draw:style-name="gr1" draw:layer="layout" svg:width="0.423cm" svg:height="0.424cm" svg:x="16.93cm" svg:y="8.89cm" svg:viewBox="0 0 424 425" draw:points="0,425 0,0 424,0 424,425">
          <text:p/>
        </draw:polygon>
        <draw:polygon draw:style-name="gr1" draw:layer="layout" svg:width="0.423cm" svg:height="0.423cm" svg:x="16.93cm" svg:y="8.467cm" svg:viewBox="0 0 424 424" draw:points="0,424 0,0 424,0 424,424">
          <text:p/>
        </draw:polygon>
        <draw:polygon draw:style-name="gr1" draw:layer="layout" svg:width="0.423cm" svg:height="0.423cm" svg:x="16.93cm" svg:y="8.467cm" svg:viewBox="0 0 424 424" draw:points="0,424 0,0 424,0 424,424">
          <text:p/>
        </draw:polygon>
        <draw:polygon draw:style-name="gr1" draw:layer="layout" svg:width="0.423cm" svg:height="0.423cm" svg:x="16.93cm" svg:y="8.044cm" svg:viewBox="0 0 424 424" draw:points="0,424 0,0 424,0 424,424">
          <text:p/>
        </draw:polygon>
        <draw:polygon draw:style-name="gr1" draw:layer="layout" svg:width="0.423cm" svg:height="0.423cm" svg:x="16.93cm" svg:y="8.044cm" svg:viewBox="0 0 424 424" draw:points="0,424 0,0 424,0 424,424">
          <text:p/>
        </draw:polygon>
        <draw:polygon draw:style-name="gr1" draw:layer="layout" svg:width="0.423cm" svg:height="0.424cm" svg:x="16.93cm" svg:y="7.62cm" svg:viewBox="0 0 424 425" draw:points="0,425 0,0 424,0 424,425">
          <text:p/>
        </draw:polygon>
        <draw:polygon draw:style-name="gr1" draw:layer="layout" svg:width="0.423cm" svg:height="0.424cm" svg:x="16.93cm" svg:y="7.62cm" svg:viewBox="0 0 424 425" draw:points="0,425 0,0 424,0 424,425">
          <text:p/>
        </draw:polygon>
        <draw:polygon draw:style-name="gr1" draw:layer="layout" svg:width="0.423cm" svg:height="0.423cm" svg:x="16.93cm" svg:y="7.197cm" svg:viewBox="0 0 424 424" draw:points="0,424 0,0 424,0 424,424">
          <text:p/>
        </draw:polygon>
        <draw:polygon draw:style-name="gr1" draw:layer="layout" svg:width="0.423cm" svg:height="0.423cm" svg:x="16.93cm" svg:y="7.197cm" svg:viewBox="0 0 424 424" draw:points="0,424 0,0 424,0 424,424">
          <text:p/>
        </draw:polygon>
        <draw:polygon draw:style-name="gr1" draw:layer="layout" svg:width="0.423cm" svg:height="0.423cm" svg:x="16.93cm" svg:y="6.774cm" svg:viewBox="0 0 424 424" draw:points="0,424 0,0 424,0 424,424">
          <text:p/>
        </draw:polygon>
        <draw:polygon draw:style-name="gr1" draw:layer="layout" svg:width="0.423cm" svg:height="0.423cm" svg:x="16.93cm" svg:y="6.774cm" svg:viewBox="0 0 424 424" draw:points="0,424 0,0 424,0 424,424">
          <text:p/>
        </draw:polygon>
        <draw:polygon draw:style-name="gr1" draw:layer="layout" svg:width="0.423cm" svg:height="0.424cm" svg:x="16.93cm" svg:y="6.35cm" svg:viewBox="0 0 424 425" draw:points="0,425 0,0 424,0 424,425">
          <text:p/>
        </draw:polygon>
        <draw:polygon draw:style-name="gr1" draw:layer="layout" svg:width="0.423cm" svg:height="0.424cm" svg:x="16.93cm" svg:y="6.35cm" svg:viewBox="0 0 424 425" draw:points="0,425 0,0 424,0 424,425">
          <text:p/>
        </draw:polygon>
        <draw:polygon draw:style-name="gr1" draw:layer="layout" svg:width="0.423cm" svg:height="0.423cm" svg:x="16.93cm" svg:y="5.927cm" svg:viewBox="0 0 424 424" draw:points="0,424 0,0 424,0 424,424">
          <text:p/>
        </draw:polygon>
        <draw:polygon draw:style-name="gr1" draw:layer="layout" svg:width="0.423cm" svg:height="0.423cm" svg:x="16.93cm" svg:y="5.927cm" svg:viewBox="0 0 424 424" draw:points="0,424 0,0 424,0 424,424">
          <text:p/>
        </draw:polygon>
        <draw:polygon draw:style-name="gr1" draw:layer="layout" svg:width="0.423cm" svg:height="0.423cm" svg:x="16.93cm" svg:y="5.504cm" svg:viewBox="0 0 424 424" draw:points="0,424 0,0 424,0 424,424">
          <text:p/>
        </draw:polygon>
        <draw:polygon draw:style-name="gr1" draw:layer="layout" svg:width="0.423cm" svg:height="0.423cm" svg:x="16.93cm" svg:y="5.504cm" svg:viewBox="0 0 424 424" draw:points="0,424 0,0 424,0 424,424">
          <text:p/>
        </draw:polygon>
        <draw:polygon draw:style-name="gr1" draw:layer="layout" svg:width="0.423cm" svg:height="0.424cm" svg:x="16.93cm" svg:y="5.08cm" svg:viewBox="0 0 424 425" draw:points="0,425 0,0 424,0 424,425">
          <text:p/>
        </draw:polygon>
        <draw:polygon draw:style-name="gr1" draw:layer="layout" svg:width="0.423cm" svg:height="0.424cm" svg:x="16.93cm" svg:y="5.08cm" svg:viewBox="0 0 424 425" draw:points="0,425 0,0 424,0 424,425">
          <text:p/>
        </draw:polygon>
        <draw:polygon draw:style-name="gr1" draw:layer="layout" svg:width="0.423cm" svg:height="0.423cm" svg:x="16.93cm" svg:y="4.657cm" svg:viewBox="0 0 424 424" draw:points="0,424 0,0 424,0 424,424">
          <text:p/>
        </draw:polygon>
        <draw:polygon draw:style-name="gr1" draw:layer="layout" svg:width="0.423cm" svg:height="0.423cm" svg:x="16.93cm" svg:y="4.657cm" svg:viewBox="0 0 424 424" draw:points="0,424 0,0 424,0 424,424">
          <text:p/>
        </draw:polygon>
        <draw:polygon draw:style-name="gr1" draw:layer="layout" svg:width="0.423cm" svg:height="0.423cm" svg:x="16.93cm" svg:y="4.234cm" svg:viewBox="0 0 424 424" draw:points="0,424 0,0 424,0 424,424">
          <text:p/>
        </draw:polygon>
        <draw:polygon draw:style-name="gr1" draw:layer="layout" svg:width="0.423cm" svg:height="0.423cm" svg:x="16.93cm" svg:y="4.234cm" svg:viewBox="0 0 424 424" draw:points="0,424 0,0 424,0 424,424">
          <text:p/>
        </draw:polygon>
        <draw:polygon draw:style-name="gr1" draw:layer="layout" svg:width="0.423cm" svg:height="0.424cm" svg:x="16.93cm" svg:y="3.81cm" svg:viewBox="0 0 424 425" draw:points="0,425 0,0 424,0 424,425">
          <text:p/>
        </draw:polygon>
        <draw:polygon draw:style-name="gr1" draw:layer="layout" svg:width="0.423cm" svg:height="0.424cm" svg:x="16.93cm" svg:y="3.81cm" svg:viewBox="0 0 424 425" draw:points="0,425 0,0 424,0 424,425">
          <text:p/>
        </draw:polygon>
        <draw:polygon draw:style-name="gr1" draw:layer="layout" svg:width="0.423cm" svg:height="0.423cm" svg:x="16.93cm" svg:y="3.387cm" svg:viewBox="0 0 424 424" draw:points="0,424 0,0 424,0 424,424">
          <text:p/>
        </draw:polygon>
        <draw:polygon draw:style-name="gr1" draw:layer="layout" svg:width="0.423cm" svg:height="0.423cm" svg:x="16.93cm" svg:y="3.387cm" svg:viewBox="0 0 424 424" draw:points="0,424 0,0 424,0 424,424">
          <text:p/>
        </draw:polygon>
        <draw:polygon draw:style-name="gr1" draw:layer="layout" svg:width="0.423cm" svg:height="0.423cm" svg:x="16.93cm" svg:y="2.964cm" svg:viewBox="0 0 424 424" draw:points="0,424 0,0 424,0 424,424">
          <text:p/>
        </draw:polygon>
        <draw:polygon draw:style-name="gr1" draw:layer="layout" svg:width="0.423cm" svg:height="0.423cm" svg:x="16.93cm" svg:y="2.964cm" svg:viewBox="0 0 424 424" draw:points="0,424 0,0 424,0 424,424">
          <text:p/>
        </draw:polygon>
        <draw:polygon draw:style-name="gr1" draw:layer="layout" svg:width="0.423cm" svg:height="0.424cm" svg:x="16.93cm" svg:y="2.54cm" svg:viewBox="0 0 424 425" draw:points="0,425 0,0 424,0 424,425">
          <text:p/>
        </draw:polygon>
        <draw:polygon draw:style-name="gr1" draw:layer="layout" svg:width="0.423cm" svg:height="0.424cm" svg:x="16.93cm" svg:y="2.54cm" svg:viewBox="0 0 424 425" draw:points="0,425 0,0 424,0 424,425">
          <text:p/>
        </draw:polygon>
        <draw:polygon draw:style-name="gr1" draw:layer="layout" svg:width="0.423cm" svg:height="0.423cm" svg:x="16.93cm" svg:y="2.117cm" svg:viewBox="0 0 424 424" draw:points="0,424 0,0 424,0 424,424">
          <text:p/>
        </draw:polygon>
        <draw:polygon draw:style-name="gr1" draw:layer="layout" svg:width="0.423cm" svg:height="0.423cm" svg:x="16.93cm" svg:y="2.117cm" svg:viewBox="0 0 424 424" draw:points="0,424 0,0 424,0 424,424">
          <text:p/>
        </draw:polygon>
        <draw:polygon draw:style-name="gr1" draw:layer="layout" svg:width="0.423cm" svg:height="0.423cm" svg:x="16.93cm" svg:y="1.694cm" svg:viewBox="0 0 424 424" draw:points="0,424 0,0 424,0 424,424">
          <text:p/>
        </draw:polygon>
        <draw:polygon draw:style-name="gr1" draw:layer="layout" svg:width="0.423cm" svg:height="0.423cm" svg:x="16.93cm" svg:y="1.694cm" svg:viewBox="0 0 424 424" draw:points="0,424 0,0 424,0 424,424">
          <text:p/>
        </draw:polygon>
        <draw:polygon draw:style-name="gr1" draw:layer="layout" svg:width="0.423cm" svg:height="0.424cm" svg:x="16.93cm" svg:y="1.27cm" svg:viewBox="0 0 424 425" draw:points="0,425 0,0 424,0 424,425">
          <text:p/>
        </draw:polygon>
        <draw:polygon draw:style-name="gr1" draw:layer="layout" svg:width="0.423cm" svg:height="0.424cm" svg:x="16.93cm" svg:y="1.27cm" svg:viewBox="0 0 424 425" draw:points="0,425 0,0 424,0 424,425">
          <text:p/>
        </draw:polygon>
        <draw:polygon draw:style-name="gr1" draw:layer="layout" svg:width="0.423cm" svg:height="0.423cm" svg:x="16.93cm" svg:y="0.847cm" svg:viewBox="0 0 424 424" draw:points="0,424 0,0 424,0 424,424">
          <text:p/>
        </draw:polygon>
        <draw:polygon draw:style-name="gr1" draw:layer="layout" svg:width="0.423cm" svg:height="0.423cm" svg:x="16.93cm" svg:y="0.847cm" svg:viewBox="0 0 424 424" draw:points="0,424 0,0 424,0 424,424">
          <text:p/>
        </draw:polygon>
        <draw:polygon draw:style-name="gr1" draw:layer="layout" svg:width="0.423cm" svg:height="0.423cm" svg:x="16.93cm" svg:y="0.424cm" svg:viewBox="0 0 424 424" draw:points="0,424 0,0 424,0 424,424">
          <text:p/>
        </draw:polygon>
        <draw:polygon draw:style-name="gr1" draw:layer="layout" svg:width="0.423cm" svg:height="0.423cm" svg:x="16.93cm" svg:y="0.424cm" svg:viewBox="0 0 424 424" draw:points="0,424 0,0 424,0 424,424">
          <text:p/>
        </draw:polygon>
        <draw:polygon draw:style-name="gr1" draw:layer="layout" svg:width="0.423cm" svg:height="0.424cm" svg:x="16.93cm" svg:y="0cm" svg:viewBox="0 0 424 425" draw:points="0,425 0,0 424,0 424,425">
          <text:p/>
        </draw:polygon>
        <draw:polygon draw:style-name="gr1" draw:layer="layout" svg:width="0.423cm" svg:height="0.424cm" svg:x="16.93cm" svg:y="0cm" svg:viewBox="0 0 424 425" draw:points="0,425 0,0 424,0 424,425">
          <text:p/>
        </draw:polygon>
        <draw:polygon draw:style-name="gr1" draw:layer="layout" svg:width="0.423cm" svg:height="0.423cm" svg:x="17.353cm" svg:y="9.737cm" svg:viewBox="0 0 424 424" draw:points="0,424 0,0 424,0 424,424">
          <text:p/>
        </draw:polygon>
        <draw:polygon draw:style-name="gr1" draw:layer="layout" svg:width="0.423cm" svg:height="0.423cm" svg:x="17.353cm" svg:y="9.737cm" svg:viewBox="0 0 424 424" draw:points="0,424 0,0 424,0 424,424">
          <text:p/>
        </draw:polygon>
        <draw:polygon draw:style-name="gr1" draw:layer="layout" svg:width="0.423cm" svg:height="0.423cm" svg:x="17.353cm" svg:y="9.314cm" svg:viewBox="0 0 424 424" draw:points="0,424 0,0 424,0 424,424">
          <text:p/>
        </draw:polygon>
        <draw:polygon draw:style-name="gr1" draw:layer="layout" svg:width="0.423cm" svg:height="0.423cm" svg:x="17.353cm" svg:y="9.314cm" svg:viewBox="0 0 424 424" draw:points="0,424 0,0 424,0 424,424">
          <text:p/>
        </draw:polygon>
        <draw:polygon draw:style-name="gr1" draw:layer="layout" svg:width="0.423cm" svg:height="0.424cm" svg:x="17.353cm" svg:y="8.89cm" svg:viewBox="0 0 424 425" draw:points="0,425 0,0 424,0 424,425">
          <text:p/>
        </draw:polygon>
        <draw:polygon draw:style-name="gr1" draw:layer="layout" svg:width="0.423cm" svg:height="0.424cm" svg:x="17.353cm" svg:y="8.89cm" svg:viewBox="0 0 424 425" draw:points="0,425 0,0 424,0 424,425">
          <text:p/>
        </draw:polygon>
        <draw:polygon draw:style-name="gr1" draw:layer="layout" svg:width="0.423cm" svg:height="0.423cm" svg:x="17.353cm" svg:y="8.467cm" svg:viewBox="0 0 424 424" draw:points="0,424 0,0 424,0 424,424">
          <text:p/>
        </draw:polygon>
        <draw:polygon draw:style-name="gr1" draw:layer="layout" svg:width="0.423cm" svg:height="0.423cm" svg:x="17.353cm" svg:y="8.467cm" svg:viewBox="0 0 424 424" draw:points="0,424 0,0 424,0 424,424">
          <text:p/>
        </draw:polygon>
        <draw:polygon draw:style-name="gr1" draw:layer="layout" svg:width="0.423cm" svg:height="0.423cm" svg:x="17.353cm" svg:y="8.044cm" svg:viewBox="0 0 424 424" draw:points="0,424 0,0 424,0 424,424">
          <text:p/>
        </draw:polygon>
        <draw:polygon draw:style-name="gr1" draw:layer="layout" svg:width="0.423cm" svg:height="0.424cm" svg:x="17.353cm" svg:y="7.62cm" svg:viewBox="0 0 424 425" draw:points="0,425 0,0 424,0 424,425">
          <text:p/>
        </draw:polygon>
        <draw:polygon draw:style-name="gr1" draw:layer="layout" svg:width="0.423cm" svg:height="0.423cm" svg:x="17.353cm" svg:y="7.197cm" svg:viewBox="0 0 424 424" draw:points="0,424 0,0 424,0 424,424">
          <text:p/>
        </draw:polygon>
        <draw:polygon draw:style-name="gr1" draw:layer="layout" svg:width="0.423cm" svg:height="0.423cm" svg:x="17.353cm" svg:y="6.774cm" svg:viewBox="0 0 424 424" draw:points="0,424 0,0 424,0 424,424">
          <text:p/>
        </draw:polygon>
        <draw:polygon draw:style-name="gr1" draw:layer="layout" svg:width="0.423cm" svg:height="0.424cm" svg:x="17.353cm" svg:y="6.35cm" svg:viewBox="0 0 424 425" draw:points="0,425 0,0 424,0 424,425">
          <text:p/>
        </draw:polygon>
        <draw:polygon draw:style-name="gr1" draw:layer="layout" svg:width="0.423cm" svg:height="0.423cm" svg:x="17.353cm" svg:y="5.927cm" svg:viewBox="0 0 424 424" draw:points="0,424 0,0 424,0 424,424">
          <text:p/>
        </draw:polygon>
        <draw:polygon draw:style-name="gr1" draw:layer="layout" svg:width="0.423cm" svg:height="0.423cm" svg:x="17.353cm" svg:y="5.504cm" svg:viewBox="0 0 424 424" draw:points="0,424 0,0 424,0 424,424">
          <text:p/>
        </draw:polygon>
        <draw:polygon draw:style-name="gr1" draw:layer="layout" svg:width="0.423cm" svg:height="0.424cm" svg:x="17.353cm" svg:y="5.08cm" svg:viewBox="0 0 424 425" draw:points="0,425 0,0 424,0 424,425">
          <text:p/>
        </draw:polygon>
        <draw:polygon draw:style-name="gr1" draw:layer="layout" svg:width="0.423cm" svg:height="0.423cm" svg:x="17.353cm" svg:y="4.657cm" svg:viewBox="0 0 424 424" draw:points="0,424 0,0 424,0 424,424">
          <text:p/>
        </draw:polygon>
        <draw:polygon draw:style-name="gr1" draw:layer="layout" svg:width="0.423cm" svg:height="0.423cm" svg:x="17.353cm" svg:y="4.234cm" svg:viewBox="0 0 424 424" draw:points="0,424 0,0 424,0 424,424">
          <text:p/>
        </draw:polygon>
        <draw:polygon draw:style-name="gr1" draw:layer="layout" svg:width="0.423cm" svg:height="0.424cm" svg:x="17.353cm" svg:y="3.81cm" svg:viewBox="0 0 424 425" draw:points="0,425 0,0 424,0 424,425">
          <text:p/>
        </draw:polygon>
        <draw:polygon draw:style-name="gr1" draw:layer="layout" svg:width="0.423cm" svg:height="0.423cm" svg:x="17.353cm" svg:y="3.387cm" svg:viewBox="0 0 424 424" draw:points="0,424 0,0 424,0 424,424">
          <text:p/>
        </draw:polygon>
        <draw:polygon draw:style-name="gr1" draw:layer="layout" svg:width="0.423cm" svg:height="0.423cm" svg:x="17.353cm" svg:y="2.964cm" svg:viewBox="0 0 424 424" draw:points="0,424 0,0 424,0 424,424">
          <text:p/>
        </draw:polygon>
        <draw:polygon draw:style-name="gr1" draw:layer="layout" svg:width="0.423cm" svg:height="0.424cm" svg:x="17.353cm" svg:y="2.54cm" svg:viewBox="0 0 424 425" draw:points="0,425 0,0 424,0 424,425">
          <text:p/>
        </draw:polygon>
        <draw:polygon draw:style-name="gr1" draw:layer="layout" svg:width="0.423cm" svg:height="0.423cm" svg:x="17.353cm" svg:y="2.117cm" svg:viewBox="0 0 424 424" draw:points="0,424 0,0 424,0 424,424">
          <text:p/>
        </draw:polygon>
        <draw:polygon draw:style-name="gr1" draw:layer="layout" svg:width="0.423cm" svg:height="0.423cm" svg:x="17.353cm" svg:y="1.694cm" svg:viewBox="0 0 424 424" draw:points="0,424 0,0 424,0 424,424">
          <text:p/>
        </draw:polygon>
        <draw:polygon draw:style-name="gr1" draw:layer="layout" svg:width="0.423cm" svg:height="0.424cm" svg:x="17.353cm" svg:y="1.27cm" svg:viewBox="0 0 424 425" draw:points="0,425 0,0 424,0 424,425">
          <text:p/>
        </draw:polygon>
        <draw:polygon draw:style-name="gr1" draw:layer="layout" svg:width="0.423cm" svg:height="0.423cm" svg:x="17.353cm" svg:y="0.847cm" svg:viewBox="0 0 424 424" draw:points="0,424 0,0 424,0 424,424">
          <text:p/>
        </draw:polygon>
        <draw:polygon draw:style-name="gr1" draw:layer="layout" svg:width="0.423cm" svg:height="0.423cm" svg:x="17.353cm" svg:y="0.847cm" svg:viewBox="0 0 424 424" draw:points="0,424 0,0 424,0 424,424">
          <text:p/>
        </draw:polygon>
        <draw:polygon draw:style-name="gr1" draw:layer="layout" svg:width="0.423cm" svg:height="0.423cm" svg:x="17.353cm" svg:y="0.424cm" svg:viewBox="0 0 424 424" draw:points="0,424 0,0 424,0 424,424">
          <text:p/>
        </draw:polygon>
        <draw:polygon draw:style-name="gr1" draw:layer="layout" svg:width="0.423cm" svg:height="0.423cm" svg:x="17.353cm" svg:y="0.424cm" svg:viewBox="0 0 424 424" draw:points="0,424 0,0 424,0 424,424">
          <text:p/>
        </draw:polygon>
        <draw:polygon draw:style-name="gr1" draw:layer="layout" svg:width="0.423cm" svg:height="0.424cm" svg:x="17.353cm" svg:y="0cm" svg:viewBox="0 0 424 425" draw:points="0,425 0,0 424,0 424,425">
          <text:p/>
        </draw:polygon>
        <draw:polygon draw:style-name="gr1" draw:layer="layout" svg:width="0.423cm" svg:height="0.424cm" svg:x="17.353cm" svg:y="0cm" svg:viewBox="0 0 424 425" draw:points="0,425 0,0 424,0 424,425">
          <text:p/>
        </draw:polygon>
        <draw:polygon draw:style-name="gr1" draw:layer="layout" svg:width="0.424cm" svg:height="0.423cm" svg:x="17.776cm" svg:y="9.737cm" svg:viewBox="0 0 425 424" draw:points="0,424 0,0 425,0 425,424">
          <text:p/>
        </draw:polygon>
        <draw:polygon draw:style-name="gr1" draw:layer="layout" svg:width="0.424cm" svg:height="0.423cm" svg:x="17.776cm" svg:y="9.737cm" svg:viewBox="0 0 425 424" draw:points="0,424 0,0 425,0 425,424">
          <text:p/>
        </draw:polygon>
        <draw:polygon draw:style-name="gr1" draw:layer="layout" svg:width="0.424cm" svg:height="0.423cm" svg:x="17.776cm" svg:y="9.314cm" svg:viewBox="0 0 425 424" draw:points="0,424 0,0 425,0 425,424">
          <text:p/>
        </draw:polygon>
        <draw:polygon draw:style-name="gr1" draw:layer="layout" svg:width="0.424cm" svg:height="0.423cm" svg:x="17.776cm" svg:y="9.314cm" svg:viewBox="0 0 425 424" draw:points="0,424 0,0 425,0 425,424">
          <text:p/>
        </draw:polygon>
        <draw:polygon draw:style-name="gr1" draw:layer="layout" svg:width="0.424cm" svg:height="0.424cm" svg:x="17.776cm" svg:y="8.89cm" svg:viewBox="0 0 425 425" draw:points="0,425 0,0 425,0 425,425">
          <text:p/>
        </draw:polygon>
        <draw:polygon draw:style-name="gr1" draw:layer="layout" svg:width="0.424cm" svg:height="0.424cm" svg:x="17.776cm" svg:y="8.89cm" svg:viewBox="0 0 425 425" draw:points="0,425 0,0 425,0 425,425">
          <text:p/>
        </draw:polygon>
        <draw:polygon draw:style-name="gr1" draw:layer="layout" svg:width="0.424cm" svg:height="0.423cm" svg:x="17.776cm" svg:y="8.467cm" svg:viewBox="0 0 425 424" draw:points="0,424 0,0 425,0 425,424">
          <text:p/>
        </draw:polygon>
        <draw:polygon draw:style-name="gr1" draw:layer="layout" svg:width="0.424cm" svg:height="0.423cm" svg:x="17.776cm" svg:y="8.467cm" svg:viewBox="0 0 425 424" draw:points="0,424 0,0 425,0 425,424">
          <text:p/>
        </draw:polygon>
        <draw:polygon draw:style-name="gr1" draw:layer="layout" svg:width="0.424cm" svg:height="0.423cm" svg:x="17.776cm" svg:y="8.044cm" svg:viewBox="0 0 425 424" draw:points="0,424 0,0 425,0 425,424">
          <text:p/>
        </draw:polygon>
        <draw:polygon draw:style-name="gr1" draw:layer="layout" svg:width="0.424cm" svg:height="0.424cm" svg:x="17.776cm" svg:y="7.62cm" svg:viewBox="0 0 425 425" draw:points="0,425 0,0 425,0 425,425">
          <text:p/>
        </draw:polygon>
        <draw:polygon draw:style-name="gr1" draw:layer="layout" svg:width="0.424cm" svg:height="0.423cm" svg:x="17.776cm" svg:y="7.197cm" svg:viewBox="0 0 425 424" draw:points="0,424 0,0 425,0 425,424">
          <text:p/>
        </draw:polygon>
        <draw:polygon draw:style-name="gr1" draw:layer="layout" svg:width="0.424cm" svg:height="0.423cm" svg:x="17.776cm" svg:y="6.774cm" svg:viewBox="0 0 425 424" draw:points="0,424 0,0 425,0 425,424">
          <text:p/>
        </draw:polygon>
        <draw:polygon draw:style-name="gr1" draw:layer="layout" svg:width="0.424cm" svg:height="0.424cm" svg:x="17.776cm" svg:y="6.35cm" svg:viewBox="0 0 425 425" draw:points="0,425 0,0 425,0 425,425">
          <text:p/>
        </draw:polygon>
        <draw:polygon draw:style-name="gr1" draw:layer="layout" svg:width="0.424cm" svg:height="0.423cm" svg:x="17.776cm" svg:y="5.927cm" svg:viewBox="0 0 425 424" draw:points="0,424 0,0 425,0 425,424">
          <text:p/>
        </draw:polygon>
        <draw:polygon draw:style-name="gr1" draw:layer="layout" svg:width="0.424cm" svg:height="0.423cm" svg:x="17.776cm" svg:y="5.504cm" svg:viewBox="0 0 425 424" draw:points="0,424 0,0 425,0 425,424">
          <text:p/>
        </draw:polygon>
        <draw:polygon draw:style-name="gr1" draw:layer="layout" svg:width="0.424cm" svg:height="0.424cm" svg:x="17.776cm" svg:y="5.08cm" svg:viewBox="0 0 425 425" draw:points="0,425 0,0 425,0 425,425">
          <text:p/>
        </draw:polygon>
        <draw:polygon draw:style-name="gr1" draw:layer="layout" svg:width="0.424cm" svg:height="0.423cm" svg:x="17.776cm" svg:y="4.657cm" svg:viewBox="0 0 425 424" draw:points="0,424 0,0 425,0 425,424">
          <text:p/>
        </draw:polygon>
        <draw:polygon draw:style-name="gr1" draw:layer="layout" svg:width="0.424cm" svg:height="0.423cm" svg:x="17.776cm" svg:y="4.234cm" svg:viewBox="0 0 425 424" draw:points="0,424 0,0 425,0 425,424">
          <text:p/>
        </draw:polygon>
        <draw:polygon draw:style-name="gr1" draw:layer="layout" svg:width="0.424cm" svg:height="0.424cm" svg:x="17.776cm" svg:y="3.81cm" svg:viewBox="0 0 425 425" draw:points="0,425 0,0 425,0 425,425">
          <text:p/>
        </draw:polygon>
        <draw:polygon draw:style-name="gr1" draw:layer="layout" svg:width="0.424cm" svg:height="0.423cm" svg:x="17.776cm" svg:y="3.387cm" svg:viewBox="0 0 425 424" draw:points="0,424 0,0 425,0 425,424">
          <text:p/>
        </draw:polygon>
        <draw:polygon draw:style-name="gr1" draw:layer="layout" svg:width="0.424cm" svg:height="0.423cm" svg:x="17.776cm" svg:y="2.964cm" svg:viewBox="0 0 425 424" draw:points="0,424 0,0 425,0 425,424">
          <text:p/>
        </draw:polygon>
        <draw:polygon draw:style-name="gr1" draw:layer="layout" svg:width="0.424cm" svg:height="0.424cm" svg:x="17.776cm" svg:y="2.54cm" svg:viewBox="0 0 425 425" draw:points="0,425 0,0 425,0 425,425">
          <text:p/>
        </draw:polygon>
        <draw:polygon draw:style-name="gr1" draw:layer="layout" svg:width="0.424cm" svg:height="0.423cm" svg:x="17.776cm" svg:y="2.117cm" svg:viewBox="0 0 425 424" draw:points="0,424 0,0 425,0 425,424">
          <text:p/>
        </draw:polygon>
        <draw:polygon draw:style-name="gr1" draw:layer="layout" svg:width="0.424cm" svg:height="0.423cm" svg:x="17.776cm" svg:y="1.694cm" svg:viewBox="0 0 425 424" draw:points="0,424 0,0 425,0 425,424">
          <text:p/>
        </draw:polygon>
        <draw:polygon draw:style-name="gr1" draw:layer="layout" svg:width="0.424cm" svg:height="0.424cm" svg:x="17.776cm" svg:y="1.27cm" svg:viewBox="0 0 425 425" draw:points="0,425 0,0 425,0 425,425">
          <text:p/>
        </draw:polygon>
        <draw:polygon draw:style-name="gr1" draw:layer="layout" svg:width="0.424cm" svg:height="0.423cm" svg:x="17.776cm" svg:y="0.847cm" svg:viewBox="0 0 425 424" draw:points="0,424 0,0 425,0 425,424">
          <text:p/>
        </draw:polygon>
        <draw:polygon draw:style-name="gr1" draw:layer="layout" svg:width="0.424cm" svg:height="0.423cm" svg:x="17.776cm" svg:y="0.847cm" svg:viewBox="0 0 425 424" draw:points="0,424 0,0 425,0 425,424">
          <text:p/>
        </draw:polygon>
        <draw:polygon draw:style-name="gr1" draw:layer="layout" svg:width="0.424cm" svg:height="0.423cm" svg:x="17.776cm" svg:y="0.424cm" svg:viewBox="0 0 425 424" draw:points="0,424 0,0 425,0 425,424">
          <text:p/>
        </draw:polygon>
        <draw:polygon draw:style-name="gr1" draw:layer="layout" svg:width="0.424cm" svg:height="0.423cm" svg:x="17.776cm" svg:y="0.424cm" svg:viewBox="0 0 425 424" draw:points="0,424 0,0 425,0 425,424">
          <text:p/>
        </draw:polygon>
        <draw:polygon draw:style-name="gr1" draw:layer="layout" svg:width="0.424cm" svg:height="0.424cm" svg:x="17.776cm" svg:y="0cm" svg:viewBox="0 0 425 425" draw:points="0,425 0,0 425,0 425,425">
          <text:p/>
        </draw:polygon>
        <draw:polygon draw:style-name="gr1" draw:layer="layout" svg:width="0.424cm" svg:height="0.424cm" svg:x="17.776cm" svg:y="0cm" svg:viewBox="0 0 425 425" draw:points="0,425 0,0 425,0 425,425">
          <text:p/>
        </draw:polygon>
        <draw:polygon draw:style-name="gr1" draw:layer="layout" svg:width="0.423cm" svg:height="0.423cm" svg:x="18.2cm" svg:y="9.737cm" svg:viewBox="0 0 424 424" draw:points="0,424 0,0 424,0 424,424">
          <text:p/>
        </draw:polygon>
        <draw:polygon draw:style-name="gr1" draw:layer="layout" svg:width="0.423cm" svg:height="0.423cm" svg:x="18.2cm" svg:y="9.737cm" svg:viewBox="0 0 424 424" draw:points="0,424 0,0 424,0 424,424">
          <text:p/>
        </draw:polygon>
        <draw:polygon draw:style-name="gr1" draw:layer="layout" svg:width="0.423cm" svg:height="0.423cm" svg:x="18.2cm" svg:y="9.314cm" svg:viewBox="0 0 424 424" draw:points="0,424 0,0 424,0 424,424">
          <text:p/>
        </draw:polygon>
        <draw:polygon draw:style-name="gr1" draw:layer="layout" svg:width="0.423cm" svg:height="0.423cm" svg:x="18.2cm" svg:y="9.314cm" svg:viewBox="0 0 424 424" draw:points="0,424 0,0 424,0 424,424">
          <text:p/>
        </draw:polygon>
        <draw:polygon draw:style-name="gr1" draw:layer="layout" svg:width="0.423cm" svg:height="0.424cm" svg:x="18.2cm" svg:y="8.89cm" svg:viewBox="0 0 424 425" draw:points="0,425 0,0 424,0 424,425">
          <text:p/>
        </draw:polygon>
        <draw:polygon draw:style-name="gr1" draw:layer="layout" svg:width="0.423cm" svg:height="0.424cm" svg:x="18.2cm" svg:y="8.89cm" svg:viewBox="0 0 424 425" draw:points="0,425 0,0 424,0 424,425">
          <text:p/>
        </draw:polygon>
        <draw:polygon draw:style-name="gr1" draw:layer="layout" svg:width="0.423cm" svg:height="0.423cm" svg:x="18.2cm" svg:y="8.467cm" svg:viewBox="0 0 424 424" draw:points="0,424 0,0 424,0 424,424">
          <text:p/>
        </draw:polygon>
        <draw:polygon draw:style-name="gr1" draw:layer="layout" svg:width="0.423cm" svg:height="0.423cm" svg:x="18.2cm" svg:y="8.467cm" svg:viewBox="0 0 424 424" draw:points="0,424 0,0 424,0 424,424">
          <text:p/>
        </draw:polygon>
        <draw:polygon draw:style-name="gr1" draw:layer="layout" svg:width="0.423cm" svg:height="0.423cm" svg:x="18.2cm" svg:y="8.044cm" svg:viewBox="0 0 424 424" draw:points="0,424 0,0 424,0 424,424">
          <text:p/>
        </draw:polygon>
        <draw:polygon draw:style-name="gr1" draw:layer="layout" svg:width="0.423cm" svg:height="0.423cm" svg:x="18.2cm" svg:y="8.044cm" svg:viewBox="0 0 424 424" draw:points="0,424 0,0 424,0 424,424">
          <text:p/>
        </draw:polygon>
        <draw:polygon draw:style-name="gr1" draw:layer="layout" svg:width="0.423cm" svg:height="0.424cm" svg:x="18.2cm" svg:y="7.62cm" svg:viewBox="0 0 424 425" draw:points="0,425 0,0 424,0 424,425">
          <text:p/>
        </draw:polygon>
        <draw:polygon draw:style-name="gr1" draw:layer="layout" svg:width="0.423cm" svg:height="0.423cm" svg:x="18.2cm" svg:y="7.197cm" svg:viewBox="0 0 424 424" draw:points="0,424 0,0 424,0 424,424">
          <text:p/>
        </draw:polygon>
        <draw:polygon draw:style-name="gr1" draw:layer="layout" svg:width="0.423cm" svg:height="0.423cm" svg:x="18.2cm" svg:y="6.774cm" svg:viewBox="0 0 424 424" draw:points="0,424 0,0 424,0 424,424">
          <text:p/>
        </draw:polygon>
        <draw:polygon draw:style-name="gr1" draw:layer="layout" svg:width="0.423cm" svg:height="0.424cm" svg:x="18.2cm" svg:y="6.35cm" svg:viewBox="0 0 424 425" draw:points="0,425 0,0 424,0 424,425">
          <text:p/>
        </draw:polygon>
        <draw:polygon draw:style-name="gr1" draw:layer="layout" svg:width="0.423cm" svg:height="0.423cm" svg:x="18.2cm" svg:y="5.927cm" svg:viewBox="0 0 424 424" draw:points="0,424 0,0 424,0 424,424">
          <text:p/>
        </draw:polygon>
        <draw:polygon draw:style-name="gr1" draw:layer="layout" svg:width="0.423cm" svg:height="0.423cm" svg:x="18.2cm" svg:y="5.504cm" svg:viewBox="0 0 424 424" draw:points="0,424 0,0 424,0 424,424">
          <text:p/>
        </draw:polygon>
        <draw:polygon draw:style-name="gr1" draw:layer="layout" svg:width="0.423cm" svg:height="0.424cm" svg:x="18.2cm" svg:y="5.08cm" svg:viewBox="0 0 424 425" draw:points="0,425 0,0 424,0 424,425">
          <text:p/>
        </draw:polygon>
        <draw:polygon draw:style-name="gr1" draw:layer="layout" svg:width="0.423cm" svg:height="0.423cm" svg:x="18.2cm" svg:y="4.657cm" svg:viewBox="0 0 424 424" draw:points="0,424 0,0 424,0 424,424">
          <text:p/>
        </draw:polygon>
        <draw:polygon draw:style-name="gr1" draw:layer="layout" svg:width="0.423cm" svg:height="0.423cm" svg:x="18.2cm" svg:y="4.234cm" svg:viewBox="0 0 424 424" draw:points="0,424 0,0 424,0 424,424">
          <text:p/>
        </draw:polygon>
        <draw:polygon draw:style-name="gr1" draw:layer="layout" svg:width="0.423cm" svg:height="0.424cm" svg:x="18.2cm" svg:y="3.81cm" svg:viewBox="0 0 424 425" draw:points="0,425 0,0 424,0 424,425">
          <text:p/>
        </draw:polygon>
        <draw:polygon draw:style-name="gr1" draw:layer="layout" svg:width="0.423cm" svg:height="0.423cm" svg:x="18.2cm" svg:y="3.387cm" svg:viewBox="0 0 424 424" draw:points="0,424 0,0 424,0 424,424">
          <text:p/>
        </draw:polygon>
        <draw:polygon draw:style-name="gr1" draw:layer="layout" svg:width="0.423cm" svg:height="0.423cm" svg:x="18.2cm" svg:y="2.964cm" svg:viewBox="0 0 424 424" draw:points="0,424 0,0 424,0 424,424">
          <text:p/>
        </draw:polygon>
        <draw:polygon draw:style-name="gr1" draw:layer="layout" svg:width="0.423cm" svg:height="0.424cm" svg:x="18.2cm" svg:y="2.54cm" svg:viewBox="0 0 424 425" draw:points="0,425 0,0 424,0 424,425">
          <text:p/>
        </draw:polygon>
        <draw:polygon draw:style-name="gr1" draw:layer="layout" svg:width="0.423cm" svg:height="0.423cm" svg:x="18.2cm" svg:y="2.117cm" svg:viewBox="0 0 424 424" draw:points="0,424 0,0 424,0 424,424">
          <text:p/>
        </draw:polygon>
        <draw:polygon draw:style-name="gr1" draw:layer="layout" svg:width="0.423cm" svg:height="0.423cm" svg:x="18.2cm" svg:y="1.694cm" svg:viewBox="0 0 424 424" draw:points="0,424 0,0 424,0 424,424">
          <text:p/>
        </draw:polygon>
        <draw:polygon draw:style-name="gr1" draw:layer="layout" svg:width="0.423cm" svg:height="0.424cm" svg:x="18.2cm" svg:y="1.27cm" svg:viewBox="0 0 424 425" draw:points="0,425 0,0 424,0 424,425">
          <text:p/>
        </draw:polygon>
        <draw:polygon draw:style-name="gr1" draw:layer="layout" svg:width="0.423cm" svg:height="0.424cm" svg:x="18.2cm" svg:y="1.27cm" svg:viewBox="0 0 424 425" draw:points="0,425 0,0 424,0 424,425">
          <text:p/>
        </draw:polygon>
        <draw:polygon draw:style-name="gr1" draw:layer="layout" svg:width="0.423cm" svg:height="0.423cm" svg:x="18.2cm" svg:y="0.847cm" svg:viewBox="0 0 424 424" draw:points="0,424 0,0 424,0 424,424">
          <text:p/>
        </draw:polygon>
        <draw:polygon draw:style-name="gr1" draw:layer="layout" svg:width="0.423cm" svg:height="0.423cm" svg:x="18.2cm" svg:y="0.847cm" svg:viewBox="0 0 424 424" draw:points="0,424 0,0 424,0 424,424">
          <text:p/>
        </draw:polygon>
        <draw:polygon draw:style-name="gr1" draw:layer="layout" svg:width="0.423cm" svg:height="0.423cm" svg:x="18.2cm" svg:y="0.424cm" svg:viewBox="0 0 424 424" draw:points="0,424 0,0 424,0 424,424">
          <text:p/>
        </draw:polygon>
        <draw:polygon draw:style-name="gr1" draw:layer="layout" svg:width="0.423cm" svg:height="0.423cm" svg:x="18.2cm" svg:y="0.424cm" svg:viewBox="0 0 424 424" draw:points="0,424 0,0 424,0 424,424">
          <text:p/>
        </draw:polygon>
        <draw:polygon draw:style-name="gr1" draw:layer="layout" svg:width="0.423cm" svg:height="0.424cm" svg:x="18.2cm" svg:y="0cm" svg:viewBox="0 0 424 425" draw:points="0,425 0,0 424,0 424,425">
          <text:p/>
        </draw:polygon>
        <draw:polygon draw:style-name="gr1" draw:layer="layout" svg:width="0.423cm" svg:height="0.424cm" svg:x="18.2cm" svg:y="0cm" svg:viewBox="0 0 424 425" draw:points="0,425 0,0 424,0 424,425">
          <text:p/>
        </draw:polygon>
        <draw:polygon draw:style-name="gr1" draw:layer="layout" svg:width="0.423cm" svg:height="0.423cm" svg:x="18.623cm" svg:y="9.737cm" svg:viewBox="0 0 424 424" draw:points="0,424 0,0 424,0 424,424">
          <text:p/>
        </draw:polygon>
        <draw:polygon draw:style-name="gr1" draw:layer="layout" svg:width="0.423cm" svg:height="0.423cm" svg:x="18.623cm" svg:y="9.737cm" svg:viewBox="0 0 424 424" draw:points="0,424 0,0 424,0 424,424">
          <text:p/>
        </draw:polygon>
        <draw:polygon draw:style-name="gr1" draw:layer="layout" svg:width="0.423cm" svg:height="0.423cm" svg:x="18.623cm" svg:y="9.314cm" svg:viewBox="0 0 424 424" draw:points="0,424 0,0 424,0 424,424">
          <text:p/>
        </draw:polygon>
        <draw:polygon draw:style-name="gr1" draw:layer="layout" svg:width="0.423cm" svg:height="0.423cm" svg:x="18.623cm" svg:y="9.314cm" svg:viewBox="0 0 424 424" draw:points="0,424 0,0 424,0 424,424">
          <text:p/>
        </draw:polygon>
        <draw:polygon draw:style-name="gr1" draw:layer="layout" svg:width="0.423cm" svg:height="0.424cm" svg:x="18.623cm" svg:y="8.89cm" svg:viewBox="0 0 424 425" draw:points="0,425 0,0 424,0 424,425">
          <text:p/>
        </draw:polygon>
        <draw:polygon draw:style-name="gr1" draw:layer="layout" svg:width="0.423cm" svg:height="0.424cm" svg:x="18.623cm" svg:y="8.89cm" svg:viewBox="0 0 424 425" draw:points="0,425 0,0 424,0 424,425">
          <text:p/>
        </draw:polygon>
        <draw:polygon draw:style-name="gr1" draw:layer="layout" svg:width="0.423cm" svg:height="0.423cm" svg:x="18.623cm" svg:y="8.467cm" svg:viewBox="0 0 424 424" draw:points="0,424 0,0 424,0 424,424">
          <text:p/>
        </draw:polygon>
        <draw:polygon draw:style-name="gr1" draw:layer="layout" svg:width="0.423cm" svg:height="0.423cm" svg:x="18.623cm" svg:y="8.467cm" svg:viewBox="0 0 424 424" draw:points="0,424 0,0 424,0 424,424">
          <text:p/>
        </draw:polygon>
        <draw:polygon draw:style-name="gr1" draw:layer="layout" svg:width="0.423cm" svg:height="0.423cm" svg:x="18.623cm" svg:y="8.044cm" svg:viewBox="0 0 424 424" draw:points="0,424 0,0 424,0 424,424">
          <text:p/>
        </draw:polygon>
        <draw:polygon draw:style-name="gr1" draw:layer="layout" svg:width="0.423cm" svg:height="0.423cm" svg:x="18.623cm" svg:y="8.044cm" svg:viewBox="0 0 424 424" draw:points="0,424 0,0 424,0 424,424">
          <text:p/>
        </draw:polygon>
        <draw:polygon draw:style-name="gr1" draw:layer="layout" svg:width="0.423cm" svg:height="0.424cm" svg:x="18.623cm" svg:y="7.62cm" svg:viewBox="0 0 424 425" draw:points="0,425 0,0 424,0 424,425">
          <text:p/>
        </draw:polygon>
        <draw:polygon draw:style-name="gr1" draw:layer="layout" svg:width="0.423cm" svg:height="0.424cm" svg:x="18.623cm" svg:y="7.62cm" svg:viewBox="0 0 424 425" draw:points="0,425 0,0 424,0 424,425">
          <text:p/>
        </draw:polygon>
        <draw:polygon draw:style-name="gr1" draw:layer="layout" svg:width="0.423cm" svg:height="0.423cm" svg:x="18.623cm" svg:y="7.197cm" svg:viewBox="0 0 424 424" draw:points="0,424 0,0 424,0 424,424">
          <text:p/>
        </draw:polygon>
        <draw:polygon draw:style-name="gr1" draw:layer="layout" svg:width="0.423cm" svg:height="0.423cm" svg:x="18.623cm" svg:y="6.774cm" svg:viewBox="0 0 424 424" draw:points="0,424 0,0 424,0 424,424">
          <text:p/>
        </draw:polygon>
        <draw:polygon draw:style-name="gr1" draw:layer="layout" svg:width="0.423cm" svg:height="0.424cm" svg:x="18.623cm" svg:y="6.35cm" svg:viewBox="0 0 424 425" draw:points="0,425 0,0 424,0 424,425">
          <text:p/>
        </draw:polygon>
        <draw:polygon draw:style-name="gr1" draw:layer="layout" svg:width="0.423cm" svg:height="0.423cm" svg:x="18.623cm" svg:y="5.927cm" svg:viewBox="0 0 424 424" draw:points="0,424 0,0 424,0 424,424">
          <text:p/>
        </draw:polygon>
        <draw:polygon draw:style-name="gr1" draw:layer="layout" svg:width="0.423cm" svg:height="0.423cm" svg:x="18.623cm" svg:y="5.504cm" svg:viewBox="0 0 424 424" draw:points="0,424 0,0 424,0 424,424">
          <text:p/>
        </draw:polygon>
        <draw:polygon draw:style-name="gr1" draw:layer="layout" svg:width="0.423cm" svg:height="0.424cm" svg:x="18.623cm" svg:y="5.08cm" svg:viewBox="0 0 424 425" draw:points="0,425 0,0 424,0 424,425">
          <text:p/>
        </draw:polygon>
        <draw:polygon draw:style-name="gr1" draw:layer="layout" svg:width="0.423cm" svg:height="0.423cm" svg:x="18.623cm" svg:y="4.657cm" svg:viewBox="0 0 424 424" draw:points="0,424 0,0 424,0 424,424">
          <text:p/>
        </draw:polygon>
        <draw:polygon draw:style-name="gr1" draw:layer="layout" svg:width="0.423cm" svg:height="0.423cm" svg:x="18.623cm" svg:y="4.234cm" svg:viewBox="0 0 424 424" draw:points="0,424 0,0 424,0 424,424">
          <text:p/>
        </draw:polygon>
        <draw:polygon draw:style-name="gr1" draw:layer="layout" svg:width="0.423cm" svg:height="0.424cm" svg:x="18.623cm" svg:y="3.81cm" svg:viewBox="0 0 424 425" draw:points="0,425 0,0 424,0 424,425">
          <text:p/>
        </draw:polygon>
        <draw:polygon draw:style-name="gr1" draw:layer="layout" svg:width="0.423cm" svg:height="0.423cm" svg:x="18.623cm" svg:y="3.387cm" svg:viewBox="0 0 424 424" draw:points="0,424 0,0 424,0 424,424">
          <text:p/>
        </draw:polygon>
        <draw:polygon draw:style-name="gr1" draw:layer="layout" svg:width="0.423cm" svg:height="0.423cm" svg:x="18.623cm" svg:y="2.964cm" svg:viewBox="0 0 424 424" draw:points="0,424 0,0 424,0 424,424">
          <text:p/>
        </draw:polygon>
        <draw:polygon draw:style-name="gr1" draw:layer="layout" svg:width="0.423cm" svg:height="0.424cm" svg:x="18.623cm" svg:y="2.54cm" svg:viewBox="0 0 424 425" draw:points="0,425 0,0 424,0 424,425">
          <text:p/>
        </draw:polygon>
        <draw:polygon draw:style-name="gr1" draw:layer="layout" svg:width="0.423cm" svg:height="0.423cm" svg:x="18.623cm" svg:y="2.117cm" svg:viewBox="0 0 424 424" draw:points="0,424 0,0 424,0 424,424">
          <text:p/>
        </draw:polygon>
        <draw:polygon draw:style-name="gr1" draw:layer="layout" svg:width="0.423cm" svg:height="0.423cm" svg:x="18.623cm" svg:y="1.694cm" svg:viewBox="0 0 424 424" draw:points="0,424 0,0 424,0 424,424">
          <text:p/>
        </draw:polygon>
        <draw:polygon draw:style-name="gr1" draw:layer="layout" svg:width="0.423cm" svg:height="0.423cm" svg:x="18.623cm" svg:y="1.694cm" svg:viewBox="0 0 424 424" draw:points="0,424 0,0 424,0 424,424">
          <text:p/>
        </draw:polygon>
        <draw:polygon draw:style-name="gr1" draw:layer="layout" svg:width="0.423cm" svg:height="0.424cm" svg:x="18.623cm" svg:y="1.27cm" svg:viewBox="0 0 424 425" draw:points="0,425 0,0 424,0 424,425">
          <text:p/>
        </draw:polygon>
        <draw:polygon draw:style-name="gr1" draw:layer="layout" svg:width="0.423cm" svg:height="0.424cm" svg:x="18.623cm" svg:y="1.27cm" svg:viewBox="0 0 424 425" draw:points="0,425 0,0 424,0 424,425">
          <text:p/>
        </draw:polygon>
        <draw:polygon draw:style-name="gr1" draw:layer="layout" svg:width="0.423cm" svg:height="0.423cm" svg:x="18.623cm" svg:y="0.847cm" svg:viewBox="0 0 424 424" draw:points="0,424 0,0 424,0 424,424">
          <text:p/>
        </draw:polygon>
        <draw:polygon draw:style-name="gr1" draw:layer="layout" svg:width="0.423cm" svg:height="0.423cm" svg:x="18.623cm" svg:y="0.847cm" svg:viewBox="0 0 424 424" draw:points="0,424 0,0 424,0 424,424">
          <text:p/>
        </draw:polygon>
        <draw:polygon draw:style-name="gr1" draw:layer="layout" svg:width="0.423cm" svg:height="0.423cm" svg:x="18.623cm" svg:y="0.424cm" svg:viewBox="0 0 424 424" draw:points="0,424 0,0 424,0 424,424">
          <text:p/>
        </draw:polygon>
        <draw:polygon draw:style-name="gr1" draw:layer="layout" svg:width="0.423cm" svg:height="0.423cm" svg:x="18.623cm" svg:y="0.424cm" svg:viewBox="0 0 424 424" draw:points="0,424 0,0 424,0 424,424">
          <text:p/>
        </draw:polygon>
        <draw:polygon draw:style-name="gr1" draw:layer="layout" svg:width="0.423cm" svg:height="0.424cm" svg:x="18.623cm" svg:y="0cm" svg:viewBox="0 0 424 425" draw:points="0,425 0,0 424,0 424,425">
          <text:p/>
        </draw:polygon>
        <draw:polygon draw:style-name="gr1" draw:layer="layout" svg:width="0.423cm" svg:height="0.424cm" svg:x="18.623cm" svg:y="0cm" svg:viewBox="0 0 424 425" draw:points="0,425 0,0 424,0 424,425">
          <text:p/>
        </draw:polygon>
        <draw:polygon draw:style-name="gr1" draw:layer="layout" svg:width="0.424cm" svg:height="0.423cm" svg:x="19.046cm" svg:y="9.737cm" svg:viewBox="0 0 425 424" draw:points="0,424 0,0 425,0 425,424">
          <text:p/>
        </draw:polygon>
        <draw:polygon draw:style-name="gr1" draw:layer="layout" svg:width="0.424cm" svg:height="0.423cm" svg:x="19.046cm" svg:y="9.737cm" svg:viewBox="0 0 425 424" draw:points="0,424 0,0 425,0 425,424">
          <text:p/>
        </draw:polygon>
        <draw:polygon draw:style-name="gr1" draw:layer="layout" svg:width="0.424cm" svg:height="0.423cm" svg:x="19.046cm" svg:y="9.314cm" svg:viewBox="0 0 425 424" draw:points="0,424 0,0 425,0 425,424">
          <text:p/>
        </draw:polygon>
        <draw:polygon draw:style-name="gr1" draw:layer="layout" svg:width="0.424cm" svg:height="0.423cm" svg:x="19.046cm" svg:y="9.314cm" svg:viewBox="0 0 425 424" draw:points="0,424 0,0 425,0 425,424">
          <text:p/>
        </draw:polygon>
        <draw:polygon draw:style-name="gr1" draw:layer="layout" svg:width="0.424cm" svg:height="0.424cm" svg:x="19.046cm" svg:y="8.89cm" svg:viewBox="0 0 425 425" draw:points="0,425 0,0 425,0 425,425">
          <text:p/>
        </draw:polygon>
        <draw:polygon draw:style-name="gr1" draw:layer="layout" svg:width="0.424cm" svg:height="0.424cm" svg:x="19.046cm" svg:y="8.89cm" svg:viewBox="0 0 425 425" draw:points="0,425 0,0 425,0 425,425">
          <text:p/>
        </draw:polygon>
        <draw:polygon draw:style-name="gr1" draw:layer="layout" svg:width="0.424cm" svg:height="0.423cm" svg:x="19.046cm" svg:y="8.467cm" svg:viewBox="0 0 425 424" draw:points="0,424 0,0 425,0 425,424">
          <text:p/>
        </draw:polygon>
        <draw:polygon draw:style-name="gr1" draw:layer="layout" svg:width="0.424cm" svg:height="0.423cm" svg:x="19.046cm" svg:y="8.467cm" svg:viewBox="0 0 425 424" draw:points="0,424 0,0 425,0 425,424">
          <text:p/>
        </draw:polygon>
        <draw:polygon draw:style-name="gr1" draw:layer="layout" svg:width="0.424cm" svg:height="0.423cm" svg:x="19.046cm" svg:y="8.044cm" svg:viewBox="0 0 425 424" draw:points="0,424 0,0 425,0 425,424">
          <text:p/>
        </draw:polygon>
        <draw:polygon draw:style-name="gr1" draw:layer="layout" svg:width="0.424cm" svg:height="0.423cm" svg:x="19.046cm" svg:y="8.044cm" svg:viewBox="0 0 425 424" draw:points="0,424 0,0 425,0 425,424">
          <text:p/>
        </draw:polygon>
        <draw:polygon draw:style-name="gr1" draw:layer="layout" svg:width="0.424cm" svg:height="0.424cm" svg:x="19.046cm" svg:y="7.62cm" svg:viewBox="0 0 425 425" draw:points="0,425 0,0 425,0 425,425">
          <text:p/>
        </draw:polygon>
        <draw:polygon draw:style-name="gr1" draw:layer="layout" svg:width="0.424cm" svg:height="0.424cm" svg:x="19.046cm" svg:y="7.62cm" svg:viewBox="0 0 425 425" draw:points="0,425 0,0 425,0 425,425">
          <text:p/>
        </draw:polygon>
        <draw:polygon draw:style-name="gr1" draw:layer="layout" svg:width="0.424cm" svg:height="0.423cm" svg:x="19.046cm" svg:y="7.197cm" svg:viewBox="0 0 425 424" draw:points="0,424 0,0 425,0 425,424">
          <text:p/>
        </draw:polygon>
        <draw:polygon draw:style-name="gr1" draw:layer="layout" svg:width="0.424cm" svg:height="0.423cm" svg:x="19.046cm" svg:y="7.197cm" svg:viewBox="0 0 425 424" draw:points="0,424 0,0 425,0 425,424">
          <text:p/>
        </draw:polygon>
        <draw:polygon draw:style-name="gr1" draw:layer="layout" svg:width="0.424cm" svg:height="0.423cm" svg:x="19.046cm" svg:y="6.774cm" svg:viewBox="0 0 425 424" draw:points="0,424 0,0 425,0 425,424">
          <text:p/>
        </draw:polygon>
        <draw:polygon draw:style-name="gr1" draw:layer="layout" svg:width="0.424cm" svg:height="0.423cm" svg:x="19.046cm" svg:y="6.774cm" svg:viewBox="0 0 425 424" draw:points="0,424 0,0 425,0 425,424">
          <text:p/>
        </draw:polygon>
        <draw:polygon draw:style-name="gr1" draw:layer="layout" svg:width="0.424cm" svg:height="0.424cm" svg:x="19.046cm" svg:y="6.35cm" svg:viewBox="0 0 425 425" draw:points="0,425 0,0 425,0 425,425">
          <text:p/>
        </draw:polygon>
        <draw:polygon draw:style-name="gr1" draw:layer="layout" svg:width="0.424cm" svg:height="0.424cm" svg:x="19.046cm" svg:y="6.35cm" svg:viewBox="0 0 425 425" draw:points="0,425 0,0 425,0 425,425">
          <text:p/>
        </draw:polygon>
        <draw:polygon draw:style-name="gr1" draw:layer="layout" svg:width="0.424cm" svg:height="0.423cm" svg:x="19.046cm" svg:y="5.927cm" svg:viewBox="0 0 425 424" draw:points="0,424 0,0 425,0 425,424">
          <text:p/>
        </draw:polygon>
        <draw:polygon draw:style-name="gr1" draw:layer="layout" svg:width="0.424cm" svg:height="0.423cm" svg:x="19.046cm" svg:y="5.504cm" svg:viewBox="0 0 425 424" draw:points="0,424 0,0 425,0 425,424">
          <text:p/>
        </draw:polygon>
        <draw:polygon draw:style-name="gr1" draw:layer="layout" svg:width="0.424cm" svg:height="0.424cm" svg:x="19.046cm" svg:y="5.08cm" svg:viewBox="0 0 425 425" draw:points="0,425 0,0 425,0 425,425">
          <text:p/>
        </draw:polygon>
        <draw:polygon draw:style-name="gr1" draw:layer="layout" svg:width="0.424cm" svg:height="0.424cm" svg:x="19.046cm" svg:y="5.08cm" svg:viewBox="0 0 425 425" draw:points="0,425 0,0 425,0 425,425">
          <text:p/>
        </draw:polygon>
        <draw:polygon draw:style-name="gr1" draw:layer="layout" svg:width="0.424cm" svg:height="0.423cm" svg:x="19.046cm" svg:y="4.657cm" svg:viewBox="0 0 425 424" draw:points="0,424 0,0 425,0 425,424">
          <text:p/>
        </draw:polygon>
        <draw:polygon draw:style-name="gr1" draw:layer="layout" svg:width="0.424cm" svg:height="0.423cm" svg:x="19.046cm" svg:y="4.657cm" svg:viewBox="0 0 425 424" draw:points="0,424 0,0 425,0 425,424">
          <text:p/>
        </draw:polygon>
        <draw:polygon draw:style-name="gr1" draw:layer="layout" svg:width="0.424cm" svg:height="0.423cm" svg:x="19.046cm" svg:y="4.234cm" svg:viewBox="0 0 425 424" draw:points="0,424 0,0 425,0 425,424">
          <text:p/>
        </draw:polygon>
        <draw:polygon draw:style-name="gr1" draw:layer="layout" svg:width="0.424cm" svg:height="0.423cm" svg:x="19.046cm" svg:y="4.234cm" svg:viewBox="0 0 425 424" draw:points="0,424 0,0 425,0 425,424">
          <text:p/>
        </draw:polygon>
        <draw:polygon draw:style-name="gr1" draw:layer="layout" svg:width="0.424cm" svg:height="0.424cm" svg:x="19.046cm" svg:y="3.81cm" svg:viewBox="0 0 425 425" draw:points="0,425 0,0 425,0 425,425">
          <text:p/>
        </draw:polygon>
        <draw:polygon draw:style-name="gr1" draw:layer="layout" svg:width="0.424cm" svg:height="0.423cm" svg:x="19.046cm" svg:y="3.387cm" svg:viewBox="0 0 425 424" draw:points="0,424 0,0 425,0 425,424">
          <text:p/>
        </draw:polygon>
        <draw:polygon draw:style-name="gr1" draw:layer="layout" svg:width="0.423cm" svg:height="0.423cm" svg:x="17.353cm" svg:y="8.044cm" svg:viewBox="0 0 424 424" draw:points="0,424 0,0 424,0 424,424">
          <text:p/>
        </draw:polygon>
        <draw:polygon draw:style-name="gr1" draw:layer="layout" svg:width="0.423cm" svg:height="0.424cm" svg:x="17.353cm" svg:y="7.62cm" svg:viewBox="0 0 424 425" draw:points="0,425 0,0 424,0 424,425">
          <text:p/>
        </draw:polygon>
        <draw:polygon draw:style-name="gr1" draw:layer="layout" svg:width="0.423cm" svg:height="0.423cm" svg:x="17.353cm" svg:y="7.197cm" svg:viewBox="0 0 424 424" draw:points="0,424 0,0 424,0 424,424">
          <text:p/>
        </draw:polygon>
        <draw:polygon draw:style-name="gr1" draw:layer="layout" svg:width="0.423cm" svg:height="0.423cm" svg:x="17.353cm" svg:y="6.774cm" svg:viewBox="0 0 424 424" draw:points="0,424 0,0 424,0 424,424">
          <text:p/>
        </draw:polygon>
        <draw:polygon draw:style-name="gr1" draw:layer="layout" svg:width="0.423cm" svg:height="0.424cm" svg:x="17.353cm" svg:y="6.35cm" svg:viewBox="0 0 424 425" draw:points="0,425 0,0 424,0 424,425">
          <text:p/>
        </draw:polygon>
        <draw:polygon draw:style-name="gr1" draw:layer="layout" svg:width="0.423cm" svg:height="0.423cm" svg:x="17.353cm" svg:y="5.927cm" svg:viewBox="0 0 424 424" draw:points="0,424 0,0 424,0 424,424">
          <text:p/>
        </draw:polygon>
        <draw:polygon draw:style-name="gr1" draw:layer="layout" svg:width="0.423cm" svg:height="0.423cm" svg:x="17.353cm" svg:y="5.504cm" svg:viewBox="0 0 424 424" draw:points="0,424 0,0 424,0 424,424">
          <text:p/>
        </draw:polygon>
        <draw:polygon draw:style-name="gr1" draw:layer="layout" svg:width="0.423cm" svg:height="0.424cm" svg:x="17.353cm" svg:y="5.08cm" svg:viewBox="0 0 424 425" draw:points="0,425 0,0 424,0 424,425">
          <text:p/>
        </draw:polygon>
        <draw:polygon draw:style-name="gr1" draw:layer="layout" svg:width="0.423cm" svg:height="0.423cm" svg:x="17.353cm" svg:y="4.657cm" svg:viewBox="0 0 424 424" draw:points="0,424 0,0 424,0 424,424">
          <text:p/>
        </draw:polygon>
        <draw:polygon draw:style-name="gr1" draw:layer="layout" svg:width="0.423cm" svg:height="0.423cm" svg:x="17.353cm" svg:y="4.234cm" svg:viewBox="0 0 424 424" draw:points="0,424 0,0 424,0 424,424">
          <text:p/>
        </draw:polygon>
        <draw:polygon draw:style-name="gr1" draw:layer="layout" svg:width="0.423cm" svg:height="0.424cm" svg:x="17.353cm" svg:y="3.81cm" svg:viewBox="0 0 424 425" draw:points="0,425 0,0 424,0 424,425">
          <text:p/>
        </draw:polygon>
        <draw:polygon draw:style-name="gr1" draw:layer="layout" svg:width="0.423cm" svg:height="0.423cm" svg:x="17.353cm" svg:y="3.387cm" svg:viewBox="0 0 424 424" draw:points="0,424 0,0 424,0 424,424">
          <text:p/>
        </draw:polygon>
        <draw:polygon draw:style-name="gr1" draw:layer="layout" svg:width="0.423cm" svg:height="0.423cm" svg:x="17.353cm" svg:y="2.964cm" svg:viewBox="0 0 424 424" draw:points="0,424 0,0 424,0 424,424">
          <text:p/>
        </draw:polygon>
        <draw:polygon draw:style-name="gr1" draw:layer="layout" svg:width="0.423cm" svg:height="0.424cm" svg:x="17.353cm" svg:y="2.54cm" svg:viewBox="0 0 424 425" draw:points="0,425 0,0 424,0 424,425">
          <text:p/>
        </draw:polygon>
        <draw:polygon draw:style-name="gr1" draw:layer="layout" svg:width="0.423cm" svg:height="0.423cm" svg:x="17.353cm" svg:y="2.117cm" svg:viewBox="0 0 424 424" draw:points="0,424 0,0 424,0 424,424">
          <text:p/>
        </draw:polygon>
        <draw:polygon draw:style-name="gr1" draw:layer="layout" svg:width="0.423cm" svg:height="0.423cm" svg:x="17.353cm" svg:y="1.694cm" svg:viewBox="0 0 424 424" draw:points="0,424 0,0 424,0 424,424">
          <text:p/>
        </draw:polygon>
        <draw:polygon draw:style-name="gr1" draw:layer="layout" svg:width="0.423cm" svg:height="0.424cm" svg:x="17.353cm" svg:y="1.27cm" svg:viewBox="0 0 424 425" draw:points="0,425 0,0 424,0 424,425">
          <text:p/>
        </draw:polygon>
        <draw:polygon draw:style-name="gr1" draw:layer="layout" svg:width="0.424cm" svg:height="0.423cm" svg:x="17.776cm" svg:y="8.044cm" svg:viewBox="0 0 425 424" draw:points="0,424 0,0 425,0 425,424">
          <text:p/>
        </draw:polygon>
        <draw:polygon draw:style-name="gr1" draw:layer="layout" svg:width="0.424cm" svg:height="0.424cm" svg:x="17.776cm" svg:y="7.62cm" svg:viewBox="0 0 425 425" draw:points="0,425 0,0 425,0 425,425">
          <text:p/>
        </draw:polygon>
        <draw:polygon draw:style-name="gr1" draw:layer="layout" svg:width="0.424cm" svg:height="0.423cm" svg:x="17.776cm" svg:y="7.197cm" svg:viewBox="0 0 425 424" draw:points="0,424 0,0 425,0 425,424">
          <text:p/>
        </draw:polygon>
        <draw:polygon draw:style-name="gr1" draw:layer="layout" svg:width="0.424cm" svg:height="0.423cm" svg:x="17.776cm" svg:y="6.774cm" svg:viewBox="0 0 425 424" draw:points="0,424 0,0 425,0 425,424">
          <text:p/>
        </draw:polygon>
        <draw:polygon draw:style-name="gr1" draw:layer="layout" svg:width="0.424cm" svg:height="0.424cm" svg:x="17.776cm" svg:y="6.35cm" svg:viewBox="0 0 425 425" draw:points="0,425 0,0 425,0 425,425">
          <text:p/>
        </draw:polygon>
        <draw:polygon draw:style-name="gr1" draw:layer="layout" svg:width="0.424cm" svg:height="0.423cm" svg:x="17.776cm" svg:y="5.927cm" svg:viewBox="0 0 425 424" draw:points="0,424 0,0 425,0 425,424">
          <text:p/>
        </draw:polygon>
        <draw:polygon draw:style-name="gr1" draw:layer="layout" svg:width="0.424cm" svg:height="0.423cm" svg:x="17.776cm" svg:y="5.504cm" svg:viewBox="0 0 425 424" draw:points="0,424 0,0 425,0 425,424">
          <text:p/>
        </draw:polygon>
        <draw:polygon draw:style-name="gr1" draw:layer="layout" svg:width="0.424cm" svg:height="0.424cm" svg:x="17.776cm" svg:y="5.08cm" svg:viewBox="0 0 425 425" draw:points="0,425 0,0 425,0 425,425">
          <text:p/>
        </draw:polygon>
        <draw:polygon draw:style-name="gr1" draw:layer="layout" svg:width="0.424cm" svg:height="0.423cm" svg:x="17.776cm" svg:y="4.657cm" svg:viewBox="0 0 425 424" draw:points="0,424 0,0 425,0 425,424">
          <text:p/>
        </draw:polygon>
        <draw:polygon draw:style-name="gr1" draw:layer="layout" svg:width="0.424cm" svg:height="0.423cm" svg:x="17.776cm" svg:y="4.234cm" svg:viewBox="0 0 425 424" draw:points="0,424 0,0 425,0 425,424">
          <text:p/>
        </draw:polygon>
        <draw:polygon draw:style-name="gr1" draw:layer="layout" svg:width="0.424cm" svg:height="0.424cm" svg:x="17.776cm" svg:y="3.81cm" svg:viewBox="0 0 425 425" draw:points="0,425 0,0 425,0 425,425">
          <text:p/>
        </draw:polygon>
        <draw:polygon draw:style-name="gr1" draw:layer="layout" svg:width="0.424cm" svg:height="0.423cm" svg:x="17.776cm" svg:y="3.387cm" svg:viewBox="0 0 425 424" draw:points="0,424 0,0 425,0 425,424">
          <text:p/>
        </draw:polygon>
        <draw:polygon draw:style-name="gr1" draw:layer="layout" svg:width="0.424cm" svg:height="0.423cm" svg:x="17.776cm" svg:y="2.964cm" svg:viewBox="0 0 425 424" draw:points="0,424 0,0 425,0 425,424">
          <text:p/>
        </draw:polygon>
        <draw:polygon draw:style-name="gr1" draw:layer="layout" svg:width="0.424cm" svg:height="0.424cm" svg:x="17.776cm" svg:y="2.54cm" svg:viewBox="0 0 425 425" draw:points="0,425 0,0 425,0 425,425">
          <text:p/>
        </draw:polygon>
        <draw:polygon draw:style-name="gr1" draw:layer="layout" svg:width="0.424cm" svg:height="0.423cm" svg:x="17.776cm" svg:y="2.117cm" svg:viewBox="0 0 425 424" draw:points="0,424 0,0 425,0 425,424">
          <text:p/>
        </draw:polygon>
        <draw:polygon draw:style-name="gr1" draw:layer="layout" svg:width="0.424cm" svg:height="0.423cm" svg:x="17.776cm" svg:y="1.694cm" svg:viewBox="0 0 425 424" draw:points="0,424 0,0 425,0 425,424">
          <text:p/>
        </draw:polygon>
        <draw:polygon draw:style-name="gr1" draw:layer="layout" svg:width="0.424cm" svg:height="0.424cm" svg:x="17.776cm" svg:y="1.27cm" svg:viewBox="0 0 425 425" draw:points="0,425 0,0 425,0 425,425">
          <text:p/>
        </draw:polygon>
        <draw:polygon draw:style-name="gr1" draw:layer="layout" svg:width="0.423cm" svg:height="0.424cm" svg:x="18.2cm" svg:y="7.62cm" svg:viewBox="0 0 424 425" draw:points="0,425 0,0 424,0 424,425">
          <text:p/>
        </draw:polygon>
        <draw:polygon draw:style-name="gr1" draw:layer="layout" svg:width="0.423cm" svg:height="0.423cm" svg:x="18.2cm" svg:y="7.197cm" svg:viewBox="0 0 424 424" draw:points="0,424 0,0 424,0 424,424">
          <text:p/>
        </draw:polygon>
        <draw:polygon draw:style-name="gr1" draw:layer="layout" svg:width="0.423cm" svg:height="0.423cm" svg:x="18.2cm" svg:y="6.774cm" svg:viewBox="0 0 424 424" draw:points="0,424 0,0 424,0 424,424">
          <text:p/>
        </draw:polygon>
        <draw:polygon draw:style-name="gr1" draw:layer="layout" svg:width="0.423cm" svg:height="0.424cm" svg:x="18.2cm" svg:y="6.35cm" svg:viewBox="0 0 424 425" draw:points="0,425 0,0 424,0 424,425">
          <text:p/>
        </draw:polygon>
        <draw:polygon draw:style-name="gr1" draw:layer="layout" svg:width="0.423cm" svg:height="0.423cm" svg:x="18.2cm" svg:y="5.927cm" svg:viewBox="0 0 424 424" draw:points="0,424 0,0 424,0 424,424">
          <text:p/>
        </draw:polygon>
        <draw:polygon draw:style-name="gr1" draw:layer="layout" svg:width="0.423cm" svg:height="0.423cm" svg:x="18.2cm" svg:y="5.504cm" svg:viewBox="0 0 424 424" draw:points="0,424 0,0 424,0 424,424">
          <text:p/>
        </draw:polygon>
        <draw:polygon draw:style-name="gr1" draw:layer="layout" svg:width="0.423cm" svg:height="0.424cm" svg:x="18.2cm" svg:y="5.08cm" svg:viewBox="0 0 424 425" draw:points="0,425 0,0 424,0 424,425">
          <text:p/>
        </draw:polygon>
        <draw:polygon draw:style-name="gr1" draw:layer="layout" svg:width="0.423cm" svg:height="0.423cm" svg:x="18.2cm" svg:y="4.657cm" svg:viewBox="0 0 424 424" draw:points="0,424 0,0 424,0 424,424">
          <text:p/>
        </draw:polygon>
        <draw:polygon draw:style-name="gr1" draw:layer="layout" svg:width="0.423cm" svg:height="0.423cm" svg:x="18.2cm" svg:y="4.234cm" svg:viewBox="0 0 424 424" draw:points="0,424 0,0 424,0 424,424">
          <text:p/>
        </draw:polygon>
        <draw:polygon draw:style-name="gr1" draw:layer="layout" svg:width="0.423cm" svg:height="0.424cm" svg:x="18.2cm" svg:y="3.81cm" svg:viewBox="0 0 424 425" draw:points="0,425 0,0 424,0 424,425">
          <text:p/>
        </draw:polygon>
        <draw:polygon draw:style-name="gr1" draw:layer="layout" svg:width="0.423cm" svg:height="0.423cm" svg:x="18.2cm" svg:y="3.387cm" svg:viewBox="0 0 424 424" draw:points="0,424 0,0 424,0 424,424">
          <text:p/>
        </draw:polygon>
        <draw:polygon draw:style-name="gr1" draw:layer="layout" svg:width="0.423cm" svg:height="0.423cm" svg:x="18.2cm" svg:y="2.964cm" svg:viewBox="0 0 424 424" draw:points="0,424 0,0 424,0 424,424">
          <text:p/>
        </draw:polygon>
        <draw:polygon draw:style-name="gr1" draw:layer="layout" svg:width="0.423cm" svg:height="0.424cm" svg:x="18.2cm" svg:y="2.54cm" svg:viewBox="0 0 424 425" draw:points="0,425 0,0 424,0 424,425">
          <text:p/>
        </draw:polygon>
        <draw:polygon draw:style-name="gr1" draw:layer="layout" svg:width="0.423cm" svg:height="0.423cm" svg:x="18.2cm" svg:y="2.117cm" svg:viewBox="0 0 424 424" draw:points="0,424 0,0 424,0 424,424">
          <text:p/>
        </draw:polygon>
        <draw:polygon draw:style-name="gr1" draw:layer="layout" svg:width="0.423cm" svg:height="0.423cm" svg:x="18.2cm" svg:y="1.694cm" svg:viewBox="0 0 424 424" draw:points="0,424 0,0 424,0 424,424">
          <text:p/>
        </draw:polygon>
        <draw:polygon draw:style-name="gr1" draw:layer="layout" svg:width="0.423cm" svg:height="0.423cm" svg:x="18.623cm" svg:y="7.197cm" svg:viewBox="0 0 424 424" draw:points="0,424 0,0 424,0 424,424">
          <text:p/>
        </draw:polygon>
        <draw:polygon draw:style-name="gr1" draw:layer="layout" svg:width="0.423cm" svg:height="0.423cm" svg:x="18.623cm" svg:y="6.774cm" svg:viewBox="0 0 424 424" draw:points="0,424 0,0 424,0 424,424">
          <text:p/>
        </draw:polygon>
        <draw:polygon draw:style-name="gr1" draw:layer="layout" svg:width="0.423cm" svg:height="0.424cm" svg:x="18.623cm" svg:y="6.35cm" svg:viewBox="0 0 424 425" draw:points="0,425 0,0 424,0 424,425">
          <text:p/>
        </draw:polygon>
        <draw:polygon draw:style-name="gr1" draw:layer="layout" svg:width="0.423cm" svg:height="0.423cm" svg:x="18.623cm" svg:y="5.927cm" svg:viewBox="0 0 424 424" draw:points="0,424 0,0 424,0 424,424">
          <text:p/>
        </draw:polygon>
        <draw:polygon draw:style-name="gr1" draw:layer="layout" svg:width="0.423cm" svg:height="0.423cm" svg:x="18.623cm" svg:y="5.504cm" svg:viewBox="0 0 424 424" draw:points="0,424 0,0 424,0 424,424">
          <text:p/>
        </draw:polygon>
        <draw:polygon draw:style-name="gr1" draw:layer="layout" svg:width="0.423cm" svg:height="0.424cm" svg:x="18.623cm" svg:y="5.08cm" svg:viewBox="0 0 424 425" draw:points="0,425 0,0 424,0 424,425">
          <text:p/>
        </draw:polygon>
        <draw:polygon draw:style-name="gr1" draw:layer="layout" svg:width="0.423cm" svg:height="0.423cm" svg:x="18.623cm" svg:y="4.657cm" svg:viewBox="0 0 424 424" draw:points="0,424 0,0 424,0 424,424">
          <text:p/>
        </draw:polygon>
        <draw:polygon draw:style-name="gr1" draw:layer="layout" svg:width="0.423cm" svg:height="0.423cm" svg:x="18.623cm" svg:y="4.234cm" svg:viewBox="0 0 424 424" draw:points="0,424 0,0 424,0 424,424">
          <text:p/>
        </draw:polygon>
        <draw:polygon draw:style-name="gr1" draw:layer="layout" svg:width="0.423cm" svg:height="0.424cm" svg:x="18.623cm" svg:y="3.81cm" svg:viewBox="0 0 424 425" draw:points="0,425 0,0 424,0 424,425">
          <text:p/>
        </draw:polygon>
        <draw:polygon draw:style-name="gr1" draw:layer="layout" svg:width="0.423cm" svg:height="0.423cm" svg:x="18.623cm" svg:y="3.387cm" svg:viewBox="0 0 424 424" draw:points="0,424 0,0 424,0 424,424">
          <text:p/>
        </draw:polygon>
        <draw:polygon draw:style-name="gr1" draw:layer="layout" svg:width="0.423cm" svg:height="0.423cm" svg:x="18.623cm" svg:y="2.964cm" svg:viewBox="0 0 424 424" draw:points="0,424 0,0 424,0 424,424">
          <text:p/>
        </draw:polygon>
        <draw:polygon draw:style-name="gr1" draw:layer="layout" svg:width="0.423cm" svg:height="0.424cm" svg:x="18.623cm" svg:y="2.54cm" svg:viewBox="0 0 424 425" draw:points="0,425 0,0 424,0 424,425">
          <text:p/>
        </draw:polygon>
        <draw:polygon draw:style-name="gr1" draw:layer="layout" svg:width="0.423cm" svg:height="0.423cm" svg:x="18.623cm" svg:y="2.117cm" svg:viewBox="0 0 424 424" draw:points="0,424 0,0 424,0 424,424">
          <text:p/>
        </draw:polygon>
        <draw:polygon draw:style-name="gr3" draw:layer="layout" svg:width="0.424cm" svg:height="0.424cm" svg:x="19.046cm" svg:y="6.35cm" svg:viewBox="0 0 425 425" draw:points="0,425 0,0 425,0 425,425">
          <text:p/>
        </draw:polygon>
        <draw:polygon draw:style-name="gr1" draw:layer="layout" svg:width="0.424cm" svg:height="0.423cm" svg:x="19.046cm" svg:y="5.927cm" svg:viewBox="0 0 425 424" draw:points="0,424 0,0 425,0 425,424">
          <text:p/>
        </draw:polygon>
        <draw:polygon draw:style-name="gr1" draw:layer="layout" svg:width="0.424cm" svg:height="0.423cm" svg:x="19.046cm" svg:y="5.504cm" svg:viewBox="0 0 425 424" draw:points="0,424 0,0 425,0 425,424">
          <text:p/>
        </draw:polygon>
        <draw:polygon draw:style-name="gr1" draw:layer="layout" svg:width="0.424cm" svg:height="0.424cm" svg:x="19.046cm" svg:y="3.81cm" svg:viewBox="0 0 425 425" draw:points="0,425 0,0 425,0 425,425">
          <text:p/>
        </draw:polygon>
        <draw:polygon draw:style-name="gr1" draw:layer="layout" svg:width="0.424cm" svg:height="0.423cm" svg:x="19.046cm" svg:y="3.387cm" svg:viewBox="0 0 425 424" draw:points="0,424 0,0 425,0 425,424">
          <text:p/>
        </draw:polygon>
        <draw:polygon draw:style-name="gr1" draw:layer="layout" svg:width="0.424cm" svg:height="0.423cm" svg:x="19.046cm" svg:y="2.964cm" svg:viewBox="0 0 425 424" draw:points="0,424 0,0 425,0 425,424">
          <text:p/>
        </draw:polygon>
        <draw:polygon draw:style-name="gr1" draw:layer="layout" svg:width="0.424cm" svg:height="0.423cm" svg:x="19.046cm" svg:y="2.964cm" svg:viewBox="0 0 425 424" draw:points="0,424 0,0 425,0 425,424">
          <text:p/>
        </draw:polygon>
        <draw:polygon draw:style-name="gr1" draw:layer="layout" svg:width="0.424cm" svg:height="0.424cm" svg:x="19.046cm" svg:y="2.54cm" svg:viewBox="0 0 425 425" draw:points="0,425 0,0 425,0 425,425">
          <text:p/>
        </draw:polygon>
        <draw:polygon draw:style-name="gr1" draw:layer="layout" svg:width="0.424cm" svg:height="0.424cm" svg:x="19.046cm" svg:y="2.54cm" svg:viewBox="0 0 425 425" draw:points="0,425 0,0 425,0 425,425">
          <text:p/>
        </draw:polygon>
        <draw:polygon draw:style-name="gr1" draw:layer="layout" svg:width="0.424cm" svg:height="0.423cm" svg:x="19.046cm" svg:y="2.117cm" svg:viewBox="0 0 425 424" draw:points="0,424 0,0 425,0 425,424">
          <text:p/>
        </draw:polygon>
        <draw:polygon draw:style-name="gr1" draw:layer="layout" svg:width="0.424cm" svg:height="0.423cm" svg:x="19.046cm" svg:y="2.117cm" svg:viewBox="0 0 425 424" draw:points="0,424 0,0 425,0 425,424">
          <text:p/>
        </draw:polygon>
        <draw:polygon draw:style-name="gr1" draw:layer="layout" svg:width="0.424cm" svg:height="0.423cm" svg:x="19.046cm" svg:y="1.694cm" svg:viewBox="0 0 425 424" draw:points="0,424 0,0 425,0 425,424">
          <text:p/>
        </draw:polygon>
        <draw:polygon draw:style-name="gr1" draw:layer="layout" svg:width="0.424cm" svg:height="0.423cm" svg:x="19.046cm" svg:y="1.694cm" svg:viewBox="0 0 425 424" draw:points="0,424 0,0 425,0 425,424">
          <text:p/>
        </draw:polygon>
        <draw:polygon draw:style-name="gr1" draw:layer="layout" svg:width="0.424cm" svg:height="0.424cm" svg:x="19.046cm" svg:y="1.27cm" svg:viewBox="0 0 425 425" draw:points="0,425 0,0 425,0 425,425">
          <text:p/>
        </draw:polygon>
        <draw:polygon draw:style-name="gr1" draw:layer="layout" svg:width="0.424cm" svg:height="0.424cm" svg:x="19.046cm" svg:y="1.27cm" svg:viewBox="0 0 425 425" draw:points="0,425 0,0 425,0 425,425">
          <text:p/>
        </draw:polygon>
        <draw:polygon draw:style-name="gr1" draw:layer="layout" svg:width="0.424cm" svg:height="0.423cm" svg:x="19.046cm" svg:y="0.847cm" svg:viewBox="0 0 425 424" draw:points="0,424 0,0 425,0 425,424">
          <text:p/>
        </draw:polygon>
        <draw:polygon draw:style-name="gr1" draw:layer="layout" svg:width="0.424cm" svg:height="0.423cm" svg:x="19.046cm" svg:y="0.847cm" svg:viewBox="0 0 425 424" draw:points="0,424 0,0 425,0 425,424">
          <text:p/>
        </draw:polygon>
        <draw:polygon draw:style-name="gr1" draw:layer="layout" svg:width="0.424cm" svg:height="0.423cm" svg:x="19.046cm" svg:y="0.424cm" svg:viewBox="0 0 425 424" draw:points="0,424 0,0 425,0 425,424">
          <text:p/>
        </draw:polygon>
        <draw:polygon draw:style-name="gr1" draw:layer="layout" svg:width="0.424cm" svg:height="0.423cm" svg:x="19.046cm" svg:y="0.424cm" svg:viewBox="0 0 425 424" draw:points="0,424 0,0 425,0 425,424">
          <text:p/>
        </draw:polygon>
        <draw:polygon draw:style-name="gr1" draw:layer="layout" svg:width="0.424cm" svg:height="0.424cm" svg:x="19.046cm" svg:y="0cm" svg:viewBox="0 0 425 425" draw:points="0,425 0,0 425,0 425,425">
          <text:p/>
        </draw:polygon>
        <draw:polygon draw:style-name="gr1" draw:layer="layout" svg:width="0.424cm" svg:height="0.424cm" svg:x="19.046cm" svg:y="0cm" svg:viewBox="0 0 425 425" draw:points="0,425 0,0 425,0 425,425">
          <text:p/>
        </draw:polygon>
        <draw:polygon draw:style-name="gr1" draw:layer="layout" svg:width="0.423cm" svg:height="0.423cm" svg:x="19.47cm" svg:y="9.737cm" svg:viewBox="0 0 424 424" draw:points="0,424 0,0 424,0 424,424">
          <text:p/>
        </draw:polygon>
        <draw:polygon draw:style-name="gr1" draw:layer="layout" svg:width="0.423cm" svg:height="0.423cm" svg:x="19.47cm" svg:y="9.737cm" svg:viewBox="0 0 424 424" draw:points="0,424 0,0 424,0 424,424">
          <text:p/>
        </draw:polygon>
        <draw:polygon draw:style-name="gr1" draw:layer="layout" svg:width="0.423cm" svg:height="0.423cm" svg:x="19.47cm" svg:y="9.314cm" svg:viewBox="0 0 424 424" draw:points="0,424 0,0 424,0 424,424">
          <text:p/>
        </draw:polygon>
        <draw:polygon draw:style-name="gr1" draw:layer="layout" svg:width="0.423cm" svg:height="0.423cm" svg:x="19.47cm" svg:y="9.314cm" svg:viewBox="0 0 424 424" draw:points="0,424 0,0 424,0 424,424">
          <text:p/>
        </draw:polygon>
        <draw:polygon draw:style-name="gr1" draw:layer="layout" svg:width="0.423cm" svg:height="0.424cm" svg:x="19.47cm" svg:y="8.89cm" svg:viewBox="0 0 424 425" draw:points="0,425 0,0 424,0 424,425">
          <text:p/>
        </draw:polygon>
        <draw:polygon draw:style-name="gr1" draw:layer="layout" svg:width="0.423cm" svg:height="0.424cm" svg:x="19.47cm" svg:y="8.89cm" svg:viewBox="0 0 424 425" draw:points="0,425 0,0 424,0 424,425">
          <text:p/>
        </draw:polygon>
        <draw:polygon draw:style-name="gr1" draw:layer="layout" svg:width="0.423cm" svg:height="0.423cm" svg:x="19.47cm" svg:y="8.467cm" svg:viewBox="0 0 424 424" draw:points="0,424 0,0 424,0 424,424">
          <text:p/>
        </draw:polygon>
        <draw:polygon draw:style-name="gr1" draw:layer="layout" svg:width="0.423cm" svg:height="0.423cm" svg:x="19.47cm" svg:y="8.467cm" svg:viewBox="0 0 424 424" draw:points="0,424 0,0 424,0 424,424">
          <text:p/>
        </draw:polygon>
        <draw:polygon draw:style-name="gr1" draw:layer="layout" svg:width="0.423cm" svg:height="0.423cm" svg:x="19.47cm" svg:y="8.044cm" svg:viewBox="0 0 424 424" draw:points="0,424 0,0 424,0 424,424">
          <text:p/>
        </draw:polygon>
        <draw:polygon draw:style-name="gr1" draw:layer="layout" svg:width="0.423cm" svg:height="0.423cm" svg:x="19.47cm" svg:y="8.044cm" svg:viewBox="0 0 424 424" draw:points="0,424 0,0 424,0 424,424">
          <text:p/>
        </draw:polygon>
        <draw:polygon draw:style-name="gr1" draw:layer="layout" svg:width="0.423cm" svg:height="0.424cm" svg:x="19.47cm" svg:y="7.62cm" svg:viewBox="0 0 424 425" draw:points="0,425 0,0 424,0 424,425">
          <text:p/>
        </draw:polygon>
        <draw:polygon draw:style-name="gr1" draw:layer="layout" svg:width="0.423cm" svg:height="0.424cm" svg:x="19.47cm" svg:y="7.62cm" svg:viewBox="0 0 424 425" draw:points="0,425 0,0 424,0 424,425">
          <text:p/>
        </draw:polygon>
        <draw:polygon draw:style-name="gr1" draw:layer="layout" svg:width="0.423cm" svg:height="0.423cm" svg:x="19.47cm" svg:y="7.197cm" svg:viewBox="0 0 424 424" draw:points="0,424 0,0 424,0 424,424">
          <text:p/>
        </draw:polygon>
        <draw:polygon draw:style-name="gr1" draw:layer="layout" svg:width="0.423cm" svg:height="0.423cm" svg:x="19.47cm" svg:y="7.197cm" svg:viewBox="0 0 424 424" draw:points="0,424 0,0 424,0 424,424">
          <text:p/>
        </draw:polygon>
        <draw:polygon draw:style-name="gr1" draw:layer="layout" svg:width="0.423cm" svg:height="0.423cm" svg:x="19.47cm" svg:y="6.774cm" svg:viewBox="0 0 424 424" draw:points="0,424 0,0 424,0 424,424">
          <text:p/>
        </draw:polygon>
        <draw:polygon draw:style-name="gr1" draw:layer="layout" svg:width="0.423cm" svg:height="0.423cm" svg:x="19.47cm" svg:y="6.774cm" svg:viewBox="0 0 424 424" draw:points="0,424 0,0 424,0 424,424">
          <text:p/>
        </draw:polygon>
        <draw:polygon draw:style-name="gr1" draw:layer="layout" svg:width="0.423cm" svg:height="0.424cm" svg:x="19.47cm" svg:y="6.35cm" svg:viewBox="0 0 424 425" draw:points="0,425 0,0 424,0 424,425">
          <text:p/>
        </draw:polygon>
        <draw:polygon draw:style-name="gr1" draw:layer="layout" svg:width="0.423cm" svg:height="0.424cm" svg:x="19.47cm" svg:y="6.35cm" svg:viewBox="0 0 424 425" draw:points="0,425 0,0 424,0 424,425">
          <text:p/>
        </draw:polygon>
        <draw:polygon draw:style-name="gr1" draw:layer="layout" svg:width="0.423cm" svg:height="0.423cm" svg:x="19.47cm" svg:y="5.927cm" svg:viewBox="0 0 424 424" draw:points="0,424 0,0 424,0 424,424">
          <text:p/>
        </draw:polygon>
        <draw:polygon draw:style-name="gr1" draw:layer="layout" svg:width="0.423cm" svg:height="0.423cm" svg:x="19.47cm" svg:y="5.927cm" svg:viewBox="0 0 424 424" draw:points="0,424 0,0 424,0 424,424">
          <text:p/>
        </draw:polygon>
        <draw:polygon draw:style-name="gr1" draw:layer="layout" svg:width="0.423cm" svg:height="0.423cm" svg:x="19.47cm" svg:y="5.504cm" svg:viewBox="0 0 424 424" draw:points="0,424 0,0 424,0 424,424">
          <text:p/>
        </draw:polygon>
        <draw:polygon draw:style-name="gr1" draw:layer="layout" svg:width="0.423cm" svg:height="0.423cm" svg:x="19.47cm" svg:y="5.504cm" svg:viewBox="0 0 424 424" draw:points="0,424 0,0 424,0 424,424">
          <text:p/>
        </draw:polygon>
        <draw:polygon draw:style-name="gr1" draw:layer="layout" svg:width="0.423cm" svg:height="0.424cm" svg:x="19.47cm" svg:y="5.08cm" svg:viewBox="0 0 424 425" draw:points="0,425 0,0 424,0 424,425">
          <text:p/>
        </draw:polygon>
        <draw:polygon draw:style-name="gr1" draw:layer="layout" svg:width="0.423cm" svg:height="0.424cm" svg:x="19.47cm" svg:y="5.08cm" svg:viewBox="0 0 424 425" draw:points="0,425 0,0 424,0 424,425">
          <text:p/>
        </draw:polygon>
        <draw:polygon draw:style-name="gr1" draw:layer="layout" svg:width="0.423cm" svg:height="0.423cm" svg:x="19.47cm" svg:y="4.657cm" svg:viewBox="0 0 424 424" draw:points="0,424 0,0 424,0 424,424">
          <text:p/>
        </draw:polygon>
        <draw:polygon draw:style-name="gr1" draw:layer="layout" svg:width="0.423cm" svg:height="0.423cm" svg:x="19.47cm" svg:y="4.657cm" svg:viewBox="0 0 424 424" draw:points="0,424 0,0 424,0 424,424">
          <text:p/>
        </draw:polygon>
        <draw:polygon draw:style-name="gr1" draw:layer="layout" svg:width="0.423cm" svg:height="0.423cm" svg:x="19.47cm" svg:y="4.234cm" svg:viewBox="0 0 424 424" draw:points="0,424 0,0 424,0 424,424">
          <text:p/>
        </draw:polygon>
        <draw:polygon draw:style-name="gr1" draw:layer="layout" svg:width="0.423cm" svg:height="0.423cm" svg:x="19.47cm" svg:y="4.234cm" svg:viewBox="0 0 424 424" draw:points="0,424 0,0 424,0 424,424">
          <text:p/>
        </draw:polygon>
        <draw:polygon draw:style-name="gr1" draw:layer="layout" svg:width="0.423cm" svg:height="0.424cm" svg:x="19.47cm" svg:y="3.81cm" svg:viewBox="0 0 424 425" draw:points="0,425 0,0 424,0 424,425">
          <text:p/>
        </draw:polygon>
        <draw:polygon draw:style-name="gr1" draw:layer="layout" svg:width="0.423cm" svg:height="0.424cm" svg:x="19.47cm" svg:y="3.81cm" svg:viewBox="0 0 424 425" draw:points="0,425 0,0 424,0 424,425">
          <text:p/>
        </draw:polygon>
        <draw:polygon draw:style-name="gr1" draw:layer="layout" svg:width="0.423cm" svg:height="0.423cm" svg:x="19.47cm" svg:y="3.387cm" svg:viewBox="0 0 424 424" draw:points="0,424 0,0 424,0 424,424">
          <text:p/>
        </draw:polygon>
        <draw:polygon draw:style-name="gr1" draw:layer="layout" svg:width="0.423cm" svg:height="0.423cm" svg:x="19.47cm" svg:y="3.387cm" svg:viewBox="0 0 424 424" draw:points="0,424 0,0 424,0 424,424">
          <text:p/>
        </draw:polygon>
        <draw:polygon draw:style-name="gr1" draw:layer="layout" svg:width="0.423cm" svg:height="0.423cm" svg:x="19.47cm" svg:y="2.964cm" svg:viewBox="0 0 424 424" draw:points="0,424 0,0 424,0 424,424">
          <text:p/>
        </draw:polygon>
        <draw:polygon draw:style-name="gr1" draw:layer="layout" svg:width="0.423cm" svg:height="0.423cm" svg:x="19.47cm" svg:y="2.964cm" svg:viewBox="0 0 424 424" draw:points="0,424 0,0 424,0 424,424">
          <text:p/>
        </draw:polygon>
        <draw:polygon draw:style-name="gr1" draw:layer="layout" svg:width="0.423cm" svg:height="0.424cm" svg:x="19.47cm" svg:y="2.54cm" svg:viewBox="0 0 424 425" draw:points="0,425 0,0 424,0 424,425">
          <text:p/>
        </draw:polygon>
        <draw:polygon draw:style-name="gr1" draw:layer="layout" svg:width="0.423cm" svg:height="0.424cm" svg:x="19.47cm" svg:y="2.54cm" svg:viewBox="0 0 424 425" draw:points="0,425 0,0 424,0 424,425">
          <text:p/>
        </draw:polygon>
        <draw:polygon draw:style-name="gr1" draw:layer="layout" svg:width="0.423cm" svg:height="0.423cm" svg:x="19.47cm" svg:y="2.117cm" svg:viewBox="0 0 424 424" draw:points="0,424 0,0 424,0 424,424">
          <text:p/>
        </draw:polygon>
        <draw:polygon draw:style-name="gr1" draw:layer="layout" svg:width="0.423cm" svg:height="0.423cm" svg:x="19.47cm" svg:y="2.117cm" svg:viewBox="0 0 424 424" draw:points="0,424 0,0 424,0 424,424">
          <text:p/>
        </draw:polygon>
        <draw:polygon draw:style-name="gr1" draw:layer="layout" svg:width="0.423cm" svg:height="0.423cm" svg:x="19.47cm" svg:y="1.694cm" svg:viewBox="0 0 424 424" draw:points="0,424 0,0 424,0 424,424">
          <text:p/>
        </draw:polygon>
        <draw:polygon draw:style-name="gr1" draw:layer="layout" svg:width="0.423cm" svg:height="0.423cm" svg:x="19.47cm" svg:y="1.694cm" svg:viewBox="0 0 424 424" draw:points="0,424 0,0 424,0 424,424">
          <text:p/>
        </draw:polygon>
        <draw:polygon draw:style-name="gr1" draw:layer="layout" svg:width="0.423cm" svg:height="0.424cm" svg:x="19.47cm" svg:y="1.27cm" svg:viewBox="0 0 424 425" draw:points="0,425 0,0 424,0 424,425">
          <text:p/>
        </draw:polygon>
        <draw:polygon draw:style-name="gr1" draw:layer="layout" svg:width="0.423cm" svg:height="0.424cm" svg:x="19.47cm" svg:y="1.27cm" svg:viewBox="0 0 424 425" draw:points="0,425 0,0 424,0 424,425">
          <text:p/>
        </draw:polygon>
        <draw:polygon draw:style-name="gr1" draw:layer="layout" svg:width="0.423cm" svg:height="0.423cm" svg:x="19.47cm" svg:y="0.847cm" svg:viewBox="0 0 424 424" draw:points="0,424 0,0 424,0 424,424">
          <text:p/>
        </draw:polygon>
        <draw:polygon draw:style-name="gr1" draw:layer="layout" svg:width="0.423cm" svg:height="0.423cm" svg:x="19.47cm" svg:y="0.847cm" svg:viewBox="0 0 424 424" draw:points="0,424 0,0 424,0 424,424">
          <text:p/>
        </draw:polygon>
        <draw:polygon draw:style-name="gr1" draw:layer="layout" svg:width="0.423cm" svg:height="0.423cm" svg:x="19.47cm" svg:y="0.424cm" svg:viewBox="0 0 424 424" draw:points="0,424 0,0 424,0 424,424">
          <text:p/>
        </draw:polygon>
        <draw:polygon draw:style-name="gr1" draw:layer="layout" svg:width="0.423cm" svg:height="0.423cm" svg:x="19.47cm" svg:y="0.424cm" svg:viewBox="0 0 424 424" draw:points="0,424 0,0 424,0 424,424">
          <text:p/>
        </draw:polygon>
        <draw:polygon draw:style-name="gr1" draw:layer="layout" svg:width="0.423cm" svg:height="0.424cm" svg:x="19.47cm" svg:y="0cm" svg:viewBox="0 0 424 425" draw:points="0,425 0,0 424,0 424,425">
          <text:p/>
        </draw:polygon>
        <draw:polygon draw:style-name="gr1" draw:layer="layout" svg:width="0.423cm" svg:height="0.424cm" svg:x="19.47cm" svg:y="0cm" svg:viewBox="0 0 424 425" draw:points="0,425 0,0 424,0 424,425">
          <text:p/>
        </draw:polygon>
        <draw:polygon draw:style-name="gr1" draw:layer="layout" svg:width="0.423cm" svg:height="0.423cm" svg:x="19.893cm" svg:y="9.737cm" svg:viewBox="0 0 424 424" draw:points="0,424 0,0 424,0 424,424">
          <text:p/>
        </draw:polygon>
        <draw:polygon draw:style-name="gr1" draw:layer="layout" svg:width="0.423cm" svg:height="0.423cm" svg:x="19.893cm" svg:y="9.737cm" svg:viewBox="0 0 424 424" draw:points="0,424 0,0 424,0 424,424">
          <text:p/>
        </draw:polygon>
        <draw:polygon draw:style-name="gr1" draw:layer="layout" svg:width="0.423cm" svg:height="0.423cm" svg:x="19.893cm" svg:y="9.314cm" svg:viewBox="0 0 424 424" draw:points="0,424 0,0 424,0 424,424">
          <text:p/>
        </draw:polygon>
        <draw:polygon draw:style-name="gr1" draw:layer="layout" svg:width="0.423cm" svg:height="0.423cm" svg:x="19.893cm" svg:y="9.314cm" svg:viewBox="0 0 424 424" draw:points="0,424 0,0 424,0 424,424">
          <text:p/>
        </draw:polygon>
        <draw:polygon draw:style-name="gr1" draw:layer="layout" svg:width="0.423cm" svg:height="0.424cm" svg:x="19.893cm" svg:y="8.89cm" svg:viewBox="0 0 424 425" draw:points="0,425 0,0 424,0 424,425">
          <text:p/>
        </draw:polygon>
        <draw:polygon draw:style-name="gr1" draw:layer="layout" svg:width="0.423cm" svg:height="0.424cm" svg:x="19.893cm" svg:y="8.89cm" svg:viewBox="0 0 424 425" draw:points="0,425 0,0 424,0 424,425">
          <text:p/>
        </draw:polygon>
        <draw:polygon draw:style-name="gr1" draw:layer="layout" svg:width="0.423cm" svg:height="0.423cm" svg:x="19.893cm" svg:y="8.467cm" svg:viewBox="0 0 424 424" draw:points="0,424 0,0 424,0 424,424">
          <text:p/>
        </draw:polygon>
        <draw:polygon draw:style-name="gr1" draw:layer="layout" svg:width="0.423cm" svg:height="0.423cm" svg:x="19.893cm" svg:y="8.467cm" svg:viewBox="0 0 424 424" draw:points="0,424 0,0 424,0 424,424">
          <text:p/>
        </draw:polygon>
        <draw:polygon draw:style-name="gr1" draw:layer="layout" svg:width="0.423cm" svg:height="0.423cm" svg:x="19.893cm" svg:y="8.044cm" svg:viewBox="0 0 424 424" draw:points="0,424 0,0 424,0 424,424">
          <text:p/>
        </draw:polygon>
        <draw:polygon draw:style-name="gr1" draw:layer="layout" svg:width="0.423cm" svg:height="0.423cm" svg:x="19.893cm" svg:y="8.044cm" svg:viewBox="0 0 424 424" draw:points="0,424 0,0 424,0 424,424">
          <text:p/>
        </draw:polygon>
        <draw:polygon draw:style-name="gr1" draw:layer="layout" svg:width="0.423cm" svg:height="0.424cm" svg:x="19.893cm" svg:y="7.62cm" svg:viewBox="0 0 424 425" draw:points="0,425 0,0 424,0 424,425">
          <text:p/>
        </draw:polygon>
        <draw:polygon draw:style-name="gr1" draw:layer="layout" svg:width="0.423cm" svg:height="0.424cm" svg:x="19.893cm" svg:y="7.62cm" svg:viewBox="0 0 424 425" draw:points="0,425 0,0 424,0 424,425">
          <text:p/>
        </draw:polygon>
        <draw:polygon draw:style-name="gr1" draw:layer="layout" svg:width="0.423cm" svg:height="0.423cm" svg:x="19.893cm" svg:y="7.197cm" svg:viewBox="0 0 424 424" draw:points="0,424 0,0 424,0 424,424">
          <text:p/>
        </draw:polygon>
        <draw:polygon draw:style-name="gr1" draw:layer="layout" svg:width="0.423cm" svg:height="0.423cm" svg:x="19.893cm" svg:y="7.197cm" svg:viewBox="0 0 424 424" draw:points="0,424 0,0 424,0 424,424">
          <text:p/>
        </draw:polygon>
        <draw:polygon draw:style-name="gr1" draw:layer="layout" svg:width="0.423cm" svg:height="0.423cm" svg:x="19.893cm" svg:y="6.774cm" svg:viewBox="0 0 424 424" draw:points="0,424 0,0 424,0 424,424">
          <text:p/>
        </draw:polygon>
        <draw:polygon draw:style-name="gr1" draw:layer="layout" svg:width="0.423cm" svg:height="0.423cm" svg:x="19.893cm" svg:y="6.774cm" svg:viewBox="0 0 424 424" draw:points="0,424 0,0 424,0 424,424">
          <text:p/>
        </draw:polygon>
        <draw:polygon draw:style-name="gr1" draw:layer="layout" svg:width="0.423cm" svg:height="0.424cm" svg:x="19.893cm" svg:y="6.35cm" svg:viewBox="0 0 424 425" draw:points="0,425 0,0 424,0 424,425">
          <text:p/>
        </draw:polygon>
        <draw:polygon draw:style-name="gr1" draw:layer="layout" svg:width="0.423cm" svg:height="0.424cm" svg:x="19.893cm" svg:y="6.35cm" svg:viewBox="0 0 424 425" draw:points="0,425 0,0 424,0 424,425">
          <text:p/>
        </draw:polygon>
        <draw:polygon draw:style-name="gr1" draw:layer="layout" svg:width="0.423cm" svg:height="0.423cm" svg:x="19.893cm" svg:y="5.927cm" svg:viewBox="0 0 424 424" draw:points="0,424 0,0 424,0 424,424">
          <text:p/>
        </draw:polygon>
        <draw:polygon draw:style-name="gr1" draw:layer="layout" svg:width="0.423cm" svg:height="0.423cm" svg:x="19.893cm" svg:y="5.927cm" svg:viewBox="0 0 424 424" draw:points="0,424 0,0 424,0 424,424">
          <text:p/>
        </draw:polygon>
        <draw:polygon draw:style-name="gr1" draw:layer="layout" svg:width="0.423cm" svg:height="0.423cm" svg:x="19.893cm" svg:y="5.504cm" svg:viewBox="0 0 424 424" draw:points="0,424 0,0 424,0 424,424">
          <text:p/>
        </draw:polygon>
        <draw:polygon draw:style-name="gr1" draw:layer="layout" svg:width="0.423cm" svg:height="0.423cm" svg:x="19.893cm" svg:y="5.504cm" svg:viewBox="0 0 424 424" draw:points="0,424 0,0 424,0 424,424">
          <text:p/>
        </draw:polygon>
        <draw:polygon draw:style-name="gr1" draw:layer="layout" svg:width="0.423cm" svg:height="0.424cm" svg:x="19.893cm" svg:y="5.08cm" svg:viewBox="0 0 424 425" draw:points="0,425 0,0 424,0 424,425">
          <text:p/>
        </draw:polygon>
        <draw:polygon draw:style-name="gr1" draw:layer="layout" svg:width="0.423cm" svg:height="0.424cm" svg:x="19.893cm" svg:y="5.08cm" svg:viewBox="0 0 424 425" draw:points="0,425 0,0 424,0 424,425">
          <text:p/>
        </draw:polygon>
        <draw:polygon draw:style-name="gr1" draw:layer="layout" svg:width="0.423cm" svg:height="0.423cm" svg:x="19.893cm" svg:y="4.657cm" svg:viewBox="0 0 424 424" draw:points="0,424 0,0 424,0 424,424">
          <text:p/>
        </draw:polygon>
        <draw:polygon draw:style-name="gr1" draw:layer="layout" svg:width="0.423cm" svg:height="0.423cm" svg:x="19.893cm" svg:y="4.657cm" svg:viewBox="0 0 424 424" draw:points="0,424 0,0 424,0 424,424">
          <text:p/>
        </draw:polygon>
        <draw:polygon draw:style-name="gr1" draw:layer="layout" svg:width="0.423cm" svg:height="0.423cm" svg:x="19.893cm" svg:y="4.234cm" svg:viewBox="0 0 424 424" draw:points="0,424 0,0 424,0 424,424">
          <text:p/>
        </draw:polygon>
        <draw:polygon draw:style-name="gr1" draw:layer="layout" svg:width="0.423cm" svg:height="0.423cm" svg:x="19.893cm" svg:y="4.234cm" svg:viewBox="0 0 424 424" draw:points="0,424 0,0 424,0 424,424">
          <text:p/>
        </draw:polygon>
        <draw:polygon draw:style-name="gr1" draw:layer="layout" svg:width="0.423cm" svg:height="0.424cm" svg:x="19.893cm" svg:y="3.81cm" svg:viewBox="0 0 424 425" draw:points="0,425 0,0 424,0 424,425">
          <text:p/>
        </draw:polygon>
        <draw:polygon draw:style-name="gr1" draw:layer="layout" svg:width="0.423cm" svg:height="0.424cm" svg:x="19.893cm" svg:y="3.81cm" svg:viewBox="0 0 424 425" draw:points="0,425 0,0 424,0 424,425">
          <text:p/>
        </draw:polygon>
        <draw:polygon draw:style-name="gr1" draw:layer="layout" svg:width="0.423cm" svg:height="0.423cm" svg:x="19.893cm" svg:y="3.387cm" svg:viewBox="0 0 424 424" draw:points="0,424 0,0 424,0 424,424">
          <text:p/>
        </draw:polygon>
        <draw:polygon draw:style-name="gr1" draw:layer="layout" svg:width="0.423cm" svg:height="0.423cm" svg:x="19.893cm" svg:y="3.387cm" svg:viewBox="0 0 424 424" draw:points="0,424 0,0 424,0 424,424">
          <text:p/>
        </draw:polygon>
        <draw:polygon draw:style-name="gr1" draw:layer="layout" svg:width="0.423cm" svg:height="0.423cm" svg:x="19.893cm" svg:y="2.964cm" svg:viewBox="0 0 424 424" draw:points="0,424 0,0 424,0 424,424">
          <text:p/>
        </draw:polygon>
        <draw:polygon draw:style-name="gr1" draw:layer="layout" svg:width="0.423cm" svg:height="0.423cm" svg:x="19.893cm" svg:y="2.964cm" svg:viewBox="0 0 424 424" draw:points="0,424 0,0 424,0 424,424">
          <text:p/>
        </draw:polygon>
        <draw:polygon draw:style-name="gr1" draw:layer="layout" svg:width="0.423cm" svg:height="0.424cm" svg:x="19.893cm" svg:y="2.54cm" svg:viewBox="0 0 424 425" draw:points="0,425 0,0 424,0 424,425">
          <text:p/>
        </draw:polygon>
        <draw:polygon draw:style-name="gr1" draw:layer="layout" svg:width="0.423cm" svg:height="0.424cm" svg:x="19.893cm" svg:y="2.54cm" svg:viewBox="0 0 424 425" draw:points="0,425 0,0 424,0 424,425">
          <text:p/>
        </draw:polygon>
        <draw:polygon draw:style-name="gr1" draw:layer="layout" svg:width="0.423cm" svg:height="0.423cm" svg:x="19.893cm" svg:y="2.117cm" svg:viewBox="0 0 424 424" draw:points="0,424 0,0 424,0 424,424">
          <text:p/>
        </draw:polygon>
        <draw:polygon draw:style-name="gr1" draw:layer="layout" svg:width="0.423cm" svg:height="0.423cm" svg:x="19.893cm" svg:y="2.117cm" svg:viewBox="0 0 424 424" draw:points="0,424 0,0 424,0 424,424">
          <text:p/>
        </draw:polygon>
        <draw:polygon draw:style-name="gr1" draw:layer="layout" svg:width="0.423cm" svg:height="0.423cm" svg:x="19.893cm" svg:y="1.694cm" svg:viewBox="0 0 424 424" draw:points="0,424 0,0 424,0 424,424">
          <text:p/>
        </draw:polygon>
        <draw:polygon draw:style-name="gr1" draw:layer="layout" svg:width="0.423cm" svg:height="0.423cm" svg:x="19.893cm" svg:y="1.694cm" svg:viewBox="0 0 424 424" draw:points="0,424 0,0 424,0 424,424">
          <text:p/>
        </draw:polygon>
        <draw:polygon draw:style-name="gr1" draw:layer="layout" svg:width="0.423cm" svg:height="0.424cm" svg:x="19.893cm" svg:y="1.27cm" svg:viewBox="0 0 424 425" draw:points="0,425 0,0 424,0 424,425">
          <text:p/>
        </draw:polygon>
        <draw:polygon draw:style-name="gr1" draw:layer="layout" svg:width="0.423cm" svg:height="0.424cm" svg:x="19.893cm" svg:y="1.27cm" svg:viewBox="0 0 424 425" draw:points="0,425 0,0 424,0 424,425">
          <text:p/>
        </draw:polygon>
        <draw:polygon draw:style-name="gr1" draw:layer="layout" svg:width="0.423cm" svg:height="0.423cm" svg:x="19.893cm" svg:y="0.847cm" svg:viewBox="0 0 424 424" draw:points="0,424 0,0 424,0 424,424">
          <text:p/>
        </draw:polygon>
        <draw:polygon draw:style-name="gr1" draw:layer="layout" svg:width="0.423cm" svg:height="0.423cm" svg:x="19.893cm" svg:y="0.847cm" svg:viewBox="0 0 424 424" draw:points="0,424 0,0 424,0 424,424">
          <text:p/>
        </draw:polygon>
        <draw:polygon draw:style-name="gr1" draw:layer="layout" svg:width="0.423cm" svg:height="0.423cm" svg:x="19.893cm" svg:y="0.424cm" svg:viewBox="0 0 424 424" draw:points="0,424 0,0 424,0 424,424">
          <text:p/>
        </draw:polygon>
        <draw:polygon draw:style-name="gr1" draw:layer="layout" svg:width="0.423cm" svg:height="0.423cm" svg:x="19.893cm" svg:y="0.424cm" svg:viewBox="0 0 424 424" draw:points="0,424 0,0 424,0 424,424">
          <text:p/>
        </draw:polygon>
        <draw:polygon draw:style-name="gr1" draw:layer="layout" svg:width="0.423cm" svg:height="0.424cm" svg:x="19.893cm" svg:y="0cm" svg:viewBox="0 0 424 425" draw:points="0,425 0,0 424,0 424,425">
          <text:p/>
        </draw:polygon>
        <draw:polygon draw:style-name="gr1" draw:layer="layout" svg:width="0.423cm" svg:height="0.424cm" svg:x="19.893cm" svg:y="0cm" svg:viewBox="0 0 424 425" draw:points="0,425 0,0 424,0 424,425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0.32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3-02T20:07:35.559496341</dc:date>
    <meta:generator>LibreOffice/4.2.8.2$Linux_X86_64 LibreOffice_project/420m0$Build-2</meta:generator>
    <meta:editing-duration>PT13M33S</meta:editing-duration>
    <meta:editing-cycles>5</meta:editing-cycles>
    <meta:document-statistic meta:object-count="2308"/>
  </office:meta>
</office:document-meta>
</file>